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1.88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8099" calcext:value-type="float">
            <text:p>0,028099</text:p>
          </table:table-cell>
          <table:table-cell office:value-type="float" office:value="0.036978" calcext:value-type="float">
            <text:p>0,036978</text:p>
          </table:table-cell>
          <table:table-cell office:value-type="float" office:value="0.040378" calcext:value-type="float">
            <text:p>0,040378</text:p>
          </table:table-cell>
          <table:table-cell office:value-type="float" office:value="0.057048" calcext:value-type="float">
            <text:p>0,057048</text:p>
          </table:table-cell>
          <table:table-cell office:value-type="float" office:value="0.100567" calcext:value-type="float">
            <text:p>0,100567</text:p>
          </table:table-cell>
          <table:table-cell office:value-type="float" office:value="0.173884" calcext:value-type="float">
            <text:p>0,173884</text:p>
          </table:table-cell>
          <table:table-cell office:value-type="float" office:value="0.220921" calcext:value-type="float">
            <text:p>0,220921</text:p>
          </table:table-cell>
          <table:table-cell office:value-type="float" office:value="0.258276" calcext:value-type="float">
            <text:p>0,258276</text:p>
          </table:table-cell>
          <table:table-cell office:value-type="float" office:value="0.419882" calcext:value-type="float">
            <text:p>0,419882</text:p>
          </table:table-cell>
          <table:table-cell office:value-type="float" office:value="0.612609" calcext:value-type="float">
            <text:p>0,612609</text:p>
          </table:table-cell>
          <table:table-cell office:value-type="float" office:value="0.697143" calcext:value-type="float">
            <text:p>0,697143</text:p>
          </table:table-cell>
          <table:table-cell office:value-type="float" office:value="0.7" calcext:value-type="float">
            <text:p>0,7</text:p>
          </table:table-cell>
          <table:table-cell office:value-type="float" office:value="0.261769" calcext:value-type="float">
            <text:p>0,26176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719" calcext:value-type="float">
            <text:p>0,03719</text:p>
          </table:table-cell>
          <table:table-cell office:value-type="float" office:value="0.051381" calcext:value-type="float">
            <text:p>0,051381</text:p>
          </table:table-cell>
          <table:table-cell office:value-type="float" office:value="0.144132" calcext:value-type="float">
            <text:p>0,144132</text:p>
          </table:table-cell>
          <table:table-cell office:value-type="float" office:value="0.217851" calcext:value-type="float">
            <text:p>0,217851</text:p>
          </table:table-cell>
          <table:table-cell office:value-type="float" office:value="0.283802" calcext:value-type="float">
            <text:p>0,283802</text:p>
          </table:table-cell>
          <table:table-cell office:value-type="float" office:value="0.400401" calcext:value-type="float">
            <text:p>0,400401</text:p>
          </table:table-cell>
          <table:table-cell office:value-type="float" office:value="0.533861" calcext:value-type="float">
            <text:p>0,533861</text:p>
          </table:table-cell>
          <table:table-cell office:value-type="float" office:value="0.618182" calcext:value-type="float">
            <text:p>0,618182</text:p>
          </table:table-cell>
          <table:table-cell office:value-type="float" office:value="0.670319" calcext:value-type="float">
            <text:p>0,670319</text:p>
          </table:table-cell>
          <table:table-cell office:value-type="float" office:value="0.697686" calcext:value-type="float">
            <text:p>0,697686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431762" calcext:value-type="float">
            <text:p>0,43176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3884" calcext:value-type="float">
            <text:p>0,033884</text:p>
          </table:table-cell>
          <table:table-cell office:value-type="float" office:value="0.056293" calcext:value-type="float">
            <text:p>0,056293</text:p>
          </table:table-cell>
          <table:table-cell office:value-type="float" office:value="0.197143" calcext:value-type="float">
            <text:p>0,197143</text:p>
          </table:table-cell>
          <table:table-cell office:value-type="float" office:value="0.290602" calcext:value-type="float">
            <text:p>0,290602</text:p>
          </table:table-cell>
          <table:table-cell office:value-type="float" office:value="0.42229" calcext:value-type="float">
            <text:p>0,42229</text:p>
          </table:table-cell>
          <table:table-cell office:value-type="float" office:value="0.549917" calcext:value-type="float">
            <text:p>0,549917</text:p>
          </table:table-cell>
          <table:table-cell office:value-type="float" office:value="0.617214" calcext:value-type="float">
            <text:p>0,617214</text:p>
          </table:table-cell>
          <table:table-cell office:value-type="float" office:value="0.665762" calcext:value-type="float">
            <text:p>0,665762</text:p>
          </table:table-cell>
          <table:table-cell office:value-type="float" office:value="0.693058" calcext:value-type="float">
            <text:p>0,693058</text:p>
          </table:table-cell>
          <table:table-cell office:value-type="float" office:value="0.699835" calcext:value-type="float">
            <text:p>0,699835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489211" calcext:value-type="float">
            <text:p>0,4892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9752" calcext:value-type="float">
            <text:p>0,029752</text:p>
          </table:table-cell>
          <table:table-cell office:value-type="float" office:value="0.131712" calcext:value-type="float">
            <text:p>0,131712</text:p>
          </table:table-cell>
          <table:table-cell office:value-type="float" office:value="0.290106" calcext:value-type="float">
            <text:p>0,290106</text:p>
          </table:table-cell>
          <table:table-cell office:value-type="float" office:value="0.450673" calcext:value-type="float">
            <text:p>0,450673</text:p>
          </table:table-cell>
          <table:table-cell office:value-type="float" office:value="0.555018" calcext:value-type="float">
            <text:p>0,555018</text:p>
          </table:table-cell>
          <table:table-cell office:value-type="float" office:value="0.620732" calcext:value-type="float">
            <text:p>0,620732</text:p>
          </table:table-cell>
          <table:table-cell office:value-type="float" office:value="0.666045" calcext:value-type="float">
            <text:p>0,666045</text:p>
          </table:table-cell>
          <table:table-cell office:value-type="float" office:value="0.691476" calcext:value-type="float">
            <text:p>0,691476</text:p>
          </table:table-cell>
          <table:table-cell office:value-type="float" office:value="0.699197" calcext:value-type="float">
            <text:p>0,699197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550496" calcext:value-type="float">
            <text:p>0,55049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9669" calcext:value-type="float">
            <text:p>0,039669</text:p>
          </table:table-cell>
          <table:table-cell office:value-type="float" office:value="0.193766" calcext:value-type="float">
            <text:p>0,193766</text:p>
          </table:table-cell>
          <table:table-cell office:value-type="float" office:value="0.383235" calcext:value-type="float">
            <text:p>0,383235</text:p>
          </table:table-cell>
          <table:table-cell office:value-type="float" office:value="0.515041" calcext:value-type="float">
            <text:p>0,515041</text:p>
          </table:table-cell>
          <table:table-cell office:value-type="float" office:value="0.611736" calcext:value-type="float">
            <text:p>0,611736</text:p>
          </table:table-cell>
          <table:table-cell office:value-type="float" office:value="0.65771" calcext:value-type="float">
            <text:p>0,65771</text:p>
          </table:table-cell>
          <table:table-cell office:value-type="float" office:value="0.685549" calcext:value-type="float">
            <text:p>0,685549</text:p>
          </table:table-cell>
          <table:table-cell office:value-type="float" office:value="0.697544" calcext:value-type="float">
            <text:p>0,697544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584458" calcext:value-type="float">
            <text:p>0,58445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8017" calcext:value-type="float">
            <text:p>0,038017</text:p>
          </table:table-cell>
          <table:table-cell office:value-type="float" office:value="0.212774" calcext:value-type="float">
            <text:p>0,212774</text:p>
          </table:table-cell>
          <table:table-cell office:value-type="float" office:value="0.474664" calcext:value-type="float">
            <text:p>0,474664</text:p>
          </table:table-cell>
          <table:table-cell office:value-type="float" office:value="0.601015" calcext:value-type="float">
            <text:p>0,601015</text:p>
          </table:table-cell>
          <table:table-cell office:value-type="float" office:value="0.658135" calcext:value-type="float">
            <text:p>0,658135</text:p>
          </table:table-cell>
          <table:table-cell office:value-type="float" office:value="0.684534" calcext:value-type="float">
            <text:p>0,684534</text:p>
          </table:table-cell>
          <table:table-cell office:value-type="float" office:value="0.695986" calcext:value-type="float">
            <text:p>0,695986</text:p>
          </table:table-cell>
          <table:table-cell office:value-type="float" office:value="0.699764" calcext:value-type="float">
            <text:p>0,699764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612687" calcext:value-type="float">
            <text:p>0,61268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8017" calcext:value-type="float">
            <text:p>0,038017</text:p>
          </table:table-cell>
          <table:table-cell office:value-type="float" office:value="0.280094" calcext:value-type="float">
            <text:p>0,280094</text:p>
          </table:table-cell>
          <table:table-cell office:value-type="float" office:value="0.511145" calcext:value-type="float">
            <text:p>0,511145</text:p>
          </table:table-cell>
          <table:table-cell office:value-type="float" office:value="0.616529" calcext:value-type="float">
            <text:p>0,616529</text:p>
          </table:table-cell>
          <table:table-cell office:value-type="float" office:value="0.666187" calcext:value-type="float">
            <text:p>0,666187</text:p>
          </table:table-cell>
          <table:table-cell office:value-type="float" office:value="0.688241" calcext:value-type="float">
            <text:p>0,688241</text:p>
          </table:table-cell>
          <table:table-cell office:value-type="float" office:value="0.69771" calcext:value-type="float">
            <text:p>0,69771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625991" calcext:value-type="float">
            <text:p>0,6259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00826" calcext:value-type="float">
            <text:p>0,100826</text:p>
          </table:table-cell>
          <table:table-cell office:value-type="float" office:value="0.377898" calcext:value-type="float">
            <text:p>0,377898</text:p>
          </table:table-cell>
          <table:table-cell office:value-type="float" office:value="0.566399" calcext:value-type="float">
            <text:p>0,566399</text:p>
          </table:table-cell>
          <table:table-cell office:value-type="float" office:value="0.648264" calcext:value-type="float">
            <text:p>0,648264</text:p>
          </table:table-cell>
          <table:table-cell office:value-type="float" office:value="0.680945" calcext:value-type="float">
            <text:p>0,680945</text:p>
          </table:table-cell>
          <table:table-cell office:value-type="float" office:value="0.692656" calcext:value-type="float">
            <text:p>0,692656</text:p>
          </table:table-cell>
          <table:table-cell office:value-type="float" office:value="0.698749" calcext:value-type="float">
            <text:p>0,698749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0047" calcext:value-type="float">
            <text:p>0,700047</text:p>
          </table:table-cell>
          <table:table-cell office:value-type="float" office:value="0.701653" calcext:value-type="float">
            <text:p>0,701653</text:p>
          </table:table-cell>
          <table:table-cell office:value-type="float" office:value="0.646496" calcext:value-type="float">
            <text:p>0,64649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8017" calcext:value-type="float">
            <text:p>0,038017</text:p>
          </table:table-cell>
          <table:table-cell office:value-type="float" office:value="0.338442" calcext:value-type="float">
            <text:p>0,338442</text:p>
          </table:table-cell>
          <table:table-cell office:value-type="float" office:value="0.583447" calcext:value-type="float">
            <text:p>0,583447</text:p>
          </table:table-cell>
          <table:table-cell office:value-type="float" office:value="0.659055" calcext:value-type="float">
            <text:p>0,659055</text:p>
          </table:table-cell>
          <table:table-cell office:value-type="float" office:value="0.684345" calcext:value-type="float">
            <text:p>0,684345</text:p>
          </table:table-cell>
          <table:table-cell office:value-type="float" office:value="0.69523" calcext:value-type="float">
            <text:p>0,69523</text:p>
          </table:table-cell>
          <table:table-cell office:value-type="float" office:value="0.69974" calcext:value-type="float">
            <text:p>0,69974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0094" calcext:value-type="float">
            <text:p>0,700094</text:p>
          </table:table-cell>
          <table:table-cell office:value-type="float" office:value="0.701653" calcext:value-type="float">
            <text:p>0,701653</text:p>
          </table:table-cell>
          <table:table-cell office:value-type="float" office:value="0.646035" calcext:value-type="float">
            <text:p>0,64603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8017" calcext:value-type="float">
            <text:p>0,038017</text:p>
          </table:table-cell>
          <table:table-cell office:value-type="float" office:value="0.350602" calcext:value-type="float">
            <text:p>0,350602</text:p>
          </table:table-cell>
          <table:table-cell office:value-type="float" office:value="0.59771" calcext:value-type="float">
            <text:p>0,59771</text:p>
          </table:table-cell>
          <table:table-cell office:value-type="float" office:value="0.66503" calcext:value-type="float">
            <text:p>0,66503</text:p>
          </table:table-cell>
          <table:table-cell office:value-type="float" office:value="0.691736" calcext:value-type="float">
            <text:p>0,691736</text:p>
          </table:table-cell>
          <table:table-cell office:value-type="float" office:value="0.699032" calcext:value-type="float">
            <text:p>0,699032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0047" calcext:value-type="float">
            <text:p>0,700047</text:p>
          </table:table-cell>
          <table:table-cell office:value-type="float" office:value="0.701653" calcext:value-type="float">
            <text:p>0,701653</text:p>
          </table:table-cell>
          <table:table-cell office:value-type="float" office:value="0.650416" calcext:value-type="float">
            <text:p>0,65041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1405" calcext:value-type="float">
            <text:p>0,031405</text:p>
          </table:table-cell>
          <table:table-cell office:value-type="float" office:value="0.410531" calcext:value-type="float">
            <text:p>0,410531</text:p>
          </table:table-cell>
          <table:table-cell office:value-type="float" office:value="0.624793" calcext:value-type="float">
            <text:p>0,624793</text:p>
          </table:table-cell>
          <table:table-cell office:value-type="float" office:value="0.676883" calcext:value-type="float">
            <text:p>0,676883</text:p>
          </table:table-cell>
          <table:table-cell office:value-type="float" office:value="0.694191" calcext:value-type="float">
            <text:p>0,694191</text:p>
          </table:table-cell>
          <table:table-cell office:value-type="float" office:value="0.699669" calcext:value-type="float">
            <text:p>0,699669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0094" calcext:value-type="float">
            <text:p>0,700094</text:p>
          </table:table-cell>
          <table:table-cell office:value-type="float" office:value="0.701653" calcext:value-type="float">
            <text:p>0,701653</text:p>
          </table:table-cell>
          <table:table-cell office:value-type="float" office:value="0.660616" calcext:value-type="float">
            <text:p>0,66061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95868" calcext:value-type="float">
            <text:p>0,095868</text:p>
          </table:table-cell>
          <table:table-cell office:value-type="float" office:value="0.440449" calcext:value-type="float">
            <text:p>0,440449</text:p>
          </table:table-cell>
          <table:table-cell office:value-type="float" office:value="0.62425" calcext:value-type="float">
            <text:p>0,62425</text:p>
          </table:table-cell>
          <table:table-cell office:value-type="float" office:value="0.675514" calcext:value-type="float">
            <text:p>0,675514</text:p>
          </table:table-cell>
          <table:table-cell office:value-type="float" office:value="0.694947" calcext:value-type="float">
            <text:p>0,694947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00094" calcext:value-type="float">
            <text:p>0,700094</text:p>
          </table:table-cell>
          <table:table-cell office:value-type="float" office:value="0.701653" calcext:value-type="float">
            <text:p>0,701653</text:p>
          </table:table-cell>
          <table:table-cell office:value-type="float" office:value="0.663525" calcext:value-type="float">
            <text:p>0,66352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46281" calcext:value-type="float">
            <text:p>0,046281</text:p>
          </table:table-cell>
          <table:table-cell office:value-type="float" office:value="0.432208" calcext:value-type="float">
            <text:p>0,432208</text:p>
          </table:table-cell>
          <table:table-cell office:value-type="float" office:value="0.643211" calcext:value-type="float">
            <text:p>0,643211</text:p>
          </table:table-cell>
          <table:table-cell office:value-type="float" office:value="0.6868" calcext:value-type="float">
            <text:p>0,6868</text:p>
          </table:table-cell>
          <table:table-cell office:value-type="float" office:value="0.697214" calcext:value-type="float">
            <text:p>0,697214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0026" calcext:value-type="float">
            <text:p>0,70026</text:p>
          </table:table-cell>
          <table:table-cell office:value-type="float" office:value="0.704132" calcext:value-type="float">
            <text:p>0,704132</text:p>
          </table:table-cell>
          <table:table-cell office:value-type="float" office:value="0.665969" calcext:value-type="float">
            <text:p>0,66596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08264" calcext:value-type="float">
            <text:p>0,108264</text:p>
          </table:table-cell>
          <table:table-cell office:value-type="float" office:value="0.444793" calcext:value-type="float">
            <text:p>0,444793</text:p>
          </table:table-cell>
          <table:table-cell office:value-type="float" office:value="0.643235" calcext:value-type="float">
            <text:p>0,643235</text:p>
          </table:table-cell>
          <table:table-cell office:value-type="float" office:value="0.685998" calcext:value-type="float">
            <text:p>0,685998</text:p>
          </table:table-cell>
          <table:table-cell office:value-type="float" office:value="0.697804" calcext:value-type="float">
            <text:p>0,697804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00283" calcext:value-type="float">
            <text:p>0,700283</text:p>
          </table:table-cell>
          <table:table-cell office:value-type="float" office:value="0.704132" calcext:value-type="float">
            <text:p>0,704132</text:p>
          </table:table-cell>
          <table:table-cell office:value-type="float" office:value="0.667211" calcext:value-type="float">
            <text:p>0,66721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79339" calcext:value-type="float">
            <text:p>0,179339</text:p>
          </table:table-cell>
          <table:table-cell office:value-type="float" office:value="0.477285" calcext:value-type="float">
            <text:p>0,477285</text:p>
          </table:table-cell>
          <table:table-cell office:value-type="float" office:value="0.659906" calcext:value-type="float">
            <text:p>0,659906</text:p>
          </table:table-cell>
          <table:table-cell office:value-type="float" office:value="0.690342" calcext:value-type="float">
            <text:p>0,690342</text:p>
          </table:table-cell>
          <table:table-cell office:value-type="float" office:value="0.699622" calcext:value-type="float">
            <text:p>0,699622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00283" calcext:value-type="float">
            <text:p>0,700283</text:p>
          </table:table-cell>
          <table:table-cell office:value-type="float" office:value="0.704132" calcext:value-type="float">
            <text:p>0,704132</text:p>
          </table:table-cell>
          <table:table-cell office:value-type="float" office:value="0.672744" calcext:value-type="float">
            <text:p>0,67274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39669" calcext:value-type="float">
            <text:p>0,039669</text:p>
          </table:table-cell>
          <table:table-cell office:value-type="float" office:value="0.464203" calcext:value-type="float">
            <text:p>0,464203</text:p>
          </table:table-cell>
          <table:table-cell office:value-type="float" office:value="0.666021" calcext:value-type="float">
            <text:p>0,666021</text:p>
          </table:table-cell>
          <table:table-cell office:value-type="float" office:value="0.6932" calcext:value-type="float">
            <text:p>0,6932</text:p>
          </table:table-cell>
          <table:table-cell office:value-type="float" office:value="0.699622" calcext:value-type="float">
            <text:p>0,699622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00165" calcext:value-type="float">
            <text:p>0,700165</text:p>
          </table:table-cell>
          <table:table-cell office:value-type="float" office:value="0.704132" calcext:value-type="float">
            <text:p>0,704132</text:p>
          </table:table-cell>
          <table:table-cell office:value-type="float" office:value="0.672321" calcext:value-type="float">
            <text:p>0,67232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79339" calcext:value-type="float">
            <text:p>0,179339</text:p>
          </table:table-cell>
          <table:table-cell office:value-type="float" office:value="0.513365" calcext:value-type="float">
            <text:p>0,513365</text:p>
          </table:table-cell>
          <table:table-cell office:value-type="float" office:value="0.675065" calcext:value-type="float">
            <text:p>0,675065</text:p>
          </table:table-cell>
          <table:table-cell office:value-type="float" office:value="0.697166" calcext:value-type="float">
            <text:p>0,697166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0165" calcext:value-type="float">
            <text:p>0,700165</text:p>
          </table:table-cell>
          <table:table-cell office:value-type="float" office:value="0.704132" calcext:value-type="float">
            <text:p>0,704132</text:p>
          </table:table-cell>
          <table:table-cell office:value-type="float" office:value="0.678576" calcext:value-type="float">
            <text:p>0,67857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76033" calcext:value-type="float">
            <text:p>0,076033</text:p>
          </table:table-cell>
          <table:table-cell office:value-type="float" office:value="0.495136" calcext:value-type="float">
            <text:p>0,495136</text:p>
          </table:table-cell>
          <table:table-cell office:value-type="float" office:value="0.676104" calcext:value-type="float">
            <text:p>0,676104</text:p>
          </table:table-cell>
          <table:table-cell office:value-type="float" office:value="0.69771" calcext:value-type="float">
            <text:p>0,69771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0236" calcext:value-type="float">
            <text:p>0,700236</text:p>
          </table:table-cell>
          <table:table-cell office:value-type="float" office:value="0.704132" calcext:value-type="float">
            <text:p>0,704132</text:p>
          </table:table-cell>
          <table:table-cell office:value-type="float" office:value="0.676919" calcext:value-type="float">
            <text:p>0,67691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71074" calcext:value-type="float">
            <text:p>0,171074</text:p>
          </table:table-cell>
          <table:table-cell office:value-type="float" office:value="0.468383" calcext:value-type="float">
            <text:p>0,468383</text:p>
          </table:table-cell>
          <table:table-cell office:value-type="float" office:value="0.664652" calcext:value-type="float">
            <text:p>0,664652</text:p>
          </table:table-cell>
          <table:table-cell office:value-type="float" office:value="0.695891" calcext:value-type="float">
            <text:p>0,695891</text:p>
          </table:table-cell>
          <table:table-cell office:value-type="float" office:value="0.699882" calcext:value-type="float">
            <text:p>0,699882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00236" calcext:value-type="float">
            <text:p>0,700236</text:p>
          </table:table-cell>
          <table:table-cell office:value-type="float" office:value="0.704132" calcext:value-type="float">
            <text:p>0,704132</text:p>
          </table:table-cell>
          <table:table-cell office:value-type="float" office:value="0.672904" calcext:value-type="float">
            <text:p>0,67290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72727" calcext:value-type="float">
            <text:p>0,172727</text:p>
          </table:table-cell>
          <table:table-cell office:value-type="float" office:value="0.538205" calcext:value-type="float">
            <text:p>0,538205</text:p>
          </table:table-cell>
          <table:table-cell office:value-type="float" office:value="0.68" calcext:value-type="float">
            <text:p>0,68</text:p>
          </table:table-cell>
          <table:table-cell office:value-type="float" office:value="0.696151" calcext:value-type="float">
            <text:p>0,696151</text:p>
          </table:table-cell>
          <table:table-cell office:value-type="float" office:value="0.699929" calcext:value-type="float">
            <text:p>0,699929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0026" calcext:value-type="float">
            <text:p>0,70026</text:p>
          </table:table-cell>
          <table:table-cell office:value-type="float" office:value="0.704132" calcext:value-type="float">
            <text:p>0,704132</text:p>
          </table:table-cell>
          <table:table-cell office:value-type="float" office:value="0.681455" calcext:value-type="float">
            <text:p>0,68145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2975" calcext:value-type="float">
            <text:p>0,042975</text:p>
          </table:table-cell>
          <table:table-cell office:value-type="float" office:value="0.575018" calcext:value-type="float">
            <text:p>0,575018</text:p>
          </table:table-cell>
          <table:table-cell office:value-type="float" office:value="0.684935" calcext:value-type="float">
            <text:p>0,684935</text:p>
          </table:table-cell>
          <table:table-cell office:value-type="float" office:value="0.698017" calcext:value-type="float">
            <text:p>0,698017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0236" calcext:value-type="float">
            <text:p>0,700236</text:p>
          </table:table-cell>
          <table:table-cell office:value-type="float" office:value="0.704132" calcext:value-type="float">
            <text:p>0,704132</text:p>
          </table:table-cell>
          <table:table-cell office:value-type="float" office:value="0.685821" calcext:value-type="float">
            <text:p>0,68582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38017" calcext:value-type="float">
            <text:p>0,038017</text:p>
          </table:table-cell>
          <table:table-cell office:value-type="float" office:value="0.586753" calcext:value-type="float">
            <text:p>0,586753</text:p>
          </table:table-cell>
          <table:table-cell office:value-type="float" office:value="0.68902" calcext:value-type="float">
            <text:p>0,68902</text:p>
          </table:table-cell>
          <table:table-cell office:value-type="float" office:value="0.699315" calcext:value-type="float">
            <text:p>0,699315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0283" calcext:value-type="float">
            <text:p>0,700283</text:p>
          </table:table-cell>
          <table:table-cell office:value-type="float" office:value="0.704132" calcext:value-type="float">
            <text:p>0,704132</text:p>
          </table:table-cell>
          <table:table-cell office:value-type="float" office:value="0.687537" calcext:value-type="float">
            <text:p>0,68753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77686" calcext:value-type="float">
            <text:p>0,377686</text:p>
          </table:table-cell>
          <table:table-cell office:value-type="float" office:value="0.613837" calcext:value-type="float">
            <text:p>0,613837</text:p>
          </table:table-cell>
          <table:table-cell office:value-type="float" office:value="0.694782" calcext:value-type="float">
            <text:p>0,694782</text:p>
          </table:table-cell>
          <table:table-cell office:value-type="float" office:value="0.699976" calcext:value-type="float">
            <text:p>0,699976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0236" calcext:value-type="float">
            <text:p>0,700236</text:p>
          </table:table-cell>
          <table:table-cell office:value-type="float" office:value="0.704132" calcext:value-type="float">
            <text:p>0,704132</text:p>
          </table:table-cell>
          <table:table-cell office:value-type="float" office:value="0.690883" calcext:value-type="float">
            <text:p>0,69088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92562" calcext:value-type="float">
            <text:p>0,392562</text:p>
          </table:table-cell>
          <table:table-cell office:value-type="float" office:value="0.641063" calcext:value-type="float">
            <text:p>0,641063</text:p>
          </table:table-cell>
          <table:table-cell office:value-type="float" office:value="0.698607" calcext:value-type="float">
            <text:p>0,698607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0732" calcext:value-type="float">
            <text:p>0,700732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404" calcext:value-type="float">
            <text:p>0,6940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6281" calcext:value-type="float">
            <text:p>0,06281</text:p>
          </table:table-cell>
          <table:table-cell office:value-type="float" office:value="0.632845" calcext:value-type="float">
            <text:p>0,632845</text:p>
          </table:table-cell>
          <table:table-cell office:value-type="float" office:value="0.698489" calcext:value-type="float">
            <text:p>0,698489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11" calcext:value-type="float">
            <text:p>0,70111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3244" calcext:value-type="float">
            <text:p>0,69324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6281" calcext:value-type="float">
            <text:p>0,06281</text:p>
          </table:table-cell>
          <table:table-cell office:value-type="float" office:value="0.622999" calcext:value-type="float">
            <text:p>0,622999</text:p>
          </table:table-cell>
          <table:table-cell office:value-type="float" office:value="0.699433" calcext:value-type="float">
            <text:p>0,699433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11" calcext:value-type="float">
            <text:p>0,70111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2354" calcext:value-type="float">
            <text:p>0,69235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09091" calcext:value-type="float">
            <text:p>0,509091</text:p>
          </table:table-cell>
          <table:table-cell office:value-type="float" office:value="0.652279" calcext:value-type="float">
            <text:p>0,652279</text:p>
          </table:table-cell>
          <table:table-cell office:value-type="float" office:value="0.699481" calcext:value-type="float">
            <text:p>0,699481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11" calcext:value-type="float">
            <text:p>0,70111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5287" calcext:value-type="float">
            <text:p>0,69528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65289" calcext:value-type="float">
            <text:p>0,365289</text:p>
          </table:table-cell>
          <table:table-cell office:value-type="float" office:value="0.656458" calcext:value-type="float">
            <text:p>0,656458</text:p>
          </table:table-cell>
          <table:table-cell office:value-type="float" office:value="0.69941" calcext:value-type="float">
            <text:p>0,69941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015" calcext:value-type="float">
            <text:p>0,701015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5688" calcext:value-type="float">
            <text:p>0,69568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82645" calcext:value-type="float">
            <text:p>0,382645</text:p>
          </table:table-cell>
          <table:table-cell office:value-type="float" office:value="0.650508" calcext:value-type="float">
            <text:p>0,650508</text:p>
          </table:table-cell>
          <table:table-cell office:value-type="float" office:value="0.697946" calcext:value-type="float">
            <text:p>0,697946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133" calcext:value-type="float">
            <text:p>0,701133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4959" calcext:value-type="float">
            <text:p>0,69495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1157" calcext:value-type="float">
            <text:p>0,51157</text:p>
          </table:table-cell>
          <table:table-cell office:value-type="float" office:value="0.649563" calcext:value-type="float">
            <text:p>0,649563</text:p>
          </table:table-cell>
          <table:table-cell office:value-type="float" office:value="0.695821" calcext:value-type="float">
            <text:p>0,695821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181" calcext:value-type="float">
            <text:p>0,701181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4656" calcext:value-type="float">
            <text:p>0,69465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87603" calcext:value-type="float">
            <text:p>0,287603</text:p>
          </table:table-cell>
          <table:table-cell office:value-type="float" office:value="0.645643" calcext:value-type="float">
            <text:p>0,645643</text:p>
          </table:table-cell>
          <table:table-cell office:value-type="float" office:value="0.696529" calcext:value-type="float">
            <text:p>0,696529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464" calcext:value-type="float">
            <text:p>0,701464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4364" calcext:value-type="float">
            <text:p>0,69436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71074" calcext:value-type="float">
            <text:p>0,171074</text:p>
          </table:table-cell>
          <table:table-cell office:value-type="float" office:value="0.6366" calcext:value-type="float">
            <text:p>0,6366</text:p>
          </table:table-cell>
          <table:table-cell office:value-type="float" office:value="0.697332" calcext:value-type="float">
            <text:p>0,697332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275" calcext:value-type="float">
            <text:p>0,701275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3521" calcext:value-type="float">
            <text:p>0,69352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78512" calcext:value-type="float">
            <text:p>0,378512</text:p>
          </table:table-cell>
          <table:table-cell office:value-type="float" office:value="0.654404" calcext:value-type="float">
            <text:p>0,654404</text:p>
          </table:table-cell>
          <table:table-cell office:value-type="float" office:value="0.699693" calcext:value-type="float">
            <text:p>0,699693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204" calcext:value-type="float">
            <text:p>0,701204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553" calcext:value-type="float">
            <text:p>0,6955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94215" calcext:value-type="float">
            <text:p>0,594215</text:p>
          </table:table-cell>
          <table:table-cell office:value-type="float" office:value="0.678323" calcext:value-type="float">
            <text:p>0,678323</text:p>
          </table:table-cell>
          <table:table-cell table:number-columns-repeated="8" office:value-type="float" office:value="0.7" calcext:value-type="float">
            <text:p>0,7</text:p>
          </table:table-cell>
          <table:table-cell office:value-type="float" office:value="0.700992" calcext:value-type="float">
            <text:p>0,700992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7932" calcext:value-type="float">
            <text:p>0,69793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95041" calcext:value-type="float">
            <text:p>0,595041</text:p>
          </table:table-cell>
          <table:table-cell office:value-type="float" office:value="0.68255" calcext:value-type="float">
            <text:p>0,68255</text:p>
          </table:table-cell>
          <table:table-cell table:number-columns-repeated="8" office:value-type="float" office:value="0.7" calcext:value-type="float">
            <text:p>0,7</text:p>
          </table:table-cell>
          <table:table-cell office:value-type="float" office:value="0.700992" calcext:value-type="float">
            <text:p>0,700992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8354" calcext:value-type="float">
            <text:p>0,69835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8843" calcext:value-type="float">
            <text:p>0,58843</text:p>
          </table:table-cell>
          <table:table-cell office:value-type="float" office:value="0.687839" calcext:value-type="float">
            <text:p>0,687839</text:p>
          </table:table-cell>
          <table:table-cell table:number-columns-repeated="8" office:value-type="float" office:value="0.7" calcext:value-type="float">
            <text:p>0,7</text:p>
          </table:table-cell>
          <table:table-cell office:value-type="float" office:value="0.700992" calcext:value-type="float">
            <text:p>0,700992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8883" calcext:value-type="float">
            <text:p>0,69888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42975" calcext:value-type="float">
            <text:p>0,042975</text:p>
          </table:table-cell>
          <table:table-cell office:value-type="float" office:value="0.650413" calcext:value-type="float">
            <text:p>0,650413</text:p>
          </table:table-cell>
          <table:table-cell table:number-columns-repeated="8" office:value-type="float" office:value="0.7" calcext:value-type="float">
            <text:p>0,7</text:p>
          </table:table-cell>
          <table:table-cell office:value-type="float" office:value="0.700992" calcext:value-type="float">
            <text:p>0,700992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514" calcext:value-type="float">
            <text:p>0,6951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52893" calcext:value-type="float">
            <text:p>0,552893</text:p>
          </table:table-cell>
          <table:table-cell office:value-type="float" office:value="0.672869" calcext:value-type="float">
            <text:p>0,672869</text:p>
          </table:table-cell>
          <table:table-cell table:number-columns-repeated="8" office:value-type="float" office:value="0.7" calcext:value-type="float">
            <text:p>0,7</text:p>
          </table:table-cell>
          <table:table-cell office:value-type="float" office:value="0.700992" calcext:value-type="float">
            <text:p>0,700992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7386" calcext:value-type="float">
            <text:p>0,69738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93388" calcext:value-type="float">
            <text:p>0,393388</text:p>
          </table:table-cell>
          <table:table-cell office:value-type="float" office:value="0.673223" calcext:value-type="float">
            <text:p>0,673223</text:p>
          </table:table-cell>
          <table:table-cell table:number-columns-repeated="8" office:value-type="float" office:value="0.7" calcext:value-type="float">
            <text:p>0,7</text:p>
          </table:table-cell>
          <table:table-cell office:value-type="float" office:value="0.700992" calcext:value-type="float">
            <text:p>0,700992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7421" calcext:value-type="float">
            <text:p>0,69742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95041" calcext:value-type="float">
            <text:p>0,495041</text:p>
          </table:table-cell>
          <table:table-cell office:value-type="float" office:value="0.678678" calcext:value-type="float">
            <text:p>0,678678</text:p>
          </table:table-cell>
          <table:table-cell table:number-columns-repeated="8" office:value-type="float" office:value="0.7" calcext:value-type="float">
            <text:p>0,7</text:p>
          </table:table-cell>
          <table:table-cell office:value-type="float" office:value="0.700992" calcext:value-type="float">
            <text:p>0,700992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7967" calcext:value-type="float">
            <text:p>0,69796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2562" calcext:value-type="float">
            <text:p>0,32562</text:p>
          </table:table-cell>
          <table:table-cell office:value-type="float" office:value="0.667792" calcext:value-type="float">
            <text:p>0,667792</text:p>
          </table:table-cell>
          <table:table-cell table:number-columns-repeated="8" office:value-type="float" office:value="0.7" calcext:value-type="float">
            <text:p>0,7</text:p>
          </table:table-cell>
          <table:table-cell office:value-type="float" office:value="0.700992" calcext:value-type="float">
            <text:p>0,700992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6878" calcext:value-type="float">
            <text:p>0,69687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87603" calcext:value-type="float">
            <text:p>0,487603</text:p>
          </table:table-cell>
          <table:table-cell office:value-type="float" office:value="0.680756" calcext:value-type="float">
            <text:p>0,680756</text:p>
          </table:table-cell>
          <table:table-cell table:number-columns-repeated="8" office:value-type="float" office:value="0.7" calcext:value-type="float">
            <text:p>0,7</text:p>
          </table:table-cell>
          <table:table-cell office:value-type="float" office:value="0.700992" calcext:value-type="float">
            <text:p>0,700992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8175" calcext:value-type="float">
            <text:p>0,69817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8843" calcext:value-type="float">
            <text:p>0,28843</text:p>
          </table:table-cell>
          <table:table-cell office:value-type="float" office:value="0.634262" calcext:value-type="float">
            <text:p>0,634262</text:p>
          </table:table-cell>
          <table:table-cell table:number-columns-repeated="8" office:value-type="float" office:value="0.7" calcext:value-type="float">
            <text:p>0,7</text:p>
          </table:table-cell>
          <table:table-cell office:value-type="float" office:value="0.700992" calcext:value-type="float">
            <text:p>0,700992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3525" calcext:value-type="float">
            <text:p>0,69352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52893" calcext:value-type="float">
            <text:p>0,352893</text:p>
          </table:table-cell>
          <table:table-cell office:value-type="float" office:value="0.676175" calcext:value-type="float">
            <text:p>0,676175</text:p>
          </table:table-cell>
          <table:table-cell table:number-columns-repeated="8" office:value-type="float" office:value="0.7" calcext:value-type="float">
            <text:p>0,7</text:p>
          </table:table-cell>
          <table:table-cell office:value-type="float" office:value="0.700992" calcext:value-type="float">
            <text:p>0,700992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7717" calcext:value-type="float">
            <text:p>0,69771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93388" calcext:value-type="float">
            <text:p>0,193388</text:p>
          </table:table-cell>
          <table:table-cell office:value-type="float" office:value="0.661629" calcext:value-type="float">
            <text:p>0,661629</text:p>
          </table:table-cell>
          <table:table-cell office:value-type="float" office:value="0.699929" calcext:value-type="float">
            <text:p>0,699929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181" calcext:value-type="float">
            <text:p>0,701181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6274" calcext:value-type="float">
            <text:p>0,69627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30579" calcext:value-type="float">
            <text:p>0,630579</text:p>
          </table:table-cell>
          <table:table-cell office:value-type="float" office:value="0.681157" calcext:value-type="float">
            <text:p>0,681157</text:p>
          </table:table-cell>
          <table:table-cell office:value-type="float" office:value="0.699622" calcext:value-type="float">
            <text:p>0,699622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275" calcext:value-type="float">
            <text:p>0,701275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8205" calcext:value-type="float">
            <text:p>0,69820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83471" calcext:value-type="float">
            <text:p>0,383471</text:p>
          </table:table-cell>
          <table:table-cell office:value-type="float" office:value="0.657946" calcext:value-type="float">
            <text:p>0,657946</text:p>
          </table:table-cell>
          <table:table-cell office:value-type="float" office:value="0.699174" calcext:value-type="float">
            <text:p>0,699174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181" calcext:value-type="float">
            <text:p>0,701181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583" calcext:value-type="float">
            <text:p>0,6958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83471" calcext:value-type="float">
            <text:p>0,383471</text:p>
          </table:table-cell>
          <table:table-cell office:value-type="float" office:value="0.639693" calcext:value-type="float">
            <text:p>0,639693</text:p>
          </table:table-cell>
          <table:table-cell office:value-type="float" office:value="0.698371" calcext:value-type="float">
            <text:p>0,698371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0992" calcext:value-type="float">
            <text:p>0,700992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3906" calcext:value-type="float">
            <text:p>0,69390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30579" calcext:value-type="float">
            <text:p>0,330579</text:p>
          </table:table-cell>
          <table:table-cell office:value-type="float" office:value="0.61327" calcext:value-type="float">
            <text:p>0,61327</text:p>
          </table:table-cell>
          <table:table-cell office:value-type="float" office:value="0.696836" calcext:value-type="float">
            <text:p>0,696836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0992" calcext:value-type="float">
            <text:p>0,700992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111" calcext:value-type="float">
            <text:p>0,6911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41322" calcext:value-type="float">
            <text:p>0,141322</text:p>
          </table:table-cell>
          <table:table-cell office:value-type="float" office:value="0.582338" calcext:value-type="float">
            <text:p>0,582338</text:p>
          </table:table-cell>
          <table:table-cell office:value-type="float" office:value="0.696482" calcext:value-type="float">
            <text:p>0,696482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157" calcext:value-type="float">
            <text:p>0,701157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87998" calcext:value-type="float">
            <text:p>0,68799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8017" calcext:value-type="float">
            <text:p>0,038017</text:p>
          </table:table-cell>
          <table:table-cell office:value-type="float" office:value="0.580354" calcext:value-type="float">
            <text:p>0,580354</text:p>
          </table:table-cell>
          <table:table-cell office:value-type="float" office:value="0.697048" calcext:value-type="float">
            <text:p>0,697048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251" calcext:value-type="float">
            <text:p>0,701251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87865" calcext:value-type="float">
            <text:p>0,68786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43802" calcext:value-type="float">
            <text:p>0,243802</text:p>
          </table:table-cell>
          <table:table-cell office:value-type="float" office:value="0.605856" calcext:value-type="float">
            <text:p>0,605856</text:p>
          </table:table-cell>
          <table:table-cell office:value-type="float" office:value="0.69771" calcext:value-type="float">
            <text:p>0,69771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677" calcext:value-type="float">
            <text:p>0,701677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0524" calcext:value-type="float">
            <text:p>0,69052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30579" calcext:value-type="float">
            <text:p>0,230579</text:p>
          </table:table-cell>
          <table:table-cell office:value-type="float" office:value="0.601535" calcext:value-type="float">
            <text:p>0,601535</text:p>
          </table:table-cell>
          <table:table-cell office:value-type="float" office:value="0.696482" calcext:value-type="float">
            <text:p>0,696482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881" calcext:value-type="float">
            <text:p>0,702881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009" calcext:value-type="float">
            <text:p>0,69009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2562" calcext:value-type="float">
            <text:p>0,52562</text:p>
          </table:table-cell>
          <table:table-cell office:value-type="float" office:value="0.659575" calcext:value-type="float">
            <text:p>0,659575</text:p>
          </table:table-cell>
          <table:table-cell office:value-type="float" office:value="0.698512" calcext:value-type="float">
            <text:p>0,698512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936" calcext:value-type="float">
            <text:p>0,701936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6002" calcext:value-type="float">
            <text:p>0,69600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24793" calcext:value-type="float">
            <text:p>0,524793</text:p>
          </table:table-cell>
          <table:table-cell office:value-type="float" office:value="0.661063" calcext:value-type="float">
            <text:p>0,661063</text:p>
          </table:table-cell>
          <table:table-cell office:value-type="float" office:value="0.699787" calcext:value-type="float">
            <text:p>0,699787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007" calcext:value-type="float">
            <text:p>0,702007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6286" calcext:value-type="float">
            <text:p>0,69628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61983" calcext:value-type="float">
            <text:p>0,161983</text:p>
          </table:table-cell>
          <table:table-cell office:value-type="float" office:value="0.6" calcext:value-type="float">
            <text:p>0,6</text:p>
          </table:table-cell>
          <table:table-cell office:value-type="float" office:value="0.696718" calcext:value-type="float">
            <text:p>0,696718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464" calcext:value-type="float">
            <text:p>0,701464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89818" calcext:value-type="float">
            <text:p>0,68981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38017" calcext:value-type="float">
            <text:p>0,038017</text:p>
          </table:table-cell>
          <table:table-cell office:value-type="float" office:value="0.575112" calcext:value-type="float">
            <text:p>0,575112</text:p>
          </table:table-cell>
          <table:table-cell office:value-type="float" office:value="0.698087" calcext:value-type="float">
            <text:p>0,698087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983" calcext:value-type="float">
            <text:p>0,701983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87518" calcext:value-type="float">
            <text:p>0,68751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12397" calcext:value-type="float">
            <text:p>0,312397</text:p>
          </table:table-cell>
          <table:table-cell office:value-type="float" office:value="0.638276" calcext:value-type="float">
            <text:p>0,638276</text:p>
          </table:table-cell>
          <table:table-cell office:value-type="float" office:value="0.698701" calcext:value-type="float">
            <text:p>0,698701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889" calcext:value-type="float">
            <text:p>0,701889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3887" calcext:value-type="float">
            <text:p>0,69388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14876" calcext:value-type="float">
            <text:p>0,314876</text:p>
          </table:table-cell>
          <table:table-cell office:value-type="float" office:value="0.635915" calcext:value-type="float">
            <text:p>0,635915</text:p>
          </table:table-cell>
          <table:table-cell office:value-type="float" office:value="0.698465" calcext:value-type="float">
            <text:p>0,698465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361" calcext:value-type="float">
            <text:p>0,702361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3674" calcext:value-type="float">
            <text:p>0,69367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14876" calcext:value-type="float">
            <text:p>0,314876</text:p>
          </table:table-cell>
          <table:table-cell office:value-type="float" office:value="0.582739" calcext:value-type="float">
            <text:p>0,582739</text:p>
          </table:table-cell>
          <table:table-cell office:value-type="float" office:value="0.694805" calcext:value-type="float">
            <text:p>0,694805</text:p>
          </table:table-cell>
          <table:table-cell office:value-type="float" office:value="0.699835" calcext:value-type="float">
            <text:p>0,699835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2621" calcext:value-type="float">
            <text:p>0,702621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88" calcext:value-type="float">
            <text:p>0,68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68595" calcext:value-type="float">
            <text:p>0,268595</text:p>
          </table:table-cell>
          <table:table-cell office:value-type="float" office:value="0.627013" calcext:value-type="float">
            <text:p>0,627013</text:p>
          </table:table-cell>
          <table:table-cell office:value-type="float" office:value="0.697285" calcext:value-type="float">
            <text:p>0,697285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535" calcext:value-type="float">
            <text:p>0,701535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2583" calcext:value-type="float">
            <text:p>0,692583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6281" calcext:value-type="float">
            <text:p>0,36281</text:p>
          </table:table-cell>
          <table:table-cell office:value-type="float" office:value="0.622763" calcext:value-type="float">
            <text:p>0,622763</text:p>
          </table:table-cell>
          <table:table-cell office:value-type="float" office:value="0.694734" calcext:value-type="float">
            <text:p>0,694734</text:p>
          </table:table-cell>
          <table:table-cell office:value-type="float" office:value="0.699929" calcext:value-type="float">
            <text:p>0,699929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1417" calcext:value-type="float">
            <text:p>0,701417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1884" calcext:value-type="float">
            <text:p>0,691884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473554" calcext:value-type="float">
            <text:p>0,473554</text:p>
          </table:table-cell>
          <table:table-cell office:value-type="float" office:value="0.646635" calcext:value-type="float">
            <text:p>0,646635</text:p>
          </table:table-cell>
          <table:table-cell office:value-type="float" office:value="0.695608" calcext:value-type="float">
            <text:p>0,695608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417" calcext:value-type="float">
            <text:p>0,701417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4366" calcext:value-type="float">
            <text:p>0,69436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13223" calcext:value-type="float">
            <text:p>0,313223</text:p>
          </table:table-cell>
          <table:table-cell office:value-type="float" office:value="0.626942" calcext:value-type="float">
            <text:p>0,626942</text:p>
          </table:table-cell>
          <table:table-cell office:value-type="float" office:value="0.695396" calcext:value-type="float">
            <text:p>0,695396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44" calcext:value-type="float">
            <text:p>0,70144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2378" calcext:value-type="float">
            <text:p>0,69237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67769" calcext:value-type="float">
            <text:p>0,467769</text:p>
          </table:table-cell>
          <table:table-cell office:value-type="float" office:value="0.65497" calcext:value-type="float">
            <text:p>0,65497</text:p>
          </table:table-cell>
          <table:table-cell office:value-type="float" office:value="0.69804" calcext:value-type="float">
            <text:p>0,69804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44" calcext:value-type="float">
            <text:p>0,70144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5445" calcext:value-type="float">
            <text:p>0,69544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67769" calcext:value-type="float">
            <text:p>0,467769</text:p>
          </table:table-cell>
          <table:table-cell office:value-type="float" office:value="0.636411" calcext:value-type="float">
            <text:p>0,636411</text:p>
          </table:table-cell>
          <table:table-cell office:value-type="float" office:value="0.69497" calcext:value-type="float">
            <text:p>0,69497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464" calcext:value-type="float">
            <text:p>0,701464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3285" calcext:value-type="float">
            <text:p>0,69328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63636" calcext:value-type="float">
            <text:p>0,463636</text:p>
          </table:table-cell>
          <table:table-cell office:value-type="float" office:value="0.646753" calcext:value-type="float">
            <text:p>0,646753</text:p>
          </table:table-cell>
          <table:table-cell office:value-type="float" office:value="0.69549" calcext:value-type="float">
            <text:p>0,69549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677" calcext:value-type="float">
            <text:p>0,701677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4392" calcext:value-type="float">
            <text:p>0,694392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41322" calcext:value-type="float">
            <text:p>0,441322</text:p>
          </table:table-cell>
          <table:table-cell office:value-type="float" office:value="0.658772" calcext:value-type="float">
            <text:p>0,658772</text:p>
          </table:table-cell>
          <table:table-cell office:value-type="float" office:value="0.698536" calcext:value-type="float">
            <text:p>0,698536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511" calcext:value-type="float">
            <text:p>0,701511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5882" calcext:value-type="float">
            <text:p>0,69588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27273" calcext:value-type="float">
            <text:p>0,427273</text:p>
          </table:table-cell>
          <table:table-cell office:value-type="float" office:value="0.660685" calcext:value-type="float">
            <text:p>0,660685</text:p>
          </table:table-cell>
          <table:table-cell office:value-type="float" office:value="0.699292" calcext:value-type="float">
            <text:p>0,699292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054" calcext:value-type="float">
            <text:p>0,702054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6203" calcext:value-type="float">
            <text:p>0,69620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89256" calcext:value-type="float">
            <text:p>0,489256</text:p>
          </table:table-cell>
          <table:table-cell office:value-type="float" office:value="0.674191" calcext:value-type="float">
            <text:p>0,674191</text:p>
          </table:table-cell>
          <table:table-cell table:number-columns-repeated="8" office:value-type="float" office:value="0.7" calcext:value-type="float">
            <text:p>0,7</text:p>
          </table:table-cell>
          <table:table-cell office:value-type="float" office:value="0.702007" calcext:value-type="float">
            <text:p>0,702007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762" calcext:value-type="float">
            <text:p>0,6976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10744" calcext:value-type="float">
            <text:p>0,510744</text:p>
          </table:table-cell>
          <table:table-cell office:value-type="float" office:value="0.669776" calcext:value-type="float">
            <text:p>0,669776</text:p>
          </table:table-cell>
          <table:table-cell office:value-type="float" office:value="0.699787" calcext:value-type="float">
            <text:p>0,699787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668" calcext:value-type="float">
            <text:p>0,702668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7223" calcext:value-type="float">
            <text:p>0,697223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65289" calcext:value-type="float">
            <text:p>0,365289</text:p>
          </table:table-cell>
          <table:table-cell office:value-type="float" office:value="0.656553" calcext:value-type="float">
            <text:p>0,656553</text:p>
          </table:table-cell>
          <table:table-cell office:value-type="float" office:value="0.699457" calcext:value-type="float">
            <text:p>0,699457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558" calcext:value-type="float">
            <text:p>0,701558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5757" calcext:value-type="float">
            <text:p>0,695757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64463" calcext:value-type="float">
            <text:p>0,364463</text:p>
          </table:table-cell>
          <table:table-cell office:value-type="float" office:value="0.659244" calcext:value-type="float">
            <text:p>0,659244</text:p>
          </table:table-cell>
          <table:table-cell office:value-type="float" office:value="0.699457" calcext:value-type="float">
            <text:p>0,699457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417" calcext:value-type="float">
            <text:p>0,701417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6012" calcext:value-type="float">
            <text:p>0,69601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64463" calcext:value-type="float">
            <text:p>0,364463</text:p>
          </table:table-cell>
          <table:table-cell office:value-type="float" office:value="0.662975" calcext:value-type="float">
            <text:p>0,662975</text:p>
          </table:table-cell>
          <table:table-cell office:value-type="float" office:value="0.698914" calcext:value-type="float">
            <text:p>0,698914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771" calcext:value-type="float">
            <text:p>0,701771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6366" calcext:value-type="float">
            <text:p>0,696366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56198" calcext:value-type="float">
            <text:p>0,156198</text:p>
          </table:table-cell>
          <table:table-cell office:value-type="float" office:value="0.633129" calcext:value-type="float">
            <text:p>0,633129</text:p>
          </table:table-cell>
          <table:table-cell office:value-type="float" office:value="0.698489" calcext:value-type="float">
            <text:p>0,698489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417" calcext:value-type="float">
            <text:p>0,701417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3303" calcext:value-type="float">
            <text:p>0,69330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56198" calcext:value-type="float">
            <text:p>0,156198</text:p>
          </table:table-cell>
          <table:table-cell office:value-type="float" office:value="0.629469" calcext:value-type="float">
            <text:p>0,629469</text:p>
          </table:table-cell>
          <table:table-cell office:value-type="float" office:value="0.697922" calcext:value-type="float">
            <text:p>0,697922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692" calcext:value-type="float">
            <text:p>0,702692</text:p>
          </table:table-cell>
          <table:table-cell office:value-type="float" office:value="0.727273" calcext:value-type="float">
            <text:p>0,727273</text:p>
          </table:table-cell>
          <table:table-cell office:value-type="float" office:value="0.693008" calcext:value-type="float">
            <text:p>0,693008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05785" calcext:value-type="float">
            <text:p>0,405785</text:p>
          </table:table-cell>
          <table:table-cell office:value-type="float" office:value="0.647792" calcext:value-type="float">
            <text:p>0,647792</text:p>
          </table:table-cell>
          <table:table-cell office:value-type="float" office:value="0.696647" calcext:value-type="float">
            <text:p>0,696647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881" calcext:value-type="float">
            <text:p>0,702881</text:p>
          </table:table-cell>
          <table:table-cell office:value-type="float" office:value="0.727273" calcext:value-type="float">
            <text:p>0,727273</text:p>
          </table:table-cell>
          <table:table-cell office:value-type="float" office:value="0.694732" calcext:value-type="float">
            <text:p>0,694732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47934" calcext:value-type="float">
            <text:p>0,347934</text:p>
          </table:table-cell>
          <table:table-cell office:value-type="float" office:value="0.638347" calcext:value-type="float">
            <text:p>0,638347</text:p>
          </table:table-cell>
          <table:table-cell office:value-type="float" office:value="0.697403" calcext:value-type="float">
            <text:p>0,697403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503" calcext:value-type="float">
            <text:p>0,702503</text:p>
          </table:table-cell>
          <table:table-cell office:value-type="float" office:value="0.727273" calcext:value-type="float">
            <text:p>0,727273</text:p>
          </table:table-cell>
          <table:table-cell office:value-type="float" office:value="0.693825" calcext:value-type="float">
            <text:p>0,69382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14876" calcext:value-type="float">
            <text:p>0,414876</text:p>
          </table:table-cell>
          <table:table-cell office:value-type="float" office:value="0.662479" calcext:value-type="float">
            <text:p>0,662479</text:p>
          </table:table-cell>
          <table:table-cell office:value-type="float" office:value="0.699032" calcext:value-type="float">
            <text:p>0,699032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3329" calcext:value-type="float">
            <text:p>0,703329</text:p>
          </table:table-cell>
          <table:table-cell office:value-type="float" office:value="0.727273" calcext:value-type="float">
            <text:p>0,727273</text:p>
          </table:table-cell>
          <table:table-cell office:value-type="float" office:value="0.696484" calcext:value-type="float">
            <text:p>0,69648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36364" calcext:value-type="float">
            <text:p>0,236364</text:p>
          </table:table-cell>
          <table:table-cell office:value-type="float" office:value="0.642786" calcext:value-type="float">
            <text:p>0,642786</text:p>
          </table:table-cell>
          <table:table-cell office:value-type="float" office:value="0.698654" calcext:value-type="float">
            <text:p>0,698654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338" calcext:value-type="float">
            <text:p>0,702338</text:p>
          </table:table-cell>
          <table:table-cell office:value-type="float" office:value="0.727273" calcext:value-type="float">
            <text:p>0,727273</text:p>
          </table:table-cell>
          <table:table-cell office:value-type="float" office:value="0.694378" calcext:value-type="float">
            <text:p>0,69437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26446" calcext:value-type="float">
            <text:p>0,226446</text:p>
          </table:table-cell>
          <table:table-cell office:value-type="float" office:value="0.630909" calcext:value-type="float">
            <text:p>0,630909</text:p>
          </table:table-cell>
          <table:table-cell office:value-type="float" office:value="0.699386" calcext:value-type="float">
            <text:p>0,699386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3684" calcext:value-type="float">
            <text:p>0,703684</text:p>
          </table:table-cell>
          <table:table-cell office:value-type="float" office:value="0.727273" calcext:value-type="float">
            <text:p>0,727273</text:p>
          </table:table-cell>
          <table:table-cell office:value-type="float" office:value="0.693398" calcext:value-type="float">
            <text:p>0,69339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44628" calcext:value-type="float">
            <text:p>0,344628</text:p>
          </table:table-cell>
          <table:table-cell office:value-type="float" office:value="0.653932" calcext:value-type="float">
            <text:p>0,653932</text:p>
          </table:table-cell>
          <table:table-cell office:value-type="float" office:value="0.698701" calcext:value-type="float">
            <text:p>0,698701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597" calcext:value-type="float">
            <text:p>0,702597</text:p>
          </table:table-cell>
          <table:table-cell office:value-type="float" office:value="0.727273" calcext:value-type="float">
            <text:p>0,727273</text:p>
          </table:table-cell>
          <table:table-cell office:value-type="float" office:value="0.695523" calcext:value-type="float">
            <text:p>0,69552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7686" calcext:value-type="float">
            <text:p>0,37686</text:p>
          </table:table-cell>
          <table:table-cell office:value-type="float" office:value="0.663377" calcext:value-type="float">
            <text:p>0,663377</text:p>
          </table:table-cell>
          <table:table-cell office:value-type="float" office:value="0.699268" calcext:value-type="float">
            <text:p>0,699268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786" calcext:value-type="float">
            <text:p>0,702786</text:p>
          </table:table-cell>
          <table:table-cell office:value-type="float" office:value="0.727273" calcext:value-type="float">
            <text:p>0,727273</text:p>
          </table:table-cell>
          <table:table-cell office:value-type="float" office:value="0.696543" calcext:value-type="float">
            <text:p>0,696543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06612" calcext:value-type="float">
            <text:p>0,306612</text:p>
          </table:table-cell>
          <table:table-cell office:value-type="float" office:value="0.652184" calcext:value-type="float">
            <text:p>0,652184</text:p>
          </table:table-cell>
          <table:table-cell office:value-type="float" office:value="0.699292" calcext:value-type="float">
            <text:p>0,699292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29" calcext:value-type="float">
            <text:p>0,70229</text:p>
          </table:table-cell>
          <table:table-cell office:value-type="float" office:value="0.727273" calcext:value-type="float">
            <text:p>0,727273</text:p>
          </table:table-cell>
          <table:table-cell office:value-type="float" office:value="0.695377" calcext:value-type="float">
            <text:p>0,695377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55372" calcext:value-type="float">
            <text:p>0,255372</text:p>
          </table:table-cell>
          <table:table-cell office:value-type="float" office:value="0.636128" calcext:value-type="float">
            <text:p>0,636128</text:p>
          </table:table-cell>
          <table:table-cell office:value-type="float" office:value="0.699032" calcext:value-type="float">
            <text:p>0,699032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007" calcext:value-type="float">
            <text:p>0,702007</text:p>
          </table:table-cell>
          <table:table-cell office:value-type="float" office:value="0.727273" calcext:value-type="float">
            <text:p>0,727273</text:p>
          </table:table-cell>
          <table:table-cell office:value-type="float" office:value="0.693717" calcext:value-type="float">
            <text:p>0,693717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84298" calcext:value-type="float">
            <text:p>0,284298</text:p>
          </table:table-cell>
          <table:table-cell office:value-type="float" office:value="0.640165" calcext:value-type="float">
            <text:p>0,640165</text:p>
          </table:table-cell>
          <table:table-cell office:value-type="float" office:value="0.699244" calcext:value-type="float">
            <text:p>0,699244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338" calcext:value-type="float">
            <text:p>0,702338</text:p>
          </table:table-cell>
          <table:table-cell office:value-type="float" office:value="0.727273" calcext:value-type="float">
            <text:p>0,727273</text:p>
          </table:table-cell>
          <table:table-cell office:value-type="float" office:value="0.694175" calcext:value-type="float">
            <text:p>0,69417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22314" calcext:value-type="float">
            <text:p>0,322314</text:p>
          </table:table-cell>
          <table:table-cell office:value-type="float" office:value="0.643636" calcext:value-type="float">
            <text:p>0,643636</text:p>
          </table:table-cell>
          <table:table-cell office:value-type="float" office:value="0.699787" calcext:value-type="float">
            <text:p>0,699787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795" calcext:value-type="float">
            <text:p>0,701795</text:p>
          </table:table-cell>
          <table:table-cell office:value-type="float" office:value="0.727273" calcext:value-type="float">
            <text:p>0,727273</text:p>
          </table:table-cell>
          <table:table-cell office:value-type="float" office:value="0.694522" calcext:value-type="float">
            <text:p>0,69452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1405" calcext:value-type="float">
            <text:p>0,51405</text:p>
          </table:table-cell>
          <table:table-cell office:value-type="float" office:value="0.677922" calcext:value-type="float">
            <text:p>0,677922</text:p>
          </table:table-cell>
          <table:table-cell office:value-type="float" office:value="0.699976" calcext:value-type="float">
            <text:p>0,699976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558" calcext:value-type="float">
            <text:p>0,701558</text:p>
          </table:table-cell>
          <table:table-cell office:value-type="float" office:value="0.727273" calcext:value-type="float">
            <text:p>0,727273</text:p>
          </table:table-cell>
          <table:table-cell office:value-type="float" office:value="0.697946" calcext:value-type="float">
            <text:p>0,69794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71901" calcext:value-type="float">
            <text:p>0,371901</text:p>
          </table:table-cell>
          <table:table-cell office:value-type="float" office:value="0.659008" calcext:value-type="float">
            <text:p>0,659008</text:p>
          </table:table-cell>
          <table:table-cell office:value-type="float" office:value="0.699433" calcext:value-type="float">
            <text:p>0,699433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338" calcext:value-type="float">
            <text:p>0,702338</text:p>
          </table:table-cell>
          <table:table-cell office:value-type="float" office:value="0.727273" calcext:value-type="float">
            <text:p>0,727273</text:p>
          </table:table-cell>
          <table:table-cell office:value-type="float" office:value="0.696078" calcext:value-type="float">
            <text:p>0,69607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38017" calcext:value-type="float">
            <text:p>0,338017</text:p>
          </table:table-cell>
          <table:table-cell office:value-type="float" office:value="0.644557" calcext:value-type="float">
            <text:p>0,644557</text:p>
          </table:table-cell>
          <table:table-cell office:value-type="float" office:value="0.699787" calcext:value-type="float">
            <text:p>0,699787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558" calcext:value-type="float">
            <text:p>0,701558</text:p>
          </table:table-cell>
          <table:table-cell office:value-type="float" office:value="0.727273" calcext:value-type="float">
            <text:p>0,727273</text:p>
          </table:table-cell>
          <table:table-cell office:value-type="float" office:value="0.69459" calcext:value-type="float">
            <text:p>0,6945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07438" calcext:value-type="float">
            <text:p>0,507438</text:p>
          </table:table-cell>
          <table:table-cell office:value-type="float" office:value="0.676458" calcext:value-type="float">
            <text:p>0,676458</text:p>
          </table:table-cell>
          <table:table-cell table:number-columns-repeated="8" office:value-type="float" office:value="0.7" calcext:value-type="float">
            <text:p>0,7</text:p>
          </table:table-cell>
          <table:table-cell office:value-type="float" office:value="0.702456" calcext:value-type="float">
            <text:p>0,702456</text:p>
          </table:table-cell>
          <table:table-cell office:value-type="float" office:value="0.727273" calcext:value-type="float">
            <text:p>0,727273</text:p>
          </table:table-cell>
          <table:table-cell office:value-type="float" office:value="0.697891" calcext:value-type="float">
            <text:p>0,69789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07438" calcext:value-type="float">
            <text:p>0,507438</text:p>
          </table:table-cell>
          <table:table-cell office:value-type="float" office:value="0.675089" calcext:value-type="float">
            <text:p>0,675089</text:p>
          </table:table-cell>
          <table:table-cell table:number-columns-repeated="8" office:value-type="float" office:value="0.7" calcext:value-type="float">
            <text:p>0,7</text:p>
          </table:table-cell>
          <table:table-cell office:value-type="float" office:value="0.702456" calcext:value-type="float">
            <text:p>0,702456</text:p>
          </table:table-cell>
          <table:table-cell office:value-type="float" office:value="0.727273" calcext:value-type="float">
            <text:p>0,727273</text:p>
          </table:table-cell>
          <table:table-cell office:value-type="float" office:value="0.697754" calcext:value-type="float">
            <text:p>0,697754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477686" calcext:value-type="float">
            <text:p>0,477686</text:p>
          </table:table-cell>
          <table:table-cell office:value-type="float" office:value="0.664675" calcext:value-type="float">
            <text:p>0,664675</text:p>
          </table:table-cell>
          <table:table-cell office:value-type="float" office:value="0.699599" calcext:value-type="float">
            <text:p>0,699599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677" calcext:value-type="float">
            <text:p>0,701677</text:p>
          </table:table-cell>
          <table:table-cell office:value-type="float" office:value="0.727273" calcext:value-type="float">
            <text:p>0,727273</text:p>
          </table:table-cell>
          <table:table-cell office:value-type="float" office:value="0.696595" calcext:value-type="float">
            <text:p>0,69659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28926" calcext:value-type="float">
            <text:p>0,228926</text:p>
          </table:table-cell>
          <table:table-cell office:value-type="float" office:value="0.649728" calcext:value-type="float">
            <text:p>0,649728</text:p>
          </table:table-cell>
          <table:table-cell office:value-type="float" office:value="0.69915" calcext:value-type="float">
            <text:p>0,69915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031" calcext:value-type="float">
            <text:p>0,702031</text:p>
          </table:table-cell>
          <table:table-cell office:value-type="float" office:value="0.727273" calcext:value-type="float">
            <text:p>0,727273</text:p>
          </table:table-cell>
          <table:table-cell office:value-type="float" office:value="0.695091" calcext:value-type="float">
            <text:p>0,69509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453719" calcext:value-type="float">
            <text:p>0,453719</text:p>
          </table:table-cell>
          <table:table-cell office:value-type="float" office:value="0.665478" calcext:value-type="float">
            <text:p>0,665478</text:p>
          </table:table-cell>
          <table:table-cell office:value-type="float" office:value="0.699386" calcext:value-type="float">
            <text:p>0,699386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881" calcext:value-type="float">
            <text:p>0,702881</text:p>
          </table:table-cell>
          <table:table-cell office:value-type="float" office:value="0.727273" calcext:value-type="float">
            <text:p>0,727273</text:p>
          </table:table-cell>
          <table:table-cell office:value-type="float" office:value="0.696774" calcext:value-type="float">
            <text:p>0,69677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89256" calcext:value-type="float">
            <text:p>0,389256</text:p>
          </table:table-cell>
          <table:table-cell office:value-type="float" office:value="0.669445" calcext:value-type="float">
            <text:p>0,669445</text:p>
          </table:table-cell>
          <table:table-cell office:value-type="float" office:value="0.699622" calcext:value-type="float">
            <text:p>0,699622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267" calcext:value-type="float">
            <text:p>0,702267</text:p>
          </table:table-cell>
          <table:table-cell office:value-type="float" office:value="0.727273" calcext:value-type="float">
            <text:p>0,727273</text:p>
          </table:table-cell>
          <table:table-cell office:value-type="float" office:value="0.697133" calcext:value-type="float">
            <text:p>0,697133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59504" calcext:value-type="float">
            <text:p>0,259504</text:p>
          </table:table-cell>
          <table:table-cell office:value-type="float" office:value="0.661818" calcext:value-type="float">
            <text:p>0,661818</text:p>
          </table:table-cell>
          <table:table-cell office:value-type="float" office:value="0.69974" calcext:value-type="float">
            <text:p>0,69974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314" calcext:value-type="float">
            <text:p>0,702314</text:p>
          </table:table-cell>
          <table:table-cell office:value-type="float" office:value="0.727273" calcext:value-type="float">
            <text:p>0,727273</text:p>
          </table:table-cell>
          <table:table-cell office:value-type="float" office:value="0.696387" calcext:value-type="float">
            <text:p>0,69638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94215" calcext:value-type="float">
            <text:p>0,394215</text:p>
          </table:table-cell>
          <table:table-cell office:value-type="float" office:value="0.677591" calcext:value-type="float">
            <text:p>0,677591</text:p>
          </table:table-cell>
          <table:table-cell office:value-type="float" office:value="0.699717" calcext:value-type="float">
            <text:p>0,699717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385" calcext:value-type="float">
            <text:p>0,702385</text:p>
          </table:table-cell>
          <table:table-cell office:value-type="float" office:value="0.727273" calcext:value-type="float">
            <text:p>0,727273</text:p>
          </table:table-cell>
          <table:table-cell office:value-type="float" office:value="0.697969" calcext:value-type="float">
            <text:p>0,697969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28099" calcext:value-type="float">
            <text:p>0,428099</text:p>
          </table:table-cell>
          <table:table-cell office:value-type="float" office:value="0.66536" calcext:value-type="float">
            <text:p>0,66536</text:p>
          </table:table-cell>
          <table:table-cell office:value-type="float" office:value="0.699787" calcext:value-type="float">
            <text:p>0,699787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007" calcext:value-type="float">
            <text:p>0,702007</text:p>
          </table:table-cell>
          <table:table-cell office:value-type="float" office:value="0.727273" calcext:value-type="float">
            <text:p>0,727273</text:p>
          </table:table-cell>
          <table:table-cell office:value-type="float" office:value="0.696715" calcext:value-type="float">
            <text:p>0,696715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90909" calcext:value-type="float">
            <text:p>0,290909</text:p>
          </table:table-cell>
          <table:table-cell office:value-type="float" office:value="0.669492" calcext:value-type="float">
            <text:p>0,669492</text:p>
          </table:table-cell>
          <table:table-cell office:value-type="float" office:value="0.699622" calcext:value-type="float">
            <text:p>0,699622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677" calcext:value-type="float">
            <text:p>0,701677</text:p>
          </table:table-cell>
          <table:table-cell office:value-type="float" office:value="0.727273" calcext:value-type="float">
            <text:p>0,727273</text:p>
          </table:table-cell>
          <table:table-cell office:value-type="float" office:value="0.697079" calcext:value-type="float">
            <text:p>0,69707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90909" calcext:value-type="float">
            <text:p>0,290909</text:p>
          </table:table-cell>
          <table:table-cell office:value-type="float" office:value="0.640354" calcext:value-type="float">
            <text:p>0,640354</text:p>
          </table:table-cell>
          <table:table-cell office:value-type="float" office:value="0.698064" calcext:value-type="float">
            <text:p>0,698064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771" calcext:value-type="float">
            <text:p>0,701771</text:p>
          </table:table-cell>
          <table:table-cell office:value-type="float" office:value="0.727273" calcext:value-type="float">
            <text:p>0,727273</text:p>
          </table:table-cell>
          <table:table-cell office:value-type="float" office:value="0.694019" calcext:value-type="float">
            <text:p>0,694019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604132" calcext:value-type="float">
            <text:p>0,604132</text:p>
          </table:table-cell>
          <table:table-cell office:value-type="float" office:value="0.674475" calcext:value-type="float">
            <text:p>0,674475</text:p>
          </table:table-cell>
          <table:table-cell office:value-type="float" office:value="0.697237" calcext:value-type="float">
            <text:p>0,697237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96" calcext:value-type="float">
            <text:p>0,70196</text:p>
          </table:table-cell>
          <table:table-cell office:value-type="float" office:value="0.727273" calcext:value-type="float">
            <text:p>0,727273</text:p>
          </table:table-cell>
          <table:table-cell office:value-type="float" office:value="0.697367" calcext:value-type="float">
            <text:p>0,697367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98347" calcext:value-type="float">
            <text:p>0,498347</text:p>
          </table:table-cell>
          <table:table-cell office:value-type="float" office:value="0.659575" calcext:value-type="float">
            <text:p>0,659575</text:p>
          </table:table-cell>
          <table:table-cell office:value-type="float" office:value="0.696812" calcext:value-type="float">
            <text:p>0,696812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747" calcext:value-type="float">
            <text:p>0,701747</text:p>
          </table:table-cell>
          <table:table-cell office:value-type="float" office:value="0.727273" calcext:value-type="float">
            <text:p>0,727273</text:p>
          </table:table-cell>
          <table:table-cell office:value-type="float" office:value="0.695813" calcext:value-type="float">
            <text:p>0,69581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87603" calcext:value-type="float">
            <text:p>0,387603</text:p>
          </table:table-cell>
          <table:table-cell office:value-type="float" office:value="0.65039" calcext:value-type="float">
            <text:p>0,65039</text:p>
          </table:table-cell>
          <table:table-cell office:value-type="float" office:value="0.696458" calcext:value-type="float">
            <text:p>0,696458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558" calcext:value-type="float">
            <text:p>0,701558</text:p>
          </table:table-cell>
          <table:table-cell office:value-type="float" office:value="0.727273" calcext:value-type="float">
            <text:p>0,727273</text:p>
          </table:table-cell>
          <table:table-cell office:value-type="float" office:value="0.694841" calcext:value-type="float">
            <text:p>0,69484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87603" calcext:value-type="float">
            <text:p>0,387603</text:p>
          </table:table-cell>
          <table:table-cell office:value-type="float" office:value="0.632208" calcext:value-type="float">
            <text:p>0,632208</text:p>
          </table:table-cell>
          <table:table-cell office:value-type="float" office:value="0.695466" calcext:value-type="float">
            <text:p>0,695466</text:p>
          </table:table-cell>
          <table:table-cell office:value-type="float" office:value="0.699929" calcext:value-type="float">
            <text:p>0,699929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3259" calcext:value-type="float">
            <text:p>0,703259</text:p>
          </table:table-cell>
          <table:table-cell office:value-type="float" office:value="0.729752" calcext:value-type="float">
            <text:p>0,729752</text:p>
          </table:table-cell>
          <table:table-cell office:value-type="float" office:value="0.693086" calcext:value-type="float">
            <text:p>0,69308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22314" calcext:value-type="float">
            <text:p>0,222314</text:p>
          </table:table-cell>
          <table:table-cell office:value-type="float" office:value="0.612656" calcext:value-type="float">
            <text:p>0,612656</text:p>
          </table:table-cell>
          <table:table-cell office:value-type="float" office:value="0.695726" calcext:value-type="float">
            <text:p>0,695726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96" calcext:value-type="float">
            <text:p>0,70196</text:p>
          </table:table-cell>
          <table:table-cell office:value-type="float" office:value="0.729752" calcext:value-type="float">
            <text:p>0,729752</text:p>
          </table:table-cell>
          <table:table-cell office:value-type="float" office:value="0.691034" calcext:value-type="float">
            <text:p>0,69103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222314" calcext:value-type="float">
            <text:p>0,222314</text:p>
          </table:table-cell>
          <table:table-cell office:value-type="float" office:value="0.623802" calcext:value-type="float">
            <text:p>0,623802</text:p>
          </table:table-cell>
          <table:table-cell office:value-type="float" office:value="0.696718" calcext:value-type="float">
            <text:p>0,696718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7" calcext:value-type="float">
            <text:p>0,7017</text:p>
          </table:table-cell>
          <table:table-cell office:value-type="float" office:value="0.729752" calcext:value-type="float">
            <text:p>0,729752</text:p>
          </table:table-cell>
          <table:table-cell office:value-type="float" office:value="0.692222" calcext:value-type="float">
            <text:p>0,69222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22314" calcext:value-type="float">
            <text:p>0,522314</text:p>
          </table:table-cell>
          <table:table-cell office:value-type="float" office:value="0.67294" calcext:value-type="float">
            <text:p>0,67294</text:p>
          </table:table-cell>
          <table:table-cell office:value-type="float" office:value="0.699292" calcext:value-type="float">
            <text:p>0,699292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7" calcext:value-type="float">
            <text:p>0,7017</text:p>
          </table:table-cell>
          <table:table-cell office:value-type="float" office:value="0.729752" calcext:value-type="float">
            <text:p>0,729752</text:p>
          </table:table-cell>
          <table:table-cell office:value-type="float" office:value="0.697393" calcext:value-type="float">
            <text:p>0,697393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22314" calcext:value-type="float">
            <text:p>0,522314</text:p>
          </table:table-cell>
          <table:table-cell office:value-type="float" office:value="0.668052" calcext:value-type="float">
            <text:p>0,668052</text:p>
          </table:table-cell>
          <table:table-cell office:value-type="float" office:value="0.697001" calcext:value-type="float">
            <text:p>0,697001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7" calcext:value-type="float">
            <text:p>0,7017</text:p>
          </table:table-cell>
          <table:table-cell office:value-type="float" office:value="0.729752" calcext:value-type="float">
            <text:p>0,729752</text:p>
          </table:table-cell>
          <table:table-cell office:value-type="float" office:value="0.696675" calcext:value-type="float">
            <text:p>0,69667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8843" calcext:value-type="float">
            <text:p>0,38843</text:p>
          </table:table-cell>
          <table:table-cell office:value-type="float" office:value="0.664298" calcext:value-type="float">
            <text:p>0,664298</text:p>
          </table:table-cell>
          <table:table-cell office:value-type="float" office:value="0.697639" calcext:value-type="float">
            <text:p>0,697639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771" calcext:value-type="float">
            <text:p>0,701771</text:p>
          </table:table-cell>
          <table:table-cell office:value-type="float" office:value="0.729752" calcext:value-type="float">
            <text:p>0,729752</text:p>
          </table:table-cell>
          <table:table-cell office:value-type="float" office:value="0.696371" calcext:value-type="float">
            <text:p>0,69637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61157" calcext:value-type="float">
            <text:p>0,561157</text:p>
          </table:table-cell>
          <table:table-cell office:value-type="float" office:value="0.673247" calcext:value-type="float">
            <text:p>0,673247</text:p>
          </table:table-cell>
          <table:table-cell office:value-type="float" office:value="0.698772" calcext:value-type="float">
            <text:p>0,698772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55" calcext:value-type="float">
            <text:p>0,70255</text:p>
          </table:table-cell>
          <table:table-cell office:value-type="float" office:value="0.729752" calcext:value-type="float">
            <text:p>0,729752</text:p>
          </table:table-cell>
          <table:table-cell office:value-type="float" office:value="0.697457" calcext:value-type="float">
            <text:p>0,69745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233058" calcext:value-type="float">
            <text:p>0,233058</text:p>
          </table:table-cell>
          <table:table-cell office:value-type="float" office:value="0.648595" calcext:value-type="float">
            <text:p>0,648595</text:p>
          </table:table-cell>
          <table:table-cell office:value-type="float" office:value="0.697639" calcext:value-type="float">
            <text:p>0,697639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692" calcext:value-type="float">
            <text:p>0,702692</text:p>
          </table:table-cell>
          <table:table-cell office:value-type="float" office:value="0.729752" calcext:value-type="float">
            <text:p>0,729752</text:p>
          </table:table-cell>
          <table:table-cell office:value-type="float" office:value="0.694893" calcext:value-type="float">
            <text:p>0,694893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42149" calcext:value-type="float">
            <text:p>0,442149</text:p>
          </table:table-cell>
          <table:table-cell office:value-type="float" office:value="0.663825" calcext:value-type="float">
            <text:p>0,663825</text:p>
          </table:table-cell>
          <table:table-cell office:value-type="float" office:value="0.698725" calcext:value-type="float">
            <text:p>0,698725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432" calcext:value-type="float">
            <text:p>0,702432</text:p>
          </table:table-cell>
          <table:table-cell office:value-type="float" office:value="0.729752" calcext:value-type="float">
            <text:p>0,729752</text:p>
          </table:table-cell>
          <table:table-cell office:value-type="float" office:value="0.696498" calcext:value-type="float">
            <text:p>0,696498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42149" calcext:value-type="float">
            <text:p>0,442149</text:p>
          </table:table-cell>
          <table:table-cell office:value-type="float" office:value="0.631405" calcext:value-type="float">
            <text:p>0,631405</text:p>
          </table:table-cell>
          <table:table-cell office:value-type="float" office:value="0.696198" calcext:value-type="float">
            <text:p>0,696198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904" calcext:value-type="float">
            <text:p>0,702904</text:p>
          </table:table-cell>
          <table:table-cell office:value-type="float" office:value="0.729752" calcext:value-type="float">
            <text:p>0,729752</text:p>
          </table:table-cell>
          <table:table-cell office:value-type="float" office:value="0.693051" calcext:value-type="float">
            <text:p>0,69305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222314" calcext:value-type="float">
            <text:p>0,222314</text:p>
          </table:table-cell>
          <table:table-cell office:value-type="float" office:value="0.614852" calcext:value-type="float">
            <text:p>0,614852</text:p>
          </table:table-cell>
          <table:table-cell office:value-type="float" office:value="0.693294" calcext:value-type="float">
            <text:p>0,693294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645" calcext:value-type="float">
            <text:p>0,702645</text:p>
          </table:table-cell>
          <table:table-cell office:value-type="float" office:value="0.729752" calcext:value-type="float">
            <text:p>0,729752</text:p>
          </table:table-cell>
          <table:table-cell office:value-type="float" office:value="0.691079" calcext:value-type="float">
            <text:p>0,691079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222314" calcext:value-type="float">
            <text:p>0,222314</text:p>
          </table:table-cell>
          <table:table-cell office:value-type="float" office:value="0.607721" calcext:value-type="float">
            <text:p>0,607721</text:p>
          </table:table-cell>
          <table:table-cell office:value-type="float" office:value="0.693884" calcext:value-type="float">
            <text:p>0,693884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3306" calcext:value-type="float">
            <text:p>0,703306</text:p>
          </table:table-cell>
          <table:table-cell office:value-type="float" office:value="0.729752" calcext:value-type="float">
            <text:p>0,729752</text:p>
          </table:table-cell>
          <table:table-cell office:value-type="float" office:value="0.690491" calcext:value-type="float">
            <text:p>0,69049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252893" calcext:value-type="float">
            <text:p>0,252893</text:p>
          </table:table-cell>
          <table:table-cell office:value-type="float" office:value="0.627131" calcext:value-type="float">
            <text:p>0,627131</text:p>
          </table:table-cell>
          <table:table-cell office:value-type="float" office:value="0.695419" calcext:value-type="float">
            <text:p>0,695419</text:p>
          </table:table-cell>
          <table:table-cell office:value-type="float" office:value="0.699976" calcext:value-type="float">
            <text:p>0,699976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4652" calcext:value-type="float">
            <text:p>0,704652</text:p>
          </table:table-cell>
          <table:table-cell office:value-type="float" office:value="0.729752" calcext:value-type="float">
            <text:p>0,729752</text:p>
          </table:table-cell>
          <table:table-cell office:value-type="float" office:value="0.692718" calcext:value-type="float">
            <text:p>0,69271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99174" calcext:value-type="float">
            <text:p>0,399174</text:p>
          </table:table-cell>
          <table:table-cell office:value-type="float" office:value="0.633695" calcext:value-type="float">
            <text:p>0,633695</text:p>
          </table:table-cell>
          <table:table-cell office:value-type="float" office:value="0.693908" calcext:value-type="float">
            <text:p>0,693908</text:p>
          </table:table-cell>
          <table:table-cell office:value-type="float" office:value="0.699599" calcext:value-type="float">
            <text:p>0,699599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3164" calcext:value-type="float">
            <text:p>0,703164</text:p>
          </table:table-cell>
          <table:table-cell office:value-type="float" office:value="0.729752" calcext:value-type="float">
            <text:p>0,729752</text:p>
          </table:table-cell>
          <table:table-cell office:value-type="float" office:value="0.693037" calcext:value-type="float">
            <text:p>0,69303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92562" calcext:value-type="float">
            <text:p>0,392562</text:p>
          </table:table-cell>
          <table:table-cell office:value-type="float" office:value="0.618536" calcext:value-type="float">
            <text:p>0,618536</text:p>
          </table:table-cell>
          <table:table-cell office:value-type="float" office:value="0.693577" calcext:value-type="float">
            <text:p>0,693577</text:p>
          </table:table-cell>
          <table:table-cell office:value-type="float" office:value="0.699504" calcext:value-type="float">
            <text:p>0,699504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34" calcext:value-type="float">
            <text:p>0,7034</text:p>
          </table:table-cell>
          <table:table-cell office:value-type="float" office:value="0.729752" calcext:value-type="float">
            <text:p>0,729752</text:p>
          </table:table-cell>
          <table:table-cell office:value-type="float" office:value="0.691502" calcext:value-type="float">
            <text:p>0,69150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14876" calcext:value-type="float">
            <text:p>0,314876</text:p>
          </table:table-cell>
          <table:table-cell office:value-type="float" office:value="0.626423" calcext:value-type="float">
            <text:p>0,626423</text:p>
          </table:table-cell>
          <table:table-cell office:value-type="float" office:value="0.694947" calcext:value-type="float">
            <text:p>0,694947</text:p>
          </table:table-cell>
          <table:table-cell office:value-type="float" office:value="0.699882" calcext:value-type="float">
            <text:p>0,699882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4061" calcext:value-type="float">
            <text:p>0,704061</text:p>
          </table:table-cell>
          <table:table-cell office:value-type="float" office:value="0.729752" calcext:value-type="float">
            <text:p>0,729752</text:p>
          </table:table-cell>
          <table:table-cell office:value-type="float" office:value="0.692531" calcext:value-type="float">
            <text:p>0,69253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14876" calcext:value-type="float">
            <text:p>0,314876</text:p>
          </table:table-cell>
          <table:table-cell office:value-type="float" office:value="0.603282" calcext:value-type="float">
            <text:p>0,603282</text:p>
          </table:table-cell>
          <table:table-cell office:value-type="float" office:value="0.693743" calcext:value-type="float">
            <text:p>0,693743</text:p>
          </table:table-cell>
          <table:table-cell office:value-type="float" office:value="0.699268" calcext:value-type="float">
            <text:p>0,699268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3164" calcext:value-type="float">
            <text:p>0,703164</text:p>
          </table:table-cell>
          <table:table-cell office:value-type="float" office:value="0.729752" calcext:value-type="float">
            <text:p>0,729752</text:p>
          </table:table-cell>
          <table:table-cell office:value-type="float" office:value="0.689946" calcext:value-type="float">
            <text:p>0,689946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17355" calcext:value-type="float">
            <text:p>0,317355</text:p>
          </table:table-cell>
          <table:table-cell office:value-type="float" office:value="0.621865" calcext:value-type="float">
            <text:p>0,621865</text:p>
          </table:table-cell>
          <table:table-cell office:value-type="float" office:value="0.695348" calcext:value-type="float">
            <text:p>0,695348</text:p>
          </table:table-cell>
          <table:table-cell office:value-type="float" office:value="0.699835" calcext:value-type="float">
            <text:p>0,699835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281" calcext:value-type="float">
            <text:p>0,70281</text:p>
          </table:table-cell>
          <table:table-cell office:value-type="float" office:value="0.729752" calcext:value-type="float">
            <text:p>0,729752</text:p>
          </table:table-cell>
          <table:table-cell office:value-type="float" office:value="0.691986" calcext:value-type="float">
            <text:p>0,69198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240496" calcext:value-type="float">
            <text:p>0,240496</text:p>
          </table:table-cell>
          <table:table-cell office:value-type="float" office:value="0.615962" calcext:value-type="float">
            <text:p>0,615962</text:p>
          </table:table-cell>
          <table:table-cell office:value-type="float" office:value="0.693152" calcext:value-type="float">
            <text:p>0,693152</text:p>
          </table:table-cell>
          <table:table-cell office:value-type="float" office:value="0.69941" calcext:value-type="float">
            <text:p>0,69941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2857" calcext:value-type="float">
            <text:p>0,702857</text:p>
          </table:table-cell>
          <table:table-cell office:value-type="float" office:value="0.729752" calcext:value-type="float">
            <text:p>0,729752</text:p>
          </table:table-cell>
          <table:table-cell office:value-type="float" office:value="0.691138" calcext:value-type="float">
            <text:p>0,691138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54545" calcext:value-type="float">
            <text:p>0,354545</text:p>
          </table:table-cell>
          <table:table-cell office:value-type="float" office:value="0.613908" calcext:value-type="float">
            <text:p>0,613908</text:p>
          </table:table-cell>
          <table:table-cell office:value-type="float" office:value="0.69157" calcext:value-type="float">
            <text:p>0,69157</text:p>
          </table:table-cell>
          <table:table-cell office:value-type="float" office:value="0.699433" calcext:value-type="float">
            <text:p>0,699433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2314" calcext:value-type="float">
            <text:p>0,702314</text:p>
          </table:table-cell>
          <table:table-cell office:value-type="float" office:value="0.729752" calcext:value-type="float">
            <text:p>0,729752</text:p>
          </table:table-cell>
          <table:table-cell office:value-type="float" office:value="0.690723" calcext:value-type="float">
            <text:p>0,690723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228926" calcext:value-type="float">
            <text:p>0,228926</text:p>
          </table:table-cell>
          <table:table-cell office:value-type="float" office:value="0.580708" calcext:value-type="float">
            <text:p>0,580708</text:p>
          </table:table-cell>
          <table:table-cell office:value-type="float" office:value="0.683353" calcext:value-type="float">
            <text:p>0,683353</text:p>
          </table:table-cell>
          <table:table-cell office:value-type="float" office:value="0.697686" calcext:value-type="float">
            <text:p>0,697686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1818" calcext:value-type="float">
            <text:p>0,701818</text:p>
          </table:table-cell>
          <table:table-cell office:value-type="float" office:value="0.729752" calcext:value-type="float">
            <text:p>0,729752</text:p>
          </table:table-cell>
          <table:table-cell office:value-type="float" office:value="0.686357" calcext:value-type="float">
            <text:p>0,686357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50413" calcext:value-type="float">
            <text:p>0,350413</text:p>
          </table:table-cell>
          <table:table-cell office:value-type="float" office:value="0.584841" calcext:value-type="float">
            <text:p>0,584841</text:p>
          </table:table-cell>
          <table:table-cell office:value-type="float" office:value="0.692326" calcext:value-type="float">
            <text:p>0,692326</text:p>
          </table:table-cell>
          <table:table-cell office:value-type="float" office:value="0.699481" calcext:value-type="float">
            <text:p>0,699481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17" calcext:value-type="float">
            <text:p>0,7017</text:p>
          </table:table-cell>
          <table:table-cell office:value-type="float" office:value="0.729752" calcext:value-type="float">
            <text:p>0,729752</text:p>
          </table:table-cell>
          <table:table-cell office:value-type="float" office:value="0.687835" calcext:value-type="float">
            <text:p>0,68783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447934" calcext:value-type="float">
            <text:p>0,447934</text:p>
          </table:table-cell>
          <table:table-cell office:value-type="float" office:value="0.633152" calcext:value-type="float">
            <text:p>0,633152</text:p>
          </table:table-cell>
          <table:table-cell office:value-type="float" office:value="0.6949" calcext:value-type="float">
            <text:p>0,6949</text:p>
          </table:table-cell>
          <table:table-cell office:value-type="float" office:value="0.699551" calcext:value-type="float">
            <text:p>0,699551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222" calcext:value-type="float">
            <text:p>0,70222</text:p>
          </table:table-cell>
          <table:table-cell office:value-type="float" office:value="0.729752" calcext:value-type="float">
            <text:p>0,729752</text:p>
          </table:table-cell>
          <table:table-cell office:value-type="float" office:value="0.692982" calcext:value-type="float">
            <text:p>0,692982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240496" calcext:value-type="float">
            <text:p>0,240496</text:p>
          </table:table-cell>
          <table:table-cell office:value-type="float" office:value="0.645667" calcext:value-type="float">
            <text:p>0,645667</text:p>
          </table:table-cell>
          <table:table-cell office:value-type="float" office:value="0.697143" calcext:value-type="float">
            <text:p>0,697143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81" calcext:value-type="float">
            <text:p>0,70281</text:p>
          </table:table-cell>
          <table:table-cell office:value-type="float" office:value="0.729752" calcext:value-type="float">
            <text:p>0,729752</text:p>
          </table:table-cell>
          <table:table-cell office:value-type="float" office:value="0.694562" calcext:value-type="float">
            <text:p>0,69456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49587" calcext:value-type="float">
            <text:p>0,349587</text:p>
          </table:table-cell>
          <table:table-cell office:value-type="float" office:value="0.647202" calcext:value-type="float">
            <text:p>0,647202</text:p>
          </table:table-cell>
          <table:table-cell office:value-type="float" office:value="0.698111" calcext:value-type="float">
            <text:p>0,698111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314" calcext:value-type="float">
            <text:p>0,70314</text:p>
          </table:table-cell>
          <table:table-cell office:value-type="float" office:value="0.729752" calcext:value-type="float">
            <text:p>0,729752</text:p>
          </table:table-cell>
          <table:table-cell office:value-type="float" office:value="0.694845" calcext:value-type="float">
            <text:p>0,694845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49587" calcext:value-type="float">
            <text:p>0,349587</text:p>
          </table:table-cell>
          <table:table-cell office:value-type="float" office:value="0.646328" calcext:value-type="float">
            <text:p>0,646328</text:p>
          </table:table-cell>
          <table:table-cell office:value-type="float" office:value="0.697851" calcext:value-type="float">
            <text:p>0,697851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3566" calcext:value-type="float">
            <text:p>0,703566</text:p>
          </table:table-cell>
          <table:table-cell office:value-type="float" office:value="0.729752" calcext:value-type="float">
            <text:p>0,729752</text:p>
          </table:table-cell>
          <table:table-cell office:value-type="float" office:value="0.694774" calcext:value-type="float">
            <text:p>0,69477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68595" calcext:value-type="float">
            <text:p>0,368595</text:p>
          </table:table-cell>
          <table:table-cell office:value-type="float" office:value="0.633034" calcext:value-type="float">
            <text:p>0,633034</text:p>
          </table:table-cell>
          <table:table-cell office:value-type="float" office:value="0.697969" calcext:value-type="float">
            <text:p>0,697969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3518" calcext:value-type="float">
            <text:p>0,703518</text:p>
          </table:table-cell>
          <table:table-cell office:value-type="float" office:value="0.729752" calcext:value-type="float">
            <text:p>0,729752</text:p>
          </table:table-cell>
          <table:table-cell office:value-type="float" office:value="0.693452" calcext:value-type="float">
            <text:p>0,693452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69421" calcext:value-type="float">
            <text:p>0,369421</text:p>
          </table:table-cell>
          <table:table-cell office:value-type="float" office:value="0.630838" calcext:value-type="float">
            <text:p>0,630838</text:p>
          </table:table-cell>
          <table:table-cell office:value-type="float" office:value="0.695277" calcext:value-type="float">
            <text:p>0,695277</text:p>
          </table:table-cell>
          <table:table-cell office:value-type="float" office:value="0.699717" calcext:value-type="float">
            <text:p>0,699717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2432" calcext:value-type="float">
            <text:p>0,702432</text:p>
          </table:table-cell>
          <table:table-cell office:value-type="float" office:value="0.729752" calcext:value-type="float">
            <text:p>0,729752</text:p>
          </table:table-cell>
          <table:table-cell office:value-type="float" office:value="0.692826" calcext:value-type="float">
            <text:p>0,69282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293388" calcext:value-type="float">
            <text:p>0,293388</text:p>
          </table:table-cell>
          <table:table-cell office:value-type="float" office:value="0.630177" calcext:value-type="float">
            <text:p>0,630177</text:p>
          </table:table-cell>
          <table:table-cell office:value-type="float" office:value="0.69778" calcext:value-type="float">
            <text:p>0,69778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172" calcext:value-type="float">
            <text:p>0,702172</text:p>
          </table:table-cell>
          <table:table-cell office:value-type="float" office:value="0.729752" calcext:value-type="float">
            <text:p>0,729752</text:p>
          </table:table-cell>
          <table:table-cell office:value-type="float" office:value="0.693013" calcext:value-type="float">
            <text:p>0,693013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480165" calcext:value-type="float">
            <text:p>0,480165</text:p>
          </table:table-cell>
          <table:table-cell office:value-type="float" office:value="0.665242" calcext:value-type="float">
            <text:p>0,665242</text:p>
          </table:table-cell>
          <table:table-cell office:value-type="float" office:value="0.698017" calcext:value-type="float">
            <text:p>0,698017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456" calcext:value-type="float">
            <text:p>0,702456</text:p>
          </table:table-cell>
          <table:table-cell office:value-type="float" office:value="0.729752" calcext:value-type="float">
            <text:p>0,729752</text:p>
          </table:table-cell>
          <table:table-cell office:value-type="float" office:value="0.696571" calcext:value-type="float">
            <text:p>0,69657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51405" calcext:value-type="float">
            <text:p>0,51405</text:p>
          </table:table-cell>
          <table:table-cell office:value-type="float" office:value="0.654168" calcext:value-type="float">
            <text:p>0,654168</text:p>
          </table:table-cell>
          <table:table-cell office:value-type="float" office:value="0.695325" calcext:value-type="float">
            <text:p>0,695325</text:p>
          </table:table-cell>
          <table:table-cell office:value-type="float" office:value="0.699906" calcext:value-type="float">
            <text:p>0,699906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2692" calcext:value-type="float">
            <text:p>0,702692</text:p>
          </table:table-cell>
          <table:table-cell office:value-type="float" office:value="0.729752" calcext:value-type="float">
            <text:p>0,729752</text:p>
          </table:table-cell>
          <table:table-cell office:value-type="float" office:value="0.695209" calcext:value-type="float">
            <text:p>0,695209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413223" calcext:value-type="float">
            <text:p>0,413223</text:p>
          </table:table-cell>
          <table:table-cell office:value-type="float" office:value="0.645974" calcext:value-type="float">
            <text:p>0,645974</text:p>
          </table:table-cell>
          <table:table-cell office:value-type="float" office:value="0.695915" calcext:value-type="float">
            <text:p>0,695915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078" calcext:value-type="float">
            <text:p>0,702078</text:p>
          </table:table-cell>
          <table:table-cell office:value-type="float" office:value="0.729752" calcext:value-type="float">
            <text:p>0,729752</text:p>
          </table:table-cell>
          <table:table-cell office:value-type="float" office:value="0.694397" calcext:value-type="float">
            <text:p>0,694397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244628" calcext:value-type="float">
            <text:p>0,244628</text:p>
          </table:table-cell>
          <table:table-cell office:value-type="float" office:value="0.597898" calcext:value-type="float">
            <text:p>0,597898</text:p>
          </table:table-cell>
          <table:table-cell office:value-type="float" office:value="0.692633" calcext:value-type="float">
            <text:p>0,692633</text:p>
          </table:table-cell>
          <table:table-cell office:value-type="float" office:value="0.699599" calcext:value-type="float">
            <text:p>0,699599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1795" calcext:value-type="float">
            <text:p>0,701795</text:p>
          </table:table-cell>
          <table:table-cell office:value-type="float" office:value="0.729752" calcext:value-type="float">
            <text:p>0,729752</text:p>
          </table:table-cell>
          <table:table-cell office:value-type="float" office:value="0.689192" calcext:value-type="float">
            <text:p>0,689192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244628" calcext:value-type="float">
            <text:p>0,244628</text:p>
          </table:table-cell>
          <table:table-cell office:value-type="float" office:value="0.60987" calcext:value-type="float">
            <text:p>0,60987</text:p>
          </table:table-cell>
          <table:table-cell office:value-type="float" office:value="0.693719" calcext:value-type="float">
            <text:p>0,693719</text:p>
          </table:table-cell>
          <table:table-cell office:value-type="float" office:value="0.699764" calcext:value-type="float">
            <text:p>0,699764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2574" calcext:value-type="float">
            <text:p>0,702574</text:p>
          </table:table-cell>
          <table:table-cell office:value-type="float" office:value="0.729752" calcext:value-type="float">
            <text:p>0,729752</text:p>
          </table:table-cell>
          <table:table-cell office:value-type="float" office:value="0.690593" calcext:value-type="float">
            <text:p>0,690593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78512" calcext:value-type="float">
            <text:p>0,378512</text:p>
          </table:table-cell>
          <table:table-cell office:value-type="float" office:value="0.624416" calcext:value-type="float">
            <text:p>0,624416</text:p>
          </table:table-cell>
          <table:table-cell office:value-type="float" office:value="0.69405" calcext:value-type="float">
            <text:p>0,69405</text:p>
          </table:table-cell>
          <table:table-cell office:value-type="float" office:value="0.699811" calcext:value-type="float">
            <text:p>0,699811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2786" calcext:value-type="float">
            <text:p>0,702786</text:p>
          </table:table-cell>
          <table:table-cell office:value-type="float" office:value="0.729752" calcext:value-type="float">
            <text:p>0,729752</text:p>
          </table:table-cell>
          <table:table-cell office:value-type="float" office:value="0.692106" calcext:value-type="float">
            <text:p>0,692106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72727" calcext:value-type="float">
            <text:p>0,372727</text:p>
          </table:table-cell>
          <table:table-cell office:value-type="float" office:value="0.625455" calcext:value-type="float">
            <text:p>0,625455</text:p>
          </table:table-cell>
          <table:table-cell office:value-type="float" office:value="0.694475" calcext:value-type="float">
            <text:p>0,694475</text:p>
          </table:table-cell>
          <table:table-cell office:value-type="float" office:value="0.699882" calcext:value-type="float">
            <text:p>0,699882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3566" calcext:value-type="float">
            <text:p>0,703566</text:p>
          </table:table-cell>
          <table:table-cell office:value-type="float" office:value="0.729752" calcext:value-type="float">
            <text:p>0,729752</text:p>
          </table:table-cell>
          <table:table-cell office:value-type="float" office:value="0.692338" calcext:value-type="float">
            <text:p>0,692338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78512" calcext:value-type="float">
            <text:p>0,378512</text:p>
          </table:table-cell>
          <table:table-cell office:value-type="float" office:value="0.612208" calcext:value-type="float">
            <text:p>0,612208</text:p>
          </table:table-cell>
          <table:table-cell office:value-type="float" office:value="0.695986" calcext:value-type="float">
            <text:p>0,695986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4061" calcext:value-type="float">
            <text:p>0,704061</text:p>
          </table:table-cell>
          <table:table-cell office:value-type="float" office:value="0.729752" calcext:value-type="float">
            <text:p>0,729752</text:p>
          </table:table-cell>
          <table:table-cell office:value-type="float" office:value="0.691226" calcext:value-type="float">
            <text:p>0,691226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27686" calcext:value-type="float">
            <text:p>0,27686</text:p>
          </table:table-cell>
          <table:table-cell office:value-type="float" office:value="0.594852" calcext:value-type="float">
            <text:p>0,594852</text:p>
          </table:table-cell>
          <table:table-cell office:value-type="float" office:value="0.69497" calcext:value-type="float">
            <text:p>0,69497</text:p>
          </table:table-cell>
          <table:table-cell office:value-type="float" office:value="0.699953" calcext:value-type="float">
            <text:p>0,699953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4439" calcext:value-type="float">
            <text:p>0,704439</text:p>
          </table:table-cell>
          <table:table-cell office:value-type="float" office:value="0.729752" calcext:value-type="float">
            <text:p>0,729752</text:p>
          </table:table-cell>
          <table:table-cell office:value-type="float" office:value="0.689421" calcext:value-type="float">
            <text:p>0,68942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13223" calcext:value-type="float">
            <text:p>0,313223</text:p>
          </table:table-cell>
          <table:table-cell office:value-type="float" office:value="0.630673" calcext:value-type="float">
            <text:p>0,630673</text:p>
          </table:table-cell>
          <table:table-cell office:value-type="float" office:value="0.697568" calcext:value-type="float">
            <text:p>0,697568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6375" calcext:value-type="float">
            <text:p>0,706375</text:p>
          </table:table-cell>
          <table:table-cell office:value-type="float" office:value="0.729752" calcext:value-type="float">
            <text:p>0,729752</text:p>
          </table:table-cell>
          <table:table-cell office:value-type="float" office:value="0.693462" calcext:value-type="float">
            <text:p>0,693462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13223" calcext:value-type="float">
            <text:p>0,313223</text:p>
          </table:table-cell>
          <table:table-cell office:value-type="float" office:value="0.6132" calcext:value-type="float">
            <text:p>0,6132</text:p>
          </table:table-cell>
          <table:table-cell office:value-type="float" office:value="0.694923" calcext:value-type="float">
            <text:p>0,694923</text:p>
          </table:table-cell>
          <table:table-cell office:value-type="float" office:value="0.699858" calcext:value-type="float">
            <text:p>0,699858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6092" calcext:value-type="float">
            <text:p>0,706092</text:p>
          </table:table-cell>
          <table:table-cell office:value-type="float" office:value="0.729752" calcext:value-type="float">
            <text:p>0,729752</text:p>
          </table:table-cell>
          <table:table-cell office:value-type="float" office:value="0.691407" calcext:value-type="float">
            <text:p>0,691407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65289" calcext:value-type="float">
            <text:p>0,365289</text:p>
          </table:table-cell>
          <table:table-cell office:value-type="float" office:value="0.605077" calcext:value-type="float">
            <text:p>0,605077</text:p>
          </table:table-cell>
          <table:table-cell office:value-type="float" office:value="0.691263" calcext:value-type="float">
            <text:p>0,691263</text:p>
          </table:table-cell>
          <table:table-cell office:value-type="float" office:value="0.699008" calcext:value-type="float">
            <text:p>0,699008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588" calcext:value-type="float">
            <text:p>0,70588</text:p>
          </table:table-cell>
          <table:table-cell office:value-type="float" office:value="0.729752" calcext:value-type="float">
            <text:p>0,729752</text:p>
          </table:table-cell>
          <table:table-cell office:value-type="float" office:value="0.690123" calcext:value-type="float">
            <text:p>0,690123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66942" calcext:value-type="float">
            <text:p>0,366942</text:p>
          </table:table-cell>
          <table:table-cell office:value-type="float" office:value="0.594876" calcext:value-type="float">
            <text:p>0,594876</text:p>
          </table:table-cell>
          <table:table-cell office:value-type="float" office:value="0.691641" calcext:value-type="float">
            <text:p>0,691641</text:p>
          </table:table-cell>
          <table:table-cell office:value-type="float" office:value="0.698749" calcext:value-type="float">
            <text:p>0,698749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4817" calcext:value-type="float">
            <text:p>0,704817</text:p>
          </table:table-cell>
          <table:table-cell office:value-type="float" office:value="0.729752" calcext:value-type="float">
            <text:p>0,729752</text:p>
          </table:table-cell>
          <table:table-cell office:value-type="float" office:value="0.689008" calcext:value-type="float">
            <text:p>0,689008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229752" calcext:value-type="float">
            <text:p>0,229752</text:p>
          </table:table-cell>
          <table:table-cell office:value-type="float" office:value="0.598229" calcext:value-type="float">
            <text:p>0,598229</text:p>
          </table:table-cell>
          <table:table-cell office:value-type="float" office:value="0.690838" calcext:value-type="float">
            <text:p>0,690838</text:p>
          </table:table-cell>
          <table:table-cell office:value-type="float" office:value="0.697686" calcext:value-type="float">
            <text:p>0,697686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5077" calcext:value-type="float">
            <text:p>0,705077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89183" calcext:value-type="float">
            <text:p>0,689183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229752" calcext:value-type="float">
            <text:p>0,229752</text:p>
          </table:table-cell>
          <table:table-cell office:value-type="float" office:value="0.582692" calcext:value-type="float">
            <text:p>0,582692</text:p>
          </table:table-cell>
          <table:table-cell office:value-type="float" office:value="0.68961" calcext:value-type="float">
            <text:p>0,68961</text:p>
          </table:table-cell>
          <table:table-cell office:value-type="float" office:value="0.697355" calcext:value-type="float">
            <text:p>0,697355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3518" calcext:value-type="float">
            <text:p>0,703518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87318" calcext:value-type="float">
            <text:p>0,687318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07438" calcext:value-type="float">
            <text:p>0,307438</text:p>
          </table:table-cell>
          <table:table-cell office:value-type="float" office:value="0.610791" calcext:value-type="float">
            <text:p>0,610791</text:p>
          </table:table-cell>
          <table:table-cell office:value-type="float" office:value="0.692727" calcext:value-type="float">
            <text:p>0,692727</text:p>
          </table:table-cell>
          <table:table-cell office:value-type="float" office:value="0.698205" calcext:value-type="float">
            <text:p>0,698205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4439" calcext:value-type="float">
            <text:p>0,704439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0616" calcext:value-type="float">
            <text:p>0,69061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472727" calcext:value-type="float">
            <text:p>0,472727</text:p>
          </table:table-cell>
          <table:table-cell office:value-type="float" office:value="0.651665" calcext:value-type="float">
            <text:p>0,651665</text:p>
          </table:table-cell>
          <table:table-cell office:value-type="float" office:value="0.695466" calcext:value-type="float">
            <text:p>0,695466</text:p>
          </table:table-cell>
          <table:table-cell office:value-type="float" office:value="0.699197" calcext:value-type="float">
            <text:p>0,699197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4321" calcext:value-type="float">
            <text:p>0,704321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5065" calcext:value-type="float">
            <text:p>0,69506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61983" calcext:value-type="float">
            <text:p>0,461983</text:p>
          </table:table-cell>
          <table:table-cell office:value-type="float" office:value="0.64137" calcext:value-type="float">
            <text:p>0,64137</text:p>
          </table:table-cell>
          <table:table-cell office:value-type="float" office:value="0.692562" calcext:value-type="float">
            <text:p>0,692562</text:p>
          </table:table-cell>
          <table:table-cell office:value-type="float" office:value="0.698087" calcext:value-type="float">
            <text:p>0,698087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4321" calcext:value-type="float">
            <text:p>0,704321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3634" calcext:value-type="float">
            <text:p>0,693634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28843" calcext:value-type="float">
            <text:p>0,28843</text:p>
          </table:table-cell>
          <table:table-cell office:value-type="float" office:value="0.623684" calcext:value-type="float">
            <text:p>0,623684</text:p>
          </table:table-cell>
          <table:table-cell office:value-type="float" office:value="0.692349" calcext:value-type="float">
            <text:p>0,692349</text:p>
          </table:table-cell>
          <table:table-cell office:value-type="float" office:value="0.698394" calcext:value-type="float">
            <text:p>0,698394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4014" calcext:value-type="float">
            <text:p>0,704014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1844" calcext:value-type="float">
            <text:p>0,691844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271901" calcext:value-type="float">
            <text:p>0,271901</text:p>
          </table:table-cell>
          <table:table-cell office:value-type="float" office:value="0.610413" calcext:value-type="float">
            <text:p>0,610413</text:p>
          </table:table-cell>
          <table:table-cell office:value-type="float" office:value="0.692208" calcext:value-type="float">
            <text:p>0,692208</text:p>
          </table:table-cell>
          <table:table-cell office:value-type="float" office:value="0.698796" calcext:value-type="float">
            <text:p>0,698796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5762" calcext:value-type="float">
            <text:p>0,705762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0718" calcext:value-type="float">
            <text:p>0,690718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491736" calcext:value-type="float">
            <text:p>0,491736</text:p>
          </table:table-cell>
          <table:table-cell office:value-type="float" office:value="0.656671" calcext:value-type="float">
            <text:p>0,656671</text:p>
          </table:table-cell>
          <table:table-cell office:value-type="float" office:value="0.697804" calcext:value-type="float">
            <text:p>0,697804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3802" calcext:value-type="float">
            <text:p>0,703802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5828" calcext:value-type="float">
            <text:p>0,695828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540496" calcext:value-type="float">
            <text:p>0,540496</text:p>
          </table:table-cell>
          <table:table-cell office:value-type="float" office:value="0.671405" calcext:value-type="float">
            <text:p>0,671405</text:p>
          </table:table-cell>
          <table:table-cell office:value-type="float" office:value="0.698253" calcext:value-type="float">
            <text:p>0,698253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366" calcext:value-type="float">
            <text:p>0,70366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7332" calcext:value-type="float">
            <text:p>0,697332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352066" calcext:value-type="float">
            <text:p>0,352066</text:p>
          </table:table-cell>
          <table:table-cell office:value-type="float" office:value="0.663542" calcext:value-type="float">
            <text:p>0,663542</text:p>
          </table:table-cell>
          <table:table-cell office:value-type="float" office:value="0.697804" calcext:value-type="float">
            <text:p>0,697804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3164" calcext:value-type="float">
            <text:p>0,703164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6451" calcext:value-type="float">
            <text:p>0,69645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389256" calcext:value-type="float">
            <text:p>0,389256</text:p>
          </table:table-cell>
          <table:table-cell office:value-type="float" office:value="0.655277" calcext:value-type="float">
            <text:p>0,655277</text:p>
          </table:table-cell>
          <table:table-cell office:value-type="float" office:value="0.698017" calcext:value-type="float">
            <text:p>0,698017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747" calcext:value-type="float">
            <text:p>0,701747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5504" calcext:value-type="float">
            <text:p>0,695504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58843" calcext:value-type="float">
            <text:p>0,58843</text:p>
          </table:table-cell>
          <table:table-cell office:value-type="float" office:value="0.680638" calcext:value-type="float">
            <text:p>0,680638</text:p>
          </table:table-cell>
          <table:table-cell office:value-type="float" office:value="0.699197" calcext:value-type="float">
            <text:p>0,699197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34" calcext:value-type="float">
            <text:p>0,7034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8323" calcext:value-type="float">
            <text:p>0,698323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483471" calcext:value-type="float">
            <text:p>0,483471</text:p>
          </table:table-cell>
          <table:table-cell office:value-type="float" office:value="0.667107" calcext:value-type="float">
            <text:p>0,667107</text:p>
          </table:table-cell>
          <table:table-cell office:value-type="float" office:value="0.699244" calcext:value-type="float">
            <text:p>0,699244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597" calcext:value-type="float">
            <text:p>0,702597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6895" calcext:value-type="float">
            <text:p>0,696895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483471" calcext:value-type="float">
            <text:p>0,483471</text:p>
          </table:table-cell>
          <table:table-cell office:value-type="float" office:value="0.675584" calcext:value-type="float">
            <text:p>0,675584</text:p>
          </table:table-cell>
          <table:table-cell office:value-type="float" office:value="0.699504" calcext:value-type="float">
            <text:p>0,699504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747" calcext:value-type="float">
            <text:p>0,701747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7684" calcext:value-type="float">
            <text:p>0,697684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622314" calcext:value-type="float">
            <text:p>0,622314</text:p>
          </table:table-cell>
          <table:table-cell office:value-type="float" office:value="0.690767" calcext:value-type="float">
            <text:p>0,690767</text:p>
          </table:table-cell>
          <table:table-cell office:value-type="float" office:value="0.699693" calcext:value-type="float">
            <text:p>0,699693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747" calcext:value-type="float">
            <text:p>0,701747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9221" calcext:value-type="float">
            <text:p>0,69922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55372" calcext:value-type="float">
            <text:p>0,655372</text:p>
          </table:table-cell>
          <table:table-cell office:value-type="float" office:value="0.693436" calcext:value-type="float">
            <text:p>0,693436</text:p>
          </table:table-cell>
          <table:table-cell office:value-type="float" office:value="0.699835" calcext:value-type="float">
            <text:p>0,699835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692" calcext:value-type="float">
            <text:p>0,702692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9596" calcext:value-type="float">
            <text:p>0,699596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665289" calcext:value-type="float">
            <text:p>0,665289</text:p>
          </table:table-cell>
          <table:table-cell office:value-type="float" office:value="0.692963" calcext:value-type="float">
            <text:p>0,692963</text:p>
          </table:table-cell>
          <table:table-cell table:number-columns-repeated="8" office:value-type="float" office:value="0.7" calcext:value-type="float">
            <text:p>0,7</text:p>
          </table:table-cell>
          <table:table-cell office:value-type="float" office:value="0.701747" calcext:value-type="float">
            <text:p>0,701747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9471" calcext:value-type="float">
            <text:p>0,69947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672727" calcext:value-type="float">
            <text:p>0,672727</text:p>
          </table:table-cell>
          <table:table-cell office:value-type="float" office:value="0.692468" calcext:value-type="float">
            <text:p>0,692468</text:p>
          </table:table-cell>
          <table:table-cell office:value-type="float" office:value="0.699599" calcext:value-type="float">
            <text:p>0,699599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818" calcext:value-type="float">
            <text:p>0,701818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9388" calcext:value-type="float">
            <text:p>0,699388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629752" calcext:value-type="float">
            <text:p>0,629752</text:p>
          </table:table-cell>
          <table:table-cell office:value-type="float" office:value="0.687721" calcext:value-type="float">
            <text:p>0,687721</text:p>
          </table:table-cell>
          <table:table-cell office:value-type="float" office:value="0.698583" calcext:value-type="float">
            <text:p>0,698583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196" calcext:value-type="float">
            <text:p>0,702196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885" calcext:value-type="float">
            <text:p>0,69885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536364" calcext:value-type="float">
            <text:p>0,536364</text:p>
          </table:table-cell>
          <table:table-cell office:value-type="float" office:value="0.67974" calcext:value-type="float">
            <text:p>0,67974</text:p>
          </table:table-cell>
          <table:table-cell office:value-type="float" office:value="0.6983" calcext:value-type="float">
            <text:p>0,6983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904" calcext:value-type="float">
            <text:p>0,702904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8094" calcext:value-type="float">
            <text:p>0,698094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645455" calcext:value-type="float">
            <text:p>0,645455</text:p>
          </table:table-cell>
          <table:table-cell office:value-type="float" office:value="0.685549" calcext:value-type="float">
            <text:p>0,685549</text:p>
          </table:table-cell>
          <table:table-cell office:value-type="float" office:value="0.697639" calcext:value-type="float">
            <text:p>0,697639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5478" calcext:value-type="float">
            <text:p>0,705478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8867" calcext:value-type="float">
            <text:p>0,698867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67438" calcext:value-type="float">
            <text:p>0,67438</text:p>
          </table:table-cell>
          <table:table-cell office:value-type="float" office:value="0.690319" calcext:value-type="float">
            <text:p>0,690319</text:p>
          </table:table-cell>
          <table:table-cell office:value-type="float" office:value="0.699126" calcext:value-type="float">
            <text:p>0,699126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425" calcext:value-type="float">
            <text:p>0,70425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937" calcext:value-type="float">
            <text:p>0,6993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445455" calcext:value-type="float">
            <text:p>0,445455</text:p>
          </table:table-cell>
          <table:table-cell office:value-type="float" office:value="0.682834" calcext:value-type="float">
            <text:p>0,682834</text:p>
          </table:table-cell>
          <table:table-cell office:value-type="float" office:value="0.698583" calcext:value-type="float">
            <text:p>0,698583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4109" calcext:value-type="float">
            <text:p>0,704109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8553" calcext:value-type="float">
            <text:p>0,698553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542149" calcext:value-type="float">
            <text:p>0,542149</text:p>
          </table:table-cell>
          <table:table-cell office:value-type="float" office:value="0.679976" calcext:value-type="float">
            <text:p>0,679976</text:p>
          </table:table-cell>
          <table:table-cell office:value-type="float" office:value="0.69771" calcext:value-type="float">
            <text:p>0,69771</text:p>
          </table:table-cell>
          <table:table-cell office:value-type="float" office:value="0.699976" calcext:value-type="float">
            <text:p>0,699976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4085" calcext:value-type="float">
            <text:p>0,704085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8175" calcext:value-type="float">
            <text:p>0,698175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469421" calcext:value-type="float">
            <text:p>0,469421</text:p>
          </table:table-cell>
          <table:table-cell office:value-type="float" office:value="0.674947" calcext:value-type="float">
            <text:p>0,674947</text:p>
          </table:table-cell>
          <table:table-cell office:value-type="float" office:value="0.696269" calcext:value-type="float">
            <text:p>0,696269</text:p>
          </table:table-cell>
          <table:table-cell office:value-type="float" office:value="0.69941" calcext:value-type="float">
            <text:p>0,69941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647" calcext:value-type="float">
            <text:p>0,70647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771" calcext:value-type="float">
            <text:p>0,6977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398347" calcext:value-type="float">
            <text:p>0,398347</text:p>
          </table:table-cell>
          <table:table-cell office:value-type="float" office:value="0.680283" calcext:value-type="float">
            <text:p>0,680283</text:p>
          </table:table-cell>
          <table:table-cell office:value-type="float" office:value="0.69693" calcext:value-type="float">
            <text:p>0,69693</text:p>
          </table:table-cell>
          <table:table-cell office:value-type="float" office:value="0.699457" calcext:value-type="float">
            <text:p>0,699457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7273" calcext:value-type="float">
            <text:p>0,707273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8394" calcext:value-type="float">
            <text:p>0,698394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638843" calcext:value-type="float">
            <text:p>0,638843</text:p>
          </table:table-cell>
          <table:table-cell office:value-type="float" office:value="0.683377" calcext:value-type="float">
            <text:p>0,683377</text:p>
          </table:table-cell>
          <table:table-cell office:value-type="float" office:value="0.696411" calcext:value-type="float">
            <text:p>0,696411</text:p>
          </table:table-cell>
          <table:table-cell office:value-type="float" office:value="0.699433" calcext:value-type="float">
            <text:p>0,699433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5478" calcext:value-type="float">
            <text:p>0,705478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847" calcext:value-type="float">
            <text:p>0,69847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38843" calcext:value-type="float">
            <text:p>0,638843</text:p>
          </table:table-cell>
          <table:table-cell office:value-type="float" office:value="0.685974" calcext:value-type="float">
            <text:p>0,685974</text:p>
          </table:table-cell>
          <table:table-cell office:value-type="float" office:value="0.696269" calcext:value-type="float">
            <text:p>0,696269</text:p>
          </table:table-cell>
          <table:table-cell office:value-type="float" office:value="0.699386" calcext:value-type="float">
            <text:p>0,699386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4699" calcext:value-type="float">
            <text:p>0,704699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8633" calcext:value-type="float">
            <text:p>0,698633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570248" calcext:value-type="float">
            <text:p>0,570248</text:p>
          </table:table-cell>
          <table:table-cell office:value-type="float" office:value="0.684935" calcext:value-type="float">
            <text:p>0,684935</text:p>
          </table:table-cell>
          <table:table-cell office:value-type="float" office:value="0.697332" calcext:value-type="float">
            <text:p>0,697332</text:p>
          </table:table-cell>
          <table:table-cell office:value-type="float" office:value="0.699906" calcext:value-type="float">
            <text:p>0,699906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673" calcext:value-type="float">
            <text:p>0,70673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889" calcext:value-type="float">
            <text:p>0,69889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63636" calcext:value-type="float">
            <text:p>0,563636</text:p>
          </table:table-cell>
          <table:table-cell office:value-type="float" office:value="0.675702" calcext:value-type="float">
            <text:p>0,675702</text:p>
          </table:table-cell>
          <table:table-cell office:value-type="float" office:value="0.697119" calcext:value-type="float">
            <text:p>0,697119</text:p>
          </table:table-cell>
          <table:table-cell office:value-type="float" office:value="0.699811" calcext:value-type="float">
            <text:p>0,699811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8005" calcext:value-type="float">
            <text:p>0,708005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8064" calcext:value-type="float">
            <text:p>0,698064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563636" calcext:value-type="float">
            <text:p>0,563636</text:p>
          </table:table-cell>
          <table:table-cell office:value-type="float" office:value="0.677143" calcext:value-type="float">
            <text:p>0,677143</text:p>
          </table:table-cell>
          <table:table-cell office:value-type="float" office:value="0.697473" calcext:value-type="float">
            <text:p>0,697473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5998" calcext:value-type="float">
            <text:p>0,705998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8061" calcext:value-type="float">
            <text:p>0,69806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304959" calcext:value-type="float">
            <text:p>0,304959</text:p>
          </table:table-cell>
          <table:table-cell office:value-type="float" office:value="0.651523" calcext:value-type="float">
            <text:p>0,651523</text:p>
          </table:table-cell>
          <table:table-cell office:value-type="float" office:value="0.698394" calcext:value-type="float">
            <text:p>0,698394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4982" calcext:value-type="float">
            <text:p>0,704982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549" calcext:value-type="float">
            <text:p>0,69549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365289" calcext:value-type="float">
            <text:p>0,365289</text:p>
          </table:table-cell>
          <table:table-cell office:value-type="float" office:value="0.665242" calcext:value-type="float">
            <text:p>0,665242</text:p>
          </table:table-cell>
          <table:table-cell office:value-type="float" office:value="0.697993" calcext:value-type="float">
            <text:p>0,697993</text:p>
          </table:table-cell>
          <table:table-cell office:value-type="float" office:value="0.699882" calcext:value-type="float">
            <text:p>0,699882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5313" calcext:value-type="float">
            <text:p>0,705313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6843" calcext:value-type="float">
            <text:p>0,696843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634711" calcext:value-type="float">
            <text:p>0,634711</text:p>
          </table:table-cell>
          <table:table-cell office:value-type="float" office:value="0.684486" calcext:value-type="float">
            <text:p>0,684486</text:p>
          </table:table-cell>
          <table:table-cell office:value-type="float" office:value="0.698772" calcext:value-type="float">
            <text:p>0,698772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5785" calcext:value-type="float">
            <text:p>0,705785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8904" calcext:value-type="float">
            <text:p>0,698904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652893" calcext:value-type="float">
            <text:p>0,652893</text:p>
          </table:table-cell>
          <table:table-cell office:value-type="float" office:value="0.690035" calcext:value-type="float">
            <text:p>0,690035</text:p>
          </table:table-cell>
          <table:table-cell office:value-type="float" office:value="0.69889" calcext:value-type="float">
            <text:p>0,69889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4841" calcext:value-type="float">
            <text:p>0,704841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9377" calcext:value-type="float">
            <text:p>0,699377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547934" calcext:value-type="float">
            <text:p>0,547934</text:p>
          </table:table-cell>
          <table:table-cell office:value-type="float" office:value="0.679764" calcext:value-type="float">
            <text:p>0,679764</text:p>
          </table:table-cell>
          <table:table-cell office:value-type="float" office:value="0.697757" calcext:value-type="float">
            <text:p>0,697757</text:p>
          </table:table-cell>
          <table:table-cell office:value-type="float" office:value="0.699953" calcext:value-type="float">
            <text:p>0,699953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4345" calcext:value-type="float">
            <text:p>0,704345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8182" calcext:value-type="float">
            <text:p>0,698182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404959" calcext:value-type="float">
            <text:p>0,404959</text:p>
          </table:table-cell>
          <table:table-cell office:value-type="float" office:value="0.673648" calcext:value-type="float">
            <text:p>0,673648</text:p>
          </table:table-cell>
          <table:table-cell office:value-type="float" office:value="0.698678" calcext:value-type="float">
            <text:p>0,698678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4628" calcext:value-type="float">
            <text:p>0,704628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7695" calcext:value-type="float">
            <text:p>0,697695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343802" calcext:value-type="float">
            <text:p>0,343802</text:p>
          </table:table-cell>
          <table:table-cell office:value-type="float" office:value="0.681133" calcext:value-type="float">
            <text:p>0,681133</text:p>
          </table:table-cell>
          <table:table-cell office:value-type="float" office:value="0.698489" calcext:value-type="float">
            <text:p>0,698489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6635" calcext:value-type="float">
            <text:p>0,706635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8626" calcext:value-type="float">
            <text:p>0,698626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60331" calcext:value-type="float">
            <text:p>0,160331</text:p>
          </table:table-cell>
          <table:table-cell office:value-type="float" office:value="0.638701" calcext:value-type="float">
            <text:p>0,638701</text:p>
          </table:table-cell>
          <table:table-cell office:value-type="float" office:value="0.697308" calcext:value-type="float">
            <text:p>0,697308</text:p>
          </table:table-cell>
          <table:table-cell office:value-type="float" office:value="0.699622" calcext:value-type="float">
            <text:p>0,699622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6375" calcext:value-type="float">
            <text:p>0,706375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4201" calcext:value-type="float">
            <text:p>0,69420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427273" calcext:value-type="float">
            <text:p>0,427273</text:p>
          </table:table-cell>
          <table:table-cell office:value-type="float" office:value="0.669587" calcext:value-type="float">
            <text:p>0,669587</text:p>
          </table:table-cell>
          <table:table-cell office:value-type="float" office:value="0.697261" calcext:value-type="float">
            <text:p>0,697261</text:p>
          </table:table-cell>
          <table:table-cell office:value-type="float" office:value="0.699953" calcext:value-type="float">
            <text:p>0,699953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6305" calcext:value-type="float">
            <text:p>0,706305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7311" calcext:value-type="float">
            <text:p>0,697311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555372" calcext:value-type="float">
            <text:p>0,555372</text:p>
          </table:table-cell>
          <table:table-cell office:value-type="float" office:value="0.678135" calcext:value-type="float">
            <text:p>0,678135</text:p>
          </table:table-cell>
          <table:table-cell office:value-type="float" office:value="0.69804" calcext:value-type="float">
            <text:p>0,69804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6753" calcext:value-type="float">
            <text:p>0,706753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8293" calcext:value-type="float">
            <text:p>0,698293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604959" calcext:value-type="float">
            <text:p>0,604959</text:p>
          </table:table-cell>
          <table:table-cell office:value-type="float" office:value="0.685242" calcext:value-type="float">
            <text:p>0,685242</text:p>
          </table:table-cell>
          <table:table-cell office:value-type="float" office:value="0.697757" calcext:value-type="float">
            <text:p>0,697757</text:p>
          </table:table-cell>
          <table:table-cell office:value-type="float" office:value="0.699906" calcext:value-type="float">
            <text:p>0,699906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5785" calcext:value-type="float">
            <text:p>0,705785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8869" calcext:value-type="float">
            <text:p>0,698869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597521" calcext:value-type="float">
            <text:p>0,597521</text:p>
          </table:table-cell>
          <table:table-cell office:value-type="float" office:value="0.687863" calcext:value-type="float">
            <text:p>0,687863</text:p>
          </table:table-cell>
          <table:table-cell office:value-type="float" office:value="0.698607" calcext:value-type="float">
            <text:p>0,698607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7627" calcext:value-type="float">
            <text:p>0,707627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941" calcext:value-type="float">
            <text:p>0,6994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669421" calcext:value-type="float">
            <text:p>0,669421</text:p>
          </table:table-cell>
          <table:table-cell office:value-type="float" office:value="0.691617" calcext:value-type="float">
            <text:p>0,691617</text:p>
          </table:table-cell>
          <table:table-cell office:value-type="float" office:value="0.699032" calcext:value-type="float">
            <text:p>0,699032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12255" calcext:value-type="float">
            <text:p>0,712255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70029" calcext:value-type="float">
            <text:p>0,7002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7438" calcext:value-type="float">
            <text:p>0,67438</text:p>
          </table:table-cell>
          <table:table-cell office:value-type="float" office:value="0.691358" calcext:value-type="float">
            <text:p>0,691358</text:p>
          </table:table-cell>
          <table:table-cell office:value-type="float" office:value="0.699008" calcext:value-type="float">
            <text:p>0,699008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11924" calcext:value-type="float">
            <text:p>0,711924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700229" calcext:value-type="float">
            <text:p>0,700229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307438" calcext:value-type="float">
            <text:p>0,307438</text:p>
          </table:table-cell>
          <table:table-cell office:value-type="float" office:value="0.674593" calcext:value-type="float">
            <text:p>0,674593</text:p>
          </table:table-cell>
          <table:table-cell office:value-type="float" office:value="0.697639" calcext:value-type="float">
            <text:p>0,697639</text:p>
          </table:table-cell>
          <table:table-cell office:value-type="float" office:value="0.699646" calcext:value-type="float">
            <text:p>0,699646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9374" calcext:value-type="float">
            <text:p>0,709374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8125" calcext:value-type="float">
            <text:p>0,698125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307438" calcext:value-type="float">
            <text:p>0,307438</text:p>
          </table:table-cell>
          <table:table-cell office:value-type="float" office:value="0.671145" calcext:value-type="float">
            <text:p>0,671145</text:p>
          </table:table-cell>
          <table:table-cell office:value-type="float" office:value="0.697875" calcext:value-type="float">
            <text:p>0,697875</text:p>
          </table:table-cell>
          <table:table-cell office:value-type="float" office:value="0.699693" calcext:value-type="float">
            <text:p>0,699693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5596" calcext:value-type="float">
            <text:p>0,705596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7431" calcext:value-type="float">
            <text:p>0,69743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679339" calcext:value-type="float">
            <text:p>0,679339</text:p>
          </table:table-cell>
          <table:table-cell office:value-type="float" office:value="0.690933" calcext:value-type="float">
            <text:p>0,690933</text:p>
          </table:table-cell>
          <table:table-cell office:value-type="float" office:value="0.698205" calcext:value-type="float">
            <text:p>0,698205</text:p>
          </table:table-cell>
          <table:table-cell office:value-type="float" office:value="0.699976" calcext:value-type="float">
            <text:p>0,699976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9705" calcext:value-type="float">
            <text:p>0,709705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9882" calcext:value-type="float">
            <text:p>0,69988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679339" calcext:value-type="float">
            <text:p>0,679339</text:p>
          </table:table-cell>
          <table:table-cell office:value-type="float" office:value="0.693506" calcext:value-type="float">
            <text:p>0,693506</text:p>
          </table:table-cell>
          <table:table-cell office:value-type="float" office:value="0.698867" calcext:value-type="float">
            <text:p>0,698867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8076" calcext:value-type="float">
            <text:p>0,708076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700045" calcext:value-type="float">
            <text:p>0,700045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673554" calcext:value-type="float">
            <text:p>0,673554</text:p>
          </table:table-cell>
          <table:table-cell office:value-type="float" office:value="0.692066" calcext:value-type="float">
            <text:p>0,692066</text:p>
          </table:table-cell>
          <table:table-cell office:value-type="float" office:value="0.698961" calcext:value-type="float">
            <text:p>0,698961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7296" calcext:value-type="float">
            <text:p>0,707296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9832" calcext:value-type="float">
            <text:p>0,699832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673554" calcext:value-type="float">
            <text:p>0,673554</text:p>
          </table:table-cell>
          <table:table-cell office:value-type="float" office:value="0.69072" calcext:value-type="float">
            <text:p>0,69072</text:p>
          </table:table-cell>
          <table:table-cell office:value-type="float" office:value="0.698678" calcext:value-type="float">
            <text:p>0,698678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7745" calcext:value-type="float">
            <text:p>0,707745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9714" calcext:value-type="float">
            <text:p>0,699714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677686" calcext:value-type="float">
            <text:p>0,677686</text:p>
          </table:table-cell>
          <table:table-cell office:value-type="float" office:value="0.69124" calcext:value-type="float">
            <text:p>0,69124</text:p>
          </table:table-cell>
          <table:table-cell office:value-type="float" office:value="0.6983" calcext:value-type="float">
            <text:p>0,6983</text:p>
          </table:table-cell>
          <table:table-cell office:value-type="float" office:value="0.699976" calcext:value-type="float">
            <text:p>0,699976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7202" calcext:value-type="float">
            <text:p>0,707202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9672" calcext:value-type="float">
            <text:p>0,699672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77686" calcext:value-type="float">
            <text:p>0,677686</text:p>
          </table:table-cell>
          <table:table-cell office:value-type="float" office:value="0.691688" calcext:value-type="float">
            <text:p>0,691688</text:p>
          </table:table-cell>
          <table:table-cell office:value-type="float" office:value="0.698985" calcext:value-type="float">
            <text:p>0,698985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10885" calcext:value-type="float">
            <text:p>0,710885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700156" calcext:value-type="float">
            <text:p>0,700156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485124" calcext:value-type="float">
            <text:p>0,485124</text:p>
          </table:table-cell>
          <table:table-cell office:value-type="float" office:value="0.68425" calcext:value-type="float">
            <text:p>0,68425</text:p>
          </table:table-cell>
          <table:table-cell office:value-type="float" office:value="0.697639" calcext:value-type="float">
            <text:p>0,697639</text:p>
          </table:table-cell>
          <table:table-cell office:value-type="float" office:value="0.699858" calcext:value-type="float">
            <text:p>0,699858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8288" calcext:value-type="float">
            <text:p>0,708288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9004" calcext:value-type="float">
            <text:p>0,69900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82645" calcext:value-type="float">
            <text:p>0,682645</text:p>
          </table:table-cell>
          <table:table-cell office:value-type="float" office:value="0.691736" calcext:value-type="float">
            <text:p>0,691736</text:p>
          </table:table-cell>
          <table:table-cell office:value-type="float" office:value="0.697946" calcext:value-type="float">
            <text:p>0,697946</text:p>
          </table:table-cell>
          <table:table-cell office:value-type="float" office:value="0.699906" calcext:value-type="float">
            <text:p>0,699906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876" calcext:value-type="float">
            <text:p>0,70876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9835" calcext:value-type="float">
            <text:p>0,699835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675207" calcext:value-type="float">
            <text:p>0,675207</text:p>
          </table:table-cell>
          <table:table-cell office:value-type="float" office:value="0.691051" calcext:value-type="float">
            <text:p>0,691051</text:p>
          </table:table-cell>
          <table:table-cell office:value-type="float" office:value="0.698607" calcext:value-type="float">
            <text:p>0,698607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10744" calcext:value-type="float">
            <text:p>0,710744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70004" calcext:value-type="float">
            <text:p>0,70004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534711" calcext:value-type="float">
            <text:p>0,534711</text:p>
          </table:table-cell>
          <table:table-cell office:value-type="float" office:value="0.685785" calcext:value-type="float">
            <text:p>0,685785</text:p>
          </table:table-cell>
          <table:table-cell office:value-type="float" office:value="0.698323" calcext:value-type="float">
            <text:p>0,698323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0189" calcext:value-type="float">
            <text:p>0,700189</text:p>
          </table:table-cell>
          <table:table-cell office:value-type="float" office:value="0.714097" calcext:value-type="float">
            <text:p>0,714097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9839" calcext:value-type="float">
            <text:p>0,699839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65124" calcext:value-type="float">
            <text:p>0,65124</text:p>
          </table:table-cell>
          <table:table-cell office:value-type="float" office:value="0.68876" calcext:value-type="float">
            <text:p>0,68876</text:p>
          </table:table-cell>
          <table:table-cell office:value-type="float" office:value="0.697355" calcext:value-type="float">
            <text:p>0,697355</text:p>
          </table:table-cell>
          <table:table-cell office:value-type="float" office:value="0.69974" calcext:value-type="float">
            <text:p>0,69974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10697" calcext:value-type="float">
            <text:p>0,710697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9655" calcext:value-type="float">
            <text:p>0,699655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675207" calcext:value-type="float">
            <text:p>0,675207</text:p>
          </table:table-cell>
          <table:table-cell office:value-type="float" office:value="0.692019" calcext:value-type="float">
            <text:p>0,692019</text:p>
          </table:table-cell>
          <table:table-cell office:value-type="float" office:value="0.698087" calcext:value-type="float">
            <text:p>0,698087</text:p>
          </table:table-cell>
          <table:table-cell office:value-type="float" office:value="0.699976" calcext:value-type="float">
            <text:p>0,699976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10933" calcext:value-type="float">
            <text:p>0,710933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700102" calcext:value-type="float">
            <text:p>0,700102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41405" calcext:value-type="float">
            <text:p>0,41405</text:p>
          </table:table-cell>
          <table:table-cell office:value-type="float" office:value="0.678796" calcext:value-type="float">
            <text:p>0,678796</text:p>
          </table:table-cell>
          <table:table-cell office:value-type="float" office:value="0.697048" calcext:value-type="float">
            <text:p>0,697048</text:p>
          </table:table-cell>
          <table:table-cell office:value-type="float" office:value="0.699575" calcext:value-type="float">
            <text:p>0,699575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1046" calcext:value-type="float">
            <text:p>0,71046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8588" calcext:value-type="float">
            <text:p>0,698588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669421" calcext:value-type="float">
            <text:p>0,669421</text:p>
          </table:table-cell>
          <table:table-cell office:value-type="float" office:value="0.68876" calcext:value-type="float">
            <text:p>0,68876</text:p>
          </table:table-cell>
          <table:table-cell office:value-type="float" office:value="0.696694" calcext:value-type="float">
            <text:p>0,696694</text:p>
          </table:table-cell>
          <table:table-cell office:value-type="float" office:value="0.698867" calcext:value-type="float">
            <text:p>0,698867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11736" calcext:value-type="float">
            <text:p>0,711736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9606" calcext:value-type="float">
            <text:p>0,699606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673554" calcext:value-type="float">
            <text:p>0,673554</text:p>
          </table:table-cell>
          <table:table-cell office:value-type="float" office:value="0.689988" calcext:value-type="float">
            <text:p>0,689988</text:p>
          </table:table-cell>
          <table:table-cell office:value-type="float" office:value="0.696741" calcext:value-type="float">
            <text:p>0,696741</text:p>
          </table:table-cell>
          <table:table-cell office:value-type="float" office:value="0.699032" calcext:value-type="float">
            <text:p>0,699032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9823" calcext:value-type="float">
            <text:p>0,709823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9558" calcext:value-type="float">
            <text:p>0,699558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527273" calcext:value-type="float">
            <text:p>0,527273</text:p>
          </table:table-cell>
          <table:table-cell office:value-type="float" office:value="0.683684" calcext:value-type="float">
            <text:p>0,683684</text:p>
          </table:table-cell>
          <table:table-cell office:value-type="float" office:value="0.696529" calcext:value-type="float">
            <text:p>0,696529</text:p>
          </table:table-cell>
          <table:table-cell office:value-type="float" office:value="0.699103" calcext:value-type="float">
            <text:p>0,699103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9776" calcext:value-type="float">
            <text:p>0,709776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8909" calcext:value-type="float">
            <text:p>0,698909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669421" calcext:value-type="float">
            <text:p>0,669421</text:p>
          </table:table-cell>
          <table:table-cell office:value-type="float" office:value="0.688359" calcext:value-type="float">
            <text:p>0,688359</text:p>
          </table:table-cell>
          <table:table-cell office:value-type="float" office:value="0.696954" calcext:value-type="float">
            <text:p>0,696954</text:p>
          </table:table-cell>
          <table:table-cell office:value-type="float" office:value="0.699197" calcext:value-type="float">
            <text:p>0,699197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8642" calcext:value-type="float">
            <text:p>0,708642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9315" calcext:value-type="float">
            <text:p>0,69931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670248" calcext:value-type="float">
            <text:p>0,670248</text:p>
          </table:table-cell>
          <table:table-cell office:value-type="float" office:value="0.68595" calcext:value-type="float">
            <text:p>0,68595</text:p>
          </table:table-cell>
          <table:table-cell office:value-type="float" office:value="0.695608" calcext:value-type="float">
            <text:p>0,695608</text:p>
          </table:table-cell>
          <table:table-cell office:value-type="float" office:value="0.69856" calcext:value-type="float">
            <text:p>0,69856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7438" calcext:value-type="float">
            <text:p>0,707438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8756" calcext:value-type="float">
            <text:p>0,698756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67438" calcext:value-type="float">
            <text:p>0,67438</text:p>
          </table:table-cell>
          <table:table-cell office:value-type="float" office:value="0.687509" calcext:value-type="float">
            <text:p>0,687509</text:p>
          </table:table-cell>
          <table:table-cell office:value-type="float" office:value="0.695844" calcext:value-type="float">
            <text:p>0,695844</text:p>
          </table:table-cell>
          <table:table-cell office:value-type="float" office:value="0.698654" calcext:value-type="float">
            <text:p>0,698654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8052" calcext:value-type="float">
            <text:p>0,708052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9006" calcext:value-type="float">
            <text:p>0,699006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676033" calcext:value-type="float">
            <text:p>0,676033</text:p>
          </table:table-cell>
          <table:table-cell office:value-type="float" office:value="0.685407" calcext:value-type="float">
            <text:p>0,685407</text:p>
          </table:table-cell>
          <table:table-cell office:value-type="float" office:value="0.69497" calcext:value-type="float">
            <text:p>0,69497</text:p>
          </table:table-cell>
          <table:table-cell office:value-type="float" office:value="0.698418" calcext:value-type="float">
            <text:p>0,698418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7745" calcext:value-type="float">
            <text:p>0,707745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8654" calcext:value-type="float">
            <text:p>0,698654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67438" calcext:value-type="float">
            <text:p>0,67438</text:p>
          </table:table-cell>
          <table:table-cell office:value-type="float" office:value="0.684581" calcext:value-type="float">
            <text:p>0,684581</text:p>
          </table:table-cell>
          <table:table-cell office:value-type="float" office:value="0.69353" calcext:value-type="float">
            <text:p>0,69353</text:p>
          </table:table-cell>
          <table:table-cell office:value-type="float" office:value="0.697804" calcext:value-type="float">
            <text:p>0,697804</text:p>
          </table:table-cell>
          <table:table-cell office:value-type="float" office:value="0.699906" calcext:value-type="float">
            <text:p>0,699906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09398" calcext:value-type="float">
            <text:p>0,709398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8522" calcext:value-type="float">
            <text:p>0,698522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671074" calcext:value-type="float">
            <text:p>0,671074</text:p>
          </table:table-cell>
          <table:table-cell office:value-type="float" office:value="0.683731" calcext:value-type="float">
            <text:p>0,683731</text:p>
          </table:table-cell>
          <table:table-cell office:value-type="float" office:value="0.694404" calcext:value-type="float">
            <text:p>0,694404</text:p>
          </table:table-cell>
          <table:table-cell office:value-type="float" office:value="0.699055" calcext:value-type="float">
            <text:p>0,699055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12798" calcext:value-type="float">
            <text:p>0,712798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8999" calcext:value-type="float">
            <text:p>0,698999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89256" calcext:value-type="float">
            <text:p>0,589256</text:p>
          </table:table-cell>
          <table:table-cell office:value-type="float" office:value="0.681393" calcext:value-type="float">
            <text:p>0,681393</text:p>
          </table:table-cell>
          <table:table-cell office:value-type="float" office:value="0.693766" calcext:value-type="float">
            <text:p>0,693766</text:p>
          </table:table-cell>
          <table:table-cell office:value-type="float" office:value="0.697804" calcext:value-type="float">
            <text:p>0,697804</text:p>
          </table:table-cell>
          <table:table-cell office:value-type="float" office:value="0.699929" calcext:value-type="float">
            <text:p>0,699929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15254" calcext:value-type="float">
            <text:p>0,715254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8815" calcext:value-type="float">
            <text:p>0,698815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43719" calcext:value-type="float">
            <text:p>0,43719</text:p>
          </table:table-cell>
          <table:table-cell office:value-type="float" office:value="0.671736" calcext:value-type="float">
            <text:p>0,671736</text:p>
          </table:table-cell>
          <table:table-cell office:value-type="float" office:value="0.69412" calcext:value-type="float">
            <text:p>0,69412</text:p>
          </table:table-cell>
          <table:table-cell office:value-type="float" office:value="0.697639" calcext:value-type="float">
            <text:p>0,697639</text:p>
          </table:table-cell>
          <table:table-cell office:value-type="float" office:value="0.699669" calcext:value-type="float">
            <text:p>0,699669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15419" calcext:value-type="float">
            <text:p>0,715419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7858" calcext:value-type="float">
            <text:p>0,697858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38017" calcext:value-type="float">
            <text:p>0,038017</text:p>
          </table:table-cell>
          <table:table-cell office:value-type="float" office:value="0.660142" calcext:value-type="float">
            <text:p>0,660142</text:p>
          </table:table-cell>
          <table:table-cell office:value-type="float" office:value="0.695868" calcext:value-type="float">
            <text:p>0,695868</text:p>
          </table:table-cell>
          <table:table-cell office:value-type="float" office:value="0.698347" calcext:value-type="float">
            <text:p>0,698347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0085" calcext:value-type="float">
            <text:p>0,70085</text:p>
          </table:table-cell>
          <table:table-cell office:value-type="float" office:value="0.721204" calcext:value-type="float">
            <text:p>0,721204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7641" calcext:value-type="float">
            <text:p>0,697641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454545" calcext:value-type="float">
            <text:p>0,454545</text:p>
          </table:table-cell>
          <table:table-cell office:value-type="float" office:value="0.679055" calcext:value-type="float">
            <text:p>0,679055</text:p>
          </table:table-cell>
          <table:table-cell office:value-type="float" office:value="0.694144" calcext:value-type="float">
            <text:p>0,694144</text:p>
          </table:table-cell>
          <table:table-cell office:value-type="float" office:value="0.69778" calcext:value-type="float">
            <text:p>0,69778</text:p>
          </table:table-cell>
          <table:table-cell office:value-type="float" office:value="0.699882" calcext:value-type="float">
            <text:p>0,699882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0331" calcext:value-type="float">
            <text:p>0,700331</text:p>
          </table:table-cell>
          <table:table-cell office:value-type="float" office:value="0.72026" calcext:value-type="float">
            <text:p>0,72026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9145" calcext:value-type="float">
            <text:p>0,699145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38017" calcext:value-type="float">
            <text:p>0,038017</text:p>
          </table:table-cell>
          <table:table-cell office:value-type="float" office:value="0.664132" calcext:value-type="float">
            <text:p>0,664132</text:p>
          </table:table-cell>
          <table:table-cell office:value-type="float" office:value="0.694357" calcext:value-type="float">
            <text:p>0,694357</text:p>
          </table:table-cell>
          <table:table-cell office:value-type="float" office:value="0.697426" calcext:value-type="float">
            <text:p>0,697426</text:p>
          </table:table-cell>
          <table:table-cell office:value-type="float" office:value="0.699622" calcext:value-type="float">
            <text:p>0,699622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1889" calcext:value-type="float">
            <text:p>0,701889</text:p>
          </table:table-cell>
          <table:table-cell office:value-type="float" office:value="0.721299" calcext:value-type="float">
            <text:p>0,721299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7872" calcext:value-type="float">
            <text:p>0,69787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556198" calcext:value-type="float">
            <text:p>0,556198</text:p>
          </table:table-cell>
          <table:table-cell office:value-type="float" office:value="0.681677" calcext:value-type="float">
            <text:p>0,681677</text:p>
          </table:table-cell>
          <table:table-cell office:value-type="float" office:value="0.694498" calcext:value-type="float">
            <text:p>0,694498</text:p>
          </table:table-cell>
          <table:table-cell office:value-type="float" office:value="0.69745" calcext:value-type="float">
            <text:p>0,69745</text:p>
          </table:table-cell>
          <table:table-cell office:value-type="float" office:value="0.699433" calcext:value-type="float">
            <text:p>0,699433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1086" calcext:value-type="float">
            <text:p>0,701086</text:p>
          </table:table-cell>
          <table:table-cell office:value-type="float" office:value="0.719929" calcext:value-type="float">
            <text:p>0,719929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9407" calcext:value-type="float">
            <text:p>0,699407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331405" calcext:value-type="float">
            <text:p>0,331405</text:p>
          </table:table-cell>
          <table:table-cell office:value-type="float" office:value="0.67549" calcext:value-type="float">
            <text:p>0,67549</text:p>
          </table:table-cell>
          <table:table-cell office:value-type="float" office:value="0.693459" calcext:value-type="float">
            <text:p>0,693459</text:p>
          </table:table-cell>
          <table:table-cell office:value-type="float" office:value="0.696553" calcext:value-type="float">
            <text:p>0,696553</text:p>
          </table:table-cell>
          <table:table-cell office:value-type="float" office:value="0.698253" calcext:value-type="float">
            <text:p>0,698253</text:p>
          </table:table-cell>
          <table:table-cell office:value-type="float" office:value="0.699929" calcext:value-type="float">
            <text:p>0,699929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1181" calcext:value-type="float">
            <text:p>0,701181</text:p>
          </table:table-cell>
          <table:table-cell office:value-type="float" office:value="0.71915" calcext:value-type="float">
            <text:p>0,71915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8401" calcext:value-type="float">
            <text:p>0,69840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661983" calcext:value-type="float">
            <text:p>0,661983</text:p>
          </table:table-cell>
          <table:table-cell office:value-type="float" office:value="0.684604" calcext:value-type="float">
            <text:p>0,684604</text:p>
          </table:table-cell>
          <table:table-cell office:value-type="float" office:value="0.693459" calcext:value-type="float">
            <text:p>0,693459</text:p>
          </table:table-cell>
          <table:table-cell office:value-type="float" office:value="0.696647" calcext:value-type="float">
            <text:p>0,696647</text:p>
          </table:table-cell>
          <table:table-cell office:value-type="float" office:value="0.698418" calcext:value-type="float">
            <text:p>0,698418</text:p>
          </table:table-cell>
          <table:table-cell office:value-type="float" office:value="0.699929" calcext:value-type="float">
            <text:p>0,699929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229" calcext:value-type="float">
            <text:p>0,70229</text:p>
          </table:table-cell>
          <table:table-cell office:value-type="float" office:value="0.720897" calcext:value-type="float">
            <text:p>0,720897</text:p>
          </table:table-cell>
          <table:table-cell office:value-type="float" office:value="0.730579" calcext:value-type="float">
            <text:p>0,730579</text:p>
          </table:table-cell>
          <table:table-cell office:value-type="float" office:value="0.699625" calcext:value-type="float">
            <text:p>0,699625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466116" calcext:value-type="float">
            <text:p>0,466116</text:p>
          </table:table-cell>
          <table:table-cell office:value-type="float" office:value="0.675207" calcext:value-type="float">
            <text:p>0,675207</text:p>
          </table:table-cell>
          <table:table-cell office:value-type="float" office:value="0.692822" calcext:value-type="float">
            <text:p>0,692822</text:p>
          </table:table-cell>
          <table:table-cell office:value-type="float" office:value="0.696293" calcext:value-type="float">
            <text:p>0,696293</text:p>
          </table:table-cell>
          <table:table-cell office:value-type="float" office:value="0.698205" calcext:value-type="float">
            <text:p>0,698205</text:p>
          </table:table-cell>
          <table:table-cell office:value-type="float" office:value="0.699811" calcext:value-type="float">
            <text:p>0,699811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2597" calcext:value-type="float">
            <text:p>0,702597</text:p>
          </table:table-cell>
          <table:table-cell office:value-type="float" office:value="0.723802" calcext:value-type="float">
            <text:p>0,723802</text:p>
          </table:table-cell>
          <table:table-cell office:value-type="float" office:value="0.732231" calcext:value-type="float">
            <text:p>0,732231</text:p>
          </table:table-cell>
          <table:table-cell office:value-type="float" office:value="0.698874" calcext:value-type="float">
            <text:p>0,69887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461983" calcext:value-type="float">
            <text:p>0,461983</text:p>
          </table:table-cell>
          <table:table-cell office:value-type="float" office:value="0.655915" calcext:value-type="float">
            <text:p>0,655915</text:p>
          </table:table-cell>
          <table:table-cell office:value-type="float" office:value="0.691877" calcext:value-type="float">
            <text:p>0,691877</text:p>
          </table:table-cell>
          <table:table-cell office:value-type="float" office:value="0.695844" calcext:value-type="float">
            <text:p>0,695844</text:p>
          </table:table-cell>
          <table:table-cell office:value-type="float" office:value="0.698182" calcext:value-type="float">
            <text:p>0,698182</text:p>
          </table:table-cell>
          <table:table-cell office:value-type="float" office:value="0.699882" calcext:value-type="float">
            <text:p>0,699882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2172" calcext:value-type="float">
            <text:p>0,702172</text:p>
          </table:table-cell>
          <table:table-cell office:value-type="float" office:value="0.719669" calcext:value-type="float">
            <text:p>0,719669</text:p>
          </table:table-cell>
          <table:table-cell office:value-type="float" office:value="0.732231" calcext:value-type="float">
            <text:p>0,732231</text:p>
          </table:table-cell>
          <table:table-cell office:value-type="float" office:value="0.696354" calcext:value-type="float">
            <text:p>0,69635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42562" calcext:value-type="float">
            <text:p>0,42562</text:p>
          </table:table-cell>
          <table:table-cell office:value-type="float" office:value="0.64425" calcext:value-type="float">
            <text:p>0,64425</text:p>
          </table:table-cell>
          <table:table-cell office:value-type="float" office:value="0.691287" calcext:value-type="float">
            <text:p>0,691287</text:p>
          </table:table-cell>
          <table:table-cell office:value-type="float" office:value="0.695254" calcext:value-type="float">
            <text:p>0,695254</text:p>
          </table:table-cell>
          <table:table-cell office:value-type="float" office:value="0.697946" calcext:value-type="float">
            <text:p>0,697946</text:p>
          </table:table-cell>
          <table:table-cell office:value-type="float" office:value="0.699717" calcext:value-type="float">
            <text:p>0,699717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15537" calcext:value-type="float">
            <text:p>0,715537</text:p>
          </table:table-cell>
          <table:table-cell office:value-type="float" office:value="0.732231" calcext:value-type="float">
            <text:p>0,732231</text:p>
          </table:table-cell>
          <table:table-cell office:value-type="float" office:value="0.694399" calcext:value-type="float">
            <text:p>0,694399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42562" calcext:value-type="float">
            <text:p>0,42562</text:p>
          </table:table-cell>
          <table:table-cell office:value-type="float" office:value="0.659362" calcext:value-type="float">
            <text:p>0,659362</text:p>
          </table:table-cell>
          <table:table-cell office:value-type="float" office:value="0.690272" calcext:value-type="float">
            <text:p>0,690272</text:p>
          </table:table-cell>
          <table:table-cell office:value-type="float" office:value="0.694782" calcext:value-type="float">
            <text:p>0,694782</text:p>
          </table:table-cell>
          <table:table-cell office:value-type="float" office:value="0.698135" calcext:value-type="float">
            <text:p>0,698135</text:p>
          </table:table-cell>
          <table:table-cell office:value-type="float" office:value="0.699858" calcext:value-type="float">
            <text:p>0,699858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0283" calcext:value-type="float">
            <text:p>0,700283</text:p>
          </table:table-cell>
          <table:table-cell office:value-type="float" office:value="0.719174" calcext:value-type="float">
            <text:p>0,719174</text:p>
          </table:table-cell>
          <table:table-cell office:value-type="float" office:value="0.732231" calcext:value-type="float">
            <text:p>0,732231</text:p>
          </table:table-cell>
          <table:table-cell office:value-type="float" office:value="0.696187" calcext:value-type="float">
            <text:p>0,696187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545455" calcext:value-type="float">
            <text:p>0,545455</text:p>
          </table:table-cell>
          <table:table-cell office:value-type="float" office:value="0.670248" calcext:value-type="float">
            <text:p>0,670248</text:p>
          </table:table-cell>
          <table:table-cell office:value-type="float" office:value="0.691854" calcext:value-type="float">
            <text:p>0,691854</text:p>
          </table:table-cell>
          <table:table-cell office:value-type="float" office:value="0.697261" calcext:value-type="float">
            <text:p>0,697261</text:p>
          </table:table-cell>
          <table:table-cell office:value-type="float" office:value="0.699528" calcext:value-type="float">
            <text:p>0,699528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0945" calcext:value-type="float">
            <text:p>0,700945</text:p>
          </table:table-cell>
          <table:table-cell office:value-type="float" office:value="0.719787" calcext:value-type="float">
            <text:p>0,719787</text:p>
          </table:table-cell>
          <table:table-cell office:value-type="float" office:value="0.732231" calcext:value-type="float">
            <text:p>0,732231</text:p>
          </table:table-cell>
          <table:table-cell office:value-type="float" office:value="0.697962" calcext:value-type="float">
            <text:p>0,69796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545455" calcext:value-type="float">
            <text:p>0,545455</text:p>
          </table:table-cell>
          <table:table-cell office:value-type="float" office:value="0.66954" calcext:value-type="float">
            <text:p>0,66954</text:p>
          </table:table-cell>
          <table:table-cell office:value-type="float" office:value="0.691712" calcext:value-type="float">
            <text:p>0,691712</text:p>
          </table:table-cell>
          <table:table-cell office:value-type="float" office:value="0.69745" calcext:value-type="float">
            <text:p>0,69745</text:p>
          </table:table-cell>
          <table:table-cell office:value-type="float" office:value="0.699599" calcext:value-type="float">
            <text:p>0,699599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2314" calcext:value-type="float">
            <text:p>0,702314</text:p>
          </table:table-cell>
          <table:table-cell office:value-type="float" office:value="0.721464" calcext:value-type="float">
            <text:p>0,721464</text:p>
          </table:table-cell>
          <table:table-cell office:value-type="float" office:value="0.732231" calcext:value-type="float">
            <text:p>0,732231</text:p>
          </table:table-cell>
          <table:table-cell office:value-type="float" office:value="0.698208" calcext:value-type="float">
            <text:p>0,69820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521488" calcext:value-type="float">
            <text:p>0,521488</text:p>
          </table:table-cell>
          <table:table-cell office:value-type="float" office:value="0.672279" calcext:value-type="float">
            <text:p>0,672279</text:p>
          </table:table-cell>
          <table:table-cell office:value-type="float" office:value="0.692208" calcext:value-type="float">
            <text:p>0,692208</text:p>
          </table:table-cell>
          <table:table-cell office:value-type="float" office:value="0.696576" calcext:value-type="float">
            <text:p>0,696576</text:p>
          </table:table-cell>
          <table:table-cell office:value-type="float" office:value="0.698961" calcext:value-type="float">
            <text:p>0,698961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2456" calcext:value-type="float">
            <text:p>0,702456</text:p>
          </table:table-cell>
          <table:table-cell office:value-type="float" office:value="0.72026" calcext:value-type="float">
            <text:p>0,72026</text:p>
          </table:table-cell>
          <table:table-cell office:value-type="float" office:value="0.732231" calcext:value-type="float">
            <text:p>0,732231</text:p>
          </table:table-cell>
          <table:table-cell office:value-type="float" office:value="0.698274" calcext:value-type="float">
            <text:p>0,69827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90083" calcext:value-type="float">
            <text:p>0,590083</text:p>
          </table:table-cell>
          <table:table-cell office:value-type="float" office:value="0.673577" calcext:value-type="float">
            <text:p>0,673577</text:p>
          </table:table-cell>
          <table:table-cell office:value-type="float" office:value="0.689941" calcext:value-type="float">
            <text:p>0,689941</text:p>
          </table:table-cell>
          <table:table-cell office:value-type="float" office:value="0.694829" calcext:value-type="float">
            <text:p>0,694829</text:p>
          </table:table-cell>
          <table:table-cell office:value-type="float" office:value="0.698371" calcext:value-type="float">
            <text:p>0,698371</text:p>
          </table:table-cell>
          <table:table-cell office:value-type="float" office:value="0.699858" calcext:value-type="float">
            <text:p>0,699858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5596" calcext:value-type="float">
            <text:p>0,705596</text:p>
          </table:table-cell>
          <table:table-cell office:value-type="float" office:value="0.722432" calcext:value-type="float">
            <text:p>0,722432</text:p>
          </table:table-cell>
          <table:table-cell office:value-type="float" office:value="0.732231" calcext:value-type="float">
            <text:p>0,732231</text:p>
          </table:table-cell>
          <table:table-cell office:value-type="float" office:value="0.69846" calcext:value-type="float">
            <text:p>0,6984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543802" calcext:value-type="float">
            <text:p>0,543802</text:p>
          </table:table-cell>
          <table:table-cell office:value-type="float" office:value="0.671523" calcext:value-type="float">
            <text:p>0,671523</text:p>
          </table:table-cell>
          <table:table-cell office:value-type="float" office:value="0.690767" calcext:value-type="float">
            <text:p>0,690767</text:p>
          </table:table-cell>
          <table:table-cell office:value-type="float" office:value="0.695608" calcext:value-type="float">
            <text:p>0,695608</text:p>
          </table:table-cell>
          <table:table-cell office:value-type="float" office:value="0.698772" calcext:value-type="float">
            <text:p>0,698772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6942" calcext:value-type="float">
            <text:p>0,706942</text:p>
          </table:table-cell>
          <table:table-cell office:value-type="float" office:value="0.724321" calcext:value-type="float">
            <text:p>0,724321</text:p>
          </table:table-cell>
          <table:table-cell office:value-type="float" office:value="0.732231" calcext:value-type="float">
            <text:p>0,732231</text:p>
          </table:table-cell>
          <table:table-cell office:value-type="float" office:value="0.698793" calcext:value-type="float">
            <text:p>0,698793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390083" calcext:value-type="float">
            <text:p>0,390083</text:p>
          </table:table-cell>
          <table:table-cell office:value-type="float" office:value="0.670909" calcext:value-type="float">
            <text:p>0,670909</text:p>
          </table:table-cell>
          <table:table-cell office:value-type="float" office:value="0.693223" calcext:value-type="float">
            <text:p>0,693223</text:p>
          </table:table-cell>
          <table:table-cell office:value-type="float" office:value="0.697591" calcext:value-type="float">
            <text:p>0,697591</text:p>
          </table:table-cell>
          <table:table-cell office:value-type="float" office:value="0.699386" calcext:value-type="float">
            <text:p>0,699386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4935" calcext:value-type="float">
            <text:p>0,704935</text:p>
          </table:table-cell>
          <table:table-cell office:value-type="float" office:value="0.723306" calcext:value-type="float">
            <text:p>0,723306</text:p>
          </table:table-cell>
          <table:table-cell office:value-type="float" office:value="0.732231" calcext:value-type="float">
            <text:p>0,732231</text:p>
          </table:table-cell>
          <table:table-cell office:value-type="float" office:value="0.698935" calcext:value-type="float">
            <text:p>0,69893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539669" calcext:value-type="float">
            <text:p>0,539669</text:p>
          </table:table-cell>
          <table:table-cell office:value-type="float" office:value="0.671311" calcext:value-type="float">
            <text:p>0,671311</text:p>
          </table:table-cell>
          <table:table-cell office:value-type="float" office:value="0.692113" calcext:value-type="float">
            <text:p>0,692113</text:p>
          </table:table-cell>
          <table:table-cell office:value-type="float" office:value="0.697261" calcext:value-type="float">
            <text:p>0,697261</text:p>
          </table:table-cell>
          <table:table-cell office:value-type="float" office:value="0.699457" calcext:value-type="float">
            <text:p>0,699457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621" calcext:value-type="float">
            <text:p>0,70621</text:p>
          </table:table-cell>
          <table:table-cell office:value-type="float" office:value="0.723424" calcext:value-type="float">
            <text:p>0,723424</text:p>
          </table:table-cell>
          <table:table-cell office:value-type="float" office:value="0.732231" calcext:value-type="float">
            <text:p>0,732231</text:p>
          </table:table-cell>
          <table:table-cell office:value-type="float" office:value="0.698978" calcext:value-type="float">
            <text:p>0,698978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539669" calcext:value-type="float">
            <text:p>0,539669</text:p>
          </table:table-cell>
          <table:table-cell office:value-type="float" office:value="0.679953" calcext:value-type="float">
            <text:p>0,679953</text:p>
          </table:table-cell>
          <table:table-cell office:value-type="float" office:value="0.693672" calcext:value-type="float">
            <text:p>0,693672</text:p>
          </table:table-cell>
          <table:table-cell office:value-type="float" office:value="0.698371" calcext:value-type="float">
            <text:p>0,698371</text:p>
          </table:table-cell>
          <table:table-cell office:value-type="float" office:value="0.699953" calcext:value-type="float">
            <text:p>0,699953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0024" calcext:value-type="float">
            <text:p>0,700024</text:p>
          </table:table-cell>
          <table:table-cell office:value-type="float" office:value="0.708477" calcext:value-type="float">
            <text:p>0,708477</text:p>
          </table:table-cell>
          <table:table-cell office:value-type="float" office:value="0.724014" calcext:value-type="float">
            <text:p>0,724014</text:p>
          </table:table-cell>
          <table:table-cell office:value-type="float" office:value="0.732231" calcext:value-type="float">
            <text:p>0,732231</text:p>
          </table:table-cell>
          <table:table-cell office:value-type="float" office:value="0.700446" calcext:value-type="float">
            <text:p>0,70044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57686" calcext:value-type="float">
            <text:p>0,57686</text:p>
          </table:table-cell>
          <table:table-cell office:value-type="float" office:value="0.682031" calcext:value-type="float">
            <text:p>0,682031</text:p>
          </table:table-cell>
          <table:table-cell office:value-type="float" office:value="0.693034" calcext:value-type="float">
            <text:p>0,693034</text:p>
          </table:table-cell>
          <table:table-cell office:value-type="float" office:value="0.697946" calcext:value-type="float">
            <text:p>0,697946</text:p>
          </table:table-cell>
          <table:table-cell office:value-type="float" office:value="0.699906" calcext:value-type="float">
            <text:p>0,699906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0449" calcext:value-type="float">
            <text:p>0,700449</text:p>
          </table:table-cell>
          <table:table-cell office:value-type="float" office:value="0.711287" calcext:value-type="float">
            <text:p>0,711287</text:p>
          </table:table-cell>
          <table:table-cell office:value-type="float" office:value="0.724392" calcext:value-type="float">
            <text:p>0,724392</text:p>
          </table:table-cell>
          <table:table-cell office:value-type="float" office:value="0.732231" calcext:value-type="float">
            <text:p>0,732231</text:p>
          </table:table-cell>
          <table:table-cell office:value-type="float" office:value="0.700904" calcext:value-type="float">
            <text:p>0,70090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526446" calcext:value-type="float">
            <text:p>0,526446</text:p>
          </table:table-cell>
          <table:table-cell office:value-type="float" office:value="0.676128" calcext:value-type="float">
            <text:p>0,676128</text:p>
          </table:table-cell>
          <table:table-cell office:value-type="float" office:value="0.691924" calcext:value-type="float">
            <text:p>0,691924</text:p>
          </table:table-cell>
          <table:table-cell office:value-type="float" office:value="0.696458" calcext:value-type="float">
            <text:p>0,696458</text:p>
          </table:table-cell>
          <table:table-cell office:value-type="float" office:value="0.698843" calcext:value-type="float">
            <text:p>0,698843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6423" calcext:value-type="float">
            <text:p>0,706423</text:p>
          </table:table-cell>
          <table:table-cell office:value-type="float" office:value="0.723211" calcext:value-type="float">
            <text:p>0,723211</text:p>
          </table:table-cell>
          <table:table-cell office:value-type="float" office:value="0.732231" calcext:value-type="float">
            <text:p>0,732231</text:p>
          </table:table-cell>
          <table:table-cell office:value-type="float" office:value="0.699299" calcext:value-type="float">
            <text:p>0,699299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518182" calcext:value-type="float">
            <text:p>0,518182</text:p>
          </table:table-cell>
          <table:table-cell office:value-type="float" office:value="0.671169" calcext:value-type="float">
            <text:p>0,671169</text:p>
          </table:table-cell>
          <table:table-cell office:value-type="float" office:value="0.692255" calcext:value-type="float">
            <text:p>0,692255</text:p>
          </table:table-cell>
          <table:table-cell office:value-type="float" office:value="0.696222" calcext:value-type="float">
            <text:p>0,696222</text:p>
          </table:table-cell>
          <table:table-cell office:value-type="float" office:value="0.698678" calcext:value-type="float">
            <text:p>0,698678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3872" calcext:value-type="float">
            <text:p>0,703872</text:p>
          </table:table-cell>
          <table:table-cell office:value-type="float" office:value="0.723566" calcext:value-type="float">
            <text:p>0,723566</text:p>
          </table:table-cell>
          <table:table-cell office:value-type="float" office:value="0.732231" calcext:value-type="float">
            <text:p>0,732231</text:p>
          </table:table-cell>
          <table:table-cell office:value-type="float" office:value="0.698576" calcext:value-type="float">
            <text:p>0,69857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272727" calcext:value-type="float">
            <text:p>0,272727</text:p>
          </table:table-cell>
          <table:table-cell office:value-type="float" office:value="0.66928" calcext:value-type="float">
            <text:p>0,66928</text:p>
          </table:table-cell>
          <table:table-cell office:value-type="float" office:value="0.692231" calcext:value-type="float">
            <text:p>0,692231</text:p>
          </table:table-cell>
          <table:table-cell office:value-type="float" office:value="0.697001" calcext:value-type="float">
            <text:p>0,697001</text:p>
          </table:table-cell>
          <table:table-cell office:value-type="float" office:value="0.69915" calcext:value-type="float">
            <text:p>0,69915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2409" calcext:value-type="float">
            <text:p>0,702409</text:p>
          </table:table-cell>
          <table:table-cell office:value-type="float" office:value="0.722149" calcext:value-type="float">
            <text:p>0,722149</text:p>
          </table:table-cell>
          <table:table-cell office:value-type="float" office:value="0.732231" calcext:value-type="float">
            <text:p>0,732231</text:p>
          </table:table-cell>
          <table:table-cell office:value-type="float" office:value="0.698222" calcext:value-type="float">
            <text:p>0,698222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540496" calcext:value-type="float">
            <text:p>0,540496</text:p>
          </table:table-cell>
          <table:table-cell office:value-type="float" office:value="0.67608" calcext:value-type="float">
            <text:p>0,67608</text:p>
          </table:table-cell>
          <table:table-cell office:value-type="float" office:value="0.690815" calcext:value-type="float">
            <text:p>0,690815</text:p>
          </table:table-cell>
          <table:table-cell office:value-type="float" office:value="0.695348" calcext:value-type="float">
            <text:p>0,695348</text:p>
          </table:table-cell>
          <table:table-cell office:value-type="float" office:value="0.698205" calcext:value-type="float">
            <text:p>0,698205</text:p>
          </table:table-cell>
          <table:table-cell office:value-type="float" office:value="0.699976" calcext:value-type="float">
            <text:p>0,699976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1063" calcext:value-type="float">
            <text:p>0,701063</text:p>
          </table:table-cell>
          <table:table-cell office:value-type="float" office:value="0.722409" calcext:value-type="float">
            <text:p>0,722409</text:p>
          </table:table-cell>
          <table:table-cell office:value-type="float" office:value="0.732231" calcext:value-type="float">
            <text:p>0,732231</text:p>
          </table:table-cell>
          <table:table-cell office:value-type="float" office:value="0.69839" calcext:value-type="float">
            <text:p>0,6983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540496" calcext:value-type="float">
            <text:p>0,540496</text:p>
          </table:table-cell>
          <table:table-cell office:value-type="float" office:value="0.672019" calcext:value-type="float">
            <text:p>0,672019</text:p>
          </table:table-cell>
          <table:table-cell office:value-type="float" office:value="0.689469" calcext:value-type="float">
            <text:p>0,689469</text:p>
          </table:table-cell>
          <table:table-cell office:value-type="float" office:value="0.694404" calcext:value-type="float">
            <text:p>0,694404</text:p>
          </table:table-cell>
          <table:table-cell office:value-type="float" office:value="0.697946" calcext:value-type="float">
            <text:p>0,697946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3377" calcext:value-type="float">
            <text:p>0,703377</text:p>
          </table:table-cell>
          <table:table-cell office:value-type="float" office:value="0.723306" calcext:value-type="float">
            <text:p>0,723306</text:p>
          </table:table-cell>
          <table:table-cell office:value-type="float" office:value="0.732231" calcext:value-type="float">
            <text:p>0,732231</text:p>
          </table:table-cell>
          <table:table-cell office:value-type="float" office:value="0.698052" calcext:value-type="float">
            <text:p>0,69805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51157" calcext:value-type="float">
            <text:p>0,51157</text:p>
          </table:table-cell>
          <table:table-cell office:value-type="float" office:value="0.662102" calcext:value-type="float">
            <text:p>0,662102</text:p>
          </table:table-cell>
          <table:table-cell office:value-type="float" office:value="0.68876" calcext:value-type="float">
            <text:p>0,68876</text:p>
          </table:table-cell>
          <table:table-cell office:value-type="float" office:value="0.693743" calcext:value-type="float">
            <text:p>0,693743</text:p>
          </table:table-cell>
          <table:table-cell office:value-type="float" office:value="0.697733" calcext:value-type="float">
            <text:p>0,697733</text:p>
          </table:table-cell>
          <table:table-cell office:value-type="float" office:value="0.699976" calcext:value-type="float">
            <text:p>0,699976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5266" calcext:value-type="float">
            <text:p>0,705266</text:p>
          </table:table-cell>
          <table:table-cell office:value-type="float" office:value="0.722928" calcext:value-type="float">
            <text:p>0,722928</text:p>
          </table:table-cell>
          <table:table-cell office:value-type="float" office:value="0.732231" calcext:value-type="float">
            <text:p>0,732231</text:p>
          </table:table-cell>
          <table:table-cell office:value-type="float" office:value="0.697051" calcext:value-type="float">
            <text:p>0,69705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570248" calcext:value-type="float">
            <text:p>0,570248</text:p>
          </table:table-cell>
          <table:table-cell office:value-type="float" office:value="0.671122" calcext:value-type="float">
            <text:p>0,671122</text:p>
          </table:table-cell>
          <table:table-cell office:value-type="float" office:value="0.689233" calcext:value-type="float">
            <text:p>0,689233</text:p>
          </table:table-cell>
          <table:table-cell office:value-type="float" office:value="0.694097" calcext:value-type="float">
            <text:p>0,694097</text:p>
          </table:table-cell>
          <table:table-cell office:value-type="float" office:value="0.69771" calcext:value-type="float">
            <text:p>0,69771</text:p>
          </table:table-cell>
          <table:table-cell office:value-type="float" office:value="0.699858" calcext:value-type="float">
            <text:p>0,699858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2999" calcext:value-type="float">
            <text:p>0,702999</text:p>
          </table:table-cell>
          <table:table-cell office:value-type="float" office:value="0.722338" calcext:value-type="float">
            <text:p>0,722338</text:p>
          </table:table-cell>
          <table:table-cell office:value-type="float" office:value="0.732231" calcext:value-type="float">
            <text:p>0,732231</text:p>
          </table:table-cell>
          <table:table-cell office:value-type="float" office:value="0.697736" calcext:value-type="float">
            <text:p>0,697736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428926" calcext:value-type="float">
            <text:p>0,428926</text:p>
          </table:table-cell>
          <table:table-cell office:value-type="float" office:value="0.667698" calcext:value-type="float">
            <text:p>0,667698</text:p>
          </table:table-cell>
          <table:table-cell office:value-type="float" office:value="0.689233" calcext:value-type="float">
            <text:p>0,689233</text:p>
          </table:table-cell>
          <table:table-cell office:value-type="float" office:value="0.694664" calcext:value-type="float">
            <text:p>0,694664</text:p>
          </table:table-cell>
          <table:table-cell office:value-type="float" office:value="0.697733" calcext:value-type="float">
            <text:p>0,697733</text:p>
          </table:table-cell>
          <table:table-cell office:value-type="float" office:value="0.699622" calcext:value-type="float">
            <text:p>0,699622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1393" calcext:value-type="float">
            <text:p>0,701393</text:p>
          </table:table-cell>
          <table:table-cell office:value-type="float" office:value="0.723424" calcext:value-type="float">
            <text:p>0,723424</text:p>
          </table:table-cell>
          <table:table-cell office:value-type="float" office:value="0.732231" calcext:value-type="float">
            <text:p>0,732231</text:p>
          </table:table-cell>
          <table:table-cell office:value-type="float" office:value="0.697377" calcext:value-type="float">
            <text:p>0,697377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428926" calcext:value-type="float">
            <text:p>0,428926</text:p>
          </table:table-cell>
          <table:table-cell office:value-type="float" office:value="0.663518" calcext:value-type="float">
            <text:p>0,663518</text:p>
          </table:table-cell>
          <table:table-cell office:value-type="float" office:value="0.689847" calcext:value-type="float">
            <text:p>0,689847</text:p>
          </table:table-cell>
          <table:table-cell office:value-type="float" office:value="0.695325" calcext:value-type="float">
            <text:p>0,695325</text:p>
          </table:table-cell>
          <table:table-cell office:value-type="float" office:value="0.698253" calcext:value-type="float">
            <text:p>0,698253</text:p>
          </table:table-cell>
          <table:table-cell office:value-type="float" office:value="0.699787" calcext:value-type="float">
            <text:p>0,699787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6163" calcext:value-type="float">
            <text:p>0,706163</text:p>
          </table:table-cell>
          <table:table-cell office:value-type="float" office:value="0.725218" calcext:value-type="float">
            <text:p>0,725218</text:p>
          </table:table-cell>
          <table:table-cell office:value-type="float" office:value="0.732231" calcext:value-type="float">
            <text:p>0,732231</text:p>
          </table:table-cell>
          <table:table-cell office:value-type="float" office:value="0.697811" calcext:value-type="float">
            <text:p>0,69781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301653" calcext:value-type="float">
            <text:p>0,301653</text:p>
          </table:table-cell>
          <table:table-cell office:value-type="float" office:value="0.662054" calcext:value-type="float">
            <text:p>0,662054</text:p>
          </table:table-cell>
          <table:table-cell office:value-type="float" office:value="0.690153" calcext:value-type="float">
            <text:p>0,690153</text:p>
          </table:table-cell>
          <table:table-cell office:value-type="float" office:value="0.695159" calcext:value-type="float">
            <text:p>0,695159</text:p>
          </table:table-cell>
          <table:table-cell office:value-type="float" office:value="0.698111" calcext:value-type="float">
            <text:p>0,698111</text:p>
          </table:table-cell>
          <table:table-cell office:value-type="float" office:value="0.699599" calcext:value-type="float">
            <text:p>0,699599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392" calcext:value-type="float">
            <text:p>0,70392</text:p>
          </table:table-cell>
          <table:table-cell office:value-type="float" office:value="0.725643" calcext:value-type="float">
            <text:p>0,725643</text:p>
          </table:table-cell>
          <table:table-cell office:value-type="float" office:value="0.732231" calcext:value-type="float">
            <text:p>0,732231</text:p>
          </table:table-cell>
          <table:table-cell office:value-type="float" office:value="0.697464" calcext:value-type="float">
            <text:p>0,697464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470248" calcext:value-type="float">
            <text:p>0,470248</text:p>
          </table:table-cell>
          <table:table-cell office:value-type="float" office:value="0.669115" calcext:value-type="float">
            <text:p>0,669115</text:p>
          </table:table-cell>
          <table:table-cell office:value-type="float" office:value="0.689492" calcext:value-type="float">
            <text:p>0,689492</text:p>
          </table:table-cell>
          <table:table-cell office:value-type="float" office:value="0.695018" calcext:value-type="float">
            <text:p>0,695018</text:p>
          </table:table-cell>
          <table:table-cell office:value-type="float" office:value="0.697922" calcext:value-type="float">
            <text:p>0,697922</text:p>
          </table:table-cell>
          <table:table-cell office:value-type="float" office:value="0.699457" calcext:value-type="float">
            <text:p>0,699457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10815" calcext:value-type="float">
            <text:p>0,710815</text:p>
          </table:table-cell>
          <table:table-cell office:value-type="float" office:value="0.726375" calcext:value-type="float">
            <text:p>0,726375</text:p>
          </table:table-cell>
          <table:table-cell office:value-type="float" office:value="0.732231" calcext:value-type="float">
            <text:p>0,732231</text:p>
          </table:table-cell>
          <table:table-cell office:value-type="float" office:value="0.698819" calcext:value-type="float">
            <text:p>0,698819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470248" calcext:value-type="float">
            <text:p>0,470248</text:p>
          </table:table-cell>
          <table:table-cell office:value-type="float" office:value="0.662361" calcext:value-type="float">
            <text:p>0,662361</text:p>
          </table:table-cell>
          <table:table-cell office:value-type="float" office:value="0.687155" calcext:value-type="float">
            <text:p>0,687155</text:p>
          </table:table-cell>
          <table:table-cell office:value-type="float" office:value="0.692798" calcext:value-type="float">
            <text:p>0,692798</text:p>
          </table:table-cell>
          <table:table-cell office:value-type="float" office:value="0.697426" calcext:value-type="float">
            <text:p>0,697426</text:p>
          </table:table-cell>
          <table:table-cell office:value-type="float" office:value="0.698843" calcext:value-type="float">
            <text:p>0,698843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3754" calcext:value-type="float">
            <text:p>0,703754</text:p>
          </table:table-cell>
          <table:table-cell office:value-type="float" office:value="0.724581" calcext:value-type="float">
            <text:p>0,724581</text:p>
          </table:table-cell>
          <table:table-cell office:value-type="float" office:value="0.732231" calcext:value-type="float">
            <text:p>0,732231</text:p>
          </table:table-cell>
          <table:table-cell office:value-type="float" office:value="0.696692" calcext:value-type="float">
            <text:p>0,69669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601653" calcext:value-type="float">
            <text:p>0,601653</text:p>
          </table:table-cell>
          <table:table-cell office:value-type="float" office:value="0.673318" calcext:value-type="float">
            <text:p>0,673318</text:p>
          </table:table-cell>
          <table:table-cell office:value-type="float" office:value="0.687981" calcext:value-type="float">
            <text:p>0,687981</text:p>
          </table:table-cell>
          <table:table-cell office:value-type="float" office:value="0.693601" calcext:value-type="float">
            <text:p>0,693601</text:p>
          </table:table-cell>
          <table:table-cell office:value-type="float" office:value="0.697591" calcext:value-type="float">
            <text:p>0,697591</text:p>
          </table:table-cell>
          <table:table-cell office:value-type="float" office:value="0.699339" calcext:value-type="float">
            <text:p>0,699339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1889" calcext:value-type="float">
            <text:p>0,701889</text:p>
          </table:table-cell>
          <table:table-cell office:value-type="float" office:value="0.721299" calcext:value-type="float">
            <text:p>0,721299</text:p>
          </table:table-cell>
          <table:table-cell office:value-type="float" office:value="0.732231" calcext:value-type="float">
            <text:p>0,732231</text:p>
          </table:table-cell>
          <table:table-cell office:value-type="float" office:value="0.697502" calcext:value-type="float">
            <text:p>0,69750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580992" calcext:value-type="float">
            <text:p>0,580992</text:p>
          </table:table-cell>
          <table:table-cell office:value-type="float" office:value="0.663424" calcext:value-type="float">
            <text:p>0,663424</text:p>
          </table:table-cell>
          <table:table-cell office:value-type="float" office:value="0.687627" calcext:value-type="float">
            <text:p>0,687627</text:p>
          </table:table-cell>
          <table:table-cell office:value-type="float" office:value="0.692727" calcext:value-type="float">
            <text:p>0,692727</text:p>
          </table:table-cell>
          <table:table-cell office:value-type="float" office:value="0.697096" calcext:value-type="float">
            <text:p>0,697096</text:p>
          </table:table-cell>
          <table:table-cell office:value-type="float" office:value="0.699504" calcext:value-type="float">
            <text:p>0,699504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1417" calcext:value-type="float">
            <text:p>0,701417</text:p>
          </table:table-cell>
          <table:table-cell office:value-type="float" office:value="0.719764" calcext:value-type="float">
            <text:p>0,719764</text:p>
          </table:table-cell>
          <table:table-cell office:value-type="float" office:value="0.732231" calcext:value-type="float">
            <text:p>0,732231</text:p>
          </table:table-cell>
          <table:table-cell office:value-type="float" office:value="0.696156" calcext:value-type="float">
            <text:p>0,69615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601653" calcext:value-type="float">
            <text:p>0,601653</text:p>
          </table:table-cell>
          <table:table-cell office:value-type="float" office:value="0.672963" calcext:value-type="float">
            <text:p>0,672963</text:p>
          </table:table-cell>
          <table:table-cell office:value-type="float" office:value="0.688666" calcext:value-type="float">
            <text:p>0,688666</text:p>
          </table:table-cell>
          <table:table-cell office:value-type="float" office:value="0.692562" calcext:value-type="float">
            <text:p>0,692562</text:p>
          </table:table-cell>
          <table:table-cell office:value-type="float" office:value="0.697355" calcext:value-type="float">
            <text:p>0,697355</text:p>
          </table:table-cell>
          <table:table-cell office:value-type="float" office:value="0.69941" calcext:value-type="float">
            <text:p>0,69941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2267" calcext:value-type="float">
            <text:p>0,702267</text:p>
          </table:table-cell>
          <table:table-cell office:value-type="float" office:value="0.7217" calcext:value-type="float">
            <text:p>0,7217</text:p>
          </table:table-cell>
          <table:table-cell office:value-type="float" office:value="0.732231" calcext:value-type="float">
            <text:p>0,732231</text:p>
          </table:table-cell>
          <table:table-cell office:value-type="float" office:value="0.697492" calcext:value-type="float">
            <text:p>0,697492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601653" calcext:value-type="float">
            <text:p>0,601653</text:p>
          </table:table-cell>
          <table:table-cell office:value-type="float" office:value="0.673719" calcext:value-type="float">
            <text:p>0,673719</text:p>
          </table:table-cell>
          <table:table-cell office:value-type="float" office:value="0.688217" calcext:value-type="float">
            <text:p>0,688217</text:p>
          </table:table-cell>
          <table:table-cell office:value-type="float" office:value="0.692137" calcext:value-type="float">
            <text:p>0,692137</text:p>
          </table:table-cell>
          <table:table-cell office:value-type="float" office:value="0.695844" calcext:value-type="float">
            <text:p>0,695844</text:p>
          </table:table-cell>
          <table:table-cell office:value-type="float" office:value="0.699268" calcext:value-type="float">
            <text:p>0,699268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3093" calcext:value-type="float">
            <text:p>0,703093</text:p>
          </table:table-cell>
          <table:table-cell office:value-type="float" office:value="0.721913" calcext:value-type="float">
            <text:p>0,721913</text:p>
          </table:table-cell>
          <table:table-cell office:value-type="float" office:value="0.732231" calcext:value-type="float">
            <text:p>0,732231</text:p>
          </table:table-cell>
          <table:table-cell office:value-type="float" office:value="0.697419" calcext:value-type="float">
            <text:p>0,697419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601653" calcext:value-type="float">
            <text:p>0,601653</text:p>
          </table:table-cell>
          <table:table-cell office:value-type="float" office:value="0.675041" calcext:value-type="float">
            <text:p>0,675041</text:p>
          </table:table-cell>
          <table:table-cell office:value-type="float" office:value="0.688383" calcext:value-type="float">
            <text:p>0,688383</text:p>
          </table:table-cell>
          <table:table-cell office:value-type="float" office:value="0.692963" calcext:value-type="float">
            <text:p>0,692963</text:p>
          </table:table-cell>
          <table:table-cell office:value-type="float" office:value="0.69745" calcext:value-type="float">
            <text:p>0,69745</text:p>
          </table:table-cell>
          <table:table-cell office:value-type="float" office:value="0.699764" calcext:value-type="float">
            <text:p>0,699764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5525" calcext:value-type="float">
            <text:p>0,705525</text:p>
          </table:table-cell>
          <table:table-cell office:value-type="float" office:value="0.722338" calcext:value-type="float">
            <text:p>0,722338</text:p>
          </table:table-cell>
          <table:table-cell office:value-type="float" office:value="0.732231" calcext:value-type="float">
            <text:p>0,732231</text:p>
          </table:table-cell>
          <table:table-cell office:value-type="float" office:value="0.698146" calcext:value-type="float">
            <text:p>0,69814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595868" calcext:value-type="float">
            <text:p>0,595868</text:p>
          </table:table-cell>
          <table:table-cell office:value-type="float" office:value="0.672468" calcext:value-type="float">
            <text:p>0,672468</text:p>
          </table:table-cell>
          <table:table-cell office:value-type="float" office:value="0.688123" calcext:value-type="float">
            <text:p>0,688123</text:p>
          </table:table-cell>
          <table:table-cell office:value-type="float" office:value="0.692633" calcext:value-type="float">
            <text:p>0,692633</text:p>
          </table:table-cell>
          <table:table-cell office:value-type="float" office:value="0.697166" calcext:value-type="float">
            <text:p>0,697166</text:p>
          </table:table-cell>
          <table:table-cell office:value-type="float" office:value="0.699481" calcext:value-type="float">
            <text:p>0,699481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7627" calcext:value-type="float">
            <text:p>0,707627</text:p>
          </table:table-cell>
          <table:table-cell office:value-type="float" office:value="0.724179" calcext:value-type="float">
            <text:p>0,724179</text:p>
          </table:table-cell>
          <table:table-cell office:value-type="float" office:value="0.732231" calcext:value-type="float">
            <text:p>0,732231</text:p>
          </table:table-cell>
          <table:table-cell office:value-type="float" office:value="0.698168" calcext:value-type="float">
            <text:p>0,698168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467769" calcext:value-type="float">
            <text:p>0,467769</text:p>
          </table:table-cell>
          <table:table-cell office:value-type="float" office:value="0.663825" calcext:value-type="float">
            <text:p>0,663825</text:p>
          </table:table-cell>
          <table:table-cell office:value-type="float" office:value="0.688005" calcext:value-type="float">
            <text:p>0,688005</text:p>
          </table:table-cell>
          <table:table-cell office:value-type="float" office:value="0.692208" calcext:value-type="float">
            <text:p>0,692208</text:p>
          </table:table-cell>
          <table:table-cell office:value-type="float" office:value="0.696505" calcext:value-type="float">
            <text:p>0,696505</text:p>
          </table:table-cell>
          <table:table-cell office:value-type="float" office:value="0.699221" calcext:value-type="float">
            <text:p>0,699221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34" calcext:value-type="float">
            <text:p>0,7034</text:p>
          </table:table-cell>
          <table:table-cell office:value-type="float" office:value="0.723754" calcext:value-type="float">
            <text:p>0,723754</text:p>
          </table:table-cell>
          <table:table-cell office:value-type="float" office:value="0.732231" calcext:value-type="float">
            <text:p>0,732231</text:p>
          </table:table-cell>
          <table:table-cell office:value-type="float" office:value="0.696692" calcext:value-type="float">
            <text:p>0,696692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467769" calcext:value-type="float">
            <text:p>0,467769</text:p>
          </table:table-cell>
          <table:table-cell office:value-type="float" office:value="0.656293" calcext:value-type="float">
            <text:p>0,656293</text:p>
          </table:table-cell>
          <table:table-cell office:value-type="float" office:value="0.688194" calcext:value-type="float">
            <text:p>0,688194</text:p>
          </table:table-cell>
          <table:table-cell office:value-type="float" office:value="0.691972" calcext:value-type="float">
            <text:p>0,691972</text:p>
          </table:table-cell>
          <table:table-cell office:value-type="float" office:value="0.69608" calcext:value-type="float">
            <text:p>0,69608</text:p>
          </table:table-cell>
          <table:table-cell office:value-type="float" office:value="0.69863" calcext:value-type="float">
            <text:p>0,69863</text:p>
          </table:table-cell>
          <table:table-cell office:value-type="float" office:value="0.699976" calcext:value-type="float">
            <text:p>0,699976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04132" calcext:value-type="float">
            <text:p>0,704132</text:p>
          </table:table-cell>
          <table:table-cell office:value-type="float" office:value="0.724723" calcext:value-type="float">
            <text:p>0,724723</text:p>
          </table:table-cell>
          <table:table-cell office:value-type="float" office:value="0.732231" calcext:value-type="float">
            <text:p>0,732231</text:p>
          </table:table-cell>
          <table:table-cell office:value-type="float" office:value="0.696" calcext:value-type="float">
            <text:p>0,69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544628" calcext:value-type="float">
            <text:p>0,544628</text:p>
          </table:table-cell>
          <table:table-cell office:value-type="float" office:value="0.66111" calcext:value-type="float">
            <text:p>0,66111</text:p>
          </table:table-cell>
          <table:table-cell office:value-type="float" office:value="0.686541" calcext:value-type="float">
            <text:p>0,686541</text:p>
          </table:table-cell>
          <table:table-cell office:value-type="float" office:value="0.690248" calcext:value-type="float">
            <text:p>0,690248</text:p>
          </table:table-cell>
          <table:table-cell office:value-type="float" office:value="0.69497" calcext:value-type="float">
            <text:p>0,69497</text:p>
          </table:table-cell>
          <table:table-cell office:value-type="float" office:value="0.698536" calcext:value-type="float">
            <text:p>0,698536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5596" calcext:value-type="float">
            <text:p>0,705596</text:p>
          </table:table-cell>
          <table:table-cell office:value-type="float" office:value="0.7251" calcext:value-type="float">
            <text:p>0,7251</text:p>
          </table:table-cell>
          <table:table-cell office:value-type="float" office:value="0.732231" calcext:value-type="float">
            <text:p>0,732231</text:p>
          </table:table-cell>
          <table:table-cell office:value-type="float" office:value="0.69621" calcext:value-type="float">
            <text:p>0,6962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395041" calcext:value-type="float">
            <text:p>0,395041</text:p>
          </table:table-cell>
          <table:table-cell office:value-type="float" office:value="0.649681" calcext:value-type="float">
            <text:p>0,649681</text:p>
          </table:table-cell>
          <table:table-cell office:value-type="float" office:value="0.686753" calcext:value-type="float">
            <text:p>0,686753</text:p>
          </table:table-cell>
          <table:table-cell office:value-type="float" office:value="0.691334" calcext:value-type="float">
            <text:p>0,691334</text:p>
          </table:table-cell>
          <table:table-cell office:value-type="float" office:value="0.695419" calcext:value-type="float">
            <text:p>0,695419</text:p>
          </table:table-cell>
          <table:table-cell office:value-type="float" office:value="0.698843" calcext:value-type="float">
            <text:p>0,698843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4534" calcext:value-type="float">
            <text:p>0,704534</text:p>
          </table:table-cell>
          <table:table-cell office:value-type="float" office:value="0.726234" calcext:value-type="float">
            <text:p>0,726234</text:p>
          </table:table-cell>
          <table:table-cell office:value-type="float" office:value="0.733058" calcext:value-type="float">
            <text:p>0,733058</text:p>
          </table:table-cell>
          <table:table-cell office:value-type="float" office:value="0.69528" calcext:value-type="float">
            <text:p>0,69528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514876" calcext:value-type="float">
            <text:p>0,514876</text:p>
          </table:table-cell>
          <table:table-cell office:value-type="float" office:value="0.652562" calcext:value-type="float">
            <text:p>0,652562</text:p>
          </table:table-cell>
          <table:table-cell office:value-type="float" office:value="0.687462" calcext:value-type="float">
            <text:p>0,687462</text:p>
          </table:table-cell>
          <table:table-cell office:value-type="float" office:value="0.693081" calcext:value-type="float">
            <text:p>0,693081</text:p>
          </table:table-cell>
          <table:table-cell office:value-type="float" office:value="0.696978" calcext:value-type="float">
            <text:p>0,696978</text:p>
          </table:table-cell>
          <table:table-cell office:value-type="float" office:value="0.699929" calcext:value-type="float">
            <text:p>0,699929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10012" calcext:value-type="float">
            <text:p>0,710012</text:p>
          </table:table-cell>
          <table:table-cell office:value-type="float" office:value="0.726163" calcext:value-type="float">
            <text:p>0,726163</text:p>
          </table:table-cell>
          <table:table-cell office:value-type="float" office:value="0.733058" calcext:value-type="float">
            <text:p>0,733058</text:p>
          </table:table-cell>
          <table:table-cell office:value-type="float" office:value="0.696619" calcext:value-type="float">
            <text:p>0,696619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63719" calcext:value-type="float">
            <text:p>0,63719</text:p>
          </table:table-cell>
          <table:table-cell office:value-type="float" office:value="0.673365" calcext:value-type="float">
            <text:p>0,673365</text:p>
          </table:table-cell>
          <table:table-cell office:value-type="float" office:value="0.689776" calcext:value-type="float">
            <text:p>0,689776</text:p>
          </table:table-cell>
          <table:table-cell office:value-type="float" office:value="0.693861" calcext:value-type="float">
            <text:p>0,693861</text:p>
          </table:table-cell>
          <table:table-cell office:value-type="float" office:value="0.697332" calcext:value-type="float">
            <text:p>0,697332</text:p>
          </table:table-cell>
          <table:table-cell office:value-type="float" office:value="0.699764" calcext:value-type="float">
            <text:p>0,699764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9044" calcext:value-type="float">
            <text:p>0,709044</text:p>
          </table:table-cell>
          <table:table-cell office:value-type="float" office:value="0.72621" calcext:value-type="float">
            <text:p>0,72621</text:p>
          </table:table-cell>
          <table:table-cell office:value-type="float" office:value="0.733058" calcext:value-type="float">
            <text:p>0,733058</text:p>
          </table:table-cell>
          <table:table-cell office:value-type="float" office:value="0.698935" calcext:value-type="float">
            <text:p>0,698935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407438" calcext:value-type="float">
            <text:p>0,407438</text:p>
          </table:table-cell>
          <table:table-cell office:value-type="float" office:value="0.661181" calcext:value-type="float">
            <text:p>0,661181</text:p>
          </table:table-cell>
          <table:table-cell office:value-type="float" office:value="0.688005" calcext:value-type="float">
            <text:p>0,688005</text:p>
          </table:table-cell>
          <table:table-cell office:value-type="float" office:value="0.691901" calcext:value-type="float">
            <text:p>0,691901</text:p>
          </table:table-cell>
          <table:table-cell office:value-type="float" office:value="0.695277" calcext:value-type="float">
            <text:p>0,695277</text:p>
          </table:table-cell>
          <table:table-cell office:value-type="float" office:value="0.698583" calcext:value-type="float">
            <text:p>0,698583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1063" calcext:value-type="float">
            <text:p>0,701063</text:p>
          </table:table-cell>
          <table:table-cell office:value-type="float" office:value="0.724486" calcext:value-type="float">
            <text:p>0,724486</text:p>
          </table:table-cell>
          <table:table-cell office:value-type="float" office:value="0.733058" calcext:value-type="float">
            <text:p>0,733058</text:p>
          </table:table-cell>
          <table:table-cell office:value-type="float" office:value="0.69605" calcext:value-type="float">
            <text:p>0,69605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292562" calcext:value-type="float">
            <text:p>0,292562</text:p>
          </table:table-cell>
          <table:table-cell office:value-type="float" office:value="0.640756" calcext:value-type="float">
            <text:p>0,640756</text:p>
          </table:table-cell>
          <table:table-cell office:value-type="float" office:value="0.687769" calcext:value-type="float">
            <text:p>0,687769</text:p>
          </table:table-cell>
          <table:table-cell office:value-type="float" office:value="0.690767" calcext:value-type="float">
            <text:p>0,690767</text:p>
          </table:table-cell>
          <table:table-cell office:value-type="float" office:value="0.694687" calcext:value-type="float">
            <text:p>0,694687</text:p>
          </table:table-cell>
          <table:table-cell office:value-type="float" office:value="0.69804" calcext:value-type="float">
            <text:p>0,69804</text:p>
          </table:table-cell>
          <table:table-cell office:value-type="float" office:value="0.699669" calcext:value-type="float">
            <text:p>0,699669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05148" calcext:value-type="float">
            <text:p>0,705148</text:p>
          </table:table-cell>
          <table:table-cell office:value-type="float" office:value="0.725974" calcext:value-type="float">
            <text:p>0,725974</text:p>
          </table:table-cell>
          <table:table-cell office:value-type="float" office:value="0.733058" calcext:value-type="float">
            <text:p>0,733058</text:p>
          </table:table-cell>
          <table:table-cell office:value-type="float" office:value="0.694281" calcext:value-type="float">
            <text:p>0,69428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283471" calcext:value-type="float">
            <text:p>0,283471</text:p>
          </table:table-cell>
          <table:table-cell office:value-type="float" office:value="0.634073" calcext:value-type="float">
            <text:p>0,634073</text:p>
          </table:table-cell>
          <table:table-cell office:value-type="float" office:value="0.687296" calcext:value-type="float">
            <text:p>0,687296</text:p>
          </table:table-cell>
          <table:table-cell office:value-type="float" office:value="0.690224" calcext:value-type="float">
            <text:p>0,690224</text:p>
          </table:table-cell>
          <table:table-cell office:value-type="float" office:value="0.694427" calcext:value-type="float">
            <text:p>0,694427</text:p>
          </table:table-cell>
          <table:table-cell office:value-type="float" office:value="0.697875" calcext:value-type="float">
            <text:p>0,697875</text:p>
          </table:table-cell>
          <table:table-cell office:value-type="float" office:value="0.699528" calcext:value-type="float">
            <text:p>0,699528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04911" calcext:value-type="float">
            <text:p>0,704911</text:p>
          </table:table-cell>
          <table:table-cell office:value-type="float" office:value="0.726234" calcext:value-type="float">
            <text:p>0,726234</text:p>
          </table:table-cell>
          <table:table-cell office:value-type="float" office:value="0.733058" calcext:value-type="float">
            <text:p>0,733058</text:p>
          </table:table-cell>
          <table:table-cell office:value-type="float" office:value="0.693457" calcext:value-type="float">
            <text:p>0,693457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349587" calcext:value-type="float">
            <text:p>0,349587</text:p>
          </table:table-cell>
          <table:table-cell office:value-type="float" office:value="0.634593" calcext:value-type="float">
            <text:p>0,634593</text:p>
          </table:table-cell>
          <table:table-cell office:value-type="float" office:value="0.686871" calcext:value-type="float">
            <text:p>0,686871</text:p>
          </table:table-cell>
          <table:table-cell office:value-type="float" office:value="0.690437" calcext:value-type="float">
            <text:p>0,690437</text:p>
          </table:table-cell>
          <table:table-cell office:value-type="float" office:value="0.695254" calcext:value-type="float">
            <text:p>0,695254</text:p>
          </table:table-cell>
          <table:table-cell office:value-type="float" office:value="0.6983" calcext:value-type="float">
            <text:p>0,6983</text:p>
          </table:table-cell>
          <table:table-cell office:value-type="float" office:value="0.699693" calcext:value-type="float">
            <text:p>0,699693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10885" calcext:value-type="float">
            <text:p>0,710885</text:p>
          </table:table-cell>
          <table:table-cell office:value-type="float" office:value="0.726116" calcext:value-type="float">
            <text:p>0,726116</text:p>
          </table:table-cell>
          <table:table-cell office:value-type="float" office:value="0.733058" calcext:value-type="float">
            <text:p>0,733058</text:p>
          </table:table-cell>
          <table:table-cell office:value-type="float" office:value="0.694215" calcext:value-type="float">
            <text:p>0,694215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410744" calcext:value-type="float">
            <text:p>0,410744</text:p>
          </table:table-cell>
          <table:table-cell office:value-type="float" office:value="0.647391" calcext:value-type="float">
            <text:p>0,647391</text:p>
          </table:table-cell>
          <table:table-cell office:value-type="float" office:value="0.687887" calcext:value-type="float">
            <text:p>0,687887</text:p>
          </table:table-cell>
          <table:table-cell office:value-type="float" office:value="0.692279" calcext:value-type="float">
            <text:p>0,692279</text:p>
          </table:table-cell>
          <table:table-cell office:value-type="float" office:value="0.696128" calcext:value-type="float">
            <text:p>0,696128</text:p>
          </table:table-cell>
          <table:table-cell office:value-type="float" office:value="0.698583" calcext:value-type="float">
            <text:p>0,698583</text:p>
          </table:table-cell>
          <table:table-cell office:value-type="float" office:value="0.699669" calcext:value-type="float">
            <text:p>0,699669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08808" calcext:value-type="float">
            <text:p>0,708808</text:p>
          </table:table-cell>
          <table:table-cell office:value-type="float" office:value="0.725053" calcext:value-type="float">
            <text:p>0,725053</text:p>
          </table:table-cell>
          <table:table-cell office:value-type="float" office:value="0.733058" calcext:value-type="float">
            <text:p>0,733058</text:p>
          </table:table-cell>
          <table:table-cell office:value-type="float" office:value="0.69558" calcext:value-type="float">
            <text:p>0,69558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484298" calcext:value-type="float">
            <text:p>0,484298</text:p>
          </table:table-cell>
          <table:table-cell office:value-type="float" office:value="0.663046" calcext:value-type="float">
            <text:p>0,663046</text:p>
          </table:table-cell>
          <table:table-cell office:value-type="float" office:value="0.687155" calcext:value-type="float">
            <text:p>0,687155</text:p>
          </table:table-cell>
          <table:table-cell office:value-type="float" office:value="0.691617" calcext:value-type="float">
            <text:p>0,691617</text:p>
          </table:table-cell>
          <table:table-cell office:value-type="float" office:value="0.695821" calcext:value-type="float">
            <text:p>0,695821</text:p>
          </table:table-cell>
          <table:table-cell office:value-type="float" office:value="0.698347" calcext:value-type="float">
            <text:p>0,698347</text:p>
          </table:table-cell>
          <table:table-cell office:value-type="float" office:value="0.699787" calcext:value-type="float">
            <text:p>0,699787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14191" calcext:value-type="float">
            <text:p>0,714191</text:p>
          </table:table-cell>
          <table:table-cell office:value-type="float" office:value="0.725525" calcext:value-type="float">
            <text:p>0,725525</text:p>
          </table:table-cell>
          <table:table-cell office:value-type="float" office:value="0.733058" calcext:value-type="float">
            <text:p>0,733058</text:p>
          </table:table-cell>
          <table:table-cell office:value-type="float" office:value="0.697549" calcext:value-type="float">
            <text:p>0,697549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496694" calcext:value-type="float">
            <text:p>0,496694</text:p>
          </table:table-cell>
          <table:table-cell office:value-type="float" office:value="0.656836" calcext:value-type="float">
            <text:p>0,656836</text:p>
          </table:table-cell>
          <table:table-cell office:value-type="float" office:value="0.686068" calcext:value-type="float">
            <text:p>0,686068</text:p>
          </table:table-cell>
          <table:table-cell office:value-type="float" office:value="0.690224" calcext:value-type="float">
            <text:p>0,690224</text:p>
          </table:table-cell>
          <table:table-cell office:value-type="float" office:value="0.694238" calcext:value-type="float">
            <text:p>0,694238</text:p>
          </table:table-cell>
          <table:table-cell office:value-type="float" office:value="0.698276" calcext:value-type="float">
            <text:p>0,698276</text:p>
          </table:table-cell>
          <table:table-cell office:value-type="float" office:value="0.699811" calcext:value-type="float">
            <text:p>0,699811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12538" calcext:value-type="float">
            <text:p>0,712538</text:p>
          </table:table-cell>
          <table:table-cell office:value-type="float" office:value="0.725785" calcext:value-type="float">
            <text:p>0,725785</text:p>
          </table:table-cell>
          <table:table-cell office:value-type="float" office:value="0.733058" calcext:value-type="float">
            <text:p>0,733058</text:p>
          </table:table-cell>
          <table:table-cell office:value-type="float" office:value="0.696378" calcext:value-type="float">
            <text:p>0,69637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534711" calcext:value-type="float">
            <text:p>0,534711</text:p>
          </table:table-cell>
          <table:table-cell office:value-type="float" office:value="0.656175" calcext:value-type="float">
            <text:p>0,656175</text:p>
          </table:table-cell>
          <table:table-cell office:value-type="float" office:value="0.6868" calcext:value-type="float">
            <text:p>0,6868</text:p>
          </table:table-cell>
          <table:table-cell office:value-type="float" office:value="0.69124" calcext:value-type="float">
            <text:p>0,69124</text:p>
          </table:table-cell>
          <table:table-cell office:value-type="float" office:value="0.695396" calcext:value-type="float">
            <text:p>0,695396</text:p>
          </table:table-cell>
          <table:table-cell office:value-type="float" office:value="0.698371" calcext:value-type="float">
            <text:p>0,698371</text:p>
          </table:table-cell>
          <table:table-cell office:value-type="float" office:value="0.69974" calcext:value-type="float">
            <text:p>0,69974</text:p>
          </table:table-cell>
          <table:table-cell office:value-type="float" office:value="0.7" calcext:value-type="float">
            <text:p>0,7</text:p>
          </table:table-cell>
          <table:table-cell office:value-type="float" office:value="0.700071" calcext:value-type="float">
            <text:p>0,700071</text:p>
          </table:table-cell>
          <table:table-cell office:value-type="float" office:value="0.714593" calcext:value-type="float">
            <text:p>0,714593</text:p>
          </table:table-cell>
          <table:table-cell office:value-type="float" office:value="0.725336" calcext:value-type="float">
            <text:p>0,725336</text:p>
          </table:table-cell>
          <table:table-cell office:value-type="float" office:value="0.733058" calcext:value-type="float">
            <text:p>0,733058</text:p>
          </table:table-cell>
          <table:table-cell office:value-type="float" office:value="0.696772" calcext:value-type="float">
            <text:p>0,696772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356198" calcext:value-type="float">
            <text:p>0,356198</text:p>
          </table:table-cell>
          <table:table-cell office:value-type="float" office:value="0.654687" calcext:value-type="float">
            <text:p>0,654687</text:p>
          </table:table-cell>
          <table:table-cell office:value-type="float" office:value="0.687769" calcext:value-type="float">
            <text:p>0,687769</text:p>
          </table:table-cell>
          <table:table-cell office:value-type="float" office:value="0.692113" calcext:value-type="float">
            <text:p>0,692113</text:p>
          </table:table-cell>
          <table:table-cell office:value-type="float" office:value="0.696057" calcext:value-type="float">
            <text:p>0,696057</text:p>
          </table:table-cell>
          <table:table-cell office:value-type="float" office:value="0.698701" calcext:value-type="float">
            <text:p>0,698701</text:p>
          </table:table-cell>
          <table:table-cell office:value-type="float" office:value="0.699906" calcext:value-type="float">
            <text:p>0,699906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12562" calcext:value-type="float">
            <text:p>0,712562</text:p>
          </table:table-cell>
          <table:table-cell office:value-type="float" office:value="0.725313" calcext:value-type="float">
            <text:p>0,725313</text:p>
          </table:table-cell>
          <table:table-cell office:value-type="float" office:value="0.733058" calcext:value-type="float">
            <text:p>0,733058</text:p>
          </table:table-cell>
          <table:table-cell office:value-type="float" office:value="0.696711" calcext:value-type="float">
            <text:p>0,69671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356198" calcext:value-type="float">
            <text:p>0,356198</text:p>
          </table:table-cell>
          <table:table-cell office:value-type="float" office:value="0.654475" calcext:value-type="float">
            <text:p>0,654475</text:p>
          </table:table-cell>
          <table:table-cell office:value-type="float" office:value="0.687651" calcext:value-type="float">
            <text:p>0,687651</text:p>
          </table:table-cell>
          <table:table-cell office:value-type="float" office:value="0.692538" calcext:value-type="float">
            <text:p>0,692538</text:p>
          </table:table-cell>
          <table:table-cell office:value-type="float" office:value="0.696694" calcext:value-type="float">
            <text:p>0,696694</text:p>
          </table:table-cell>
          <table:table-cell office:value-type="float" office:value="0.69889" calcext:value-type="float">
            <text:p>0,69889</text:p>
          </table:table-cell>
          <table:table-cell office:value-type="float" office:value="0.699953" calcext:value-type="float">
            <text:p>0,699953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07769" calcext:value-type="float">
            <text:p>0,707769</text:p>
          </table:table-cell>
          <table:table-cell office:value-type="float" office:value="0.725455" calcext:value-type="float">
            <text:p>0,725455</text:p>
          </table:table-cell>
          <table:table-cell office:value-type="float" office:value="0.733058" calcext:value-type="float">
            <text:p>0,733058</text:p>
          </table:table-cell>
          <table:table-cell office:value-type="float" office:value="0.696342" calcext:value-type="float">
            <text:p>0,696342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42562" calcext:value-type="float">
            <text:p>0,42562</text:p>
          </table:table-cell>
          <table:table-cell office:value-type="float" office:value="0.66817" calcext:value-type="float">
            <text:p>0,66817</text:p>
          </table:table-cell>
          <table:table-cell office:value-type="float" office:value="0.689516" calcext:value-type="float">
            <text:p>0,689516</text:p>
          </table:table-cell>
          <table:table-cell office:value-type="float" office:value="0.695773" calcext:value-type="float">
            <text:p>0,695773</text:p>
          </table:table-cell>
          <table:table-cell office:value-type="float" office:value="0.698465" calcext:value-type="float">
            <text:p>0,698465</text:p>
          </table:table-cell>
          <table:table-cell office:value-type="float" office:value="0.699622" calcext:value-type="float">
            <text:p>0,699622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02149" calcext:value-type="float">
            <text:p>0,702149</text:p>
          </table:table-cell>
          <table:table-cell office:value-type="float" office:value="0.717591" calcext:value-type="float">
            <text:p>0,717591</text:p>
          </table:table-cell>
          <table:table-cell office:value-type="float" office:value="0.725785" calcext:value-type="float">
            <text:p>0,725785</text:p>
          </table:table-cell>
          <table:table-cell office:value-type="float" office:value="0.733058" calcext:value-type="float">
            <text:p>0,733058</text:p>
          </table:table-cell>
          <table:table-cell office:value-type="float" office:value="0.699707" calcext:value-type="float">
            <text:p>0,699707</text:p>
          </table:table-cell>
          <table:table-cell>
            <draw:frame draw:z-index="0" draw:style-name="gr1" draw:text-style-name="P1" svg:width="22.348cm" svg:height="12.57cm" svg:x="0.054cm" svg:y="-0.001cm">
              <draw:object draw:notify-on-update-of-ranges="accuracy.A2:accuracy.A301 accuracy.C1:accuracy.C1 accuracy.C2:accuracy.C301 accuracy.D1:accuracy.D1 accuracy.D2:accuracy.D301 accuracy.E1:accuracy.E1 accuracy.E2:accuracy.E301 accuracy.F1:accuracy.F1 accuracy.F2:accuracy.F301 accuracy.G1:accuracy.G1 accuracy.G2:accuracy.G301 accuracy.H1:accuracy.H1 accuracy.H2:accuracy.H301 accuracy.I1:accuracy.I1 accuracy.I2:accuracy.I301 accuracy.J1:accuracy.J1 accuracy.J2:accuracy.J301 accuracy.K1:accuracy.K1 accuracy.K2:accuracy.K301 accuracy.L1:accuracy.L1 accuracy.L2:accuracy.L301 accuracy.M1:accuracy.M1 accuracy.M2:accuracy.M301 accuracy.N1:accuracy.N1 accuracy.N2:accuracy.N3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62314" calcext:value-type="float">
            <text:p>0,62314</text:p>
          </table:table-cell>
          <table:table-cell office:value-type="float" office:value="0.675773" calcext:value-type="float">
            <text:p>0,675773</text:p>
          </table:table-cell>
          <table:table-cell office:value-type="float" office:value="0.691381" calcext:value-type="float">
            <text:p>0,691381</text:p>
          </table:table-cell>
          <table:table-cell office:value-type="float" office:value="0.69719" calcext:value-type="float">
            <text:p>0,69719</text:p>
          </table:table-cell>
          <table:table-cell office:value-type="float" office:value="0.698961" calcext:value-type="float">
            <text:p>0,698961</text:p>
          </table:table-cell>
          <table:table-cell office:value-type="float" office:value="0.699646" calcext:value-type="float">
            <text:p>0,699646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034" calcext:value-type="float">
            <text:p>0,7034</text:p>
          </table:table-cell>
          <table:table-cell office:value-type="float" office:value="0.719882" calcext:value-type="float">
            <text:p>0,719882</text:p>
          </table:table-cell>
          <table:table-cell office:value-type="float" office:value="0.725643" calcext:value-type="float">
            <text:p>0,725643</text:p>
          </table:table-cell>
          <table:table-cell office:value-type="float" office:value="0.733058" calcext:value-type="float">
            <text:p>0,733058</text:p>
          </table:table-cell>
          <table:table-cell office:value-type="float" office:value="0.701188" calcext:value-type="float">
            <text:p>0,70118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240496" calcext:value-type="float">
            <text:p>0,240496</text:p>
          </table:table-cell>
          <table:table-cell office:value-type="float" office:value="0.649374" calcext:value-type="float">
            <text:p>0,649374</text:p>
          </table:table-cell>
          <table:table-cell office:value-type="float" office:value="0.691901" calcext:value-type="float">
            <text:p>0,691901</text:p>
          </table:table-cell>
          <table:table-cell office:value-type="float" office:value="0.696623" calcext:value-type="float">
            <text:p>0,696623</text:p>
          </table:table-cell>
          <table:table-cell office:value-type="float" office:value="0.698512" calcext:value-type="float">
            <text:p>0,698512</text:p>
          </table:table-cell>
          <table:table-cell office:value-type="float" office:value="0.69941" calcext:value-type="float">
            <text:p>0,69941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05218" calcext:value-type="float">
            <text:p>0,705218</text:p>
          </table:table-cell>
          <table:table-cell office:value-type="float" office:value="0.719315" calcext:value-type="float">
            <text:p>0,719315</text:p>
          </table:table-cell>
          <table:table-cell office:value-type="float" office:value="0.726092" calcext:value-type="float">
            <text:p>0,726092</text:p>
          </table:table-cell>
          <table:table-cell office:value-type="float" office:value="0.733058" calcext:value-type="float">
            <text:p>0,733058</text:p>
          </table:table-cell>
          <table:table-cell office:value-type="float" office:value="0.698645" calcext:value-type="float">
            <text:p>0,698645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52562" calcext:value-type="float">
            <text:p>0,52562</text:p>
          </table:table-cell>
          <table:table-cell office:value-type="float" office:value="0.67634" calcext:value-type="float">
            <text:p>0,67634</text:p>
          </table:table-cell>
          <table:table-cell office:value-type="float" office:value="0.691287" calcext:value-type="float">
            <text:p>0,691287</text:p>
          </table:table-cell>
          <table:table-cell office:value-type="float" office:value="0.696128" calcext:value-type="float">
            <text:p>0,696128</text:p>
          </table:table-cell>
          <table:table-cell office:value-type="float" office:value="0.698158" calcext:value-type="float">
            <text:p>0,698158</text:p>
          </table:table-cell>
          <table:table-cell office:value-type="float" office:value="0.69941" calcext:value-type="float">
            <text:p>0,69941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04227" calcext:value-type="float">
            <text:p>0,704227</text:p>
          </table:table-cell>
          <table:table-cell office:value-type="float" office:value="0.718961" calcext:value-type="float">
            <text:p>0,718961</text:p>
          </table:table-cell>
          <table:table-cell office:value-type="float" office:value="0.726139" calcext:value-type="float">
            <text:p>0,726139</text:p>
          </table:table-cell>
          <table:table-cell office:value-type="float" office:value="0.733058" calcext:value-type="float">
            <text:p>0,733058</text:p>
          </table:table-cell>
          <table:table-cell office:value-type="float" office:value="0.701065" calcext:value-type="float">
            <text:p>0,701065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638843" calcext:value-type="float">
            <text:p>0,638843</text:p>
          </table:table-cell>
          <table:table-cell office:value-type="float" office:value="0.682456" calcext:value-type="float">
            <text:p>0,682456</text:p>
          </table:table-cell>
          <table:table-cell office:value-type="float" office:value="0.691641" calcext:value-type="float">
            <text:p>0,691641</text:p>
          </table:table-cell>
          <table:table-cell office:value-type="float" office:value="0.696529" calcext:value-type="float">
            <text:p>0,696529</text:p>
          </table:table-cell>
          <table:table-cell office:value-type="float" office:value="0.69863" calcext:value-type="float">
            <text:p>0,69863</text:p>
          </table:table-cell>
          <table:table-cell office:value-type="float" office:value="0.699622" calcext:value-type="float">
            <text:p>0,699622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04628" calcext:value-type="float">
            <text:p>0,704628</text:p>
          </table:table-cell>
          <table:table-cell office:value-type="float" office:value="0.720094" calcext:value-type="float">
            <text:p>0,720094</text:p>
          </table:table-cell>
          <table:table-cell office:value-type="float" office:value="0.726045" calcext:value-type="float">
            <text:p>0,726045</text:p>
          </table:table-cell>
          <table:table-cell office:value-type="float" office:value="0.733058" calcext:value-type="float">
            <text:p>0,733058</text:p>
          </table:table-cell>
          <table:table-cell office:value-type="float" office:value="0.701965" calcext:value-type="float">
            <text:p>0,701965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628099" calcext:value-type="float">
            <text:p>0,628099</text:p>
          </table:table-cell>
          <table:table-cell office:value-type="float" office:value="0.682361" calcext:value-type="float">
            <text:p>0,682361</text:p>
          </table:table-cell>
          <table:table-cell office:value-type="float" office:value="0.692231" calcext:value-type="float">
            <text:p>0,692231</text:p>
          </table:table-cell>
          <table:table-cell office:value-type="float" office:value="0.697143" calcext:value-type="float">
            <text:p>0,697143</text:p>
          </table:table-cell>
          <table:table-cell office:value-type="float" office:value="0.698914" calcext:value-type="float">
            <text:p>0,698914</text:p>
          </table:table-cell>
          <table:table-cell office:value-type="float" office:value="0.699575" calcext:value-type="float">
            <text:p>0,699575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03991" calcext:value-type="float">
            <text:p>0,703991</text:p>
          </table:table-cell>
          <table:table-cell office:value-type="float" office:value="0.717946" calcext:value-type="float">
            <text:p>0,717946</text:p>
          </table:table-cell>
          <table:table-cell office:value-type="float" office:value="0.725478" calcext:value-type="float">
            <text:p>0,725478</text:p>
          </table:table-cell>
          <table:table-cell office:value-type="float" office:value="0.733058" calcext:value-type="float">
            <text:p>0,733058</text:p>
          </table:table-cell>
          <table:table-cell office:value-type="float" office:value="0.701764" calcext:value-type="float">
            <text:p>0,70176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681818" calcext:value-type="float">
            <text:p>0,681818</text:p>
          </table:table-cell>
          <table:table-cell office:value-type="float" office:value="0.685667" calcext:value-type="float">
            <text:p>0,685667</text:p>
          </table:table-cell>
          <table:table-cell office:value-type="float" office:value="0.692326" calcext:value-type="float">
            <text:p>0,692326</text:p>
          </table:table-cell>
          <table:table-cell office:value-type="float" office:value="0.697166" calcext:value-type="float">
            <text:p>0,697166</text:p>
          </table:table-cell>
          <table:table-cell office:value-type="float" office:value="0.698725" calcext:value-type="float">
            <text:p>0,698725</text:p>
          </table:table-cell>
          <table:table-cell office:value-type="float" office:value="0.69941" calcext:value-type="float">
            <text:p>0,69941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06942" calcext:value-type="float">
            <text:p>0,706942</text:p>
          </table:table-cell>
          <table:table-cell office:value-type="float" office:value="0.719646" calcext:value-type="float">
            <text:p>0,719646</text:p>
          </table:table-cell>
          <table:table-cell office:value-type="float" office:value="0.726494" calcext:value-type="float">
            <text:p>0,726494</text:p>
          </table:table-cell>
          <table:table-cell office:value-type="float" office:value="0.733058" calcext:value-type="float">
            <text:p>0,733058</text:p>
          </table:table-cell>
          <table:table-cell office:value-type="float" office:value="0.702638" calcext:value-type="float">
            <text:p>0,702638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604132" calcext:value-type="float">
            <text:p>0,604132</text:p>
          </table:table-cell>
          <table:table-cell office:value-type="float" office:value="0.68059" calcext:value-type="float">
            <text:p>0,68059</text:p>
          </table:table-cell>
          <table:table-cell office:value-type="float" office:value="0.692279" calcext:value-type="float">
            <text:p>0,692279</text:p>
          </table:table-cell>
          <table:table-cell office:value-type="float" office:value="0.697096" calcext:value-type="float">
            <text:p>0,697096</text:p>
          </table:table-cell>
          <table:table-cell office:value-type="float" office:value="0.698796" calcext:value-type="float">
            <text:p>0,698796</text:p>
          </table:table-cell>
          <table:table-cell office:value-type="float" office:value="0.699457" calcext:value-type="float">
            <text:p>0,699457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06494" calcext:value-type="float">
            <text:p>0,706494</text:p>
          </table:table-cell>
          <table:table-cell office:value-type="float" office:value="0.719126" calcext:value-type="float">
            <text:p>0,719126</text:p>
          </table:table-cell>
          <table:table-cell office:value-type="float" office:value="0.726612" calcext:value-type="float">
            <text:p>0,726612</text:p>
          </table:table-cell>
          <table:table-cell office:value-type="float" office:value="0.733058" calcext:value-type="float">
            <text:p>0,733058</text:p>
          </table:table-cell>
          <table:table-cell office:value-type="float" office:value="0.702045" calcext:value-type="float">
            <text:p>0,702045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436364" calcext:value-type="float">
            <text:p>0,436364</text:p>
          </table:table-cell>
          <table:table-cell office:value-type="float" office:value="0.677615" calcext:value-type="float">
            <text:p>0,677615</text:p>
          </table:table-cell>
          <table:table-cell office:value-type="float" office:value="0.690791" calcext:value-type="float">
            <text:p>0,690791</text:p>
          </table:table-cell>
          <table:table-cell office:value-type="float" office:value="0.696978" calcext:value-type="float">
            <text:p>0,696978</text:p>
          </table:table-cell>
          <table:table-cell office:value-type="float" office:value="0.698914" calcext:value-type="float">
            <text:p>0,698914</text:p>
          </table:table-cell>
          <table:table-cell office:value-type="float" office:value="0.699528" calcext:value-type="float">
            <text:p>0,699528</text:p>
          </table:table-cell>
          <table:table-cell office:value-type="float" office:value="0.7" calcext:value-type="float">
            <text:p>0,7</text:p>
          </table:table-cell>
          <table:table-cell office:value-type="float" office:value="0.702715" calcext:value-type="float">
            <text:p>0,702715</text:p>
          </table:table-cell>
          <table:table-cell office:value-type="float" office:value="0.715514" calcext:value-type="float">
            <text:p>0,715514</text:p>
          </table:table-cell>
          <table:table-cell office:value-type="float" office:value="0.722621" calcext:value-type="float">
            <text:p>0,722621</text:p>
          </table:table-cell>
          <table:table-cell office:value-type="float" office:value="0.727627" calcext:value-type="float">
            <text:p>0,727627</text:p>
          </table:table-cell>
          <table:table-cell office:value-type="float" office:value="0.733058" calcext:value-type="float">
            <text:p>0,733058</text:p>
          </table:table-cell>
          <table:table-cell office:value-type="float" office:value="0.70323" calcext:value-type="float">
            <text:p>0,70323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355372" calcext:value-type="float">
            <text:p>0,355372</text:p>
          </table:table-cell>
          <table:table-cell office:value-type="float" office:value="0.67608" calcext:value-type="float">
            <text:p>0,67608</text:p>
          </table:table-cell>
          <table:table-cell office:value-type="float" office:value="0.692562" calcext:value-type="float">
            <text:p>0,692562</text:p>
          </table:table-cell>
          <table:table-cell office:value-type="float" office:value="0.697072" calcext:value-type="float">
            <text:p>0,697072</text:p>
          </table:table-cell>
          <table:table-cell office:value-type="float" office:value="0.69889" calcext:value-type="float">
            <text:p>0,69889</text:p>
          </table:table-cell>
          <table:table-cell office:value-type="float" office:value="0.699599" calcext:value-type="float">
            <text:p>0,699599</text:p>
          </table:table-cell>
          <table:table-cell office:value-type="float" office:value="0.7" calcext:value-type="float">
            <text:p>0,7</text:p>
          </table:table-cell>
          <table:table-cell office:value-type="float" office:value="0.700047" calcext:value-type="float">
            <text:p>0,700047</text:p>
          </table:table-cell>
          <table:table-cell office:value-type="float" office:value="0.711027" calcext:value-type="float">
            <text:p>0,711027</text:p>
          </table:table-cell>
          <table:table-cell office:value-type="float" office:value="0.722078" calcext:value-type="float">
            <text:p>0,722078</text:p>
          </table:table-cell>
          <table:table-cell office:value-type="float" office:value="0.726942" calcext:value-type="float">
            <text:p>0,726942</text:p>
          </table:table-cell>
          <table:table-cell office:value-type="float" office:value="0.733058" calcext:value-type="float">
            <text:p>0,733058</text:p>
          </table:table-cell>
          <table:table-cell office:value-type="float" office:value="0.70243" calcext:value-type="float">
            <text:p>0,70243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355372" calcext:value-type="float">
            <text:p>0,355372</text:p>
          </table:table-cell>
          <table:table-cell office:value-type="float" office:value="0.673861" calcext:value-type="float">
            <text:p>0,673861</text:p>
          </table:table-cell>
          <table:table-cell office:value-type="float" office:value="0.6932" calcext:value-type="float">
            <text:p>0,6932</text:p>
          </table:table-cell>
          <table:table-cell office:value-type="float" office:value="0.697355" calcext:value-type="float">
            <text:p>0,697355</text:p>
          </table:table-cell>
          <table:table-cell office:value-type="float" office:value="0.698914" calcext:value-type="float">
            <text:p>0,698914</text:p>
          </table:table-cell>
          <table:table-cell office:value-type="float" office:value="0.699646" calcext:value-type="float">
            <text:p>0,699646</text:p>
          </table:table-cell>
          <table:table-cell office:value-type="float" office:value="0.7" calcext:value-type="float">
            <text:p>0,7</text:p>
          </table:table-cell>
          <table:table-cell office:value-type="float" office:value="0.700496" calcext:value-type="float">
            <text:p>0,700496</text:p>
          </table:table-cell>
          <table:table-cell office:value-type="float" office:value="0.711972" calcext:value-type="float">
            <text:p>0,711972</text:p>
          </table:table-cell>
          <table:table-cell office:value-type="float" office:value="0.722267" calcext:value-type="float">
            <text:p>0,722267</text:p>
          </table:table-cell>
          <table:table-cell office:value-type="float" office:value="0.726895" calcext:value-type="float">
            <text:p>0,726895</text:p>
          </table:table-cell>
          <table:table-cell office:value-type="float" office:value="0.733058" calcext:value-type="float">
            <text:p>0,733058</text:p>
          </table:table-cell>
          <table:table-cell office:value-type="float" office:value="0.70246" calcext:value-type="float">
            <text:p>0,70246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519008" calcext:value-type="float">
            <text:p>0,519008</text:p>
          </table:table-cell>
          <table:table-cell office:value-type="float" office:value="0.679906" calcext:value-type="float">
            <text:p>0,679906</text:p>
          </table:table-cell>
          <table:table-cell office:value-type="float" office:value="0.69242" calcext:value-type="float">
            <text:p>0,69242</text:p>
          </table:table-cell>
          <table:table-cell office:value-type="float" office:value="0.697072" calcext:value-type="float">
            <text:p>0,697072</text:p>
          </table:table-cell>
          <table:table-cell office:value-type="float" office:value="0.698749" calcext:value-type="float">
            <text:p>0,698749</text:p>
          </table:table-cell>
          <table:table-cell office:value-type="float" office:value="0.699362" calcext:value-type="float">
            <text:p>0,699362</text:p>
          </table:table-cell>
          <table:table-cell office:value-type="float" office:value="0.7" calcext:value-type="float">
            <text:p>0,7</text:p>
          </table:table-cell>
          <table:table-cell office:value-type="float" office:value="0.700331" calcext:value-type="float">
            <text:p>0,700331</text:p>
          </table:table-cell>
          <table:table-cell office:value-type="float" office:value="0.712326" calcext:value-type="float">
            <text:p>0,712326</text:p>
          </table:table-cell>
          <table:table-cell office:value-type="float" office:value="0.721889" calcext:value-type="float">
            <text:p>0,721889</text:p>
          </table:table-cell>
          <table:table-cell office:value-type="float" office:value="0.726517" calcext:value-type="float">
            <text:p>0,726517</text:p>
          </table:table-cell>
          <table:table-cell office:value-type="float" office:value="0.733058" calcext:value-type="float">
            <text:p>0,733058</text:p>
          </table:table-cell>
          <table:table-cell office:value-type="float" office:value="0.702857" calcext:value-type="float">
            <text:p>0,702857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395041" calcext:value-type="float">
            <text:p>0,395041</text:p>
          </table:table-cell>
          <table:table-cell office:value-type="float" office:value="0.673601" calcext:value-type="float">
            <text:p>0,673601</text:p>
          </table:table-cell>
          <table:table-cell office:value-type="float" office:value="0.692633" calcext:value-type="float">
            <text:p>0,692633</text:p>
          </table:table-cell>
          <table:table-cell office:value-type="float" office:value="0.696458" calcext:value-type="float">
            <text:p>0,696458</text:p>
          </table:table-cell>
          <table:table-cell office:value-type="float" office:value="0.698772" calcext:value-type="float">
            <text:p>0,698772</text:p>
          </table:table-cell>
          <table:table-cell office:value-type="float" office:value="0.699221" calcext:value-type="float">
            <text:p>0,699221</text:p>
          </table:table-cell>
          <table:table-cell office:value-type="float" office:value="0.7" calcext:value-type="float">
            <text:p>0,7</text:p>
          </table:table-cell>
          <table:table-cell office:value-type="float" office:value="0.705927" calcext:value-type="float">
            <text:p>0,705927</text:p>
          </table:table-cell>
          <table:table-cell office:value-type="float" office:value="0.717048" calcext:value-type="float">
            <text:p>0,717048</text:p>
          </table:table-cell>
          <table:table-cell office:value-type="float" office:value="0.722409" calcext:value-type="float">
            <text:p>0,722409</text:p>
          </table:table-cell>
          <table:table-cell office:value-type="float" office:value="0.727155" calcext:value-type="float">
            <text:p>0,727155</text:p>
          </table:table-cell>
          <table:table-cell office:value-type="float" office:value="0.733058" calcext:value-type="float">
            <text:p>0,733058</text:p>
          </table:table-cell>
          <table:table-cell office:value-type="float" office:value="0.703322" calcext:value-type="float">
            <text:p>0,703322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395041" calcext:value-type="float">
            <text:p>0,395041</text:p>
          </table:table-cell>
          <table:table-cell office:value-type="float" office:value="0.66876" calcext:value-type="float">
            <text:p>0,66876</text:p>
          </table:table-cell>
          <table:table-cell office:value-type="float" office:value="0.692468" calcext:value-type="float">
            <text:p>0,692468</text:p>
          </table:table-cell>
          <table:table-cell office:value-type="float" office:value="0.696954" calcext:value-type="float">
            <text:p>0,696954</text:p>
          </table:table-cell>
          <table:table-cell office:value-type="float" office:value="0.699079" calcext:value-type="float">
            <text:p>0,699079</text:p>
          </table:table-cell>
          <table:table-cell office:value-type="float" office:value="0.699669" calcext:value-type="float">
            <text:p>0,699669</text:p>
          </table:table-cell>
          <table:table-cell office:value-type="float" office:value="0.7" calcext:value-type="float">
            <text:p>0,7</text:p>
          </table:table-cell>
          <table:table-cell office:value-type="float" office:value="0.711499" calcext:value-type="float">
            <text:p>0,711499</text:p>
          </table:table-cell>
          <table:table-cell office:value-type="float" office:value="0.720543" calcext:value-type="float">
            <text:p>0,720543</text:p>
          </table:table-cell>
          <table:table-cell office:value-type="float" office:value="0.723731" calcext:value-type="float">
            <text:p>0,723731</text:p>
          </table:table-cell>
          <table:table-cell office:value-type="float" office:value="0.727981" calcext:value-type="float">
            <text:p>0,727981</text:p>
          </table:table-cell>
          <table:table-cell office:value-type="float" office:value="0.733058" calcext:value-type="float">
            <text:p>0,733058</text:p>
          </table:table-cell>
          <table:table-cell office:value-type="float" office:value="0.704068" calcext:value-type="float">
            <text:p>0,704068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55124" calcext:value-type="float">
            <text:p>0,55124</text:p>
          </table:table-cell>
          <table:table-cell office:value-type="float" office:value="0.678512" calcext:value-type="float">
            <text:p>0,678512</text:p>
          </table:table-cell>
          <table:table-cell office:value-type="float" office:value="0.691452" calcext:value-type="float">
            <text:p>0,691452</text:p>
          </table:table-cell>
          <table:table-cell office:value-type="float" office:value="0.696387" calcext:value-type="float">
            <text:p>0,696387</text:p>
          </table:table-cell>
          <table:table-cell office:value-type="float" office:value="0.699055" calcext:value-type="float">
            <text:p>0,699055</text:p>
          </table:table-cell>
          <table:table-cell office:value-type="float" office:value="0.699787" calcext:value-type="float">
            <text:p>0,699787</text:p>
          </table:table-cell>
          <table:table-cell office:value-type="float" office:value="0.7" calcext:value-type="float">
            <text:p>0,7</text:p>
          </table:table-cell>
          <table:table-cell office:value-type="float" office:value="0.710224" calcext:value-type="float">
            <text:p>0,710224</text:p>
          </table:table-cell>
          <table:table-cell office:value-type="float" office:value="0.719433" calcext:value-type="float">
            <text:p>0,719433</text:p>
          </table:table-cell>
          <table:table-cell office:value-type="float" office:value="0.723235" calcext:value-type="float">
            <text:p>0,723235</text:p>
          </table:table-cell>
          <table:table-cell office:value-type="float" office:value="0.727745" calcext:value-type="float">
            <text:p>0,727745</text:p>
          </table:table-cell>
          <table:table-cell office:value-type="float" office:value="0.733058" calcext:value-type="float">
            <text:p>0,733058</text:p>
          </table:table-cell>
          <table:table-cell office:value-type="float" office:value="0.704583" calcext:value-type="float">
            <text:p>0,704583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491736" calcext:value-type="float">
            <text:p>0,491736</text:p>
          </table:table-cell>
          <table:table-cell office:value-type="float" office:value="0.668737" calcext:value-type="float">
            <text:p>0,668737</text:p>
          </table:table-cell>
          <table:table-cell office:value-type="float" office:value="0.691051" calcext:value-type="float">
            <text:p>0,691051</text:p>
          </table:table-cell>
          <table:table-cell office:value-type="float" office:value="0.695277" calcext:value-type="float">
            <text:p>0,695277</text:p>
          </table:table-cell>
          <table:table-cell office:value-type="float" office:value="0.698678" calcext:value-type="float">
            <text:p>0,698678</text:p>
          </table:table-cell>
          <table:table-cell office:value-type="float" office:value="0.699622" calcext:value-type="float">
            <text:p>0,699622</text:p>
          </table:table-cell>
          <table:table-cell office:value-type="float" office:value="0.7" calcext:value-type="float">
            <text:p>0,7</text:p>
          </table:table-cell>
          <table:table-cell office:value-type="float" office:value="0.707367" calcext:value-type="float">
            <text:p>0,707367</text:p>
          </table:table-cell>
          <table:table-cell office:value-type="float" office:value="0.718182" calcext:value-type="float">
            <text:p>0,718182</text:p>
          </table:table-cell>
          <table:table-cell office:value-type="float" office:value="0.722574" calcext:value-type="float">
            <text:p>0,722574</text:p>
          </table:table-cell>
          <table:table-cell office:value-type="float" office:value="0.726777" calcext:value-type="float">
            <text:p>0,726777</text:p>
          </table:table-cell>
          <table:table-cell office:value-type="float" office:value="0.733058" calcext:value-type="float">
            <text:p>0,733058</text:p>
          </table:table-cell>
          <table:table-cell office:value-type="float" office:value="0.702826" calcext:value-type="float">
            <text:p>0,702826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596694" calcext:value-type="float">
            <text:p>0,596694</text:p>
          </table:table-cell>
          <table:table-cell office:value-type="float" office:value="0.67974" calcext:value-type="float">
            <text:p>0,67974</text:p>
          </table:table-cell>
          <table:table-cell office:value-type="float" office:value="0.690012" calcext:value-type="float">
            <text:p>0,690012</text:p>
          </table:table-cell>
          <table:table-cell office:value-type="float" office:value="0.693388" calcext:value-type="float">
            <text:p>0,693388</text:p>
          </table:table-cell>
          <table:table-cell office:value-type="float" office:value="0.697119" calcext:value-type="float">
            <text:p>0,697119</text:p>
          </table:table-cell>
          <table:table-cell office:value-type="float" office:value="0.699268" calcext:value-type="float">
            <text:p>0,699268</text:p>
          </table:table-cell>
          <table:table-cell office:value-type="float" office:value="0.7" calcext:value-type="float">
            <text:p>0,7</text:p>
          </table:table-cell>
          <table:table-cell office:value-type="float" office:value="0.703424" calcext:value-type="float">
            <text:p>0,703424</text:p>
          </table:table-cell>
          <table:table-cell office:value-type="float" office:value="0.716482" calcext:value-type="float">
            <text:p>0,716482</text:p>
          </table:table-cell>
          <table:table-cell office:value-type="float" office:value="0.722314" calcext:value-type="float">
            <text:p>0,722314</text:p>
          </table:table-cell>
          <table:table-cell office:value-type="float" office:value="0.727485" calcext:value-type="float">
            <text:p>0,727485</text:p>
          </table:table-cell>
          <table:table-cell office:value-type="float" office:value="0.733058" calcext:value-type="float">
            <text:p>0,733058</text:p>
          </table:table-cell>
          <table:table-cell office:value-type="float" office:value="0.702923" calcext:value-type="float">
            <text:p>0,702923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55124" calcext:value-type="float">
            <text:p>0,55124</text:p>
          </table:table-cell>
          <table:table-cell office:value-type="float" office:value="0.679953" calcext:value-type="float">
            <text:p>0,679953</text:p>
          </table:table-cell>
          <table:table-cell office:value-type="float" office:value="0.690933" calcext:value-type="float">
            <text:p>0,690933</text:p>
          </table:table-cell>
          <table:table-cell office:value-type="float" office:value="0.694427" calcext:value-type="float">
            <text:p>0,694427</text:p>
          </table:table-cell>
          <table:table-cell office:value-type="float" office:value="0.698111" calcext:value-type="float">
            <text:p>0,698111</text:p>
          </table:table-cell>
          <table:table-cell office:value-type="float" office:value="0.69974" calcext:value-type="float">
            <text:p>0,69974</text:p>
          </table:table-cell>
          <table:table-cell office:value-type="float" office:value="0.700496" calcext:value-type="float">
            <text:p>0,700496</text:p>
          </table:table-cell>
          <table:table-cell office:value-type="float" office:value="0.71124" calcext:value-type="float">
            <text:p>0,71124</text:p>
          </table:table-cell>
          <table:table-cell office:value-type="float" office:value="0.719764" calcext:value-type="float">
            <text:p>0,719764</text:p>
          </table:table-cell>
          <table:table-cell office:value-type="float" office:value="0.723707" calcext:value-type="float">
            <text:p>0,723707</text:p>
          </table:table-cell>
          <table:table-cell office:value-type="float" office:value="0.727721" calcext:value-type="float">
            <text:p>0,727721</text:p>
          </table:table-cell>
          <table:table-cell office:value-type="float" office:value="0.733058" calcext:value-type="float">
            <text:p>0,733058</text:p>
          </table:table-cell>
          <table:table-cell office:value-type="float" office:value="0.704609" calcext:value-type="float">
            <text:p>0,704609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55124" calcext:value-type="float">
            <text:p>0,55124</text:p>
          </table:table-cell>
          <table:table-cell office:value-type="float" office:value="0.671688" calcext:value-type="float">
            <text:p>0,671688</text:p>
          </table:table-cell>
          <table:table-cell office:value-type="float" office:value="0.689917" calcext:value-type="float">
            <text:p>0,689917</text:p>
          </table:table-cell>
          <table:table-cell office:value-type="float" office:value="0.69379" calcext:value-type="float">
            <text:p>0,69379</text:p>
          </table:table-cell>
          <table:table-cell office:value-type="float" office:value="0.697473" calcext:value-type="float">
            <text:p>0,697473</text:p>
          </table:table-cell>
          <table:table-cell office:value-type="float" office:value="0.699575" calcext:value-type="float">
            <text:p>0,699575</text:p>
          </table:table-cell>
          <table:table-cell office:value-type="float" office:value="0.700024" calcext:value-type="float">
            <text:p>0,700024</text:p>
          </table:table-cell>
          <table:table-cell office:value-type="float" office:value="0.707792" calcext:value-type="float">
            <text:p>0,707792</text:p>
          </table:table-cell>
          <table:table-cell office:value-type="float" office:value="0.718442" calcext:value-type="float">
            <text:p>0,718442</text:p>
          </table:table-cell>
          <table:table-cell office:value-type="float" office:value="0.723943" calcext:value-type="float">
            <text:p>0,723943</text:p>
          </table:table-cell>
          <table:table-cell office:value-type="float" office:value="0.728217" calcext:value-type="float">
            <text:p>0,728217</text:p>
          </table:table-cell>
          <table:table-cell office:value-type="float" office:value="0.733058" calcext:value-type="float">
            <text:p>0,733058</text:p>
          </table:table-cell>
          <table:table-cell office:value-type="float" office:value="0.703086" calcext:value-type="float">
            <text:p>0,703086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547934" calcext:value-type="float">
            <text:p>0,547934</text:p>
          </table:table-cell>
          <table:table-cell office:value-type="float" office:value="0.675254" calcext:value-type="float">
            <text:p>0,675254</text:p>
          </table:table-cell>
          <table:table-cell office:value-type="float" office:value="0.690224" calcext:value-type="float">
            <text:p>0,690224</text:p>
          </table:table-cell>
          <table:table-cell office:value-type="float" office:value="0.694026" calcext:value-type="float">
            <text:p>0,694026</text:p>
          </table:table-cell>
          <table:table-cell office:value-type="float" office:value="0.697993" calcext:value-type="float">
            <text:p>0,697993</text:p>
          </table:table-cell>
          <table:table-cell office:value-type="float" office:value="0.699575" calcext:value-type="float">
            <text:p>0,699575</text:p>
          </table:table-cell>
          <table:table-cell office:value-type="float" office:value="0.700024" calcext:value-type="float">
            <text:p>0,700024</text:p>
          </table:table-cell>
          <table:table-cell office:value-type="float" office:value="0.70791" calcext:value-type="float">
            <text:p>0,70791</text:p>
          </table:table-cell>
          <table:table-cell office:value-type="float" office:value="0.719575" calcext:value-type="float">
            <text:p>0,719575</text:p>
          </table:table-cell>
          <table:table-cell office:value-type="float" office:value="0.72392" calcext:value-type="float">
            <text:p>0,72392</text:p>
          </table:table-cell>
          <table:table-cell office:value-type="float" office:value="0.728713" calcext:value-type="float">
            <text:p>0,728713</text:p>
          </table:table-cell>
          <table:table-cell office:value-type="float" office:value="0.733058" calcext:value-type="float">
            <text:p>0,733058</text:p>
          </table:table-cell>
          <table:table-cell office:value-type="float" office:value="0.703721" calcext:value-type="float">
            <text:p>0,70372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663636" calcext:value-type="float">
            <text:p>0,663636</text:p>
          </table:table-cell>
          <table:table-cell office:value-type="float" office:value="0.684109" calcext:value-type="float">
            <text:p>0,684109</text:p>
          </table:table-cell>
          <table:table-cell office:value-type="float" office:value="0.689823" calcext:value-type="float">
            <text:p>0,689823</text:p>
          </table:table-cell>
          <table:table-cell office:value-type="float" office:value="0.69379" calcext:value-type="float">
            <text:p>0,69379</text:p>
          </table:table-cell>
          <table:table-cell office:value-type="float" office:value="0.697355" calcext:value-type="float">
            <text:p>0,697355</text:p>
          </table:table-cell>
          <table:table-cell office:value-type="float" office:value="0.699457" calcext:value-type="float">
            <text:p>0,699457</text:p>
          </table:table-cell>
          <table:table-cell office:value-type="float" office:value="0.7" calcext:value-type="float">
            <text:p>0,7</text:p>
          </table:table-cell>
          <table:table-cell office:value-type="float" office:value="0.705289" calcext:value-type="float">
            <text:p>0,705289</text:p>
          </table:table-cell>
          <table:table-cell office:value-type="float" office:value="0.717403" calcext:value-type="float">
            <text:p>0,717403</text:p>
          </table:table-cell>
          <table:table-cell office:value-type="float" office:value="0.72366" calcext:value-type="float">
            <text:p>0,72366</text:p>
          </table:table-cell>
          <table:table-cell office:value-type="float" office:value="0.728666" calcext:value-type="float">
            <text:p>0,728666</text:p>
          </table:table-cell>
          <table:table-cell office:value-type="float" office:value="0.733058" calcext:value-type="float">
            <text:p>0,733058</text:p>
          </table:table-cell>
          <table:table-cell office:value-type="float" office:value="0.703955" calcext:value-type="float">
            <text:p>0,703955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4876" calcext:value-type="float">
            <text:p>0,64876</text:p>
          </table:table-cell>
          <table:table-cell office:value-type="float" office:value="0.681771" calcext:value-type="float">
            <text:p>0,681771</text:p>
          </table:table-cell>
          <table:table-cell office:value-type="float" office:value="0.689965" calcext:value-type="float">
            <text:p>0,689965</text:p>
          </table:table-cell>
          <table:table-cell office:value-type="float" office:value="0.693318" calcext:value-type="float">
            <text:p>0,693318</text:p>
          </table:table-cell>
          <table:table-cell office:value-type="float" office:value="0.69771" calcext:value-type="float">
            <text:p>0,69771</text:p>
          </table:table-cell>
          <table:table-cell office:value-type="float" office:value="0.699693" calcext:value-type="float">
            <text:p>0,699693</text:p>
          </table:table-cell>
          <table:table-cell office:value-type="float" office:value="0.70059" calcext:value-type="float">
            <text:p>0,70059</text:p>
          </table:table-cell>
          <table:table-cell office:value-type="float" office:value="0.709752" calcext:value-type="float">
            <text:p>0,709752</text:p>
          </table:table-cell>
          <table:table-cell office:value-type="float" office:value="0.719079" calcext:value-type="float">
            <text:p>0,719079</text:p>
          </table:table-cell>
          <table:table-cell office:value-type="float" office:value="0.72392" calcext:value-type="float">
            <text:p>0,72392</text:p>
          </table:table-cell>
          <table:table-cell office:value-type="float" office:value="0.729374" calcext:value-type="float">
            <text:p>0,729374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704517" calcext:value-type="float">
            <text:p>0,704517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422314" calcext:value-type="float">
            <text:p>0,422314</text:p>
          </table:table-cell>
          <table:table-cell office:value-type="float" office:value="0.668642" calcext:value-type="float">
            <text:p>0,668642</text:p>
          </table:table-cell>
          <table:table-cell office:value-type="float" office:value="0.690555" calcext:value-type="float">
            <text:p>0,690555</text:p>
          </table:table-cell>
          <table:table-cell office:value-type="float" office:value="0.694947" calcext:value-type="float">
            <text:p>0,694947</text:p>
          </table:table-cell>
          <table:table-cell office:value-type="float" office:value="0.699174" calcext:value-type="float">
            <text:p>0,699174</text:p>
          </table:table-cell>
          <table:table-cell office:value-type="float" office:value="0.7" calcext:value-type="float">
            <text:p>0,7</text:p>
          </table:table-cell>
          <table:table-cell office:value-type="float" office:value="0.701558" calcext:value-type="float">
            <text:p>0,701558</text:p>
          </table:table-cell>
          <table:table-cell office:value-type="float" office:value="0.71183" calcext:value-type="float">
            <text:p>0,71183</text:p>
          </table:table-cell>
          <table:table-cell office:value-type="float" office:value="0.719906" calcext:value-type="float">
            <text:p>0,719906</text:p>
          </table:table-cell>
          <table:table-cell office:value-type="float" office:value="0.724156" calcext:value-type="float">
            <text:p>0,724156</text:p>
          </table:table-cell>
          <table:table-cell office:value-type="float" office:value="0.730201" calcext:value-type="float">
            <text:p>0,730201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704097" calcext:value-type="float">
            <text:p>0,704097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57438" calcext:value-type="float">
            <text:p>0,57438</text:p>
          </table:table-cell>
          <table:table-cell office:value-type="float" office:value="0.67294" calcext:value-type="float">
            <text:p>0,67294</text:p>
          </table:table-cell>
          <table:table-cell office:value-type="float" office:value="0.690933" calcext:value-type="float">
            <text:p>0,690933</text:p>
          </table:table-cell>
          <table:table-cell office:value-type="float" office:value="0.69497" calcext:value-type="float">
            <text:p>0,69497</text:p>
          </table:table-cell>
          <table:table-cell office:value-type="float" office:value="0.699433" calcext:value-type="float">
            <text:p>0,699433</text:p>
          </table:table-cell>
          <table:table-cell office:value-type="float" office:value="0.7" calcext:value-type="float">
            <text:p>0,7</text:p>
          </table:table-cell>
          <table:table-cell office:value-type="float" office:value="0.706541" calcext:value-type="float">
            <text:p>0,706541</text:p>
          </table:table-cell>
          <table:table-cell office:value-type="float" office:value="0.716434" calcext:value-type="float">
            <text:p>0,716434</text:p>
          </table:table-cell>
          <table:table-cell office:value-type="float" office:value="0.722267" calcext:value-type="float">
            <text:p>0,722267</text:p>
          </table:table-cell>
          <table:table-cell office:value-type="float" office:value="0.725266" calcext:value-type="float">
            <text:p>0,725266</text:p>
          </table:table-cell>
          <table:table-cell office:value-type="float" office:value="0.730413" calcext:value-type="float">
            <text:p>0,730413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70592" calcext:value-type="float">
            <text:p>0,70592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514876" calcext:value-type="float">
            <text:p>0,514876</text:p>
          </table:table-cell>
          <table:table-cell office:value-type="float" office:value="0.673223" calcext:value-type="float">
            <text:p>0,673223</text:p>
          </table:table-cell>
          <table:table-cell office:value-type="float" office:value="0.691429" calcext:value-type="float">
            <text:p>0,691429</text:p>
          </table:table-cell>
          <table:table-cell office:value-type="float" office:value="0.696057" calcext:value-type="float">
            <text:p>0,696057</text:p>
          </table:table-cell>
          <table:table-cell office:value-type="float" office:value="0.699575" calcext:value-type="float">
            <text:p>0,699575</text:p>
          </table:table-cell>
          <table:table-cell office:value-type="float" office:value="0.702409" calcext:value-type="float">
            <text:p>0,702409</text:p>
          </table:table-cell>
          <table:table-cell office:value-type="float" office:value="0.712161" calcext:value-type="float">
            <text:p>0,712161</text:p>
          </table:table-cell>
          <table:table-cell office:value-type="float" office:value="0.719717" calcext:value-type="float">
            <text:p>0,719717</text:p>
          </table:table-cell>
          <table:table-cell office:value-type="float" office:value="0.723093" calcext:value-type="float">
            <text:p>0,723093</text:p>
          </table:table-cell>
          <table:table-cell office:value-type="float" office:value="0.725762" calcext:value-type="float">
            <text:p>0,725762</text:p>
          </table:table-cell>
          <table:table-cell office:value-type="float" office:value="0.73039" calcext:value-type="float">
            <text:p>0,73039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707381" calcext:value-type="float">
            <text:p>0,707381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396694" calcext:value-type="float">
            <text:p>0,396694</text:p>
          </table:table-cell>
          <table:table-cell office:value-type="float" office:value="0.659362" calcext:value-type="float">
            <text:p>0,659362</text:p>
          </table:table-cell>
          <table:table-cell office:value-type="float" office:value="0.690933" calcext:value-type="float">
            <text:p>0,690933</text:p>
          </table:table-cell>
          <table:table-cell office:value-type="float" office:value="0.695277" calcext:value-type="float">
            <text:p>0,695277</text:p>
          </table:table-cell>
          <table:table-cell office:value-type="float" office:value="0.699339" calcext:value-type="float">
            <text:p>0,699339</text:p>
          </table:table-cell>
          <table:table-cell office:value-type="float" office:value="0.700685" calcext:value-type="float">
            <text:p>0,700685</text:p>
          </table:table-cell>
          <table:table-cell office:value-type="float" office:value="0.710838" calcext:value-type="float">
            <text:p>0,710838</text:p>
          </table:table-cell>
          <table:table-cell office:value-type="float" office:value="0.719646" calcext:value-type="float">
            <text:p>0,719646</text:p>
          </table:table-cell>
          <table:table-cell office:value-type="float" office:value="0.72307" calcext:value-type="float">
            <text:p>0,72307</text:p>
          </table:table-cell>
          <table:table-cell office:value-type="float" office:value="0.725785" calcext:value-type="float">
            <text:p>0,725785</text:p>
          </table:table-cell>
          <table:table-cell office:value-type="float" office:value="0.729705" calcext:value-type="float">
            <text:p>0,729705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705464" calcext:value-type="float">
            <text:p>0,705464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276033" calcext:value-type="float">
            <text:p>0,276033</text:p>
          </table:table-cell>
          <table:table-cell office:value-type="float" office:value="0.636789" calcext:value-type="float">
            <text:p>0,636789</text:p>
          </table:table-cell>
          <table:table-cell office:value-type="float" office:value="0.690791" calcext:value-type="float">
            <text:p>0,690791</text:p>
          </table:table-cell>
          <table:table-cell office:value-type="float" office:value="0.694616" calcext:value-type="float">
            <text:p>0,694616</text:p>
          </table:table-cell>
          <table:table-cell office:value-type="float" office:value="0.698725" calcext:value-type="float">
            <text:p>0,698725</text:p>
          </table:table-cell>
          <table:table-cell office:value-type="float" office:value="0.701039" calcext:value-type="float">
            <text:p>0,701039</text:p>
          </table:table-cell>
          <table:table-cell office:value-type="float" office:value="0.710012" calcext:value-type="float">
            <text:p>0,710012</text:p>
          </table:table-cell>
          <table:table-cell office:value-type="float" office:value="0.717568" calcext:value-type="float">
            <text:p>0,717568</text:p>
          </table:table-cell>
          <table:table-cell office:value-type="float" office:value="0.722102" calcext:value-type="float">
            <text:p>0,722102</text:p>
          </table:table-cell>
          <table:table-cell office:value-type="float" office:value="0.72477" calcext:value-type="float">
            <text:p>0,72477</text:p>
          </table:table-cell>
          <table:table-cell office:value-type="float" office:value="0.72902" calcext:value-type="float">
            <text:p>0,72902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702543" calcext:value-type="float">
            <text:p>0,702543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276033" calcext:value-type="float">
            <text:p>0,276033</text:p>
          </table:table-cell>
          <table:table-cell office:value-type="float" office:value="0.620331" calcext:value-type="float">
            <text:p>0,620331</text:p>
          </table:table-cell>
          <table:table-cell office:value-type="float" office:value="0.689445" calcext:value-type="float">
            <text:p>0,689445</text:p>
          </table:table-cell>
          <table:table-cell office:value-type="float" office:value="0.694309" calcext:value-type="float">
            <text:p>0,694309</text:p>
          </table:table-cell>
          <table:table-cell office:value-type="float" office:value="0.698725" calcext:value-type="float">
            <text:p>0,698725</text:p>
          </table:table-cell>
          <table:table-cell office:value-type="float" office:value="0.700094" calcext:value-type="float">
            <text:p>0,700094</text:p>
          </table:table-cell>
          <table:table-cell office:value-type="float" office:value="0.707698" calcext:value-type="float">
            <text:p>0,707698</text:p>
          </table:table-cell>
          <table:table-cell office:value-type="float" office:value="0.715655" calcext:value-type="float">
            <text:p>0,715655</text:p>
          </table:table-cell>
          <table:table-cell office:value-type="float" office:value="0.721464" calcext:value-type="float">
            <text:p>0,721464</text:p>
          </table:table-cell>
          <table:table-cell office:value-type="float" office:value="0.72503" calcext:value-type="float">
            <text:p>0,72503</text:p>
          </table:table-cell>
          <table:table-cell office:value-type="float" office:value="0.729398" calcext:value-type="float">
            <text:p>0,729398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700215" calcext:value-type="float">
            <text:p>0,700215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392562" calcext:value-type="float">
            <text:p>0,392562</text:p>
          </table:table-cell>
          <table:table-cell office:value-type="float" office:value="0.622338" calcext:value-type="float">
            <text:p>0,622338</text:p>
          </table:table-cell>
          <table:table-cell office:value-type="float" office:value="0.688076" calcext:value-type="float">
            <text:p>0,688076</text:p>
          </table:table-cell>
          <table:table-cell office:value-type="float" office:value="0.692586" calcext:value-type="float">
            <text:p>0,692586</text:p>
          </table:table-cell>
          <table:table-cell office:value-type="float" office:value="0.696246" calcext:value-type="float">
            <text:p>0,696246</text:p>
          </table:table-cell>
          <table:table-cell office:value-type="float" office:value="0.699764" calcext:value-type="float">
            <text:p>0,699764</text:p>
          </table:table-cell>
          <table:table-cell office:value-type="float" office:value="0.705171" calcext:value-type="float">
            <text:p>0,705171</text:p>
          </table:table-cell>
          <table:table-cell office:value-type="float" office:value="0.714664" calcext:value-type="float">
            <text:p>0,714664</text:p>
          </table:table-cell>
          <table:table-cell office:value-type="float" office:value="0.720378" calcext:value-type="float">
            <text:p>0,720378</text:p>
          </table:table-cell>
          <table:table-cell office:value-type="float" office:value="0.724817" calcext:value-type="float">
            <text:p>0,724817</text:p>
          </table:table-cell>
          <table:table-cell office:value-type="float" office:value="0.729516" calcext:value-type="float">
            <text:p>0,729516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699355" calcext:value-type="float">
            <text:p>0,699355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492562" calcext:value-type="float">
            <text:p>0,492562</text:p>
          </table:table-cell>
          <table:table-cell office:value-type="float" office:value="0.672279" calcext:value-type="float">
            <text:p>0,672279</text:p>
          </table:table-cell>
          <table:table-cell office:value-type="float" office:value="0.690153" calcext:value-type="float">
            <text:p>0,690153</text:p>
          </table:table-cell>
          <table:table-cell office:value-type="float" office:value="0.694191" calcext:value-type="float">
            <text:p>0,694191</text:p>
          </table:table-cell>
          <table:table-cell office:value-type="float" office:value="0.698583" calcext:value-type="float">
            <text:p>0,698583</text:p>
          </table:table-cell>
          <table:table-cell office:value-type="float" office:value="0.700354" calcext:value-type="float">
            <text:p>0,700354</text:p>
          </table:table-cell>
          <table:table-cell office:value-type="float" office:value="0.707957" calcext:value-type="float">
            <text:p>0,707957</text:p>
          </table:table-cell>
          <table:table-cell office:value-type="float" office:value="0.716812" calcext:value-type="float">
            <text:p>0,716812</text:p>
          </table:table-cell>
          <table:table-cell office:value-type="float" office:value="0.722125" calcext:value-type="float">
            <text:p>0,722125</text:p>
          </table:table-cell>
          <table:table-cell office:value-type="float" office:value="0.725714" calcext:value-type="float">
            <text:p>0,725714</text:p>
          </table:table-cell>
          <table:table-cell office:value-type="float" office:value="0.729587" calcext:value-type="float">
            <text:p>0,729587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705776" calcext:value-type="float">
            <text:p>0,7057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ščic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ščice_20_1" draw:display-name="Puščic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.00.0000</text:date>, <text:time>00:00:00</text:time></text:p>
        </style:region-right>
      </style:header>
      <style:header-left style:display="false"/>
      <style:header-first style:display="false"/>
      <style:footer>
        <text:p>Stran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8T20:39:28.509343820</dc:date>
    <meta:editing-duration>PT40S</meta:editing-duration>
    <meta:editing-cycles>1</meta:editing-cycles>
    <meta:generator>LibreOffice/7.6.4.1$Linux_X86_64 LibreOffice_project/60$Build-1</meta:generator>
    <meta:document-statistic meta:table-count="1" meta:cell-count="42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7cm" svg:y="3.247cm" style:legend-expansion="high" chart:style-name="ch2"/>
        <chart:plot-area chart:style-name="ch3" table:cell-range-address="accuracy.A2:accuracy.A301 accuracy.C1:accuracy.N301" chart:data-source-has-labels="both" svg:x="1.457cm" svg:y="0.251cm" svg:width="17.567cm" svg:height="11.088cm">
          <chart:coordinate-region svg:x="2.184cm" svg:y="0.45cm" svg:width="16.84cm" svg:height="9.965cm"/>
          <chart:axis chart:dimension="x" chart:name="primary-x" chart:style-name="ch4" chartooo:axis-type="auto">
            <chartooo:date-scale/>
            <chart:title svg:x="9.415cm" svg:y="11.59cm" chart:style-name="ch5">
              <text:p>generacija</text:p>
            </chart:title>
            <chart:categories table:cell-range-address="accuracy.A2:accuracy.A301"/>
          </chart:axis>
          <chart:axis chart:dimension="y" chart:name="primary-y" chart:style-name="ch4">
            <chart:title svg:x="0.451cm" svg:y="6.368cm" chart:style-name="ch6">
              <text:p>točnost</text:p>
            </chart:title>
            <chart:grid chart:style-name="ch7" chart:class="major"/>
          </chart:axis>
          <chart:series chart:style-name="ch8" chart:values-cell-range-address="accuracy.C2:accuracy.C301" chart:label-cell-address="accuracy.C1:accuracy.C1" chart:class="chart:line">
            <chart:data-point chart:repeated="300"/>
          </chart:series>
          <chart:series chart:style-name="ch9" chart:values-cell-range-address="accuracy.D2:accuracy.D301" chart:label-cell-address="accuracy.D1:accuracy.D1" chart:class="chart:line">
            <chart:data-point chart:repeated="300"/>
          </chart:series>
          <chart:series chart:style-name="ch10" chart:values-cell-range-address="accuracy.E2:accuracy.E301" chart:label-cell-address="accuracy.E1:accuracy.E1" chart:class="chart:line">
            <chart:data-point chart:repeated="300"/>
          </chart:series>
          <chart:series chart:style-name="ch11" chart:values-cell-range-address="accuracy.F2:accuracy.F301" chart:label-cell-address="accuracy.F1:accuracy.F1" chart:class="chart:line">
            <chart:data-point chart:repeated="300"/>
          </chart:series>
          <chart:series chart:style-name="ch12" chart:values-cell-range-address="accuracy.G2:accuracy.G301" chart:label-cell-address="accuracy.G1:accuracy.G1" chart:class="chart:line">
            <chart:data-point chart:repeated="300"/>
          </chart:series>
          <chart:series chart:style-name="ch13" chart:values-cell-range-address="accuracy.H2:accuracy.H301" chart:label-cell-address="accuracy.H1:accuracy.H1" chart:class="chart:line">
            <chart:data-point chart:repeated="300"/>
          </chart:series>
          <chart:series chart:style-name="ch14" chart:values-cell-range-address="accuracy.I2:accuracy.I301" chart:label-cell-address="accuracy.I1:accuracy.I1" chart:class="chart:line">
            <chart:data-point chart:repeated="300"/>
          </chart:series>
          <chart:series chart:style-name="ch15" chart:values-cell-range-address="accuracy.J2:accuracy.J301" chart:label-cell-address="accuracy.J1:accuracy.J1" chart:class="chart:line">
            <chart:data-point chart:repeated="300"/>
          </chart:series>
          <chart:series chart:style-name="ch16" chart:values-cell-range-address="accuracy.K2:accuracy.K301" chart:label-cell-address="accuracy.K1:accuracy.K1" chart:class="chart:line">
            <chart:data-point chart:repeated="300"/>
          </chart:series>
          <chart:series chart:style-name="ch17" chart:values-cell-range-address="accuracy.L2:accuracy.L301" chart:label-cell-address="accuracy.L1:accuracy.L1" chart:class="chart:line">
            <chart:data-point chart:repeated="300"/>
          </chart:series>
          <chart:series chart:style-name="ch18" chart:values-cell-range-address="accuracy.M2:accuracy.M301" chart:label-cell-address="accuracy.M1:accuracy.M1" chart:class="chart:line">
            <chart:data-point chart:repeated="300"/>
          </chart:series>
          <chart:series chart:style-name="ch19" chart:values-cell-range-address="accuracy.N2:accuracy.N301" chart:label-cell-address="accuracy.N1:accuracy.N1" chart:class="chart:line">
            <chart:data-point chart:repeated="3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accuracy.C1:accuracy.C1</svg:desc>
                </draw:g>
              </table:table-cell>
              <table:table-cell office:value-type="string">
                <text:p>10-20%</text:p>
                <draw:g>
                  <svg:desc>accuracy.D1:accuracy.D1</svg:desc>
                </draw:g>
              </table:table-cell>
              <table:table-cell office:value-type="string">
                <text:p>20-30%</text:p>
                <draw:g>
                  <svg:desc>accuracy.E1:accuracy.E1</svg:desc>
                </draw:g>
              </table:table-cell>
              <table:table-cell office:value-type="string">
                <text:p>30-40%</text:p>
                <draw:g>
                  <svg:desc>accuracy.F1:accuracy.F1</svg:desc>
                </draw:g>
              </table:table-cell>
              <table:table-cell office:value-type="string">
                <text:p>40-50%</text:p>
                <draw:g>
                  <svg:desc>accuracy.G1:accuracy.G1</svg:desc>
                </draw:g>
              </table:table-cell>
              <table:table-cell office:value-type="string">
                <text:p>50-60%</text:p>
                <draw:g>
                  <svg:desc>accuracy.H1:accuracy.H1</svg:desc>
                </draw:g>
              </table:table-cell>
              <table:table-cell office:value-type="string">
                <text:p>60-70%</text:p>
                <draw:g>
                  <svg:desc>accuracy.I1:accuracy.I1</svg:desc>
                </draw:g>
              </table:table-cell>
              <table:table-cell office:value-type="string">
                <text:p>70-80%</text:p>
                <draw:g>
                  <svg:desc>accuracy.J1:accuracy.J1</svg:desc>
                </draw:g>
              </table:table-cell>
              <table:table-cell office:value-type="string">
                <text:p>80-90%</text:p>
                <draw:g>
                  <svg:desc>accuracy.K1:accuracy.K1</svg:desc>
                </draw:g>
              </table:table-cell>
              <table:table-cell office:value-type="string">
                <text:p>90-100%</text:p>
                <draw:g>
                  <svg:desc>accuracy.L1:accuracy.L1</svg:desc>
                </draw:g>
              </table:table-cell>
              <table:table-cell office:value-type="string">
                <text:p>Najboljši</text:p>
                <draw:g>
                  <svg:desc>accuracy.M1:accuracy.M1</svg:desc>
                </draw:g>
              </table:table-cell>
              <table:table-cell office:value-type="string">
                <text:p>Povprečje</text:p>
                <draw:g>
                  <svg:desc>accuracy.N1:accuracy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ccuracy.A2:accuracy.A301</svg:desc>
                </draw:g>
              </table:table-cell>
              <table:table-cell office:value-type="float" office:value="0.036978">
                <text:p>0.036978</text:p>
                <draw:g>
                  <svg:desc>accuracy.C2:accuracy.C301</svg:desc>
                </draw:g>
              </table:table-cell>
              <table:table-cell office:value-type="float" office:value="0.040378">
                <text:p>0.040378</text:p>
                <draw:g>
                  <svg:desc>accuracy.D2:accuracy.D301</svg:desc>
                </draw:g>
              </table:table-cell>
              <table:table-cell office:value-type="float" office:value="0.057048">
                <text:p>0.057048</text:p>
                <draw:g>
                  <svg:desc>accuracy.E2:accuracy.E301</svg:desc>
                </draw:g>
              </table:table-cell>
              <table:table-cell office:value-type="float" office:value="0.100567">
                <text:p>0.100567</text:p>
                <draw:g>
                  <svg:desc>accuracy.F2:accuracy.F301</svg:desc>
                </draw:g>
              </table:table-cell>
              <table:table-cell office:value-type="float" office:value="0.173884">
                <text:p>0.173884</text:p>
                <draw:g>
                  <svg:desc>accuracy.G2:accuracy.G301</svg:desc>
                </draw:g>
              </table:table-cell>
              <table:table-cell office:value-type="float" office:value="0.220921">
                <text:p>0.220921</text:p>
                <draw:g>
                  <svg:desc>accuracy.H2:accuracy.H301</svg:desc>
                </draw:g>
              </table:table-cell>
              <table:table-cell office:value-type="float" office:value="0.258276">
                <text:p>0.258276</text:p>
                <draw:g>
                  <svg:desc>accuracy.I2:accuracy.I301</svg:desc>
                </draw:g>
              </table:table-cell>
              <table:table-cell office:value-type="float" office:value="0.419882">
                <text:p>0.419882</text:p>
                <draw:g>
                  <svg:desc>accuracy.J2:accuracy.J301</svg:desc>
                </draw:g>
              </table:table-cell>
              <table:table-cell office:value-type="float" office:value="0.612609">
                <text:p>0.612609</text:p>
                <draw:g>
                  <svg:desc>accuracy.K2:accuracy.K301</svg:desc>
                </draw:g>
              </table:table-cell>
              <table:table-cell office:value-type="float" office:value="0.697143">
                <text:p>0.697143</text:p>
                <draw:g>
                  <svg:desc>accuracy.L2:accuracy.L301</svg:desc>
                </draw:g>
              </table:table-cell>
              <table:table-cell office:value-type="float" office:value="0.7">
                <text:p>0.7</text:p>
                <draw:g>
                  <svg:desc>accuracy.M2:accuracy.M301</svg:desc>
                </draw:g>
              </table:table-cell>
              <table:table-cell office:value-type="float" office:value="0.261769">
                <text:p>0.261769</text:p>
                <draw:g>
                  <svg:desc>accuracy.N2:accuracy.N3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1381">
                <text:p>0.051381</text:p>
              </table:table-cell>
              <table:table-cell office:value-type="float" office:value="0.144132">
                <text:p>0.144132</text:p>
              </table:table-cell>
              <table:table-cell office:value-type="float" office:value="0.217851">
                <text:p>0.217851</text:p>
              </table:table-cell>
              <table:table-cell office:value-type="float" office:value="0.283802">
                <text:p>0.283802</text:p>
              </table:table-cell>
              <table:table-cell office:value-type="float" office:value="0.400401">
                <text:p>0.400401</text:p>
              </table:table-cell>
              <table:table-cell office:value-type="float" office:value="0.533861">
                <text:p>0.533861</text:p>
              </table:table-cell>
              <table:table-cell office:value-type="float" office:value="0.618182">
                <text:p>0.618182</text:p>
              </table:table-cell>
              <table:table-cell office:value-type="float" office:value="0.670319">
                <text:p>0.670319</text:p>
              </table:table-cell>
              <table:table-cell office:value-type="float" office:value="0.697686">
                <text:p>0.69768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431762">
                <text:p>0.43176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56293">
                <text:p>0.056293</text:p>
              </table:table-cell>
              <table:table-cell office:value-type="float" office:value="0.197143">
                <text:p>0.197143</text:p>
              </table:table-cell>
              <table:table-cell office:value-type="float" office:value="0.290602">
                <text:p>0.290602</text:p>
              </table:table-cell>
              <table:table-cell office:value-type="float" office:value="0.42229">
                <text:p>0.42229</text:p>
              </table:table-cell>
              <table:table-cell office:value-type="float" office:value="0.549917">
                <text:p>0.549917</text:p>
              </table:table-cell>
              <table:table-cell office:value-type="float" office:value="0.617214">
                <text:p>0.617214</text:p>
              </table:table-cell>
              <table:table-cell office:value-type="float" office:value="0.665762">
                <text:p>0.665762</text:p>
              </table:table-cell>
              <table:table-cell office:value-type="float" office:value="0.693058">
                <text:p>0.693058</text:p>
              </table:table-cell>
              <table:table-cell office:value-type="float" office:value="0.699835">
                <text:p>0.699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489211">
                <text:p>0.4892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31712">
                <text:p>0.131712</text:p>
              </table:table-cell>
              <table:table-cell office:value-type="float" office:value="0.290106">
                <text:p>0.290106</text:p>
              </table:table-cell>
              <table:table-cell office:value-type="float" office:value="0.450673">
                <text:p>0.450673</text:p>
              </table:table-cell>
              <table:table-cell office:value-type="float" office:value="0.555018">
                <text:p>0.555018</text:p>
              </table:table-cell>
              <table:table-cell office:value-type="float" office:value="0.620732">
                <text:p>0.620732</text:p>
              </table:table-cell>
              <table:table-cell office:value-type="float" office:value="0.666045">
                <text:p>0.666045</text:p>
              </table:table-cell>
              <table:table-cell office:value-type="float" office:value="0.691476">
                <text:p>0.691476</text:p>
              </table:table-cell>
              <table:table-cell office:value-type="float" office:value="0.699197">
                <text:p>0.69919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550496">
                <text:p>0.5504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93766">
                <text:p>0.193766</text:p>
              </table:table-cell>
              <table:table-cell office:value-type="float" office:value="0.383235">
                <text:p>0.383235</text:p>
              </table:table-cell>
              <table:table-cell office:value-type="float" office:value="0.515041">
                <text:p>0.515041</text:p>
              </table:table-cell>
              <table:table-cell office:value-type="float" office:value="0.611736">
                <text:p>0.611736</text:p>
              </table:table-cell>
              <table:table-cell office:value-type="float" office:value="0.65771">
                <text:p>0.65771</text:p>
              </table:table-cell>
              <table:table-cell office:value-type="float" office:value="0.685549">
                <text:p>0.685549</text:p>
              </table:table-cell>
              <table:table-cell office:value-type="float" office:value="0.697544">
                <text:p>0.69754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584458">
                <text:p>0.58445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12774">
                <text:p>0.212774</text:p>
              </table:table-cell>
              <table:table-cell office:value-type="float" office:value="0.474664">
                <text:p>0.474664</text:p>
              </table:table-cell>
              <table:table-cell office:value-type="float" office:value="0.601015">
                <text:p>0.601015</text:p>
              </table:table-cell>
              <table:table-cell office:value-type="float" office:value="0.658135">
                <text:p>0.658135</text:p>
              </table:table-cell>
              <table:table-cell office:value-type="float" office:value="0.684534">
                <text:p>0.684534</text:p>
              </table:table-cell>
              <table:table-cell office:value-type="float" office:value="0.695986">
                <text:p>0.695986</text:p>
              </table:table-cell>
              <table:table-cell office:value-type="float" office:value="0.699764">
                <text:p>0.69976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612687">
                <text:p>0.61268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80094">
                <text:p>0.280094</text:p>
              </table:table-cell>
              <table:table-cell office:value-type="float" office:value="0.511145">
                <text:p>0.511145</text:p>
              </table:table-cell>
              <table:table-cell office:value-type="float" office:value="0.616529">
                <text:p>0.616529</text:p>
              </table:table-cell>
              <table:table-cell office:value-type="float" office:value="0.666187">
                <text:p>0.666187</text:p>
              </table:table-cell>
              <table:table-cell office:value-type="float" office:value="0.688241">
                <text:p>0.688241</text:p>
              </table:table-cell>
              <table:table-cell office:value-type="float" office:value="0.69771">
                <text:p>0.6977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625991">
                <text:p>0.62599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77898">
                <text:p>0.377898</text:p>
              </table:table-cell>
              <table:table-cell office:value-type="float" office:value="0.566399">
                <text:p>0.566399</text:p>
              </table:table-cell>
              <table:table-cell office:value-type="float" office:value="0.648264">
                <text:p>0.648264</text:p>
              </table:table-cell>
              <table:table-cell office:value-type="float" office:value="0.680945">
                <text:p>0.680945</text:p>
              </table:table-cell>
              <table:table-cell office:value-type="float" office:value="0.692656">
                <text:p>0.692656</text:p>
              </table:table-cell>
              <table:table-cell office:value-type="float" office:value="0.698749">
                <text:p>0.69874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047">
                <text:p>0.700047</text:p>
              </table:table-cell>
              <table:table-cell office:value-type="float" office:value="0.701653">
                <text:p>0.701653</text:p>
              </table:table-cell>
              <table:table-cell office:value-type="float" office:value="0.646496">
                <text:p>0.64649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38442">
                <text:p>0.338442</text:p>
              </table:table-cell>
              <table:table-cell office:value-type="float" office:value="0.583447">
                <text:p>0.583447</text:p>
              </table:table-cell>
              <table:table-cell office:value-type="float" office:value="0.659055">
                <text:p>0.659055</text:p>
              </table:table-cell>
              <table:table-cell office:value-type="float" office:value="0.684345">
                <text:p>0.684345</text:p>
              </table:table-cell>
              <table:table-cell office:value-type="float" office:value="0.69523">
                <text:p>0.69523</text:p>
              </table:table-cell>
              <table:table-cell office:value-type="float" office:value="0.69974">
                <text:p>0.699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094">
                <text:p>0.700094</text:p>
              </table:table-cell>
              <table:table-cell office:value-type="float" office:value="0.701653">
                <text:p>0.701653</text:p>
              </table:table-cell>
              <table:table-cell office:value-type="float" office:value="0.646035">
                <text:p>0.64603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50602">
                <text:p>0.350602</text:p>
              </table:table-cell>
              <table:table-cell office:value-type="float" office:value="0.59771">
                <text:p>0.59771</text:p>
              </table:table-cell>
              <table:table-cell office:value-type="float" office:value="0.66503">
                <text:p>0.66503</text:p>
              </table:table-cell>
              <table:table-cell office:value-type="float" office:value="0.691736">
                <text:p>0.691736</text:p>
              </table:table-cell>
              <table:table-cell office:value-type="float" office:value="0.699032">
                <text:p>0.69903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047">
                <text:p>0.700047</text:p>
              </table:table-cell>
              <table:table-cell office:value-type="float" office:value="0.701653">
                <text:p>0.701653</text:p>
              </table:table-cell>
              <table:table-cell office:value-type="float" office:value="0.650416">
                <text:p>0.6504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10531">
                <text:p>0.410531</text:p>
              </table:table-cell>
              <table:table-cell office:value-type="float" office:value="0.624793">
                <text:p>0.624793</text:p>
              </table:table-cell>
              <table:table-cell office:value-type="float" office:value="0.676883">
                <text:p>0.676883</text:p>
              </table:table-cell>
              <table:table-cell office:value-type="float" office:value="0.694191">
                <text:p>0.694191</text:p>
              </table:table-cell>
              <table:table-cell office:value-type="float" office:value="0.699669">
                <text:p>0.6996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094">
                <text:p>0.700094</text:p>
              </table:table-cell>
              <table:table-cell office:value-type="float" office:value="0.701653">
                <text:p>0.701653</text:p>
              </table:table-cell>
              <table:table-cell office:value-type="float" office:value="0.660616">
                <text:p>0.66061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40449">
                <text:p>0.440449</text:p>
              </table:table-cell>
              <table:table-cell office:value-type="float" office:value="0.62425">
                <text:p>0.62425</text:p>
              </table:table-cell>
              <table:table-cell office:value-type="float" office:value="0.675514">
                <text:p>0.675514</text:p>
              </table:table-cell>
              <table:table-cell office:value-type="float" office:value="0.694947">
                <text:p>0.69494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094">
                <text:p>0.700094</text:p>
              </table:table-cell>
              <table:table-cell office:value-type="float" office:value="0.701653">
                <text:p>0.701653</text:p>
              </table:table-cell>
              <table:table-cell office:value-type="float" office:value="0.663525">
                <text:p>0.66352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32208">
                <text:p>0.432208</text:p>
              </table:table-cell>
              <table:table-cell office:value-type="float" office:value="0.643211">
                <text:p>0.643211</text:p>
              </table:table-cell>
              <table:table-cell office:value-type="float" office:value="0.6868">
                <text:p>0.6868</text:p>
              </table:table-cell>
              <table:table-cell office:value-type="float" office:value="0.697214">
                <text:p>0.69721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26">
                <text:p>0.70026</text:p>
              </table:table-cell>
              <table:table-cell office:value-type="float" office:value="0.704132">
                <text:p>0.704132</text:p>
              </table:table-cell>
              <table:table-cell office:value-type="float" office:value="0.665969">
                <text:p>0.66596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444793">
                <text:p>0.444793</text:p>
              </table:table-cell>
              <table:table-cell office:value-type="float" office:value="0.643235">
                <text:p>0.643235</text:p>
              </table:table-cell>
              <table:table-cell office:value-type="float" office:value="0.685998">
                <text:p>0.685998</text:p>
              </table:table-cell>
              <table:table-cell office:value-type="float" office:value="0.697804">
                <text:p>0.69780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283">
                <text:p>0.700283</text:p>
              </table:table-cell>
              <table:table-cell office:value-type="float" office:value="0.704132">
                <text:p>0.704132</text:p>
              </table:table-cell>
              <table:table-cell office:value-type="float" office:value="0.667211">
                <text:p>0.66721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77285">
                <text:p>0.477285</text:p>
              </table:table-cell>
              <table:table-cell office:value-type="float" office:value="0.659906">
                <text:p>0.659906</text:p>
              </table:table-cell>
              <table:table-cell office:value-type="float" office:value="0.690342">
                <text:p>0.690342</text:p>
              </table:table-cell>
              <table:table-cell office:value-type="float" office:value="0.699622">
                <text:p>0.69962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283">
                <text:p>0.700283</text:p>
              </table:table-cell>
              <table:table-cell office:value-type="float" office:value="0.704132">
                <text:p>0.704132</text:p>
              </table:table-cell>
              <table:table-cell office:value-type="float" office:value="0.672744">
                <text:p>0.67274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64203">
                <text:p>0.464203</text:p>
              </table:table-cell>
              <table:table-cell office:value-type="float" office:value="0.666021">
                <text:p>0.666021</text:p>
              </table:table-cell>
              <table:table-cell office:value-type="float" office:value="0.6932">
                <text:p>0.6932</text:p>
              </table:table-cell>
              <table:table-cell office:value-type="float" office:value="0.699622">
                <text:p>0.69962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165">
                <text:p>0.700165</text:p>
              </table:table-cell>
              <table:table-cell office:value-type="float" office:value="0.704132">
                <text:p>0.704132</text:p>
              </table:table-cell>
              <table:table-cell office:value-type="float" office:value="0.672321">
                <text:p>0.6723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13365">
                <text:p>0.513365</text:p>
              </table:table-cell>
              <table:table-cell office:value-type="float" office:value="0.675065">
                <text:p>0.675065</text:p>
              </table:table-cell>
              <table:table-cell office:value-type="float" office:value="0.697166">
                <text:p>0.69716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165">
                <text:p>0.700165</text:p>
              </table:table-cell>
              <table:table-cell office:value-type="float" office:value="0.704132">
                <text:p>0.704132</text:p>
              </table:table-cell>
              <table:table-cell office:value-type="float" office:value="0.678576">
                <text:p>0.67857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95136">
                <text:p>0.495136</text:p>
              </table:table-cell>
              <table:table-cell office:value-type="float" office:value="0.676104">
                <text:p>0.676104</text:p>
              </table:table-cell>
              <table:table-cell office:value-type="float" office:value="0.69771">
                <text:p>0.6977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236">
                <text:p>0.700236</text:p>
              </table:table-cell>
              <table:table-cell office:value-type="float" office:value="0.704132">
                <text:p>0.704132</text:p>
              </table:table-cell>
              <table:table-cell office:value-type="float" office:value="0.676919">
                <text:p>0.67691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468383">
                <text:p>0.468383</text:p>
              </table:table-cell>
              <table:table-cell office:value-type="float" office:value="0.664652">
                <text:p>0.664652</text:p>
              </table:table-cell>
              <table:table-cell office:value-type="float" office:value="0.695891">
                <text:p>0.695891</text:p>
              </table:table-cell>
              <table:table-cell office:value-type="float" office:value="0.699882">
                <text:p>0.69988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236">
                <text:p>0.700236</text:p>
              </table:table-cell>
              <table:table-cell office:value-type="float" office:value="0.704132">
                <text:p>0.704132</text:p>
              </table:table-cell>
              <table:table-cell office:value-type="float" office:value="0.672904">
                <text:p>0.67290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38205">
                <text:p>0.538205</text:p>
              </table:table-cell>
              <table:table-cell office:value-type="float" office:value="0.68">
                <text:p>0.68</text:p>
              </table:table-cell>
              <table:table-cell office:value-type="float" office:value="0.696151">
                <text:p>0.696151</text:p>
              </table:table-cell>
              <table:table-cell office:value-type="float" office:value="0.699929">
                <text:p>0.69992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26">
                <text:p>0.70026</text:p>
              </table:table-cell>
              <table:table-cell office:value-type="float" office:value="0.704132">
                <text:p>0.704132</text:p>
              </table:table-cell>
              <table:table-cell office:value-type="float" office:value="0.681455">
                <text:p>0.6814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75018">
                <text:p>0.575018</text:p>
              </table:table-cell>
              <table:table-cell office:value-type="float" office:value="0.684935">
                <text:p>0.684935</text:p>
              </table:table-cell>
              <table:table-cell office:value-type="float" office:value="0.698017">
                <text:p>0.6980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236">
                <text:p>0.700236</text:p>
              </table:table-cell>
              <table:table-cell office:value-type="float" office:value="0.704132">
                <text:p>0.704132</text:p>
              </table:table-cell>
              <table:table-cell office:value-type="float" office:value="0.685821">
                <text:p>0.68582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586753">
                <text:p>0.586753</text:p>
              </table:table-cell>
              <table:table-cell office:value-type="float" office:value="0.68902">
                <text:p>0.68902</text:p>
              </table:table-cell>
              <table:table-cell office:value-type="float" office:value="0.699315">
                <text:p>0.69931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283">
                <text:p>0.700283</text:p>
              </table:table-cell>
              <table:table-cell office:value-type="float" office:value="0.704132">
                <text:p>0.704132</text:p>
              </table:table-cell>
              <table:table-cell office:value-type="float" office:value="0.687537">
                <text:p>0.68753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613837">
                <text:p>0.613837</text:p>
              </table:table-cell>
              <table:table-cell office:value-type="float" office:value="0.694782">
                <text:p>0.694782</text:p>
              </table:table-cell>
              <table:table-cell office:value-type="float" office:value="0.699976">
                <text:p>0.6999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236">
                <text:p>0.700236</text:p>
              </table:table-cell>
              <table:table-cell office:value-type="float" office:value="0.704132">
                <text:p>0.704132</text:p>
              </table:table-cell>
              <table:table-cell office:value-type="float" office:value="0.690883">
                <text:p>0.69088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641063">
                <text:p>0.641063</text:p>
              </table:table-cell>
              <table:table-cell office:value-type="float" office:value="0.698607">
                <text:p>0.69860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32">
                <text:p>0.700732</text:p>
              </table:table-cell>
              <table:table-cell office:value-type="float" office:value="0.717355">
                <text:p>0.717355</text:p>
              </table:table-cell>
              <table:table-cell office:value-type="float" office:value="0.69404">
                <text:p>0.6940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632845">
                <text:p>0.632845</text:p>
              </table:table-cell>
              <table:table-cell office:value-type="float" office:value="0.698489">
                <text:p>0.69848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1">
                <text:p>0.70111</text:p>
              </table:table-cell>
              <table:table-cell office:value-type="float" office:value="0.717355">
                <text:p>0.717355</text:p>
              </table:table-cell>
              <table:table-cell office:value-type="float" office:value="0.693244">
                <text:p>0.69324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22999">
                <text:p>0.622999</text:p>
              </table:table-cell>
              <table:table-cell office:value-type="float" office:value="0.699433">
                <text:p>0.69943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1">
                <text:p>0.70111</text:p>
              </table:table-cell>
              <table:table-cell office:value-type="float" office:value="0.717355">
                <text:p>0.717355</text:p>
              </table:table-cell>
              <table:table-cell office:value-type="float" office:value="0.692354">
                <text:p>0.69235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652279">
                <text:p>0.652279</text:p>
              </table:table-cell>
              <table:table-cell office:value-type="float" office:value="0.699481">
                <text:p>0.69948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1">
                <text:p>0.70111</text:p>
              </table:table-cell>
              <table:table-cell office:value-type="float" office:value="0.717355">
                <text:p>0.717355</text:p>
              </table:table-cell>
              <table:table-cell office:value-type="float" office:value="0.695287">
                <text:p>0.69528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656458">
                <text:p>0.656458</text:p>
              </table:table-cell>
              <table:table-cell office:value-type="float" office:value="0.69941">
                <text:p>0.6994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015">
                <text:p>0.701015</text:p>
              </table:table-cell>
              <table:table-cell office:value-type="float" office:value="0.717355">
                <text:p>0.717355</text:p>
              </table:table-cell>
              <table:table-cell office:value-type="float" office:value="0.695688">
                <text:p>0.69568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650508">
                <text:p>0.650508</text:p>
              </table:table-cell>
              <table:table-cell office:value-type="float" office:value="0.697946">
                <text:p>0.69794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33">
                <text:p>0.701133</text:p>
              </table:table-cell>
              <table:table-cell office:value-type="float" office:value="0.717355">
                <text:p>0.717355</text:p>
              </table:table-cell>
              <table:table-cell office:value-type="float" office:value="0.694959">
                <text:p>0.69495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649563">
                <text:p>0.649563</text:p>
              </table:table-cell>
              <table:table-cell office:value-type="float" office:value="0.695821">
                <text:p>0.69582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81">
                <text:p>0.701181</text:p>
              </table:table-cell>
              <table:table-cell office:value-type="float" office:value="0.717355">
                <text:p>0.717355</text:p>
              </table:table-cell>
              <table:table-cell office:value-type="float" office:value="0.694656">
                <text:p>0.69465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45643">
                <text:p>0.645643</text:p>
              </table:table-cell>
              <table:table-cell office:value-type="float" office:value="0.696529">
                <text:p>0.69652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64">
                <text:p>0.701464</text:p>
              </table:table-cell>
              <table:table-cell office:value-type="float" office:value="0.717355">
                <text:p>0.717355</text:p>
              </table:table-cell>
              <table:table-cell office:value-type="float" office:value="0.694364">
                <text:p>0.69436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6366">
                <text:p>0.6366</text:p>
              </table:table-cell>
              <table:table-cell office:value-type="float" office:value="0.697332">
                <text:p>0.69733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75">
                <text:p>0.701275</text:p>
              </table:table-cell>
              <table:table-cell office:value-type="float" office:value="0.717355">
                <text:p>0.717355</text:p>
              </table:table-cell>
              <table:table-cell office:value-type="float" office:value="0.693521">
                <text:p>0.69352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654404">
                <text:p>0.654404</text:p>
              </table:table-cell>
              <table:table-cell office:value-type="float" office:value="0.699693">
                <text:p>0.69969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04">
                <text:p>0.701204</text:p>
              </table:table-cell>
              <table:table-cell office:value-type="float" office:value="0.717355">
                <text:p>0.717355</text:p>
              </table:table-cell>
              <table:table-cell office:value-type="float" office:value="0.69553">
                <text:p>0.6955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678323">
                <text:p>0.67832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92">
                <text:p>0.700992</text:p>
              </table:table-cell>
              <table:table-cell office:value-type="float" office:value="0.717355">
                <text:p>0.717355</text:p>
              </table:table-cell>
              <table:table-cell office:value-type="float" office:value="0.697932">
                <text:p>0.69793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68255">
                <text:p>0.6825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92">
                <text:p>0.700992</text:p>
              </table:table-cell>
              <table:table-cell office:value-type="float" office:value="0.717355">
                <text:p>0.717355</text:p>
              </table:table-cell>
              <table:table-cell office:value-type="float" office:value="0.698354">
                <text:p>0.69835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687839">
                <text:p>0.68783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92">
                <text:p>0.700992</text:p>
              </table:table-cell>
              <table:table-cell office:value-type="float" office:value="0.717355">
                <text:p>0.717355</text:p>
              </table:table-cell>
              <table:table-cell office:value-type="float" office:value="0.698883">
                <text:p>0.69888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650413">
                <text:p>0.65041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92">
                <text:p>0.700992</text:p>
              </table:table-cell>
              <table:table-cell office:value-type="float" office:value="0.717355">
                <text:p>0.717355</text:p>
              </table:table-cell>
              <table:table-cell office:value-type="float" office:value="0.69514">
                <text:p>0.6951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672869">
                <text:p>0.6728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92">
                <text:p>0.700992</text:p>
              </table:table-cell>
              <table:table-cell office:value-type="float" office:value="0.717355">
                <text:p>0.717355</text:p>
              </table:table-cell>
              <table:table-cell office:value-type="float" office:value="0.697386">
                <text:p>0.69738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673223">
                <text:p>0.67322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92">
                <text:p>0.700992</text:p>
              </table:table-cell>
              <table:table-cell office:value-type="float" office:value="0.717355">
                <text:p>0.717355</text:p>
              </table:table-cell>
              <table:table-cell office:value-type="float" office:value="0.697421">
                <text:p>0.69742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678678">
                <text:p>0.67867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92">
                <text:p>0.700992</text:p>
              </table:table-cell>
              <table:table-cell office:value-type="float" office:value="0.717355">
                <text:p>0.717355</text:p>
              </table:table-cell>
              <table:table-cell office:value-type="float" office:value="0.697967">
                <text:p>0.6979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67792">
                <text:p>0.66779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92">
                <text:p>0.700992</text:p>
              </table:table-cell>
              <table:table-cell office:value-type="float" office:value="0.717355">
                <text:p>0.717355</text:p>
              </table:table-cell>
              <table:table-cell office:value-type="float" office:value="0.696878">
                <text:p>0.6968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680756">
                <text:p>0.68075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92">
                <text:p>0.700992</text:p>
              </table:table-cell>
              <table:table-cell office:value-type="float" office:value="0.717355">
                <text:p>0.717355</text:p>
              </table:table-cell>
              <table:table-cell office:value-type="float" office:value="0.698175">
                <text:p>0.69817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634262">
                <text:p>0.63426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92">
                <text:p>0.700992</text:p>
              </table:table-cell>
              <table:table-cell office:value-type="float" office:value="0.717355">
                <text:p>0.717355</text:p>
              </table:table-cell>
              <table:table-cell office:value-type="float" office:value="0.693525">
                <text:p>0.69352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676175">
                <text:p>0.67617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92">
                <text:p>0.700992</text:p>
              </table:table-cell>
              <table:table-cell office:value-type="float" office:value="0.717355">
                <text:p>0.717355</text:p>
              </table:table-cell>
              <table:table-cell office:value-type="float" office:value="0.697717">
                <text:p>0.69771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661629">
                <text:p>0.661629</text:p>
              </table:table-cell>
              <table:table-cell office:value-type="float" office:value="0.699929">
                <text:p>0.69992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81">
                <text:p>0.701181</text:p>
              </table:table-cell>
              <table:table-cell office:value-type="float" office:value="0.717355">
                <text:p>0.717355</text:p>
              </table:table-cell>
              <table:table-cell office:value-type="float" office:value="0.696274">
                <text:p>0.69627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681157">
                <text:p>0.681157</text:p>
              </table:table-cell>
              <table:table-cell office:value-type="float" office:value="0.699622">
                <text:p>0.69962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75">
                <text:p>0.701275</text:p>
              </table:table-cell>
              <table:table-cell office:value-type="float" office:value="0.717355">
                <text:p>0.717355</text:p>
              </table:table-cell>
              <table:table-cell office:value-type="float" office:value="0.698205">
                <text:p>0.69820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657946">
                <text:p>0.657946</text:p>
              </table:table-cell>
              <table:table-cell office:value-type="float" office:value="0.699174">
                <text:p>0.6991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81">
                <text:p>0.701181</text:p>
              </table:table-cell>
              <table:table-cell office:value-type="float" office:value="0.717355">
                <text:p>0.717355</text:p>
              </table:table-cell>
              <table:table-cell office:value-type="float" office:value="0.69583">
                <text:p>0.6958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639693">
                <text:p>0.639693</text:p>
              </table:table-cell>
              <table:table-cell office:value-type="float" office:value="0.698371">
                <text:p>0.69837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92">
                <text:p>0.700992</text:p>
              </table:table-cell>
              <table:table-cell office:value-type="float" office:value="0.717355">
                <text:p>0.717355</text:p>
              </table:table-cell>
              <table:table-cell office:value-type="float" office:value="0.693906">
                <text:p>0.69390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61327">
                <text:p>0.61327</text:p>
              </table:table-cell>
              <table:table-cell office:value-type="float" office:value="0.696836">
                <text:p>0.69683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92">
                <text:p>0.700992</text:p>
              </table:table-cell>
              <table:table-cell office:value-type="float" office:value="0.717355">
                <text:p>0.717355</text:p>
              </table:table-cell>
              <table:table-cell office:value-type="float" office:value="0.69111">
                <text:p>0.6911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582338">
                <text:p>0.582338</text:p>
              </table:table-cell>
              <table:table-cell office:value-type="float" office:value="0.696482">
                <text:p>0.69648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57">
                <text:p>0.701157</text:p>
              </table:table-cell>
              <table:table-cell office:value-type="float" office:value="0.717355">
                <text:p>0.717355</text:p>
              </table:table-cell>
              <table:table-cell office:value-type="float" office:value="0.687998">
                <text:p>0.68799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80354">
                <text:p>0.580354</text:p>
              </table:table-cell>
              <table:table-cell office:value-type="float" office:value="0.697048">
                <text:p>0.69704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51">
                <text:p>0.701251</text:p>
              </table:table-cell>
              <table:table-cell office:value-type="float" office:value="0.717355">
                <text:p>0.717355</text:p>
              </table:table-cell>
              <table:table-cell office:value-type="float" office:value="0.687865">
                <text:p>0.68786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605856">
                <text:p>0.605856</text:p>
              </table:table-cell>
              <table:table-cell office:value-type="float" office:value="0.69771">
                <text:p>0.6977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77">
                <text:p>0.701677</text:p>
              </table:table-cell>
              <table:table-cell office:value-type="float" office:value="0.717355">
                <text:p>0.717355</text:p>
              </table:table-cell>
              <table:table-cell office:value-type="float" office:value="0.690524">
                <text:p>0.69052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601535">
                <text:p>0.601535</text:p>
              </table:table-cell>
              <table:table-cell office:value-type="float" office:value="0.696482">
                <text:p>0.69648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881">
                <text:p>0.702881</text:p>
              </table:table-cell>
              <table:table-cell office:value-type="float" office:value="0.724793">
                <text:p>0.724793</text:p>
              </table:table-cell>
              <table:table-cell office:value-type="float" office:value="0.69009">
                <text:p>0.6900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659575">
                <text:p>0.659575</text:p>
              </table:table-cell>
              <table:table-cell office:value-type="float" office:value="0.698512">
                <text:p>0.69851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936">
                <text:p>0.701936</text:p>
              </table:table-cell>
              <table:table-cell office:value-type="float" office:value="0.724793">
                <text:p>0.724793</text:p>
              </table:table-cell>
              <table:table-cell office:value-type="float" office:value="0.696002">
                <text:p>0.69600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661063">
                <text:p>0.661063</text:p>
              </table:table-cell>
              <table:table-cell office:value-type="float" office:value="0.699787">
                <text:p>0.69978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007">
                <text:p>0.702007</text:p>
              </table:table-cell>
              <table:table-cell office:value-type="float" office:value="0.724793">
                <text:p>0.724793</text:p>
              </table:table-cell>
              <table:table-cell office:value-type="float" office:value="0.696286">
                <text:p>0.69628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6">
                <text:p>0.6</text:p>
              </table:table-cell>
              <table:table-cell office:value-type="float" office:value="0.696718">
                <text:p>0.69671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64">
                <text:p>0.701464</text:p>
              </table:table-cell>
              <table:table-cell office:value-type="float" office:value="0.724793">
                <text:p>0.724793</text:p>
              </table:table-cell>
              <table:table-cell office:value-type="float" office:value="0.689818">
                <text:p>0.68981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575112">
                <text:p>0.575112</text:p>
              </table:table-cell>
              <table:table-cell office:value-type="float" office:value="0.698087">
                <text:p>0.69808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983">
                <text:p>0.701983</text:p>
              </table:table-cell>
              <table:table-cell office:value-type="float" office:value="0.724793">
                <text:p>0.724793</text:p>
              </table:table-cell>
              <table:table-cell office:value-type="float" office:value="0.687518">
                <text:p>0.68751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638276">
                <text:p>0.638276</text:p>
              </table:table-cell>
              <table:table-cell office:value-type="float" office:value="0.698701">
                <text:p>0.69870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889">
                <text:p>0.701889</text:p>
              </table:table-cell>
              <table:table-cell office:value-type="float" office:value="0.724793">
                <text:p>0.724793</text:p>
              </table:table-cell>
              <table:table-cell office:value-type="float" office:value="0.693887">
                <text:p>0.69388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635915">
                <text:p>0.635915</text:p>
              </table:table-cell>
              <table:table-cell office:value-type="float" office:value="0.698465">
                <text:p>0.69846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61">
                <text:p>0.702361</text:p>
              </table:table-cell>
              <table:table-cell office:value-type="float" office:value="0.724793">
                <text:p>0.724793</text:p>
              </table:table-cell>
              <table:table-cell office:value-type="float" office:value="0.693674">
                <text:p>0.69367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582739">
                <text:p>0.582739</text:p>
              </table:table-cell>
              <table:table-cell office:value-type="float" office:value="0.694805">
                <text:p>0.694805</text:p>
              </table:table-cell>
              <table:table-cell office:value-type="float" office:value="0.699835">
                <text:p>0.699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621">
                <text:p>0.702621</text:p>
              </table:table-cell>
              <table:table-cell office:value-type="float" office:value="0.724793">
                <text:p>0.724793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27013">
                <text:p>0.627013</text:p>
              </table:table-cell>
              <table:table-cell office:value-type="float" office:value="0.697285">
                <text:p>0.69728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35">
                <text:p>0.701535</text:p>
              </table:table-cell>
              <table:table-cell office:value-type="float" office:value="0.724793">
                <text:p>0.724793</text:p>
              </table:table-cell>
              <table:table-cell office:value-type="float" office:value="0.692583">
                <text:p>0.69258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622763">
                <text:p>0.622763</text:p>
              </table:table-cell>
              <table:table-cell office:value-type="float" office:value="0.694734">
                <text:p>0.694734</text:p>
              </table:table-cell>
              <table:table-cell office:value-type="float" office:value="0.699929">
                <text:p>0.69992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17">
                <text:p>0.701417</text:p>
              </table:table-cell>
              <table:table-cell office:value-type="float" office:value="0.724793">
                <text:p>0.724793</text:p>
              </table:table-cell>
              <table:table-cell office:value-type="float" office:value="0.691884">
                <text:p>0.69188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646635">
                <text:p>0.646635</text:p>
              </table:table-cell>
              <table:table-cell office:value-type="float" office:value="0.695608">
                <text:p>0.69560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17">
                <text:p>0.701417</text:p>
              </table:table-cell>
              <table:table-cell office:value-type="float" office:value="0.724793">
                <text:p>0.724793</text:p>
              </table:table-cell>
              <table:table-cell office:value-type="float" office:value="0.694366">
                <text:p>0.69436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626942">
                <text:p>0.626942</text:p>
              </table:table-cell>
              <table:table-cell office:value-type="float" office:value="0.695396">
                <text:p>0.69539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4">
                <text:p>0.70144</text:p>
              </table:table-cell>
              <table:table-cell office:value-type="float" office:value="0.724793">
                <text:p>0.724793</text:p>
              </table:table-cell>
              <table:table-cell office:value-type="float" office:value="0.692378">
                <text:p>0.69237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65497">
                <text:p>0.65497</text:p>
              </table:table-cell>
              <table:table-cell office:value-type="float" office:value="0.69804">
                <text:p>0.6980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4">
                <text:p>0.70144</text:p>
              </table:table-cell>
              <table:table-cell office:value-type="float" office:value="0.724793">
                <text:p>0.724793</text:p>
              </table:table-cell>
              <table:table-cell office:value-type="float" office:value="0.695445">
                <text:p>0.69544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636411">
                <text:p>0.636411</text:p>
              </table:table-cell>
              <table:table-cell office:value-type="float" office:value="0.69497">
                <text:p>0.6949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64">
                <text:p>0.701464</text:p>
              </table:table-cell>
              <table:table-cell office:value-type="float" office:value="0.724793">
                <text:p>0.724793</text:p>
              </table:table-cell>
              <table:table-cell office:value-type="float" office:value="0.693285">
                <text:p>0.69328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646753">
                <text:p>0.646753</text:p>
              </table:table-cell>
              <table:table-cell office:value-type="float" office:value="0.69549">
                <text:p>0.6954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77">
                <text:p>0.701677</text:p>
              </table:table-cell>
              <table:table-cell office:value-type="float" office:value="0.724793">
                <text:p>0.724793</text:p>
              </table:table-cell>
              <table:table-cell office:value-type="float" office:value="0.694392">
                <text:p>0.69439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658772">
                <text:p>0.658772</text:p>
              </table:table-cell>
              <table:table-cell office:value-type="float" office:value="0.698536">
                <text:p>0.69853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11">
                <text:p>0.701511</text:p>
              </table:table-cell>
              <table:table-cell office:value-type="float" office:value="0.724793">
                <text:p>0.724793</text:p>
              </table:table-cell>
              <table:table-cell office:value-type="float" office:value="0.695882">
                <text:p>0.69588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660685">
                <text:p>0.660685</text:p>
              </table:table-cell>
              <table:table-cell office:value-type="float" office:value="0.699292">
                <text:p>0.69929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054">
                <text:p>0.702054</text:p>
              </table:table-cell>
              <table:table-cell office:value-type="float" office:value="0.724793">
                <text:p>0.724793</text:p>
              </table:table-cell>
              <table:table-cell office:value-type="float" office:value="0.696203">
                <text:p>0.69620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674191">
                <text:p>0.67419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007">
                <text:p>0.702007</text:p>
              </table:table-cell>
              <table:table-cell office:value-type="float" office:value="0.724793">
                <text:p>0.724793</text:p>
              </table:table-cell>
              <table:table-cell office:value-type="float" office:value="0.69762">
                <text:p>0.6976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669776">
                <text:p>0.669776</text:p>
              </table:table-cell>
              <table:table-cell office:value-type="float" office:value="0.699787">
                <text:p>0.69978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668">
                <text:p>0.702668</text:p>
              </table:table-cell>
              <table:table-cell office:value-type="float" office:value="0.724793">
                <text:p>0.724793</text:p>
              </table:table-cell>
              <table:table-cell office:value-type="float" office:value="0.697223">
                <text:p>0.69722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656553">
                <text:p>0.656553</text:p>
              </table:table-cell>
              <table:table-cell office:value-type="float" office:value="0.699457">
                <text:p>0.69945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58">
                <text:p>0.701558</text:p>
              </table:table-cell>
              <table:table-cell office:value-type="float" office:value="0.724793">
                <text:p>0.724793</text:p>
              </table:table-cell>
              <table:table-cell office:value-type="float" office:value="0.695757">
                <text:p>0.69575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659244">
                <text:p>0.659244</text:p>
              </table:table-cell>
              <table:table-cell office:value-type="float" office:value="0.699457">
                <text:p>0.69945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17">
                <text:p>0.701417</text:p>
              </table:table-cell>
              <table:table-cell office:value-type="float" office:value="0.724793">
                <text:p>0.724793</text:p>
              </table:table-cell>
              <table:table-cell office:value-type="float" office:value="0.696012">
                <text:p>0.69601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662975">
                <text:p>0.662975</text:p>
              </table:table-cell>
              <table:table-cell office:value-type="float" office:value="0.698914">
                <text:p>0.69891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71">
                <text:p>0.701771</text:p>
              </table:table-cell>
              <table:table-cell office:value-type="float" office:value="0.724793">
                <text:p>0.724793</text:p>
              </table:table-cell>
              <table:table-cell office:value-type="float" office:value="0.696366">
                <text:p>0.69636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633129">
                <text:p>0.633129</text:p>
              </table:table-cell>
              <table:table-cell office:value-type="float" office:value="0.698489">
                <text:p>0.69848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17">
                <text:p>0.701417</text:p>
              </table:table-cell>
              <table:table-cell office:value-type="float" office:value="0.724793">
                <text:p>0.724793</text:p>
              </table:table-cell>
              <table:table-cell office:value-type="float" office:value="0.693303">
                <text:p>0.69330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629469">
                <text:p>0.629469</text:p>
              </table:table-cell>
              <table:table-cell office:value-type="float" office:value="0.697922">
                <text:p>0.69792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692">
                <text:p>0.702692</text:p>
              </table:table-cell>
              <table:table-cell office:value-type="float" office:value="0.727273">
                <text:p>0.727273</text:p>
              </table:table-cell>
              <table:table-cell office:value-type="float" office:value="0.693008">
                <text:p>0.69300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647792">
                <text:p>0.647792</text:p>
              </table:table-cell>
              <table:table-cell office:value-type="float" office:value="0.696647">
                <text:p>0.69664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881">
                <text:p>0.702881</text:p>
              </table:table-cell>
              <table:table-cell office:value-type="float" office:value="0.727273">
                <text:p>0.727273</text:p>
              </table:table-cell>
              <table:table-cell office:value-type="float" office:value="0.694732">
                <text:p>0.69473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638347">
                <text:p>0.638347</text:p>
              </table:table-cell>
              <table:table-cell office:value-type="float" office:value="0.697403">
                <text:p>0.69740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503">
                <text:p>0.702503</text:p>
              </table:table-cell>
              <table:table-cell office:value-type="float" office:value="0.727273">
                <text:p>0.727273</text:p>
              </table:table-cell>
              <table:table-cell office:value-type="float" office:value="0.693825">
                <text:p>0.69382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662479">
                <text:p>0.662479</text:p>
              </table:table-cell>
              <table:table-cell office:value-type="float" office:value="0.699032">
                <text:p>0.69903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329">
                <text:p>0.703329</text:p>
              </table:table-cell>
              <table:table-cell office:value-type="float" office:value="0.727273">
                <text:p>0.727273</text:p>
              </table:table-cell>
              <table:table-cell office:value-type="float" office:value="0.696484">
                <text:p>0.69648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642786">
                <text:p>0.642786</text:p>
              </table:table-cell>
              <table:table-cell office:value-type="float" office:value="0.698654">
                <text:p>0.69865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38">
                <text:p>0.702338</text:p>
              </table:table-cell>
              <table:table-cell office:value-type="float" office:value="0.727273">
                <text:p>0.727273</text:p>
              </table:table-cell>
              <table:table-cell office:value-type="float" office:value="0.694378">
                <text:p>0.69437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30909">
                <text:p>0.630909</text:p>
              </table:table-cell>
              <table:table-cell office:value-type="float" office:value="0.699386">
                <text:p>0.69938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684">
                <text:p>0.703684</text:p>
              </table:table-cell>
              <table:table-cell office:value-type="float" office:value="0.727273">
                <text:p>0.727273</text:p>
              </table:table-cell>
              <table:table-cell office:value-type="float" office:value="0.693398">
                <text:p>0.69339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653932">
                <text:p>0.653932</text:p>
              </table:table-cell>
              <table:table-cell office:value-type="float" office:value="0.698701">
                <text:p>0.69870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597">
                <text:p>0.702597</text:p>
              </table:table-cell>
              <table:table-cell office:value-type="float" office:value="0.727273">
                <text:p>0.727273</text:p>
              </table:table-cell>
              <table:table-cell office:value-type="float" office:value="0.695523">
                <text:p>0.69552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663377">
                <text:p>0.663377</text:p>
              </table:table-cell>
              <table:table-cell office:value-type="float" office:value="0.699268">
                <text:p>0.69926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786">
                <text:p>0.702786</text:p>
              </table:table-cell>
              <table:table-cell office:value-type="float" office:value="0.727273">
                <text:p>0.727273</text:p>
              </table:table-cell>
              <table:table-cell office:value-type="float" office:value="0.696543">
                <text:p>0.69654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652184">
                <text:p>0.652184</text:p>
              </table:table-cell>
              <table:table-cell office:value-type="float" office:value="0.699292">
                <text:p>0.69929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29">
                <text:p>0.70229</text:p>
              </table:table-cell>
              <table:table-cell office:value-type="float" office:value="0.727273">
                <text:p>0.727273</text:p>
              </table:table-cell>
              <table:table-cell office:value-type="float" office:value="0.695377">
                <text:p>0.69537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636128">
                <text:p>0.636128</text:p>
              </table:table-cell>
              <table:table-cell office:value-type="float" office:value="0.699032">
                <text:p>0.69903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007">
                <text:p>0.702007</text:p>
              </table:table-cell>
              <table:table-cell office:value-type="float" office:value="0.727273">
                <text:p>0.727273</text:p>
              </table:table-cell>
              <table:table-cell office:value-type="float" office:value="0.693717">
                <text:p>0.69371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640165">
                <text:p>0.640165</text:p>
              </table:table-cell>
              <table:table-cell office:value-type="float" office:value="0.699244">
                <text:p>0.69924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38">
                <text:p>0.702338</text:p>
              </table:table-cell>
              <table:table-cell office:value-type="float" office:value="0.727273">
                <text:p>0.727273</text:p>
              </table:table-cell>
              <table:table-cell office:value-type="float" office:value="0.694175">
                <text:p>0.69417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643636">
                <text:p>0.643636</text:p>
              </table:table-cell>
              <table:table-cell office:value-type="float" office:value="0.699787">
                <text:p>0.69978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95">
                <text:p>0.701795</text:p>
              </table:table-cell>
              <table:table-cell office:value-type="float" office:value="0.727273">
                <text:p>0.727273</text:p>
              </table:table-cell>
              <table:table-cell office:value-type="float" office:value="0.694522">
                <text:p>0.69452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677922">
                <text:p>0.677922</text:p>
              </table:table-cell>
              <table:table-cell office:value-type="float" office:value="0.699976">
                <text:p>0.6999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58">
                <text:p>0.701558</text:p>
              </table:table-cell>
              <table:table-cell office:value-type="float" office:value="0.727273">
                <text:p>0.727273</text:p>
              </table:table-cell>
              <table:table-cell office:value-type="float" office:value="0.697946">
                <text:p>0.69794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659008">
                <text:p>0.659008</text:p>
              </table:table-cell>
              <table:table-cell office:value-type="float" office:value="0.699433">
                <text:p>0.69943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38">
                <text:p>0.702338</text:p>
              </table:table-cell>
              <table:table-cell office:value-type="float" office:value="0.727273">
                <text:p>0.727273</text:p>
              </table:table-cell>
              <table:table-cell office:value-type="float" office:value="0.696078">
                <text:p>0.69607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644557">
                <text:p>0.644557</text:p>
              </table:table-cell>
              <table:table-cell office:value-type="float" office:value="0.699787">
                <text:p>0.69978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58">
                <text:p>0.701558</text:p>
              </table:table-cell>
              <table:table-cell office:value-type="float" office:value="0.727273">
                <text:p>0.727273</text:p>
              </table:table-cell>
              <table:table-cell office:value-type="float" office:value="0.69459">
                <text:p>0.6945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676458">
                <text:p>0.67645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56">
                <text:p>0.702456</text:p>
              </table:table-cell>
              <table:table-cell office:value-type="float" office:value="0.727273">
                <text:p>0.727273</text:p>
              </table:table-cell>
              <table:table-cell office:value-type="float" office:value="0.697891">
                <text:p>0.69789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675089">
                <text:p>0.67508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56">
                <text:p>0.702456</text:p>
              </table:table-cell>
              <table:table-cell office:value-type="float" office:value="0.727273">
                <text:p>0.727273</text:p>
              </table:table-cell>
              <table:table-cell office:value-type="float" office:value="0.697754">
                <text:p>0.69775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664675">
                <text:p>0.664675</text:p>
              </table:table-cell>
              <table:table-cell office:value-type="float" office:value="0.699599">
                <text:p>0.69959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77">
                <text:p>0.701677</text:p>
              </table:table-cell>
              <table:table-cell office:value-type="float" office:value="0.727273">
                <text:p>0.727273</text:p>
              </table:table-cell>
              <table:table-cell office:value-type="float" office:value="0.696595">
                <text:p>0.69659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649728">
                <text:p>0.649728</text:p>
              </table:table-cell>
              <table:table-cell office:value-type="float" office:value="0.69915">
                <text:p>0.6991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031">
                <text:p>0.702031</text:p>
              </table:table-cell>
              <table:table-cell office:value-type="float" office:value="0.727273">
                <text:p>0.727273</text:p>
              </table:table-cell>
              <table:table-cell office:value-type="float" office:value="0.695091">
                <text:p>0.69509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665478">
                <text:p>0.665478</text:p>
              </table:table-cell>
              <table:table-cell office:value-type="float" office:value="0.699386">
                <text:p>0.69938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881">
                <text:p>0.702881</text:p>
              </table:table-cell>
              <table:table-cell office:value-type="float" office:value="0.727273">
                <text:p>0.727273</text:p>
              </table:table-cell>
              <table:table-cell office:value-type="float" office:value="0.696774">
                <text:p>0.69677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669445">
                <text:p>0.669445</text:p>
              </table:table-cell>
              <table:table-cell office:value-type="float" office:value="0.699622">
                <text:p>0.69962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267">
                <text:p>0.702267</text:p>
              </table:table-cell>
              <table:table-cell office:value-type="float" office:value="0.727273">
                <text:p>0.727273</text:p>
              </table:table-cell>
              <table:table-cell office:value-type="float" office:value="0.697133">
                <text:p>0.69713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661818">
                <text:p>0.661818</text:p>
              </table:table-cell>
              <table:table-cell office:value-type="float" office:value="0.69974">
                <text:p>0.699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14">
                <text:p>0.702314</text:p>
              </table:table-cell>
              <table:table-cell office:value-type="float" office:value="0.727273">
                <text:p>0.727273</text:p>
              </table:table-cell>
              <table:table-cell office:value-type="float" office:value="0.696387">
                <text:p>0.69638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677591">
                <text:p>0.677591</text:p>
              </table:table-cell>
              <table:table-cell office:value-type="float" office:value="0.699717">
                <text:p>0.6997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85">
                <text:p>0.702385</text:p>
              </table:table-cell>
              <table:table-cell office:value-type="float" office:value="0.727273">
                <text:p>0.727273</text:p>
              </table:table-cell>
              <table:table-cell office:value-type="float" office:value="0.697969">
                <text:p>0.69796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66536">
                <text:p>0.66536</text:p>
              </table:table-cell>
              <table:table-cell office:value-type="float" office:value="0.699787">
                <text:p>0.69978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007">
                <text:p>0.702007</text:p>
              </table:table-cell>
              <table:table-cell office:value-type="float" office:value="0.727273">
                <text:p>0.727273</text:p>
              </table:table-cell>
              <table:table-cell office:value-type="float" office:value="0.696715">
                <text:p>0.69671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669492">
                <text:p>0.669492</text:p>
              </table:table-cell>
              <table:table-cell office:value-type="float" office:value="0.699622">
                <text:p>0.69962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77">
                <text:p>0.701677</text:p>
              </table:table-cell>
              <table:table-cell office:value-type="float" office:value="0.727273">
                <text:p>0.727273</text:p>
              </table:table-cell>
              <table:table-cell office:value-type="float" office:value="0.697079">
                <text:p>0.69707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40354">
                <text:p>0.640354</text:p>
              </table:table-cell>
              <table:table-cell office:value-type="float" office:value="0.698064">
                <text:p>0.69806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71">
                <text:p>0.701771</text:p>
              </table:table-cell>
              <table:table-cell office:value-type="float" office:value="0.727273">
                <text:p>0.727273</text:p>
              </table:table-cell>
              <table:table-cell office:value-type="float" office:value="0.694019">
                <text:p>0.69401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674475">
                <text:p>0.674475</text:p>
              </table:table-cell>
              <table:table-cell office:value-type="float" office:value="0.697237">
                <text:p>0.69723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96">
                <text:p>0.70196</text:p>
              </table:table-cell>
              <table:table-cell office:value-type="float" office:value="0.727273">
                <text:p>0.727273</text:p>
              </table:table-cell>
              <table:table-cell office:value-type="float" office:value="0.697367">
                <text:p>0.697367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659575">
                <text:p>0.659575</text:p>
              </table:table-cell>
              <table:table-cell office:value-type="float" office:value="0.696812">
                <text:p>0.69681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47">
                <text:p>0.701747</text:p>
              </table:table-cell>
              <table:table-cell office:value-type="float" office:value="0.727273">
                <text:p>0.727273</text:p>
              </table:table-cell>
              <table:table-cell office:value-type="float" office:value="0.695813">
                <text:p>0.695813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65039">
                <text:p>0.65039</text:p>
              </table:table-cell>
              <table:table-cell office:value-type="float" office:value="0.696458">
                <text:p>0.69645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58">
                <text:p>0.701558</text:p>
              </table:table-cell>
              <table:table-cell office:value-type="float" office:value="0.727273">
                <text:p>0.727273</text:p>
              </table:table-cell>
              <table:table-cell office:value-type="float" office:value="0.694841">
                <text:p>0.69484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632208">
                <text:p>0.632208</text:p>
              </table:table-cell>
              <table:table-cell office:value-type="float" office:value="0.695466">
                <text:p>0.695466</text:p>
              </table:table-cell>
              <table:table-cell office:value-type="float" office:value="0.699929">
                <text:p>0.69992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259">
                <text:p>0.703259</text:p>
              </table:table-cell>
              <table:table-cell office:value-type="float" office:value="0.729752">
                <text:p>0.729752</text:p>
              </table:table-cell>
              <table:table-cell office:value-type="float" office:value="0.693086">
                <text:p>0.69308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612656">
                <text:p>0.612656</text:p>
              </table:table-cell>
              <table:table-cell office:value-type="float" office:value="0.695726">
                <text:p>0.69572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96">
                <text:p>0.70196</text:p>
              </table:table-cell>
              <table:table-cell office:value-type="float" office:value="0.729752">
                <text:p>0.729752</text:p>
              </table:table-cell>
              <table:table-cell office:value-type="float" office:value="0.691034">
                <text:p>0.69103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623802">
                <text:p>0.623802</text:p>
              </table:table-cell>
              <table:table-cell office:value-type="float" office:value="0.696718">
                <text:p>0.69671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">
                <text:p>0.7017</text:p>
              </table:table-cell>
              <table:table-cell office:value-type="float" office:value="0.729752">
                <text:p>0.729752</text:p>
              </table:table-cell>
              <table:table-cell office:value-type="float" office:value="0.692222">
                <text:p>0.69222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67294">
                <text:p>0.67294</text:p>
              </table:table-cell>
              <table:table-cell office:value-type="float" office:value="0.699292">
                <text:p>0.69929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">
                <text:p>0.7017</text:p>
              </table:table-cell>
              <table:table-cell office:value-type="float" office:value="0.729752">
                <text:p>0.729752</text:p>
              </table:table-cell>
              <table:table-cell office:value-type="float" office:value="0.697393">
                <text:p>0.69739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668052">
                <text:p>0.668052</text:p>
              </table:table-cell>
              <table:table-cell office:value-type="float" office:value="0.697001">
                <text:p>0.69700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">
                <text:p>0.7017</text:p>
              </table:table-cell>
              <table:table-cell office:value-type="float" office:value="0.729752">
                <text:p>0.729752</text:p>
              </table:table-cell>
              <table:table-cell office:value-type="float" office:value="0.696675">
                <text:p>0.69667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664298">
                <text:p>0.664298</text:p>
              </table:table-cell>
              <table:table-cell office:value-type="float" office:value="0.697639">
                <text:p>0.69763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71">
                <text:p>0.701771</text:p>
              </table:table-cell>
              <table:table-cell office:value-type="float" office:value="0.729752">
                <text:p>0.729752</text:p>
              </table:table-cell>
              <table:table-cell office:value-type="float" office:value="0.696371">
                <text:p>0.69637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673247">
                <text:p>0.673247</text:p>
              </table:table-cell>
              <table:table-cell office:value-type="float" office:value="0.698772">
                <text:p>0.69877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55">
                <text:p>0.70255</text:p>
              </table:table-cell>
              <table:table-cell office:value-type="float" office:value="0.729752">
                <text:p>0.729752</text:p>
              </table:table-cell>
              <table:table-cell office:value-type="float" office:value="0.697457">
                <text:p>0.69745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648595">
                <text:p>0.648595</text:p>
              </table:table-cell>
              <table:table-cell office:value-type="float" office:value="0.697639">
                <text:p>0.69763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692">
                <text:p>0.702692</text:p>
              </table:table-cell>
              <table:table-cell office:value-type="float" office:value="0.729752">
                <text:p>0.729752</text:p>
              </table:table-cell>
              <table:table-cell office:value-type="float" office:value="0.694893">
                <text:p>0.69489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663825">
                <text:p>0.663825</text:p>
              </table:table-cell>
              <table:table-cell office:value-type="float" office:value="0.698725">
                <text:p>0.69872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32">
                <text:p>0.702432</text:p>
              </table:table-cell>
              <table:table-cell office:value-type="float" office:value="0.729752">
                <text:p>0.729752</text:p>
              </table:table-cell>
              <table:table-cell office:value-type="float" office:value="0.696498">
                <text:p>0.696498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631405">
                <text:p>0.631405</text:p>
              </table:table-cell>
              <table:table-cell office:value-type="float" office:value="0.696198">
                <text:p>0.69619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904">
                <text:p>0.702904</text:p>
              </table:table-cell>
              <table:table-cell office:value-type="float" office:value="0.729752">
                <text:p>0.729752</text:p>
              </table:table-cell>
              <table:table-cell office:value-type="float" office:value="0.693051">
                <text:p>0.69305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614852">
                <text:p>0.614852</text:p>
              </table:table-cell>
              <table:table-cell office:value-type="float" office:value="0.693294">
                <text:p>0.69329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645">
                <text:p>0.702645</text:p>
              </table:table-cell>
              <table:table-cell office:value-type="float" office:value="0.729752">
                <text:p>0.729752</text:p>
              </table:table-cell>
              <table:table-cell office:value-type="float" office:value="0.691079">
                <text:p>0.69107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607721">
                <text:p>0.607721</text:p>
              </table:table-cell>
              <table:table-cell office:value-type="float" office:value="0.693884">
                <text:p>0.69388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306">
                <text:p>0.703306</text:p>
              </table:table-cell>
              <table:table-cell office:value-type="float" office:value="0.729752">
                <text:p>0.729752</text:p>
              </table:table-cell>
              <table:table-cell office:value-type="float" office:value="0.690491">
                <text:p>0.690491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627131">
                <text:p>0.627131</text:p>
              </table:table-cell>
              <table:table-cell office:value-type="float" office:value="0.695419">
                <text:p>0.695419</text:p>
              </table:table-cell>
              <table:table-cell office:value-type="float" office:value="0.699976">
                <text:p>0.6999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652">
                <text:p>0.704652</text:p>
              </table:table-cell>
              <table:table-cell office:value-type="float" office:value="0.729752">
                <text:p>0.729752</text:p>
              </table:table-cell>
              <table:table-cell office:value-type="float" office:value="0.692718">
                <text:p>0.692718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633695">
                <text:p>0.633695</text:p>
              </table:table-cell>
              <table:table-cell office:value-type="float" office:value="0.693908">
                <text:p>0.693908</text:p>
              </table:table-cell>
              <table:table-cell office:value-type="float" office:value="0.699599">
                <text:p>0.69959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164">
                <text:p>0.703164</text:p>
              </table:table-cell>
              <table:table-cell office:value-type="float" office:value="0.729752">
                <text:p>0.729752</text:p>
              </table:table-cell>
              <table:table-cell office:value-type="float" office:value="0.693037">
                <text:p>0.69303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618536">
                <text:p>0.618536</text:p>
              </table:table-cell>
              <table:table-cell office:value-type="float" office:value="0.693577">
                <text:p>0.693577</text:p>
              </table:table-cell>
              <table:table-cell office:value-type="float" office:value="0.699504">
                <text:p>0.69950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4">
                <text:p>0.7034</text:p>
              </table:table-cell>
              <table:table-cell office:value-type="float" office:value="0.729752">
                <text:p>0.729752</text:p>
              </table:table-cell>
              <table:table-cell office:value-type="float" office:value="0.691502">
                <text:p>0.69150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626423">
                <text:p>0.626423</text:p>
              </table:table-cell>
              <table:table-cell office:value-type="float" office:value="0.694947">
                <text:p>0.694947</text:p>
              </table:table-cell>
              <table:table-cell office:value-type="float" office:value="0.699882">
                <text:p>0.69988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061">
                <text:p>0.704061</text:p>
              </table:table-cell>
              <table:table-cell office:value-type="float" office:value="0.729752">
                <text:p>0.729752</text:p>
              </table:table-cell>
              <table:table-cell office:value-type="float" office:value="0.692531">
                <text:p>0.69253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603282">
                <text:p>0.603282</text:p>
              </table:table-cell>
              <table:table-cell office:value-type="float" office:value="0.693743">
                <text:p>0.693743</text:p>
              </table:table-cell>
              <table:table-cell office:value-type="float" office:value="0.699268">
                <text:p>0.69926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164">
                <text:p>0.703164</text:p>
              </table:table-cell>
              <table:table-cell office:value-type="float" office:value="0.729752">
                <text:p>0.729752</text:p>
              </table:table-cell>
              <table:table-cell office:value-type="float" office:value="0.689946">
                <text:p>0.68994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621865">
                <text:p>0.621865</text:p>
              </table:table-cell>
              <table:table-cell office:value-type="float" office:value="0.695348">
                <text:p>0.695348</text:p>
              </table:table-cell>
              <table:table-cell office:value-type="float" office:value="0.699835">
                <text:p>0.699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81">
                <text:p>0.70281</text:p>
              </table:table-cell>
              <table:table-cell office:value-type="float" office:value="0.729752">
                <text:p>0.729752</text:p>
              </table:table-cell>
              <table:table-cell office:value-type="float" office:value="0.691986">
                <text:p>0.69198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615962">
                <text:p>0.615962</text:p>
              </table:table-cell>
              <table:table-cell office:value-type="float" office:value="0.693152">
                <text:p>0.693152</text:p>
              </table:table-cell>
              <table:table-cell office:value-type="float" office:value="0.69941">
                <text:p>0.6994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857">
                <text:p>0.702857</text:p>
              </table:table-cell>
              <table:table-cell office:value-type="float" office:value="0.729752">
                <text:p>0.729752</text:p>
              </table:table-cell>
              <table:table-cell office:value-type="float" office:value="0.691138">
                <text:p>0.691138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613908">
                <text:p>0.613908</text:p>
              </table:table-cell>
              <table:table-cell office:value-type="float" office:value="0.69157">
                <text:p>0.69157</text:p>
              </table:table-cell>
              <table:table-cell office:value-type="float" office:value="0.699433">
                <text:p>0.69943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14">
                <text:p>0.702314</text:p>
              </table:table-cell>
              <table:table-cell office:value-type="float" office:value="0.729752">
                <text:p>0.729752</text:p>
              </table:table-cell>
              <table:table-cell office:value-type="float" office:value="0.690723">
                <text:p>0.690723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580708">
                <text:p>0.580708</text:p>
              </table:table-cell>
              <table:table-cell office:value-type="float" office:value="0.683353">
                <text:p>0.683353</text:p>
              </table:table-cell>
              <table:table-cell office:value-type="float" office:value="0.697686">
                <text:p>0.69768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818">
                <text:p>0.701818</text:p>
              </table:table-cell>
              <table:table-cell office:value-type="float" office:value="0.729752">
                <text:p>0.729752</text:p>
              </table:table-cell>
              <table:table-cell office:value-type="float" office:value="0.686357">
                <text:p>0.68635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584841">
                <text:p>0.584841</text:p>
              </table:table-cell>
              <table:table-cell office:value-type="float" office:value="0.692326">
                <text:p>0.692326</text:p>
              </table:table-cell>
              <table:table-cell office:value-type="float" office:value="0.699481">
                <text:p>0.69948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">
                <text:p>0.7017</text:p>
              </table:table-cell>
              <table:table-cell office:value-type="float" office:value="0.729752">
                <text:p>0.729752</text:p>
              </table:table-cell>
              <table:table-cell office:value-type="float" office:value="0.687835">
                <text:p>0.68783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633152">
                <text:p>0.633152</text:p>
              </table:table-cell>
              <table:table-cell office:value-type="float" office:value="0.6949">
                <text:p>0.6949</text:p>
              </table:table-cell>
              <table:table-cell office:value-type="float" office:value="0.699551">
                <text:p>0.69955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22">
                <text:p>0.70222</text:p>
              </table:table-cell>
              <table:table-cell office:value-type="float" office:value="0.729752">
                <text:p>0.729752</text:p>
              </table:table-cell>
              <table:table-cell office:value-type="float" office:value="0.692982">
                <text:p>0.69298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645667">
                <text:p>0.645667</text:p>
              </table:table-cell>
              <table:table-cell office:value-type="float" office:value="0.697143">
                <text:p>0.69714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81">
                <text:p>0.70281</text:p>
              </table:table-cell>
              <table:table-cell office:value-type="float" office:value="0.729752">
                <text:p>0.729752</text:p>
              </table:table-cell>
              <table:table-cell office:value-type="float" office:value="0.694562">
                <text:p>0.69456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647202">
                <text:p>0.647202</text:p>
              </table:table-cell>
              <table:table-cell office:value-type="float" office:value="0.698111">
                <text:p>0.69811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14">
                <text:p>0.70314</text:p>
              </table:table-cell>
              <table:table-cell office:value-type="float" office:value="0.729752">
                <text:p>0.729752</text:p>
              </table:table-cell>
              <table:table-cell office:value-type="float" office:value="0.694845">
                <text:p>0.69484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646328">
                <text:p>0.646328</text:p>
              </table:table-cell>
              <table:table-cell office:value-type="float" office:value="0.697851">
                <text:p>0.69785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566">
                <text:p>0.703566</text:p>
              </table:table-cell>
              <table:table-cell office:value-type="float" office:value="0.729752">
                <text:p>0.729752</text:p>
              </table:table-cell>
              <table:table-cell office:value-type="float" office:value="0.694774">
                <text:p>0.69477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633034">
                <text:p>0.633034</text:p>
              </table:table-cell>
              <table:table-cell office:value-type="float" office:value="0.697969">
                <text:p>0.6979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518">
                <text:p>0.703518</text:p>
              </table:table-cell>
              <table:table-cell office:value-type="float" office:value="0.729752">
                <text:p>0.729752</text:p>
              </table:table-cell>
              <table:table-cell office:value-type="float" office:value="0.693452">
                <text:p>0.693452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630838">
                <text:p>0.630838</text:p>
              </table:table-cell>
              <table:table-cell office:value-type="float" office:value="0.695277">
                <text:p>0.695277</text:p>
              </table:table-cell>
              <table:table-cell office:value-type="float" office:value="0.699717">
                <text:p>0.6997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32">
                <text:p>0.702432</text:p>
              </table:table-cell>
              <table:table-cell office:value-type="float" office:value="0.729752">
                <text:p>0.729752</text:p>
              </table:table-cell>
              <table:table-cell office:value-type="float" office:value="0.692826">
                <text:p>0.69282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630177">
                <text:p>0.630177</text:p>
              </table:table-cell>
              <table:table-cell office:value-type="float" office:value="0.69778">
                <text:p>0.6977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72">
                <text:p>0.702172</text:p>
              </table:table-cell>
              <table:table-cell office:value-type="float" office:value="0.729752">
                <text:p>0.729752</text:p>
              </table:table-cell>
              <table:table-cell office:value-type="float" office:value="0.693013">
                <text:p>0.693013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665242">
                <text:p>0.665242</text:p>
              </table:table-cell>
              <table:table-cell office:value-type="float" office:value="0.698017">
                <text:p>0.6980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56">
                <text:p>0.702456</text:p>
              </table:table-cell>
              <table:table-cell office:value-type="float" office:value="0.729752">
                <text:p>0.729752</text:p>
              </table:table-cell>
              <table:table-cell office:value-type="float" office:value="0.696571">
                <text:p>0.696571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654168">
                <text:p>0.654168</text:p>
              </table:table-cell>
              <table:table-cell office:value-type="float" office:value="0.695325">
                <text:p>0.695325</text:p>
              </table:table-cell>
              <table:table-cell office:value-type="float" office:value="0.699906">
                <text:p>0.69990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692">
                <text:p>0.702692</text:p>
              </table:table-cell>
              <table:table-cell office:value-type="float" office:value="0.729752">
                <text:p>0.729752</text:p>
              </table:table-cell>
              <table:table-cell office:value-type="float" office:value="0.695209">
                <text:p>0.69520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645974">
                <text:p>0.645974</text:p>
              </table:table-cell>
              <table:table-cell office:value-type="float" office:value="0.695915">
                <text:p>0.69591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078">
                <text:p>0.702078</text:p>
              </table:table-cell>
              <table:table-cell office:value-type="float" office:value="0.729752">
                <text:p>0.729752</text:p>
              </table:table-cell>
              <table:table-cell office:value-type="float" office:value="0.694397">
                <text:p>0.694397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597898">
                <text:p>0.597898</text:p>
              </table:table-cell>
              <table:table-cell office:value-type="float" office:value="0.692633">
                <text:p>0.692633</text:p>
              </table:table-cell>
              <table:table-cell office:value-type="float" office:value="0.699599">
                <text:p>0.69959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95">
                <text:p>0.701795</text:p>
              </table:table-cell>
              <table:table-cell office:value-type="float" office:value="0.729752">
                <text:p>0.729752</text:p>
              </table:table-cell>
              <table:table-cell office:value-type="float" office:value="0.689192">
                <text:p>0.68919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60987">
                <text:p>0.60987</text:p>
              </table:table-cell>
              <table:table-cell office:value-type="float" office:value="0.693719">
                <text:p>0.693719</text:p>
              </table:table-cell>
              <table:table-cell office:value-type="float" office:value="0.699764">
                <text:p>0.69976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574">
                <text:p>0.702574</text:p>
              </table:table-cell>
              <table:table-cell office:value-type="float" office:value="0.729752">
                <text:p>0.729752</text:p>
              </table:table-cell>
              <table:table-cell office:value-type="float" office:value="0.690593">
                <text:p>0.69059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624416">
                <text:p>0.624416</text:p>
              </table:table-cell>
              <table:table-cell office:value-type="float" office:value="0.69405">
                <text:p>0.69405</text:p>
              </table:table-cell>
              <table:table-cell office:value-type="float" office:value="0.699811">
                <text:p>0.69981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786">
                <text:p>0.702786</text:p>
              </table:table-cell>
              <table:table-cell office:value-type="float" office:value="0.729752">
                <text:p>0.729752</text:p>
              </table:table-cell>
              <table:table-cell office:value-type="float" office:value="0.692106">
                <text:p>0.692106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625455">
                <text:p>0.625455</text:p>
              </table:table-cell>
              <table:table-cell office:value-type="float" office:value="0.694475">
                <text:p>0.694475</text:p>
              </table:table-cell>
              <table:table-cell office:value-type="float" office:value="0.699882">
                <text:p>0.69988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566">
                <text:p>0.703566</text:p>
              </table:table-cell>
              <table:table-cell office:value-type="float" office:value="0.729752">
                <text:p>0.729752</text:p>
              </table:table-cell>
              <table:table-cell office:value-type="float" office:value="0.692338">
                <text:p>0.69233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612208">
                <text:p>0.612208</text:p>
              </table:table-cell>
              <table:table-cell office:value-type="float" office:value="0.695986">
                <text:p>0.69598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061">
                <text:p>0.704061</text:p>
              </table:table-cell>
              <table:table-cell office:value-type="float" office:value="0.729752">
                <text:p>0.729752</text:p>
              </table:table-cell>
              <table:table-cell office:value-type="float" office:value="0.691226">
                <text:p>0.691226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594852">
                <text:p>0.594852</text:p>
              </table:table-cell>
              <table:table-cell office:value-type="float" office:value="0.69497">
                <text:p>0.69497</text:p>
              </table:table-cell>
              <table:table-cell office:value-type="float" office:value="0.699953">
                <text:p>0.69995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439">
                <text:p>0.704439</text:p>
              </table:table-cell>
              <table:table-cell office:value-type="float" office:value="0.729752">
                <text:p>0.729752</text:p>
              </table:table-cell>
              <table:table-cell office:value-type="float" office:value="0.689421">
                <text:p>0.68942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630673">
                <text:p>0.630673</text:p>
              </table:table-cell>
              <table:table-cell office:value-type="float" office:value="0.697568">
                <text:p>0.69756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375">
                <text:p>0.706375</text:p>
              </table:table-cell>
              <table:table-cell office:value-type="float" office:value="0.729752">
                <text:p>0.729752</text:p>
              </table:table-cell>
              <table:table-cell office:value-type="float" office:value="0.693462">
                <text:p>0.69346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6132">
                <text:p>0.6132</text:p>
              </table:table-cell>
              <table:table-cell office:value-type="float" office:value="0.694923">
                <text:p>0.694923</text:p>
              </table:table-cell>
              <table:table-cell office:value-type="float" office:value="0.699858">
                <text:p>0.69985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092">
                <text:p>0.706092</text:p>
              </table:table-cell>
              <table:table-cell office:value-type="float" office:value="0.729752">
                <text:p>0.729752</text:p>
              </table:table-cell>
              <table:table-cell office:value-type="float" office:value="0.691407">
                <text:p>0.691407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605077">
                <text:p>0.605077</text:p>
              </table:table-cell>
              <table:table-cell office:value-type="float" office:value="0.691263">
                <text:p>0.691263</text:p>
              </table:table-cell>
              <table:table-cell office:value-type="float" office:value="0.699008">
                <text:p>0.69900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88">
                <text:p>0.70588</text:p>
              </table:table-cell>
              <table:table-cell office:value-type="float" office:value="0.729752">
                <text:p>0.729752</text:p>
              </table:table-cell>
              <table:table-cell office:value-type="float" office:value="0.690123">
                <text:p>0.690123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594876">
                <text:p>0.594876</text:p>
              </table:table-cell>
              <table:table-cell office:value-type="float" office:value="0.691641">
                <text:p>0.691641</text:p>
              </table:table-cell>
              <table:table-cell office:value-type="float" office:value="0.698749">
                <text:p>0.69874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817">
                <text:p>0.704817</text:p>
              </table:table-cell>
              <table:table-cell office:value-type="float" office:value="0.729752">
                <text:p>0.729752</text:p>
              </table:table-cell>
              <table:table-cell office:value-type="float" office:value="0.689008">
                <text:p>0.689008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598229">
                <text:p>0.598229</text:p>
              </table:table-cell>
              <table:table-cell office:value-type="float" office:value="0.690838">
                <text:p>0.690838</text:p>
              </table:table-cell>
              <table:table-cell office:value-type="float" office:value="0.697686">
                <text:p>0.69768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077">
                <text:p>0.705077</text:p>
              </table:table-cell>
              <table:table-cell office:value-type="float" office:value="0.730579">
                <text:p>0.730579</text:p>
              </table:table-cell>
              <table:table-cell office:value-type="float" office:value="0.689183">
                <text:p>0.689183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582692">
                <text:p>0.582692</text:p>
              </table:table-cell>
              <table:table-cell office:value-type="float" office:value="0.68961">
                <text:p>0.68961</text:p>
              </table:table-cell>
              <table:table-cell office:value-type="float" office:value="0.697355">
                <text:p>0.69735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518">
                <text:p>0.703518</text:p>
              </table:table-cell>
              <table:table-cell office:value-type="float" office:value="0.730579">
                <text:p>0.730579</text:p>
              </table:table-cell>
              <table:table-cell office:value-type="float" office:value="0.687318">
                <text:p>0.68731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610791">
                <text:p>0.610791</text:p>
              </table:table-cell>
              <table:table-cell office:value-type="float" office:value="0.692727">
                <text:p>0.692727</text:p>
              </table:table-cell>
              <table:table-cell office:value-type="float" office:value="0.698205">
                <text:p>0.69820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439">
                <text:p>0.704439</text:p>
              </table:table-cell>
              <table:table-cell office:value-type="float" office:value="0.730579">
                <text:p>0.730579</text:p>
              </table:table-cell>
              <table:table-cell office:value-type="float" office:value="0.690616">
                <text:p>0.690616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651665">
                <text:p>0.651665</text:p>
              </table:table-cell>
              <table:table-cell office:value-type="float" office:value="0.695466">
                <text:p>0.695466</text:p>
              </table:table-cell>
              <table:table-cell office:value-type="float" office:value="0.699197">
                <text:p>0.69919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321">
                <text:p>0.704321</text:p>
              </table:table-cell>
              <table:table-cell office:value-type="float" office:value="0.730579">
                <text:p>0.730579</text:p>
              </table:table-cell>
              <table:table-cell office:value-type="float" office:value="0.695065">
                <text:p>0.69506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64137">
                <text:p>0.64137</text:p>
              </table:table-cell>
              <table:table-cell office:value-type="float" office:value="0.692562">
                <text:p>0.692562</text:p>
              </table:table-cell>
              <table:table-cell office:value-type="float" office:value="0.698087">
                <text:p>0.69808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321">
                <text:p>0.704321</text:p>
              </table:table-cell>
              <table:table-cell office:value-type="float" office:value="0.730579">
                <text:p>0.730579</text:p>
              </table:table-cell>
              <table:table-cell office:value-type="float" office:value="0.693634">
                <text:p>0.693634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623684">
                <text:p>0.623684</text:p>
              </table:table-cell>
              <table:table-cell office:value-type="float" office:value="0.692349">
                <text:p>0.692349</text:p>
              </table:table-cell>
              <table:table-cell office:value-type="float" office:value="0.698394">
                <text:p>0.69839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014">
                <text:p>0.704014</text:p>
              </table:table-cell>
              <table:table-cell office:value-type="float" office:value="0.730579">
                <text:p>0.730579</text:p>
              </table:table-cell>
              <table:table-cell office:value-type="float" office:value="0.691844">
                <text:p>0.691844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610413">
                <text:p>0.610413</text:p>
              </table:table-cell>
              <table:table-cell office:value-type="float" office:value="0.692208">
                <text:p>0.692208</text:p>
              </table:table-cell>
              <table:table-cell office:value-type="float" office:value="0.698796">
                <text:p>0.69879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762">
                <text:p>0.705762</text:p>
              </table:table-cell>
              <table:table-cell office:value-type="float" office:value="0.730579">
                <text:p>0.730579</text:p>
              </table:table-cell>
              <table:table-cell office:value-type="float" office:value="0.690718">
                <text:p>0.69071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656671">
                <text:p>0.656671</text:p>
              </table:table-cell>
              <table:table-cell office:value-type="float" office:value="0.697804">
                <text:p>0.69780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802">
                <text:p>0.703802</text:p>
              </table:table-cell>
              <table:table-cell office:value-type="float" office:value="0.730579">
                <text:p>0.730579</text:p>
              </table:table-cell>
              <table:table-cell office:value-type="float" office:value="0.695828">
                <text:p>0.695828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671405">
                <text:p>0.671405</text:p>
              </table:table-cell>
              <table:table-cell office:value-type="float" office:value="0.698253">
                <text:p>0.69825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66">
                <text:p>0.70366</text:p>
              </table:table-cell>
              <table:table-cell office:value-type="float" office:value="0.730579">
                <text:p>0.730579</text:p>
              </table:table-cell>
              <table:table-cell office:value-type="float" office:value="0.697332">
                <text:p>0.69733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663542">
                <text:p>0.663542</text:p>
              </table:table-cell>
              <table:table-cell office:value-type="float" office:value="0.697804">
                <text:p>0.69780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164">
                <text:p>0.703164</text:p>
              </table:table-cell>
              <table:table-cell office:value-type="float" office:value="0.730579">
                <text:p>0.730579</text:p>
              </table:table-cell>
              <table:table-cell office:value-type="float" office:value="0.696451">
                <text:p>0.696451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655277">
                <text:p>0.655277</text:p>
              </table:table-cell>
              <table:table-cell office:value-type="float" office:value="0.698017">
                <text:p>0.6980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47">
                <text:p>0.701747</text:p>
              </table:table-cell>
              <table:table-cell office:value-type="float" office:value="0.730579">
                <text:p>0.730579</text:p>
              </table:table-cell>
              <table:table-cell office:value-type="float" office:value="0.695504">
                <text:p>0.69550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680638">
                <text:p>0.680638</text:p>
              </table:table-cell>
              <table:table-cell office:value-type="float" office:value="0.699197">
                <text:p>0.69919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4">
                <text:p>0.7034</text:p>
              </table:table-cell>
              <table:table-cell office:value-type="float" office:value="0.730579">
                <text:p>0.730579</text:p>
              </table:table-cell>
              <table:table-cell office:value-type="float" office:value="0.698323">
                <text:p>0.698323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667107">
                <text:p>0.667107</text:p>
              </table:table-cell>
              <table:table-cell office:value-type="float" office:value="0.699244">
                <text:p>0.69924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597">
                <text:p>0.702597</text:p>
              </table:table-cell>
              <table:table-cell office:value-type="float" office:value="0.730579">
                <text:p>0.730579</text:p>
              </table:table-cell>
              <table:table-cell office:value-type="float" office:value="0.696895">
                <text:p>0.69689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675584">
                <text:p>0.675584</text:p>
              </table:table-cell>
              <table:table-cell office:value-type="float" office:value="0.699504">
                <text:p>0.69950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47">
                <text:p>0.701747</text:p>
              </table:table-cell>
              <table:table-cell office:value-type="float" office:value="0.730579">
                <text:p>0.730579</text:p>
              </table:table-cell>
              <table:table-cell office:value-type="float" office:value="0.697684">
                <text:p>0.69768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690767">
                <text:p>0.690767</text:p>
              </table:table-cell>
              <table:table-cell office:value-type="float" office:value="0.699693">
                <text:p>0.69969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47">
                <text:p>0.701747</text:p>
              </table:table-cell>
              <table:table-cell office:value-type="float" office:value="0.730579">
                <text:p>0.730579</text:p>
              </table:table-cell>
              <table:table-cell office:value-type="float" office:value="0.699221">
                <text:p>0.699221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693436">
                <text:p>0.693436</text:p>
              </table:table-cell>
              <table:table-cell office:value-type="float" office:value="0.699835">
                <text:p>0.699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692">
                <text:p>0.702692</text:p>
              </table:table-cell>
              <table:table-cell office:value-type="float" office:value="0.730579">
                <text:p>0.730579</text:p>
              </table:table-cell>
              <table:table-cell office:value-type="float" office:value="0.699596">
                <text:p>0.699596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692963">
                <text:p>0.69296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47">
                <text:p>0.701747</text:p>
              </table:table-cell>
              <table:table-cell office:value-type="float" office:value="0.730579">
                <text:p>0.730579</text:p>
              </table:table-cell>
              <table:table-cell office:value-type="float" office:value="0.699471">
                <text:p>0.699471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692468">
                <text:p>0.692468</text:p>
              </table:table-cell>
              <table:table-cell office:value-type="float" office:value="0.699599">
                <text:p>0.69959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818">
                <text:p>0.701818</text:p>
              </table:table-cell>
              <table:table-cell office:value-type="float" office:value="0.730579">
                <text:p>0.730579</text:p>
              </table:table-cell>
              <table:table-cell office:value-type="float" office:value="0.699388">
                <text:p>0.699388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687721">
                <text:p>0.687721</text:p>
              </table:table-cell>
              <table:table-cell office:value-type="float" office:value="0.698583">
                <text:p>0.69858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96">
                <text:p>0.702196</text:p>
              </table:table-cell>
              <table:table-cell office:value-type="float" office:value="0.730579">
                <text:p>0.730579</text:p>
              </table:table-cell>
              <table:table-cell office:value-type="float" office:value="0.69885">
                <text:p>0.69885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67974">
                <text:p>0.67974</text:p>
              </table:table-cell>
              <table:table-cell office:value-type="float" office:value="0.6983">
                <text:p>0.698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904">
                <text:p>0.702904</text:p>
              </table:table-cell>
              <table:table-cell office:value-type="float" office:value="0.730579">
                <text:p>0.730579</text:p>
              </table:table-cell>
              <table:table-cell office:value-type="float" office:value="0.698094">
                <text:p>0.698094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685549">
                <text:p>0.685549</text:p>
              </table:table-cell>
              <table:table-cell office:value-type="float" office:value="0.697639">
                <text:p>0.69763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478">
                <text:p>0.705478</text:p>
              </table:table-cell>
              <table:table-cell office:value-type="float" office:value="0.730579">
                <text:p>0.730579</text:p>
              </table:table-cell>
              <table:table-cell office:value-type="float" office:value="0.698867">
                <text:p>0.698867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690319">
                <text:p>0.690319</text:p>
              </table:table-cell>
              <table:table-cell office:value-type="float" office:value="0.699126">
                <text:p>0.69912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25">
                <text:p>0.70425</text:p>
              </table:table-cell>
              <table:table-cell office:value-type="float" office:value="0.730579">
                <text:p>0.730579</text:p>
              </table:table-cell>
              <table:table-cell office:value-type="float" office:value="0.69937">
                <text:p>0.69937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682834">
                <text:p>0.682834</text:p>
              </table:table-cell>
              <table:table-cell office:value-type="float" office:value="0.698583">
                <text:p>0.69858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109">
                <text:p>0.704109</text:p>
              </table:table-cell>
              <table:table-cell office:value-type="float" office:value="0.730579">
                <text:p>0.730579</text:p>
              </table:table-cell>
              <table:table-cell office:value-type="float" office:value="0.698553">
                <text:p>0.698553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679976">
                <text:p>0.679976</text:p>
              </table:table-cell>
              <table:table-cell office:value-type="float" office:value="0.69771">
                <text:p>0.69771</text:p>
              </table:table-cell>
              <table:table-cell office:value-type="float" office:value="0.699976">
                <text:p>0.6999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085">
                <text:p>0.704085</text:p>
              </table:table-cell>
              <table:table-cell office:value-type="float" office:value="0.730579">
                <text:p>0.730579</text:p>
              </table:table-cell>
              <table:table-cell office:value-type="float" office:value="0.698175">
                <text:p>0.69817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674947">
                <text:p>0.674947</text:p>
              </table:table-cell>
              <table:table-cell office:value-type="float" office:value="0.696269">
                <text:p>0.696269</text:p>
              </table:table-cell>
              <table:table-cell office:value-type="float" office:value="0.69941">
                <text:p>0.6994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47">
                <text:p>0.70647</text:p>
              </table:table-cell>
              <table:table-cell office:value-type="float" office:value="0.730579">
                <text:p>0.730579</text:p>
              </table:table-cell>
              <table:table-cell office:value-type="float" office:value="0.69771">
                <text:p>0.69771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680283">
                <text:p>0.680283</text:p>
              </table:table-cell>
              <table:table-cell office:value-type="float" office:value="0.69693">
                <text:p>0.69693</text:p>
              </table:table-cell>
              <table:table-cell office:value-type="float" office:value="0.699457">
                <text:p>0.69945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7273">
                <text:p>0.707273</text:p>
              </table:table-cell>
              <table:table-cell office:value-type="float" office:value="0.730579">
                <text:p>0.730579</text:p>
              </table:table-cell>
              <table:table-cell office:value-type="float" office:value="0.698394">
                <text:p>0.698394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683377">
                <text:p>0.683377</text:p>
              </table:table-cell>
              <table:table-cell office:value-type="float" office:value="0.696411">
                <text:p>0.696411</text:p>
              </table:table-cell>
              <table:table-cell office:value-type="float" office:value="0.699433">
                <text:p>0.69943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478">
                <text:p>0.705478</text:p>
              </table:table-cell>
              <table:table-cell office:value-type="float" office:value="0.730579">
                <text:p>0.730579</text:p>
              </table:table-cell>
              <table:table-cell office:value-type="float" office:value="0.69847">
                <text:p>0.69847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685974">
                <text:p>0.685974</text:p>
              </table:table-cell>
              <table:table-cell office:value-type="float" office:value="0.696269">
                <text:p>0.696269</text:p>
              </table:table-cell>
              <table:table-cell office:value-type="float" office:value="0.699386">
                <text:p>0.69938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699">
                <text:p>0.704699</text:p>
              </table:table-cell>
              <table:table-cell office:value-type="float" office:value="0.730579">
                <text:p>0.730579</text:p>
              </table:table-cell>
              <table:table-cell office:value-type="float" office:value="0.698633">
                <text:p>0.698633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684935">
                <text:p>0.684935</text:p>
              </table:table-cell>
              <table:table-cell office:value-type="float" office:value="0.697332">
                <text:p>0.697332</text:p>
              </table:table-cell>
              <table:table-cell office:value-type="float" office:value="0.699906">
                <text:p>0.69990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73">
                <text:p>0.70673</text:p>
              </table:table-cell>
              <table:table-cell office:value-type="float" office:value="0.730579">
                <text:p>0.730579</text:p>
              </table:table-cell>
              <table:table-cell office:value-type="float" office:value="0.69889">
                <text:p>0.6988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675702">
                <text:p>0.675702</text:p>
              </table:table-cell>
              <table:table-cell office:value-type="float" office:value="0.697119">
                <text:p>0.697119</text:p>
              </table:table-cell>
              <table:table-cell office:value-type="float" office:value="0.699811">
                <text:p>0.69981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8005">
                <text:p>0.708005</text:p>
              </table:table-cell>
              <table:table-cell office:value-type="float" office:value="0.730579">
                <text:p>0.730579</text:p>
              </table:table-cell>
              <table:table-cell office:value-type="float" office:value="0.698064">
                <text:p>0.698064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677143">
                <text:p>0.677143</text:p>
              </table:table-cell>
              <table:table-cell office:value-type="float" office:value="0.697473">
                <text:p>0.69747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998">
                <text:p>0.705998</text:p>
              </table:table-cell>
              <table:table-cell office:value-type="float" office:value="0.730579">
                <text:p>0.730579</text:p>
              </table:table-cell>
              <table:table-cell office:value-type="float" office:value="0.698061">
                <text:p>0.698061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651523">
                <text:p>0.651523</text:p>
              </table:table-cell>
              <table:table-cell office:value-type="float" office:value="0.698394">
                <text:p>0.69839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982">
                <text:p>0.704982</text:p>
              </table:table-cell>
              <table:table-cell office:value-type="float" office:value="0.730579">
                <text:p>0.730579</text:p>
              </table:table-cell>
              <table:table-cell office:value-type="float" office:value="0.69549">
                <text:p>0.69549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665242">
                <text:p>0.665242</text:p>
              </table:table-cell>
              <table:table-cell office:value-type="float" office:value="0.697993">
                <text:p>0.697993</text:p>
              </table:table-cell>
              <table:table-cell office:value-type="float" office:value="0.699882">
                <text:p>0.69988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313">
                <text:p>0.705313</text:p>
              </table:table-cell>
              <table:table-cell office:value-type="float" office:value="0.730579">
                <text:p>0.730579</text:p>
              </table:table-cell>
              <table:table-cell office:value-type="float" office:value="0.696843">
                <text:p>0.696843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684486">
                <text:p>0.684486</text:p>
              </table:table-cell>
              <table:table-cell office:value-type="float" office:value="0.698772">
                <text:p>0.69877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785">
                <text:p>0.705785</text:p>
              </table:table-cell>
              <table:table-cell office:value-type="float" office:value="0.730579">
                <text:p>0.730579</text:p>
              </table:table-cell>
              <table:table-cell office:value-type="float" office:value="0.698904">
                <text:p>0.69890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690035">
                <text:p>0.690035</text:p>
              </table:table-cell>
              <table:table-cell office:value-type="float" office:value="0.69889">
                <text:p>0.6988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841">
                <text:p>0.704841</text:p>
              </table:table-cell>
              <table:table-cell office:value-type="float" office:value="0.730579">
                <text:p>0.730579</text:p>
              </table:table-cell>
              <table:table-cell office:value-type="float" office:value="0.699377">
                <text:p>0.699377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679764">
                <text:p>0.679764</text:p>
              </table:table-cell>
              <table:table-cell office:value-type="float" office:value="0.697757">
                <text:p>0.697757</text:p>
              </table:table-cell>
              <table:table-cell office:value-type="float" office:value="0.699953">
                <text:p>0.69995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345">
                <text:p>0.704345</text:p>
              </table:table-cell>
              <table:table-cell office:value-type="float" office:value="0.730579">
                <text:p>0.730579</text:p>
              </table:table-cell>
              <table:table-cell office:value-type="float" office:value="0.698182">
                <text:p>0.698182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673648">
                <text:p>0.673648</text:p>
              </table:table-cell>
              <table:table-cell office:value-type="float" office:value="0.698678">
                <text:p>0.69867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628">
                <text:p>0.704628</text:p>
              </table:table-cell>
              <table:table-cell office:value-type="float" office:value="0.730579">
                <text:p>0.730579</text:p>
              </table:table-cell>
              <table:table-cell office:value-type="float" office:value="0.697695">
                <text:p>0.697695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681133">
                <text:p>0.681133</text:p>
              </table:table-cell>
              <table:table-cell office:value-type="float" office:value="0.698489">
                <text:p>0.69848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635">
                <text:p>0.706635</text:p>
              </table:table-cell>
              <table:table-cell office:value-type="float" office:value="0.730579">
                <text:p>0.730579</text:p>
              </table:table-cell>
              <table:table-cell office:value-type="float" office:value="0.698626">
                <text:p>0.698626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638701">
                <text:p>0.638701</text:p>
              </table:table-cell>
              <table:table-cell office:value-type="float" office:value="0.697308">
                <text:p>0.697308</text:p>
              </table:table-cell>
              <table:table-cell office:value-type="float" office:value="0.699622">
                <text:p>0.69962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375">
                <text:p>0.706375</text:p>
              </table:table-cell>
              <table:table-cell office:value-type="float" office:value="0.730579">
                <text:p>0.730579</text:p>
              </table:table-cell>
              <table:table-cell office:value-type="float" office:value="0.694201">
                <text:p>0.694201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669587">
                <text:p>0.669587</text:p>
              </table:table-cell>
              <table:table-cell office:value-type="float" office:value="0.697261">
                <text:p>0.697261</text:p>
              </table:table-cell>
              <table:table-cell office:value-type="float" office:value="0.699953">
                <text:p>0.69995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305">
                <text:p>0.706305</text:p>
              </table:table-cell>
              <table:table-cell office:value-type="float" office:value="0.730579">
                <text:p>0.730579</text:p>
              </table:table-cell>
              <table:table-cell office:value-type="float" office:value="0.697311">
                <text:p>0.697311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678135">
                <text:p>0.678135</text:p>
              </table:table-cell>
              <table:table-cell office:value-type="float" office:value="0.69804">
                <text:p>0.6980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753">
                <text:p>0.706753</text:p>
              </table:table-cell>
              <table:table-cell office:value-type="float" office:value="0.730579">
                <text:p>0.730579</text:p>
              </table:table-cell>
              <table:table-cell office:value-type="float" office:value="0.698293">
                <text:p>0.698293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685242">
                <text:p>0.685242</text:p>
              </table:table-cell>
              <table:table-cell office:value-type="float" office:value="0.697757">
                <text:p>0.697757</text:p>
              </table:table-cell>
              <table:table-cell office:value-type="float" office:value="0.699906">
                <text:p>0.69990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785">
                <text:p>0.705785</text:p>
              </table:table-cell>
              <table:table-cell office:value-type="float" office:value="0.730579">
                <text:p>0.730579</text:p>
              </table:table-cell>
              <table:table-cell office:value-type="float" office:value="0.698869">
                <text:p>0.69886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687863">
                <text:p>0.687863</text:p>
              </table:table-cell>
              <table:table-cell office:value-type="float" office:value="0.698607">
                <text:p>0.69860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7627">
                <text:p>0.707627</text:p>
              </table:table-cell>
              <table:table-cell office:value-type="float" office:value="0.730579">
                <text:p>0.730579</text:p>
              </table:table-cell>
              <table:table-cell office:value-type="float" office:value="0.69941">
                <text:p>0.69941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691617">
                <text:p>0.691617</text:p>
              </table:table-cell>
              <table:table-cell office:value-type="float" office:value="0.699032">
                <text:p>0.69903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2255">
                <text:p>0.712255</text:p>
              </table:table-cell>
              <table:table-cell office:value-type="float" office:value="0.730579">
                <text:p>0.730579</text:p>
              </table:table-cell>
              <table:table-cell office:value-type="float" office:value="0.70029">
                <text:p>0.7002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691358">
                <text:p>0.691358</text:p>
              </table:table-cell>
              <table:table-cell office:value-type="float" office:value="0.699008">
                <text:p>0.69900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1924">
                <text:p>0.711924</text:p>
              </table:table-cell>
              <table:table-cell office:value-type="float" office:value="0.730579">
                <text:p>0.730579</text:p>
              </table:table-cell>
              <table:table-cell office:value-type="float" office:value="0.700229">
                <text:p>0.700229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674593">
                <text:p>0.674593</text:p>
              </table:table-cell>
              <table:table-cell office:value-type="float" office:value="0.697639">
                <text:p>0.697639</text:p>
              </table:table-cell>
              <table:table-cell office:value-type="float" office:value="0.699646">
                <text:p>0.69964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9374">
                <text:p>0.709374</text:p>
              </table:table-cell>
              <table:table-cell office:value-type="float" office:value="0.730579">
                <text:p>0.730579</text:p>
              </table:table-cell>
              <table:table-cell office:value-type="float" office:value="0.698125">
                <text:p>0.69812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671145">
                <text:p>0.671145</text:p>
              </table:table-cell>
              <table:table-cell office:value-type="float" office:value="0.697875">
                <text:p>0.697875</text:p>
              </table:table-cell>
              <table:table-cell office:value-type="float" office:value="0.699693">
                <text:p>0.69969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596">
                <text:p>0.705596</text:p>
              </table:table-cell>
              <table:table-cell office:value-type="float" office:value="0.730579">
                <text:p>0.730579</text:p>
              </table:table-cell>
              <table:table-cell office:value-type="float" office:value="0.697431">
                <text:p>0.697431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690933">
                <text:p>0.690933</text:p>
              </table:table-cell>
              <table:table-cell office:value-type="float" office:value="0.698205">
                <text:p>0.698205</text:p>
              </table:table-cell>
              <table:table-cell office:value-type="float" office:value="0.699976">
                <text:p>0.6999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9705">
                <text:p>0.709705</text:p>
              </table:table-cell>
              <table:table-cell office:value-type="float" office:value="0.730579">
                <text:p>0.730579</text:p>
              </table:table-cell>
              <table:table-cell office:value-type="float" office:value="0.699882">
                <text:p>0.69988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693506">
                <text:p>0.693506</text:p>
              </table:table-cell>
              <table:table-cell office:value-type="float" office:value="0.698867">
                <text:p>0.69886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8076">
                <text:p>0.708076</text:p>
              </table:table-cell>
              <table:table-cell office:value-type="float" office:value="0.730579">
                <text:p>0.730579</text:p>
              </table:table-cell>
              <table:table-cell office:value-type="float" office:value="0.700045">
                <text:p>0.700045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692066">
                <text:p>0.692066</text:p>
              </table:table-cell>
              <table:table-cell office:value-type="float" office:value="0.698961">
                <text:p>0.69896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7296">
                <text:p>0.707296</text:p>
              </table:table-cell>
              <table:table-cell office:value-type="float" office:value="0.730579">
                <text:p>0.730579</text:p>
              </table:table-cell>
              <table:table-cell office:value-type="float" office:value="0.699832">
                <text:p>0.699832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69072">
                <text:p>0.69072</text:p>
              </table:table-cell>
              <table:table-cell office:value-type="float" office:value="0.698678">
                <text:p>0.69867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7745">
                <text:p>0.707745</text:p>
              </table:table-cell>
              <table:table-cell office:value-type="float" office:value="0.730579">
                <text:p>0.730579</text:p>
              </table:table-cell>
              <table:table-cell office:value-type="float" office:value="0.699714">
                <text:p>0.69971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69124">
                <text:p>0.69124</text:p>
              </table:table-cell>
              <table:table-cell office:value-type="float" office:value="0.6983">
                <text:p>0.6983</text:p>
              </table:table-cell>
              <table:table-cell office:value-type="float" office:value="0.699976">
                <text:p>0.6999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7202">
                <text:p>0.707202</text:p>
              </table:table-cell>
              <table:table-cell office:value-type="float" office:value="0.730579">
                <text:p>0.730579</text:p>
              </table:table-cell>
              <table:table-cell office:value-type="float" office:value="0.699672">
                <text:p>0.69967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691688">
                <text:p>0.691688</text:p>
              </table:table-cell>
              <table:table-cell office:value-type="float" office:value="0.698985">
                <text:p>0.69898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885">
                <text:p>0.710885</text:p>
              </table:table-cell>
              <table:table-cell office:value-type="float" office:value="0.730579">
                <text:p>0.730579</text:p>
              </table:table-cell>
              <table:table-cell office:value-type="float" office:value="0.700156">
                <text:p>0.700156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68425">
                <text:p>0.68425</text:p>
              </table:table-cell>
              <table:table-cell office:value-type="float" office:value="0.697639">
                <text:p>0.697639</text:p>
              </table:table-cell>
              <table:table-cell office:value-type="float" office:value="0.699858">
                <text:p>0.69985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8288">
                <text:p>0.708288</text:p>
              </table:table-cell>
              <table:table-cell office:value-type="float" office:value="0.730579">
                <text:p>0.730579</text:p>
              </table:table-cell>
              <table:table-cell office:value-type="float" office:value="0.699004">
                <text:p>0.69900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691736">
                <text:p>0.691736</text:p>
              </table:table-cell>
              <table:table-cell office:value-type="float" office:value="0.697946">
                <text:p>0.697946</text:p>
              </table:table-cell>
              <table:table-cell office:value-type="float" office:value="0.699906">
                <text:p>0.69990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876">
                <text:p>0.70876</text:p>
              </table:table-cell>
              <table:table-cell office:value-type="float" office:value="0.730579">
                <text:p>0.730579</text:p>
              </table:table-cell>
              <table:table-cell office:value-type="float" office:value="0.699835">
                <text:p>0.699835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691051">
                <text:p>0.691051</text:p>
              </table:table-cell>
              <table:table-cell office:value-type="float" office:value="0.698607">
                <text:p>0.69860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744">
                <text:p>0.710744</text:p>
              </table:table-cell>
              <table:table-cell office:value-type="float" office:value="0.730579">
                <text:p>0.730579</text:p>
              </table:table-cell>
              <table:table-cell office:value-type="float" office:value="0.70004">
                <text:p>0.70004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685785">
                <text:p>0.685785</text:p>
              </table:table-cell>
              <table:table-cell office:value-type="float" office:value="0.698323">
                <text:p>0.69832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189">
                <text:p>0.700189</text:p>
              </table:table-cell>
              <table:table-cell office:value-type="float" office:value="0.714097">
                <text:p>0.714097</text:p>
              </table:table-cell>
              <table:table-cell office:value-type="float" office:value="0.730579">
                <text:p>0.730579</text:p>
              </table:table-cell>
              <table:table-cell office:value-type="float" office:value="0.699839">
                <text:p>0.69983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68876">
                <text:p>0.68876</text:p>
              </table:table-cell>
              <table:table-cell office:value-type="float" office:value="0.697355">
                <text:p>0.697355</text:p>
              </table:table-cell>
              <table:table-cell office:value-type="float" office:value="0.69974">
                <text:p>0.699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697">
                <text:p>0.710697</text:p>
              </table:table-cell>
              <table:table-cell office:value-type="float" office:value="0.730579">
                <text:p>0.730579</text:p>
              </table:table-cell>
              <table:table-cell office:value-type="float" office:value="0.699655">
                <text:p>0.699655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692019">
                <text:p>0.692019</text:p>
              </table:table-cell>
              <table:table-cell office:value-type="float" office:value="0.698087">
                <text:p>0.698087</text:p>
              </table:table-cell>
              <table:table-cell office:value-type="float" office:value="0.699976">
                <text:p>0.6999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933">
                <text:p>0.710933</text:p>
              </table:table-cell>
              <table:table-cell office:value-type="float" office:value="0.730579">
                <text:p>0.730579</text:p>
              </table:table-cell>
              <table:table-cell office:value-type="float" office:value="0.700102">
                <text:p>0.700102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678796">
                <text:p>0.678796</text:p>
              </table:table-cell>
              <table:table-cell office:value-type="float" office:value="0.697048">
                <text:p>0.697048</text:p>
              </table:table-cell>
              <table:table-cell office:value-type="float" office:value="0.699575">
                <text:p>0.69957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46">
                <text:p>0.71046</text:p>
              </table:table-cell>
              <table:table-cell office:value-type="float" office:value="0.730579">
                <text:p>0.730579</text:p>
              </table:table-cell>
              <table:table-cell office:value-type="float" office:value="0.698588">
                <text:p>0.698588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68876">
                <text:p>0.68876</text:p>
              </table:table-cell>
              <table:table-cell office:value-type="float" office:value="0.696694">
                <text:p>0.696694</text:p>
              </table:table-cell>
              <table:table-cell office:value-type="float" office:value="0.698867">
                <text:p>0.69886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1736">
                <text:p>0.711736</text:p>
              </table:table-cell>
              <table:table-cell office:value-type="float" office:value="0.730579">
                <text:p>0.730579</text:p>
              </table:table-cell>
              <table:table-cell office:value-type="float" office:value="0.699606">
                <text:p>0.699606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689988">
                <text:p>0.689988</text:p>
              </table:table-cell>
              <table:table-cell office:value-type="float" office:value="0.696741">
                <text:p>0.696741</text:p>
              </table:table-cell>
              <table:table-cell office:value-type="float" office:value="0.699032">
                <text:p>0.69903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9823">
                <text:p>0.709823</text:p>
              </table:table-cell>
              <table:table-cell office:value-type="float" office:value="0.730579">
                <text:p>0.730579</text:p>
              </table:table-cell>
              <table:table-cell office:value-type="float" office:value="0.699558">
                <text:p>0.699558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683684">
                <text:p>0.683684</text:p>
              </table:table-cell>
              <table:table-cell office:value-type="float" office:value="0.696529">
                <text:p>0.696529</text:p>
              </table:table-cell>
              <table:table-cell office:value-type="float" office:value="0.699103">
                <text:p>0.69910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9776">
                <text:p>0.709776</text:p>
              </table:table-cell>
              <table:table-cell office:value-type="float" office:value="0.730579">
                <text:p>0.730579</text:p>
              </table:table-cell>
              <table:table-cell office:value-type="float" office:value="0.698909">
                <text:p>0.698909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688359">
                <text:p>0.688359</text:p>
              </table:table-cell>
              <table:table-cell office:value-type="float" office:value="0.696954">
                <text:p>0.696954</text:p>
              </table:table-cell>
              <table:table-cell office:value-type="float" office:value="0.699197">
                <text:p>0.69919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8642">
                <text:p>0.708642</text:p>
              </table:table-cell>
              <table:table-cell office:value-type="float" office:value="0.730579">
                <text:p>0.730579</text:p>
              </table:table-cell>
              <table:table-cell office:value-type="float" office:value="0.699315">
                <text:p>0.69931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68595">
                <text:p>0.68595</text:p>
              </table:table-cell>
              <table:table-cell office:value-type="float" office:value="0.695608">
                <text:p>0.695608</text:p>
              </table:table-cell>
              <table:table-cell office:value-type="float" office:value="0.69856">
                <text:p>0.6985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7438">
                <text:p>0.707438</text:p>
              </table:table-cell>
              <table:table-cell office:value-type="float" office:value="0.730579">
                <text:p>0.730579</text:p>
              </table:table-cell>
              <table:table-cell office:value-type="float" office:value="0.698756">
                <text:p>0.698756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687509">
                <text:p>0.687509</text:p>
              </table:table-cell>
              <table:table-cell office:value-type="float" office:value="0.695844">
                <text:p>0.695844</text:p>
              </table:table-cell>
              <table:table-cell office:value-type="float" office:value="0.698654">
                <text:p>0.69865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8052">
                <text:p>0.708052</text:p>
              </table:table-cell>
              <table:table-cell office:value-type="float" office:value="0.730579">
                <text:p>0.730579</text:p>
              </table:table-cell>
              <table:table-cell office:value-type="float" office:value="0.699006">
                <text:p>0.699006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685407">
                <text:p>0.685407</text:p>
              </table:table-cell>
              <table:table-cell office:value-type="float" office:value="0.69497">
                <text:p>0.69497</text:p>
              </table:table-cell>
              <table:table-cell office:value-type="float" office:value="0.698418">
                <text:p>0.69841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7745">
                <text:p>0.707745</text:p>
              </table:table-cell>
              <table:table-cell office:value-type="float" office:value="0.730579">
                <text:p>0.730579</text:p>
              </table:table-cell>
              <table:table-cell office:value-type="float" office:value="0.698654">
                <text:p>0.698654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684581">
                <text:p>0.684581</text:p>
              </table:table-cell>
              <table:table-cell office:value-type="float" office:value="0.69353">
                <text:p>0.69353</text:p>
              </table:table-cell>
              <table:table-cell office:value-type="float" office:value="0.697804">
                <text:p>0.697804</text:p>
              </table:table-cell>
              <table:table-cell office:value-type="float" office:value="0.699906">
                <text:p>0.69990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9398">
                <text:p>0.709398</text:p>
              </table:table-cell>
              <table:table-cell office:value-type="float" office:value="0.730579">
                <text:p>0.730579</text:p>
              </table:table-cell>
              <table:table-cell office:value-type="float" office:value="0.698522">
                <text:p>0.698522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683731">
                <text:p>0.683731</text:p>
              </table:table-cell>
              <table:table-cell office:value-type="float" office:value="0.694404">
                <text:p>0.694404</text:p>
              </table:table-cell>
              <table:table-cell office:value-type="float" office:value="0.699055">
                <text:p>0.69905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2798">
                <text:p>0.712798</text:p>
              </table:table-cell>
              <table:table-cell office:value-type="float" office:value="0.730579">
                <text:p>0.730579</text:p>
              </table:table-cell>
              <table:table-cell office:value-type="float" office:value="0.698999">
                <text:p>0.698999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681393">
                <text:p>0.681393</text:p>
              </table:table-cell>
              <table:table-cell office:value-type="float" office:value="0.693766">
                <text:p>0.693766</text:p>
              </table:table-cell>
              <table:table-cell office:value-type="float" office:value="0.697804">
                <text:p>0.697804</text:p>
              </table:table-cell>
              <table:table-cell office:value-type="float" office:value="0.699929">
                <text:p>0.69992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5254">
                <text:p>0.715254</text:p>
              </table:table-cell>
              <table:table-cell office:value-type="float" office:value="0.730579">
                <text:p>0.730579</text:p>
              </table:table-cell>
              <table:table-cell office:value-type="float" office:value="0.698815">
                <text:p>0.698815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671736">
                <text:p>0.671736</text:p>
              </table:table-cell>
              <table:table-cell office:value-type="float" office:value="0.69412">
                <text:p>0.69412</text:p>
              </table:table-cell>
              <table:table-cell office:value-type="float" office:value="0.697639">
                <text:p>0.697639</text:p>
              </table:table-cell>
              <table:table-cell office:value-type="float" office:value="0.699669">
                <text:p>0.6996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5419">
                <text:p>0.715419</text:p>
              </table:table-cell>
              <table:table-cell office:value-type="float" office:value="0.730579">
                <text:p>0.730579</text:p>
              </table:table-cell>
              <table:table-cell office:value-type="float" office:value="0.697858">
                <text:p>0.697858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660142">
                <text:p>0.660142</text:p>
              </table:table-cell>
              <table:table-cell office:value-type="float" office:value="0.695868">
                <text:p>0.695868</text:p>
              </table:table-cell>
              <table:table-cell office:value-type="float" office:value="0.698347">
                <text:p>0.69834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85">
                <text:p>0.70085</text:p>
              </table:table-cell>
              <table:table-cell office:value-type="float" office:value="0.721204">
                <text:p>0.721204</text:p>
              </table:table-cell>
              <table:table-cell office:value-type="float" office:value="0.730579">
                <text:p>0.730579</text:p>
              </table:table-cell>
              <table:table-cell office:value-type="float" office:value="0.697641">
                <text:p>0.697641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679055">
                <text:p>0.679055</text:p>
              </table:table-cell>
              <table:table-cell office:value-type="float" office:value="0.694144">
                <text:p>0.694144</text:p>
              </table:table-cell>
              <table:table-cell office:value-type="float" office:value="0.69778">
                <text:p>0.69778</text:p>
              </table:table-cell>
              <table:table-cell office:value-type="float" office:value="0.699882">
                <text:p>0.69988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31">
                <text:p>0.700331</text:p>
              </table:table-cell>
              <table:table-cell office:value-type="float" office:value="0.72026">
                <text:p>0.72026</text:p>
              </table:table-cell>
              <table:table-cell office:value-type="float" office:value="0.730579">
                <text:p>0.730579</text:p>
              </table:table-cell>
              <table:table-cell office:value-type="float" office:value="0.699145">
                <text:p>0.699145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664132">
                <text:p>0.664132</text:p>
              </table:table-cell>
              <table:table-cell office:value-type="float" office:value="0.694357">
                <text:p>0.694357</text:p>
              </table:table-cell>
              <table:table-cell office:value-type="float" office:value="0.697426">
                <text:p>0.697426</text:p>
              </table:table-cell>
              <table:table-cell office:value-type="float" office:value="0.699622">
                <text:p>0.69962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889">
                <text:p>0.701889</text:p>
              </table:table-cell>
              <table:table-cell office:value-type="float" office:value="0.721299">
                <text:p>0.721299</text:p>
              </table:table-cell>
              <table:table-cell office:value-type="float" office:value="0.730579">
                <text:p>0.730579</text:p>
              </table:table-cell>
              <table:table-cell office:value-type="float" office:value="0.697872">
                <text:p>0.69787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681677">
                <text:p>0.681677</text:p>
              </table:table-cell>
              <table:table-cell office:value-type="float" office:value="0.694498">
                <text:p>0.694498</text:p>
              </table:table-cell>
              <table:table-cell office:value-type="float" office:value="0.69745">
                <text:p>0.69745</text:p>
              </table:table-cell>
              <table:table-cell office:value-type="float" office:value="0.699433">
                <text:p>0.69943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086">
                <text:p>0.701086</text:p>
              </table:table-cell>
              <table:table-cell office:value-type="float" office:value="0.719929">
                <text:p>0.719929</text:p>
              </table:table-cell>
              <table:table-cell office:value-type="float" office:value="0.730579">
                <text:p>0.730579</text:p>
              </table:table-cell>
              <table:table-cell office:value-type="float" office:value="0.699407">
                <text:p>0.699407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67549">
                <text:p>0.67549</text:p>
              </table:table-cell>
              <table:table-cell office:value-type="float" office:value="0.693459">
                <text:p>0.693459</text:p>
              </table:table-cell>
              <table:table-cell office:value-type="float" office:value="0.696553">
                <text:p>0.696553</text:p>
              </table:table-cell>
              <table:table-cell office:value-type="float" office:value="0.698253">
                <text:p>0.698253</text:p>
              </table:table-cell>
              <table:table-cell office:value-type="float" office:value="0.699929">
                <text:p>0.69992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81">
                <text:p>0.701181</text:p>
              </table:table-cell>
              <table:table-cell office:value-type="float" office:value="0.71915">
                <text:p>0.71915</text:p>
              </table:table-cell>
              <table:table-cell office:value-type="float" office:value="0.730579">
                <text:p>0.730579</text:p>
              </table:table-cell>
              <table:table-cell office:value-type="float" office:value="0.698401">
                <text:p>0.698401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684604">
                <text:p>0.684604</text:p>
              </table:table-cell>
              <table:table-cell office:value-type="float" office:value="0.693459">
                <text:p>0.693459</text:p>
              </table:table-cell>
              <table:table-cell office:value-type="float" office:value="0.696647">
                <text:p>0.696647</text:p>
              </table:table-cell>
              <table:table-cell office:value-type="float" office:value="0.698418">
                <text:p>0.698418</text:p>
              </table:table-cell>
              <table:table-cell office:value-type="float" office:value="0.699929">
                <text:p>0.69992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29">
                <text:p>0.70229</text:p>
              </table:table-cell>
              <table:table-cell office:value-type="float" office:value="0.720897">
                <text:p>0.720897</text:p>
              </table:table-cell>
              <table:table-cell office:value-type="float" office:value="0.730579">
                <text:p>0.730579</text:p>
              </table:table-cell>
              <table:table-cell office:value-type="float" office:value="0.699625">
                <text:p>0.699625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675207">
                <text:p>0.675207</text:p>
              </table:table-cell>
              <table:table-cell office:value-type="float" office:value="0.692822">
                <text:p>0.692822</text:p>
              </table:table-cell>
              <table:table-cell office:value-type="float" office:value="0.696293">
                <text:p>0.696293</text:p>
              </table:table-cell>
              <table:table-cell office:value-type="float" office:value="0.698205">
                <text:p>0.698205</text:p>
              </table:table-cell>
              <table:table-cell office:value-type="float" office:value="0.699811">
                <text:p>0.69981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597">
                <text:p>0.702597</text:p>
              </table:table-cell>
              <table:table-cell office:value-type="float" office:value="0.723802">
                <text:p>0.723802</text:p>
              </table:table-cell>
              <table:table-cell office:value-type="float" office:value="0.732231">
                <text:p>0.732231</text:p>
              </table:table-cell>
              <table:table-cell office:value-type="float" office:value="0.698874">
                <text:p>0.698874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655915">
                <text:p>0.655915</text:p>
              </table:table-cell>
              <table:table-cell office:value-type="float" office:value="0.691877">
                <text:p>0.691877</text:p>
              </table:table-cell>
              <table:table-cell office:value-type="float" office:value="0.695844">
                <text:p>0.695844</text:p>
              </table:table-cell>
              <table:table-cell office:value-type="float" office:value="0.698182">
                <text:p>0.698182</text:p>
              </table:table-cell>
              <table:table-cell office:value-type="float" office:value="0.699882">
                <text:p>0.69988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72">
                <text:p>0.702172</text:p>
              </table:table-cell>
              <table:table-cell office:value-type="float" office:value="0.719669">
                <text:p>0.719669</text:p>
              </table:table-cell>
              <table:table-cell office:value-type="float" office:value="0.732231">
                <text:p>0.732231</text:p>
              </table:table-cell>
              <table:table-cell office:value-type="float" office:value="0.696354">
                <text:p>0.696354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64425">
                <text:p>0.64425</text:p>
              </table:table-cell>
              <table:table-cell office:value-type="float" office:value="0.691287">
                <text:p>0.691287</text:p>
              </table:table-cell>
              <table:table-cell office:value-type="float" office:value="0.695254">
                <text:p>0.695254</text:p>
              </table:table-cell>
              <table:table-cell office:value-type="float" office:value="0.697946">
                <text:p>0.697946</text:p>
              </table:table-cell>
              <table:table-cell office:value-type="float" office:value="0.699717">
                <text:p>0.6997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5537">
                <text:p>0.715537</text:p>
              </table:table-cell>
              <table:table-cell office:value-type="float" office:value="0.732231">
                <text:p>0.732231</text:p>
              </table:table-cell>
              <table:table-cell office:value-type="float" office:value="0.694399">
                <text:p>0.694399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659362">
                <text:p>0.659362</text:p>
              </table:table-cell>
              <table:table-cell office:value-type="float" office:value="0.690272">
                <text:p>0.690272</text:p>
              </table:table-cell>
              <table:table-cell office:value-type="float" office:value="0.694782">
                <text:p>0.694782</text:p>
              </table:table-cell>
              <table:table-cell office:value-type="float" office:value="0.698135">
                <text:p>0.698135</text:p>
              </table:table-cell>
              <table:table-cell office:value-type="float" office:value="0.699858">
                <text:p>0.69985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283">
                <text:p>0.700283</text:p>
              </table:table-cell>
              <table:table-cell office:value-type="float" office:value="0.719174">
                <text:p>0.719174</text:p>
              </table:table-cell>
              <table:table-cell office:value-type="float" office:value="0.732231">
                <text:p>0.732231</text:p>
              </table:table-cell>
              <table:table-cell office:value-type="float" office:value="0.696187">
                <text:p>0.696187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670248">
                <text:p>0.670248</text:p>
              </table:table-cell>
              <table:table-cell office:value-type="float" office:value="0.691854">
                <text:p>0.691854</text:p>
              </table:table-cell>
              <table:table-cell office:value-type="float" office:value="0.697261">
                <text:p>0.697261</text:p>
              </table:table-cell>
              <table:table-cell office:value-type="float" office:value="0.699528">
                <text:p>0.69952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45">
                <text:p>0.700945</text:p>
              </table:table-cell>
              <table:table-cell office:value-type="float" office:value="0.719787">
                <text:p>0.719787</text:p>
              </table:table-cell>
              <table:table-cell office:value-type="float" office:value="0.732231">
                <text:p>0.732231</text:p>
              </table:table-cell>
              <table:table-cell office:value-type="float" office:value="0.697962">
                <text:p>0.697962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66954">
                <text:p>0.66954</text:p>
              </table:table-cell>
              <table:table-cell office:value-type="float" office:value="0.691712">
                <text:p>0.691712</text:p>
              </table:table-cell>
              <table:table-cell office:value-type="float" office:value="0.69745">
                <text:p>0.69745</text:p>
              </table:table-cell>
              <table:table-cell office:value-type="float" office:value="0.699599">
                <text:p>0.69959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14">
                <text:p>0.702314</text:p>
              </table:table-cell>
              <table:table-cell office:value-type="float" office:value="0.721464">
                <text:p>0.721464</text:p>
              </table:table-cell>
              <table:table-cell office:value-type="float" office:value="0.732231">
                <text:p>0.732231</text:p>
              </table:table-cell>
              <table:table-cell office:value-type="float" office:value="0.698208">
                <text:p>0.698208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672279">
                <text:p>0.672279</text:p>
              </table:table-cell>
              <table:table-cell office:value-type="float" office:value="0.692208">
                <text:p>0.692208</text:p>
              </table:table-cell>
              <table:table-cell office:value-type="float" office:value="0.696576">
                <text:p>0.696576</text:p>
              </table:table-cell>
              <table:table-cell office:value-type="float" office:value="0.698961">
                <text:p>0.69896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56">
                <text:p>0.702456</text:p>
              </table:table-cell>
              <table:table-cell office:value-type="float" office:value="0.72026">
                <text:p>0.72026</text:p>
              </table:table-cell>
              <table:table-cell office:value-type="float" office:value="0.732231">
                <text:p>0.732231</text:p>
              </table:table-cell>
              <table:table-cell office:value-type="float" office:value="0.698274">
                <text:p>0.69827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673577">
                <text:p>0.673577</text:p>
              </table:table-cell>
              <table:table-cell office:value-type="float" office:value="0.689941">
                <text:p>0.689941</text:p>
              </table:table-cell>
              <table:table-cell office:value-type="float" office:value="0.694829">
                <text:p>0.694829</text:p>
              </table:table-cell>
              <table:table-cell office:value-type="float" office:value="0.698371">
                <text:p>0.698371</text:p>
              </table:table-cell>
              <table:table-cell office:value-type="float" office:value="0.699858">
                <text:p>0.69985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596">
                <text:p>0.705596</text:p>
              </table:table-cell>
              <table:table-cell office:value-type="float" office:value="0.722432">
                <text:p>0.722432</text:p>
              </table:table-cell>
              <table:table-cell office:value-type="float" office:value="0.732231">
                <text:p>0.732231</text:p>
              </table:table-cell>
              <table:table-cell office:value-type="float" office:value="0.69846">
                <text:p>0.69846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671523">
                <text:p>0.671523</text:p>
              </table:table-cell>
              <table:table-cell office:value-type="float" office:value="0.690767">
                <text:p>0.690767</text:p>
              </table:table-cell>
              <table:table-cell office:value-type="float" office:value="0.695608">
                <text:p>0.695608</text:p>
              </table:table-cell>
              <table:table-cell office:value-type="float" office:value="0.698772">
                <text:p>0.69877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942">
                <text:p>0.706942</text:p>
              </table:table-cell>
              <table:table-cell office:value-type="float" office:value="0.724321">
                <text:p>0.724321</text:p>
              </table:table-cell>
              <table:table-cell office:value-type="float" office:value="0.732231">
                <text:p>0.732231</text:p>
              </table:table-cell>
              <table:table-cell office:value-type="float" office:value="0.698793">
                <text:p>0.698793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670909">
                <text:p>0.670909</text:p>
              </table:table-cell>
              <table:table-cell office:value-type="float" office:value="0.693223">
                <text:p>0.693223</text:p>
              </table:table-cell>
              <table:table-cell office:value-type="float" office:value="0.697591">
                <text:p>0.697591</text:p>
              </table:table-cell>
              <table:table-cell office:value-type="float" office:value="0.699386">
                <text:p>0.69938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935">
                <text:p>0.704935</text:p>
              </table:table-cell>
              <table:table-cell office:value-type="float" office:value="0.723306">
                <text:p>0.723306</text:p>
              </table:table-cell>
              <table:table-cell office:value-type="float" office:value="0.732231">
                <text:p>0.732231</text:p>
              </table:table-cell>
              <table:table-cell office:value-type="float" office:value="0.698935">
                <text:p>0.698935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671311">
                <text:p>0.671311</text:p>
              </table:table-cell>
              <table:table-cell office:value-type="float" office:value="0.692113">
                <text:p>0.692113</text:p>
              </table:table-cell>
              <table:table-cell office:value-type="float" office:value="0.697261">
                <text:p>0.697261</text:p>
              </table:table-cell>
              <table:table-cell office:value-type="float" office:value="0.699457">
                <text:p>0.69945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21">
                <text:p>0.70621</text:p>
              </table:table-cell>
              <table:table-cell office:value-type="float" office:value="0.723424">
                <text:p>0.723424</text:p>
              </table:table-cell>
              <table:table-cell office:value-type="float" office:value="0.732231">
                <text:p>0.732231</text:p>
              </table:table-cell>
              <table:table-cell office:value-type="float" office:value="0.698978">
                <text:p>0.698978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679953">
                <text:p>0.679953</text:p>
              </table:table-cell>
              <table:table-cell office:value-type="float" office:value="0.693672">
                <text:p>0.693672</text:p>
              </table:table-cell>
              <table:table-cell office:value-type="float" office:value="0.698371">
                <text:p>0.698371</text:p>
              </table:table-cell>
              <table:table-cell office:value-type="float" office:value="0.699953">
                <text:p>0.69995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024">
                <text:p>0.700024</text:p>
              </table:table-cell>
              <table:table-cell office:value-type="float" office:value="0.708477">
                <text:p>0.708477</text:p>
              </table:table-cell>
              <table:table-cell office:value-type="float" office:value="0.724014">
                <text:p>0.724014</text:p>
              </table:table-cell>
              <table:table-cell office:value-type="float" office:value="0.732231">
                <text:p>0.732231</text:p>
              </table:table-cell>
              <table:table-cell office:value-type="float" office:value="0.700446">
                <text:p>0.700446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682031">
                <text:p>0.682031</text:p>
              </table:table-cell>
              <table:table-cell office:value-type="float" office:value="0.693034">
                <text:p>0.693034</text:p>
              </table:table-cell>
              <table:table-cell office:value-type="float" office:value="0.697946">
                <text:p>0.697946</text:p>
              </table:table-cell>
              <table:table-cell office:value-type="float" office:value="0.699906">
                <text:p>0.69990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49">
                <text:p>0.700449</text:p>
              </table:table-cell>
              <table:table-cell office:value-type="float" office:value="0.711287">
                <text:p>0.711287</text:p>
              </table:table-cell>
              <table:table-cell office:value-type="float" office:value="0.724392">
                <text:p>0.724392</text:p>
              </table:table-cell>
              <table:table-cell office:value-type="float" office:value="0.732231">
                <text:p>0.732231</text:p>
              </table:table-cell>
              <table:table-cell office:value-type="float" office:value="0.700904">
                <text:p>0.700904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676128">
                <text:p>0.676128</text:p>
              </table:table-cell>
              <table:table-cell office:value-type="float" office:value="0.691924">
                <text:p>0.691924</text:p>
              </table:table-cell>
              <table:table-cell office:value-type="float" office:value="0.696458">
                <text:p>0.696458</text:p>
              </table:table-cell>
              <table:table-cell office:value-type="float" office:value="0.698843">
                <text:p>0.69884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423">
                <text:p>0.706423</text:p>
              </table:table-cell>
              <table:table-cell office:value-type="float" office:value="0.723211">
                <text:p>0.723211</text:p>
              </table:table-cell>
              <table:table-cell office:value-type="float" office:value="0.732231">
                <text:p>0.732231</text:p>
              </table:table-cell>
              <table:table-cell office:value-type="float" office:value="0.699299">
                <text:p>0.699299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671169">
                <text:p>0.671169</text:p>
              </table:table-cell>
              <table:table-cell office:value-type="float" office:value="0.692255">
                <text:p>0.692255</text:p>
              </table:table-cell>
              <table:table-cell office:value-type="float" office:value="0.696222">
                <text:p>0.696222</text:p>
              </table:table-cell>
              <table:table-cell office:value-type="float" office:value="0.698678">
                <text:p>0.69867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872">
                <text:p>0.703872</text:p>
              </table:table-cell>
              <table:table-cell office:value-type="float" office:value="0.723566">
                <text:p>0.723566</text:p>
              </table:table-cell>
              <table:table-cell office:value-type="float" office:value="0.732231">
                <text:p>0.732231</text:p>
              </table:table-cell>
              <table:table-cell office:value-type="float" office:value="0.698576">
                <text:p>0.698576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66928">
                <text:p>0.66928</text:p>
              </table:table-cell>
              <table:table-cell office:value-type="float" office:value="0.692231">
                <text:p>0.692231</text:p>
              </table:table-cell>
              <table:table-cell office:value-type="float" office:value="0.697001">
                <text:p>0.697001</text:p>
              </table:table-cell>
              <table:table-cell office:value-type="float" office:value="0.69915">
                <text:p>0.6991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09">
                <text:p>0.702409</text:p>
              </table:table-cell>
              <table:table-cell office:value-type="float" office:value="0.722149">
                <text:p>0.722149</text:p>
              </table:table-cell>
              <table:table-cell office:value-type="float" office:value="0.732231">
                <text:p>0.732231</text:p>
              </table:table-cell>
              <table:table-cell office:value-type="float" office:value="0.698222">
                <text:p>0.698222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67608">
                <text:p>0.67608</text:p>
              </table:table-cell>
              <table:table-cell office:value-type="float" office:value="0.690815">
                <text:p>0.690815</text:p>
              </table:table-cell>
              <table:table-cell office:value-type="float" office:value="0.695348">
                <text:p>0.695348</text:p>
              </table:table-cell>
              <table:table-cell office:value-type="float" office:value="0.698205">
                <text:p>0.698205</text:p>
              </table:table-cell>
              <table:table-cell office:value-type="float" office:value="0.699976">
                <text:p>0.6999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063">
                <text:p>0.701063</text:p>
              </table:table-cell>
              <table:table-cell office:value-type="float" office:value="0.722409">
                <text:p>0.722409</text:p>
              </table:table-cell>
              <table:table-cell office:value-type="float" office:value="0.732231">
                <text:p>0.732231</text:p>
              </table:table-cell>
              <table:table-cell office:value-type="float" office:value="0.69839">
                <text:p>0.6983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672019">
                <text:p>0.672019</text:p>
              </table:table-cell>
              <table:table-cell office:value-type="float" office:value="0.689469">
                <text:p>0.689469</text:p>
              </table:table-cell>
              <table:table-cell office:value-type="float" office:value="0.694404">
                <text:p>0.694404</text:p>
              </table:table-cell>
              <table:table-cell office:value-type="float" office:value="0.697946">
                <text:p>0.69794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377">
                <text:p>0.703377</text:p>
              </table:table-cell>
              <table:table-cell office:value-type="float" office:value="0.723306">
                <text:p>0.723306</text:p>
              </table:table-cell>
              <table:table-cell office:value-type="float" office:value="0.732231">
                <text:p>0.732231</text:p>
              </table:table-cell>
              <table:table-cell office:value-type="float" office:value="0.698052">
                <text:p>0.698052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662102">
                <text:p>0.662102</text:p>
              </table:table-cell>
              <table:table-cell office:value-type="float" office:value="0.68876">
                <text:p>0.68876</text:p>
              </table:table-cell>
              <table:table-cell office:value-type="float" office:value="0.693743">
                <text:p>0.693743</text:p>
              </table:table-cell>
              <table:table-cell office:value-type="float" office:value="0.697733">
                <text:p>0.697733</text:p>
              </table:table-cell>
              <table:table-cell office:value-type="float" office:value="0.699976">
                <text:p>0.6999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266">
                <text:p>0.705266</text:p>
              </table:table-cell>
              <table:table-cell office:value-type="float" office:value="0.722928">
                <text:p>0.722928</text:p>
              </table:table-cell>
              <table:table-cell office:value-type="float" office:value="0.732231">
                <text:p>0.732231</text:p>
              </table:table-cell>
              <table:table-cell office:value-type="float" office:value="0.697051">
                <text:p>0.697051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671122">
                <text:p>0.671122</text:p>
              </table:table-cell>
              <table:table-cell office:value-type="float" office:value="0.689233">
                <text:p>0.689233</text:p>
              </table:table-cell>
              <table:table-cell office:value-type="float" office:value="0.694097">
                <text:p>0.694097</text:p>
              </table:table-cell>
              <table:table-cell office:value-type="float" office:value="0.69771">
                <text:p>0.69771</text:p>
              </table:table-cell>
              <table:table-cell office:value-type="float" office:value="0.699858">
                <text:p>0.69985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999">
                <text:p>0.702999</text:p>
              </table:table-cell>
              <table:table-cell office:value-type="float" office:value="0.722338">
                <text:p>0.722338</text:p>
              </table:table-cell>
              <table:table-cell office:value-type="float" office:value="0.732231">
                <text:p>0.732231</text:p>
              </table:table-cell>
              <table:table-cell office:value-type="float" office:value="0.697736">
                <text:p>0.697736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667698">
                <text:p>0.667698</text:p>
              </table:table-cell>
              <table:table-cell office:value-type="float" office:value="0.689233">
                <text:p>0.689233</text:p>
              </table:table-cell>
              <table:table-cell office:value-type="float" office:value="0.694664">
                <text:p>0.694664</text:p>
              </table:table-cell>
              <table:table-cell office:value-type="float" office:value="0.697733">
                <text:p>0.697733</text:p>
              </table:table-cell>
              <table:table-cell office:value-type="float" office:value="0.699622">
                <text:p>0.69962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393">
                <text:p>0.701393</text:p>
              </table:table-cell>
              <table:table-cell office:value-type="float" office:value="0.723424">
                <text:p>0.723424</text:p>
              </table:table-cell>
              <table:table-cell office:value-type="float" office:value="0.732231">
                <text:p>0.732231</text:p>
              </table:table-cell>
              <table:table-cell office:value-type="float" office:value="0.697377">
                <text:p>0.697377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663518">
                <text:p>0.663518</text:p>
              </table:table-cell>
              <table:table-cell office:value-type="float" office:value="0.689847">
                <text:p>0.689847</text:p>
              </table:table-cell>
              <table:table-cell office:value-type="float" office:value="0.695325">
                <text:p>0.695325</text:p>
              </table:table-cell>
              <table:table-cell office:value-type="float" office:value="0.698253">
                <text:p>0.698253</text:p>
              </table:table-cell>
              <table:table-cell office:value-type="float" office:value="0.699787">
                <text:p>0.69978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163">
                <text:p>0.706163</text:p>
              </table:table-cell>
              <table:table-cell office:value-type="float" office:value="0.725218">
                <text:p>0.725218</text:p>
              </table:table-cell>
              <table:table-cell office:value-type="float" office:value="0.732231">
                <text:p>0.732231</text:p>
              </table:table-cell>
              <table:table-cell office:value-type="float" office:value="0.697811">
                <text:p>0.697811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662054">
                <text:p>0.662054</text:p>
              </table:table-cell>
              <table:table-cell office:value-type="float" office:value="0.690153">
                <text:p>0.690153</text:p>
              </table:table-cell>
              <table:table-cell office:value-type="float" office:value="0.695159">
                <text:p>0.695159</text:p>
              </table:table-cell>
              <table:table-cell office:value-type="float" office:value="0.698111">
                <text:p>0.698111</text:p>
              </table:table-cell>
              <table:table-cell office:value-type="float" office:value="0.699599">
                <text:p>0.69959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92">
                <text:p>0.70392</text:p>
              </table:table-cell>
              <table:table-cell office:value-type="float" office:value="0.725643">
                <text:p>0.725643</text:p>
              </table:table-cell>
              <table:table-cell office:value-type="float" office:value="0.732231">
                <text:p>0.732231</text:p>
              </table:table-cell>
              <table:table-cell office:value-type="float" office:value="0.697464">
                <text:p>0.697464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669115">
                <text:p>0.669115</text:p>
              </table:table-cell>
              <table:table-cell office:value-type="float" office:value="0.689492">
                <text:p>0.689492</text:p>
              </table:table-cell>
              <table:table-cell office:value-type="float" office:value="0.695018">
                <text:p>0.695018</text:p>
              </table:table-cell>
              <table:table-cell office:value-type="float" office:value="0.697922">
                <text:p>0.697922</text:p>
              </table:table-cell>
              <table:table-cell office:value-type="float" office:value="0.699457">
                <text:p>0.69945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815">
                <text:p>0.710815</text:p>
              </table:table-cell>
              <table:table-cell office:value-type="float" office:value="0.726375">
                <text:p>0.726375</text:p>
              </table:table-cell>
              <table:table-cell office:value-type="float" office:value="0.732231">
                <text:p>0.732231</text:p>
              </table:table-cell>
              <table:table-cell office:value-type="float" office:value="0.698819">
                <text:p>0.698819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662361">
                <text:p>0.662361</text:p>
              </table:table-cell>
              <table:table-cell office:value-type="float" office:value="0.687155">
                <text:p>0.687155</text:p>
              </table:table-cell>
              <table:table-cell office:value-type="float" office:value="0.692798">
                <text:p>0.692798</text:p>
              </table:table-cell>
              <table:table-cell office:value-type="float" office:value="0.697426">
                <text:p>0.697426</text:p>
              </table:table-cell>
              <table:table-cell office:value-type="float" office:value="0.698843">
                <text:p>0.69884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754">
                <text:p>0.703754</text:p>
              </table:table-cell>
              <table:table-cell office:value-type="float" office:value="0.724581">
                <text:p>0.724581</text:p>
              </table:table-cell>
              <table:table-cell office:value-type="float" office:value="0.732231">
                <text:p>0.732231</text:p>
              </table:table-cell>
              <table:table-cell office:value-type="float" office:value="0.696692">
                <text:p>0.696692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673318">
                <text:p>0.673318</text:p>
              </table:table-cell>
              <table:table-cell office:value-type="float" office:value="0.687981">
                <text:p>0.687981</text:p>
              </table:table-cell>
              <table:table-cell office:value-type="float" office:value="0.693601">
                <text:p>0.693601</text:p>
              </table:table-cell>
              <table:table-cell office:value-type="float" office:value="0.697591">
                <text:p>0.697591</text:p>
              </table:table-cell>
              <table:table-cell office:value-type="float" office:value="0.699339">
                <text:p>0.69933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889">
                <text:p>0.701889</text:p>
              </table:table-cell>
              <table:table-cell office:value-type="float" office:value="0.721299">
                <text:p>0.721299</text:p>
              </table:table-cell>
              <table:table-cell office:value-type="float" office:value="0.732231">
                <text:p>0.732231</text:p>
              </table:table-cell>
              <table:table-cell office:value-type="float" office:value="0.697502">
                <text:p>0.697502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663424">
                <text:p>0.663424</text:p>
              </table:table-cell>
              <table:table-cell office:value-type="float" office:value="0.687627">
                <text:p>0.687627</text:p>
              </table:table-cell>
              <table:table-cell office:value-type="float" office:value="0.692727">
                <text:p>0.692727</text:p>
              </table:table-cell>
              <table:table-cell office:value-type="float" office:value="0.697096">
                <text:p>0.697096</text:p>
              </table:table-cell>
              <table:table-cell office:value-type="float" office:value="0.699504">
                <text:p>0.69950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17">
                <text:p>0.701417</text:p>
              </table:table-cell>
              <table:table-cell office:value-type="float" office:value="0.719764">
                <text:p>0.719764</text:p>
              </table:table-cell>
              <table:table-cell office:value-type="float" office:value="0.732231">
                <text:p>0.732231</text:p>
              </table:table-cell>
              <table:table-cell office:value-type="float" office:value="0.696156">
                <text:p>0.69615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72963">
                <text:p>0.672963</text:p>
              </table:table-cell>
              <table:table-cell office:value-type="float" office:value="0.688666">
                <text:p>0.688666</text:p>
              </table:table-cell>
              <table:table-cell office:value-type="float" office:value="0.692562">
                <text:p>0.692562</text:p>
              </table:table-cell>
              <table:table-cell office:value-type="float" office:value="0.697355">
                <text:p>0.697355</text:p>
              </table:table-cell>
              <table:table-cell office:value-type="float" office:value="0.69941">
                <text:p>0.6994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267">
                <text:p>0.702267</text:p>
              </table:table-cell>
              <table:table-cell office:value-type="float" office:value="0.7217">
                <text:p>0.7217</text:p>
              </table:table-cell>
              <table:table-cell office:value-type="float" office:value="0.732231">
                <text:p>0.732231</text:p>
              </table:table-cell>
              <table:table-cell office:value-type="float" office:value="0.697492">
                <text:p>0.697492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673719">
                <text:p>0.673719</text:p>
              </table:table-cell>
              <table:table-cell office:value-type="float" office:value="0.688217">
                <text:p>0.688217</text:p>
              </table:table-cell>
              <table:table-cell office:value-type="float" office:value="0.692137">
                <text:p>0.692137</text:p>
              </table:table-cell>
              <table:table-cell office:value-type="float" office:value="0.695844">
                <text:p>0.695844</text:p>
              </table:table-cell>
              <table:table-cell office:value-type="float" office:value="0.699268">
                <text:p>0.69926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093">
                <text:p>0.703093</text:p>
              </table:table-cell>
              <table:table-cell office:value-type="float" office:value="0.721913">
                <text:p>0.721913</text:p>
              </table:table-cell>
              <table:table-cell office:value-type="float" office:value="0.732231">
                <text:p>0.732231</text:p>
              </table:table-cell>
              <table:table-cell office:value-type="float" office:value="0.697419">
                <text:p>0.697419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675041">
                <text:p>0.675041</text:p>
              </table:table-cell>
              <table:table-cell office:value-type="float" office:value="0.688383">
                <text:p>0.688383</text:p>
              </table:table-cell>
              <table:table-cell office:value-type="float" office:value="0.692963">
                <text:p>0.692963</text:p>
              </table:table-cell>
              <table:table-cell office:value-type="float" office:value="0.69745">
                <text:p>0.69745</text:p>
              </table:table-cell>
              <table:table-cell office:value-type="float" office:value="0.699764">
                <text:p>0.69976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525">
                <text:p>0.705525</text:p>
              </table:table-cell>
              <table:table-cell office:value-type="float" office:value="0.722338">
                <text:p>0.722338</text:p>
              </table:table-cell>
              <table:table-cell office:value-type="float" office:value="0.732231">
                <text:p>0.732231</text:p>
              </table:table-cell>
              <table:table-cell office:value-type="float" office:value="0.698146">
                <text:p>0.698146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672468">
                <text:p>0.672468</text:p>
              </table:table-cell>
              <table:table-cell office:value-type="float" office:value="0.688123">
                <text:p>0.688123</text:p>
              </table:table-cell>
              <table:table-cell office:value-type="float" office:value="0.692633">
                <text:p>0.692633</text:p>
              </table:table-cell>
              <table:table-cell office:value-type="float" office:value="0.697166">
                <text:p>0.697166</text:p>
              </table:table-cell>
              <table:table-cell office:value-type="float" office:value="0.699481">
                <text:p>0.69948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7627">
                <text:p>0.707627</text:p>
              </table:table-cell>
              <table:table-cell office:value-type="float" office:value="0.724179">
                <text:p>0.724179</text:p>
              </table:table-cell>
              <table:table-cell office:value-type="float" office:value="0.732231">
                <text:p>0.732231</text:p>
              </table:table-cell>
              <table:table-cell office:value-type="float" office:value="0.698168">
                <text:p>0.698168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663825">
                <text:p>0.663825</text:p>
              </table:table-cell>
              <table:table-cell office:value-type="float" office:value="0.688005">
                <text:p>0.688005</text:p>
              </table:table-cell>
              <table:table-cell office:value-type="float" office:value="0.692208">
                <text:p>0.692208</text:p>
              </table:table-cell>
              <table:table-cell office:value-type="float" office:value="0.696505">
                <text:p>0.696505</text:p>
              </table:table-cell>
              <table:table-cell office:value-type="float" office:value="0.699221">
                <text:p>0.69922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4">
                <text:p>0.7034</text:p>
              </table:table-cell>
              <table:table-cell office:value-type="float" office:value="0.723754">
                <text:p>0.723754</text:p>
              </table:table-cell>
              <table:table-cell office:value-type="float" office:value="0.732231">
                <text:p>0.732231</text:p>
              </table:table-cell>
              <table:table-cell office:value-type="float" office:value="0.696692">
                <text:p>0.696692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656293">
                <text:p>0.656293</text:p>
              </table:table-cell>
              <table:table-cell office:value-type="float" office:value="0.688194">
                <text:p>0.688194</text:p>
              </table:table-cell>
              <table:table-cell office:value-type="float" office:value="0.691972">
                <text:p>0.691972</text:p>
              </table:table-cell>
              <table:table-cell office:value-type="float" office:value="0.69608">
                <text:p>0.69608</text:p>
              </table:table-cell>
              <table:table-cell office:value-type="float" office:value="0.69863">
                <text:p>0.69863</text:p>
              </table:table-cell>
              <table:table-cell office:value-type="float" office:value="0.699976">
                <text:p>0.6999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132">
                <text:p>0.704132</text:p>
              </table:table-cell>
              <table:table-cell office:value-type="float" office:value="0.724723">
                <text:p>0.724723</text:p>
              </table:table-cell>
              <table:table-cell office:value-type="float" office:value="0.732231">
                <text:p>0.732231</text:p>
              </table:table-cell>
              <table:table-cell office:value-type="float" office:value="0.696">
                <text:p>0.69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66111">
                <text:p>0.66111</text:p>
              </table:table-cell>
              <table:table-cell office:value-type="float" office:value="0.686541">
                <text:p>0.686541</text:p>
              </table:table-cell>
              <table:table-cell office:value-type="float" office:value="0.690248">
                <text:p>0.690248</text:p>
              </table:table-cell>
              <table:table-cell office:value-type="float" office:value="0.69497">
                <text:p>0.69497</text:p>
              </table:table-cell>
              <table:table-cell office:value-type="float" office:value="0.698536">
                <text:p>0.69853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596">
                <text:p>0.705596</text:p>
              </table:table-cell>
              <table:table-cell office:value-type="float" office:value="0.7251">
                <text:p>0.7251</text:p>
              </table:table-cell>
              <table:table-cell office:value-type="float" office:value="0.732231">
                <text:p>0.732231</text:p>
              </table:table-cell>
              <table:table-cell office:value-type="float" office:value="0.69621">
                <text:p>0.69621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649681">
                <text:p>0.649681</text:p>
              </table:table-cell>
              <table:table-cell office:value-type="float" office:value="0.686753">
                <text:p>0.686753</text:p>
              </table:table-cell>
              <table:table-cell office:value-type="float" office:value="0.691334">
                <text:p>0.691334</text:p>
              </table:table-cell>
              <table:table-cell office:value-type="float" office:value="0.695419">
                <text:p>0.695419</text:p>
              </table:table-cell>
              <table:table-cell office:value-type="float" office:value="0.698843">
                <text:p>0.69884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534">
                <text:p>0.704534</text:p>
              </table:table-cell>
              <table:table-cell office:value-type="float" office:value="0.726234">
                <text:p>0.726234</text:p>
              </table:table-cell>
              <table:table-cell office:value-type="float" office:value="0.733058">
                <text:p>0.733058</text:p>
              </table:table-cell>
              <table:table-cell office:value-type="float" office:value="0.69528">
                <text:p>0.69528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652562">
                <text:p>0.652562</text:p>
              </table:table-cell>
              <table:table-cell office:value-type="float" office:value="0.687462">
                <text:p>0.687462</text:p>
              </table:table-cell>
              <table:table-cell office:value-type="float" office:value="0.693081">
                <text:p>0.693081</text:p>
              </table:table-cell>
              <table:table-cell office:value-type="float" office:value="0.696978">
                <text:p>0.696978</text:p>
              </table:table-cell>
              <table:table-cell office:value-type="float" office:value="0.699929">
                <text:p>0.69992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012">
                <text:p>0.710012</text:p>
              </table:table-cell>
              <table:table-cell office:value-type="float" office:value="0.726163">
                <text:p>0.726163</text:p>
              </table:table-cell>
              <table:table-cell office:value-type="float" office:value="0.733058">
                <text:p>0.733058</text:p>
              </table:table-cell>
              <table:table-cell office:value-type="float" office:value="0.696619">
                <text:p>0.696619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673365">
                <text:p>0.673365</text:p>
              </table:table-cell>
              <table:table-cell office:value-type="float" office:value="0.689776">
                <text:p>0.689776</text:p>
              </table:table-cell>
              <table:table-cell office:value-type="float" office:value="0.693861">
                <text:p>0.693861</text:p>
              </table:table-cell>
              <table:table-cell office:value-type="float" office:value="0.697332">
                <text:p>0.697332</text:p>
              </table:table-cell>
              <table:table-cell office:value-type="float" office:value="0.699764">
                <text:p>0.69976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9044">
                <text:p>0.709044</text:p>
              </table:table-cell>
              <table:table-cell office:value-type="float" office:value="0.72621">
                <text:p>0.72621</text:p>
              </table:table-cell>
              <table:table-cell office:value-type="float" office:value="0.733058">
                <text:p>0.733058</text:p>
              </table:table-cell>
              <table:table-cell office:value-type="float" office:value="0.698935">
                <text:p>0.69893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661181">
                <text:p>0.661181</text:p>
              </table:table-cell>
              <table:table-cell office:value-type="float" office:value="0.688005">
                <text:p>0.688005</text:p>
              </table:table-cell>
              <table:table-cell office:value-type="float" office:value="0.691901">
                <text:p>0.691901</text:p>
              </table:table-cell>
              <table:table-cell office:value-type="float" office:value="0.695277">
                <text:p>0.695277</text:p>
              </table:table-cell>
              <table:table-cell office:value-type="float" office:value="0.698583">
                <text:p>0.69858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063">
                <text:p>0.701063</text:p>
              </table:table-cell>
              <table:table-cell office:value-type="float" office:value="0.724486">
                <text:p>0.724486</text:p>
              </table:table-cell>
              <table:table-cell office:value-type="float" office:value="0.733058">
                <text:p>0.733058</text:p>
              </table:table-cell>
              <table:table-cell office:value-type="float" office:value="0.69605">
                <text:p>0.69605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640756">
                <text:p>0.640756</text:p>
              </table:table-cell>
              <table:table-cell office:value-type="float" office:value="0.687769">
                <text:p>0.687769</text:p>
              </table:table-cell>
              <table:table-cell office:value-type="float" office:value="0.690767">
                <text:p>0.690767</text:p>
              </table:table-cell>
              <table:table-cell office:value-type="float" office:value="0.694687">
                <text:p>0.694687</text:p>
              </table:table-cell>
              <table:table-cell office:value-type="float" office:value="0.69804">
                <text:p>0.69804</text:p>
              </table:table-cell>
              <table:table-cell office:value-type="float" office:value="0.699669">
                <text:p>0.6996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148">
                <text:p>0.705148</text:p>
              </table:table-cell>
              <table:table-cell office:value-type="float" office:value="0.725974">
                <text:p>0.725974</text:p>
              </table:table-cell>
              <table:table-cell office:value-type="float" office:value="0.733058">
                <text:p>0.733058</text:p>
              </table:table-cell>
              <table:table-cell office:value-type="float" office:value="0.694281">
                <text:p>0.694281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634073">
                <text:p>0.634073</text:p>
              </table:table-cell>
              <table:table-cell office:value-type="float" office:value="0.687296">
                <text:p>0.687296</text:p>
              </table:table-cell>
              <table:table-cell office:value-type="float" office:value="0.690224">
                <text:p>0.690224</text:p>
              </table:table-cell>
              <table:table-cell office:value-type="float" office:value="0.694427">
                <text:p>0.694427</text:p>
              </table:table-cell>
              <table:table-cell office:value-type="float" office:value="0.697875">
                <text:p>0.697875</text:p>
              </table:table-cell>
              <table:table-cell office:value-type="float" office:value="0.699528">
                <text:p>0.69952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911">
                <text:p>0.704911</text:p>
              </table:table-cell>
              <table:table-cell office:value-type="float" office:value="0.726234">
                <text:p>0.726234</text:p>
              </table:table-cell>
              <table:table-cell office:value-type="float" office:value="0.733058">
                <text:p>0.733058</text:p>
              </table:table-cell>
              <table:table-cell office:value-type="float" office:value="0.693457">
                <text:p>0.693457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634593">
                <text:p>0.634593</text:p>
              </table:table-cell>
              <table:table-cell office:value-type="float" office:value="0.686871">
                <text:p>0.686871</text:p>
              </table:table-cell>
              <table:table-cell office:value-type="float" office:value="0.690437">
                <text:p>0.690437</text:p>
              </table:table-cell>
              <table:table-cell office:value-type="float" office:value="0.695254">
                <text:p>0.695254</text:p>
              </table:table-cell>
              <table:table-cell office:value-type="float" office:value="0.6983">
                <text:p>0.6983</text:p>
              </table:table-cell>
              <table:table-cell office:value-type="float" office:value="0.699693">
                <text:p>0.69969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885">
                <text:p>0.710885</text:p>
              </table:table-cell>
              <table:table-cell office:value-type="float" office:value="0.726116">
                <text:p>0.726116</text:p>
              </table:table-cell>
              <table:table-cell office:value-type="float" office:value="0.733058">
                <text:p>0.733058</text:p>
              </table:table-cell>
              <table:table-cell office:value-type="float" office:value="0.694215">
                <text:p>0.694215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647391">
                <text:p>0.647391</text:p>
              </table:table-cell>
              <table:table-cell office:value-type="float" office:value="0.687887">
                <text:p>0.687887</text:p>
              </table:table-cell>
              <table:table-cell office:value-type="float" office:value="0.692279">
                <text:p>0.692279</text:p>
              </table:table-cell>
              <table:table-cell office:value-type="float" office:value="0.696128">
                <text:p>0.696128</text:p>
              </table:table-cell>
              <table:table-cell office:value-type="float" office:value="0.698583">
                <text:p>0.698583</text:p>
              </table:table-cell>
              <table:table-cell office:value-type="float" office:value="0.699669">
                <text:p>0.6996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8808">
                <text:p>0.708808</text:p>
              </table:table-cell>
              <table:table-cell office:value-type="float" office:value="0.725053">
                <text:p>0.725053</text:p>
              </table:table-cell>
              <table:table-cell office:value-type="float" office:value="0.733058">
                <text:p>0.733058</text:p>
              </table:table-cell>
              <table:table-cell office:value-type="float" office:value="0.69558">
                <text:p>0.69558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663046">
                <text:p>0.663046</text:p>
              </table:table-cell>
              <table:table-cell office:value-type="float" office:value="0.687155">
                <text:p>0.687155</text:p>
              </table:table-cell>
              <table:table-cell office:value-type="float" office:value="0.691617">
                <text:p>0.691617</text:p>
              </table:table-cell>
              <table:table-cell office:value-type="float" office:value="0.695821">
                <text:p>0.695821</text:p>
              </table:table-cell>
              <table:table-cell office:value-type="float" office:value="0.698347">
                <text:p>0.698347</text:p>
              </table:table-cell>
              <table:table-cell office:value-type="float" office:value="0.699787">
                <text:p>0.69978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4191">
                <text:p>0.714191</text:p>
              </table:table-cell>
              <table:table-cell office:value-type="float" office:value="0.725525">
                <text:p>0.725525</text:p>
              </table:table-cell>
              <table:table-cell office:value-type="float" office:value="0.733058">
                <text:p>0.733058</text:p>
              </table:table-cell>
              <table:table-cell office:value-type="float" office:value="0.697549">
                <text:p>0.697549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656836">
                <text:p>0.656836</text:p>
              </table:table-cell>
              <table:table-cell office:value-type="float" office:value="0.686068">
                <text:p>0.686068</text:p>
              </table:table-cell>
              <table:table-cell office:value-type="float" office:value="0.690224">
                <text:p>0.690224</text:p>
              </table:table-cell>
              <table:table-cell office:value-type="float" office:value="0.694238">
                <text:p>0.694238</text:p>
              </table:table-cell>
              <table:table-cell office:value-type="float" office:value="0.698276">
                <text:p>0.698276</text:p>
              </table:table-cell>
              <table:table-cell office:value-type="float" office:value="0.699811">
                <text:p>0.69981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2538">
                <text:p>0.712538</text:p>
              </table:table-cell>
              <table:table-cell office:value-type="float" office:value="0.725785">
                <text:p>0.725785</text:p>
              </table:table-cell>
              <table:table-cell office:value-type="float" office:value="0.733058">
                <text:p>0.733058</text:p>
              </table:table-cell>
              <table:table-cell office:value-type="float" office:value="0.696378">
                <text:p>0.696378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656175">
                <text:p>0.656175</text:p>
              </table:table-cell>
              <table:table-cell office:value-type="float" office:value="0.6868">
                <text:p>0.6868</text:p>
              </table:table-cell>
              <table:table-cell office:value-type="float" office:value="0.69124">
                <text:p>0.69124</text:p>
              </table:table-cell>
              <table:table-cell office:value-type="float" office:value="0.695396">
                <text:p>0.695396</text:p>
              </table:table-cell>
              <table:table-cell office:value-type="float" office:value="0.698371">
                <text:p>0.698371</text:p>
              </table:table-cell>
              <table:table-cell office:value-type="float" office:value="0.69974">
                <text:p>0.69974</text:p>
              </table:table-cell>
              <table:table-cell office:value-type="float" office:value="0.7">
                <text:p>0.7</text:p>
              </table:table-cell>
              <table:table-cell office:value-type="float" office:value="0.700071">
                <text:p>0.700071</text:p>
              </table:table-cell>
              <table:table-cell office:value-type="float" office:value="0.714593">
                <text:p>0.714593</text:p>
              </table:table-cell>
              <table:table-cell office:value-type="float" office:value="0.725336">
                <text:p>0.725336</text:p>
              </table:table-cell>
              <table:table-cell office:value-type="float" office:value="0.733058">
                <text:p>0.733058</text:p>
              </table:table-cell>
              <table:table-cell office:value-type="float" office:value="0.696772">
                <text:p>0.696772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654687">
                <text:p>0.654687</text:p>
              </table:table-cell>
              <table:table-cell office:value-type="float" office:value="0.687769">
                <text:p>0.687769</text:p>
              </table:table-cell>
              <table:table-cell office:value-type="float" office:value="0.692113">
                <text:p>0.692113</text:p>
              </table:table-cell>
              <table:table-cell office:value-type="float" office:value="0.696057">
                <text:p>0.696057</text:p>
              </table:table-cell>
              <table:table-cell office:value-type="float" office:value="0.698701">
                <text:p>0.698701</text:p>
              </table:table-cell>
              <table:table-cell office:value-type="float" office:value="0.699906">
                <text:p>0.69990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2562">
                <text:p>0.712562</text:p>
              </table:table-cell>
              <table:table-cell office:value-type="float" office:value="0.725313">
                <text:p>0.725313</text:p>
              </table:table-cell>
              <table:table-cell office:value-type="float" office:value="0.733058">
                <text:p>0.733058</text:p>
              </table:table-cell>
              <table:table-cell office:value-type="float" office:value="0.696711">
                <text:p>0.696711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654475">
                <text:p>0.654475</text:p>
              </table:table-cell>
              <table:table-cell office:value-type="float" office:value="0.687651">
                <text:p>0.687651</text:p>
              </table:table-cell>
              <table:table-cell office:value-type="float" office:value="0.692538">
                <text:p>0.692538</text:p>
              </table:table-cell>
              <table:table-cell office:value-type="float" office:value="0.696694">
                <text:p>0.696694</text:p>
              </table:table-cell>
              <table:table-cell office:value-type="float" office:value="0.69889">
                <text:p>0.69889</text:p>
              </table:table-cell>
              <table:table-cell office:value-type="float" office:value="0.699953">
                <text:p>0.69995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7769">
                <text:p>0.707769</text:p>
              </table:table-cell>
              <table:table-cell office:value-type="float" office:value="0.725455">
                <text:p>0.725455</text:p>
              </table:table-cell>
              <table:table-cell office:value-type="float" office:value="0.733058">
                <text:p>0.733058</text:p>
              </table:table-cell>
              <table:table-cell office:value-type="float" office:value="0.696342">
                <text:p>0.69634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66817">
                <text:p>0.66817</text:p>
              </table:table-cell>
              <table:table-cell office:value-type="float" office:value="0.689516">
                <text:p>0.689516</text:p>
              </table:table-cell>
              <table:table-cell office:value-type="float" office:value="0.695773">
                <text:p>0.695773</text:p>
              </table:table-cell>
              <table:table-cell office:value-type="float" office:value="0.698465">
                <text:p>0.698465</text:p>
              </table:table-cell>
              <table:table-cell office:value-type="float" office:value="0.699622">
                <text:p>0.69962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49">
                <text:p>0.702149</text:p>
              </table:table-cell>
              <table:table-cell office:value-type="float" office:value="0.717591">
                <text:p>0.717591</text:p>
              </table:table-cell>
              <table:table-cell office:value-type="float" office:value="0.725785">
                <text:p>0.725785</text:p>
              </table:table-cell>
              <table:table-cell office:value-type="float" office:value="0.733058">
                <text:p>0.733058</text:p>
              </table:table-cell>
              <table:table-cell office:value-type="float" office:value="0.699707">
                <text:p>0.699707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675773">
                <text:p>0.675773</text:p>
              </table:table-cell>
              <table:table-cell office:value-type="float" office:value="0.691381">
                <text:p>0.691381</text:p>
              </table:table-cell>
              <table:table-cell office:value-type="float" office:value="0.69719">
                <text:p>0.69719</text:p>
              </table:table-cell>
              <table:table-cell office:value-type="float" office:value="0.698961">
                <text:p>0.698961</text:p>
              </table:table-cell>
              <table:table-cell office:value-type="float" office:value="0.699646">
                <text:p>0.69964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4">
                <text:p>0.7034</text:p>
              </table:table-cell>
              <table:table-cell office:value-type="float" office:value="0.719882">
                <text:p>0.719882</text:p>
              </table:table-cell>
              <table:table-cell office:value-type="float" office:value="0.725643">
                <text:p>0.725643</text:p>
              </table:table-cell>
              <table:table-cell office:value-type="float" office:value="0.733058">
                <text:p>0.733058</text:p>
              </table:table-cell>
              <table:table-cell office:value-type="float" office:value="0.701188">
                <text:p>0.701188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649374">
                <text:p>0.649374</text:p>
              </table:table-cell>
              <table:table-cell office:value-type="float" office:value="0.691901">
                <text:p>0.691901</text:p>
              </table:table-cell>
              <table:table-cell office:value-type="float" office:value="0.696623">
                <text:p>0.696623</text:p>
              </table:table-cell>
              <table:table-cell office:value-type="float" office:value="0.698512">
                <text:p>0.698512</text:p>
              </table:table-cell>
              <table:table-cell office:value-type="float" office:value="0.69941">
                <text:p>0.6994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218">
                <text:p>0.705218</text:p>
              </table:table-cell>
              <table:table-cell office:value-type="float" office:value="0.719315">
                <text:p>0.719315</text:p>
              </table:table-cell>
              <table:table-cell office:value-type="float" office:value="0.726092">
                <text:p>0.726092</text:p>
              </table:table-cell>
              <table:table-cell office:value-type="float" office:value="0.733058">
                <text:p>0.733058</text:p>
              </table:table-cell>
              <table:table-cell office:value-type="float" office:value="0.698645">
                <text:p>0.698645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67634">
                <text:p>0.67634</text:p>
              </table:table-cell>
              <table:table-cell office:value-type="float" office:value="0.691287">
                <text:p>0.691287</text:p>
              </table:table-cell>
              <table:table-cell office:value-type="float" office:value="0.696128">
                <text:p>0.696128</text:p>
              </table:table-cell>
              <table:table-cell office:value-type="float" office:value="0.698158">
                <text:p>0.698158</text:p>
              </table:table-cell>
              <table:table-cell office:value-type="float" office:value="0.69941">
                <text:p>0.6994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227">
                <text:p>0.704227</text:p>
              </table:table-cell>
              <table:table-cell office:value-type="float" office:value="0.718961">
                <text:p>0.718961</text:p>
              </table:table-cell>
              <table:table-cell office:value-type="float" office:value="0.726139">
                <text:p>0.726139</text:p>
              </table:table-cell>
              <table:table-cell office:value-type="float" office:value="0.733058">
                <text:p>0.733058</text:p>
              </table:table-cell>
              <table:table-cell office:value-type="float" office:value="0.701065">
                <text:p>0.701065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682456">
                <text:p>0.682456</text:p>
              </table:table-cell>
              <table:table-cell office:value-type="float" office:value="0.691641">
                <text:p>0.691641</text:p>
              </table:table-cell>
              <table:table-cell office:value-type="float" office:value="0.696529">
                <text:p>0.696529</text:p>
              </table:table-cell>
              <table:table-cell office:value-type="float" office:value="0.69863">
                <text:p>0.69863</text:p>
              </table:table-cell>
              <table:table-cell office:value-type="float" office:value="0.699622">
                <text:p>0.69962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628">
                <text:p>0.704628</text:p>
              </table:table-cell>
              <table:table-cell office:value-type="float" office:value="0.720094">
                <text:p>0.720094</text:p>
              </table:table-cell>
              <table:table-cell office:value-type="float" office:value="0.726045">
                <text:p>0.726045</text:p>
              </table:table-cell>
              <table:table-cell office:value-type="float" office:value="0.733058">
                <text:p>0.733058</text:p>
              </table:table-cell>
              <table:table-cell office:value-type="float" office:value="0.701965">
                <text:p>0.701965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682361">
                <text:p>0.682361</text:p>
              </table:table-cell>
              <table:table-cell office:value-type="float" office:value="0.692231">
                <text:p>0.692231</text:p>
              </table:table-cell>
              <table:table-cell office:value-type="float" office:value="0.697143">
                <text:p>0.697143</text:p>
              </table:table-cell>
              <table:table-cell office:value-type="float" office:value="0.698914">
                <text:p>0.698914</text:p>
              </table:table-cell>
              <table:table-cell office:value-type="float" office:value="0.699575">
                <text:p>0.69957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991">
                <text:p>0.703991</text:p>
              </table:table-cell>
              <table:table-cell office:value-type="float" office:value="0.717946">
                <text:p>0.717946</text:p>
              </table:table-cell>
              <table:table-cell office:value-type="float" office:value="0.725478">
                <text:p>0.725478</text:p>
              </table:table-cell>
              <table:table-cell office:value-type="float" office:value="0.733058">
                <text:p>0.733058</text:p>
              </table:table-cell>
              <table:table-cell office:value-type="float" office:value="0.701764">
                <text:p>0.701764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685667">
                <text:p>0.685667</text:p>
              </table:table-cell>
              <table:table-cell office:value-type="float" office:value="0.692326">
                <text:p>0.692326</text:p>
              </table:table-cell>
              <table:table-cell office:value-type="float" office:value="0.697166">
                <text:p>0.697166</text:p>
              </table:table-cell>
              <table:table-cell office:value-type="float" office:value="0.698725">
                <text:p>0.698725</text:p>
              </table:table-cell>
              <table:table-cell office:value-type="float" office:value="0.69941">
                <text:p>0.6994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942">
                <text:p>0.706942</text:p>
              </table:table-cell>
              <table:table-cell office:value-type="float" office:value="0.719646">
                <text:p>0.719646</text:p>
              </table:table-cell>
              <table:table-cell office:value-type="float" office:value="0.726494">
                <text:p>0.726494</text:p>
              </table:table-cell>
              <table:table-cell office:value-type="float" office:value="0.733058">
                <text:p>0.733058</text:p>
              </table:table-cell>
              <table:table-cell office:value-type="float" office:value="0.702638">
                <text:p>0.702638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68059">
                <text:p>0.68059</text:p>
              </table:table-cell>
              <table:table-cell office:value-type="float" office:value="0.692279">
                <text:p>0.692279</text:p>
              </table:table-cell>
              <table:table-cell office:value-type="float" office:value="0.697096">
                <text:p>0.697096</text:p>
              </table:table-cell>
              <table:table-cell office:value-type="float" office:value="0.698796">
                <text:p>0.698796</text:p>
              </table:table-cell>
              <table:table-cell office:value-type="float" office:value="0.699457">
                <text:p>0.69945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494">
                <text:p>0.706494</text:p>
              </table:table-cell>
              <table:table-cell office:value-type="float" office:value="0.719126">
                <text:p>0.719126</text:p>
              </table:table-cell>
              <table:table-cell office:value-type="float" office:value="0.726612">
                <text:p>0.726612</text:p>
              </table:table-cell>
              <table:table-cell office:value-type="float" office:value="0.733058">
                <text:p>0.733058</text:p>
              </table:table-cell>
              <table:table-cell office:value-type="float" office:value="0.702045">
                <text:p>0.702045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677615">
                <text:p>0.677615</text:p>
              </table:table-cell>
              <table:table-cell office:value-type="float" office:value="0.690791">
                <text:p>0.690791</text:p>
              </table:table-cell>
              <table:table-cell office:value-type="float" office:value="0.696978">
                <text:p>0.696978</text:p>
              </table:table-cell>
              <table:table-cell office:value-type="float" office:value="0.698914">
                <text:p>0.698914</text:p>
              </table:table-cell>
              <table:table-cell office:value-type="float" office:value="0.699528">
                <text:p>0.699528</text:p>
              </table:table-cell>
              <table:table-cell office:value-type="float" office:value="0.7">
                <text:p>0.7</text:p>
              </table:table-cell>
              <table:table-cell office:value-type="float" office:value="0.702715">
                <text:p>0.702715</text:p>
              </table:table-cell>
              <table:table-cell office:value-type="float" office:value="0.715514">
                <text:p>0.715514</text:p>
              </table:table-cell>
              <table:table-cell office:value-type="float" office:value="0.722621">
                <text:p>0.722621</text:p>
              </table:table-cell>
              <table:table-cell office:value-type="float" office:value="0.727627">
                <text:p>0.727627</text:p>
              </table:table-cell>
              <table:table-cell office:value-type="float" office:value="0.733058">
                <text:p>0.733058</text:p>
              </table:table-cell>
              <table:table-cell office:value-type="float" office:value="0.70323">
                <text:p>0.70323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67608">
                <text:p>0.67608</text:p>
              </table:table-cell>
              <table:table-cell office:value-type="float" office:value="0.692562">
                <text:p>0.692562</text:p>
              </table:table-cell>
              <table:table-cell office:value-type="float" office:value="0.697072">
                <text:p>0.697072</text:p>
              </table:table-cell>
              <table:table-cell office:value-type="float" office:value="0.69889">
                <text:p>0.69889</text:p>
              </table:table-cell>
              <table:table-cell office:value-type="float" office:value="0.699599">
                <text:p>0.699599</text:p>
              </table:table-cell>
              <table:table-cell office:value-type="float" office:value="0.7">
                <text:p>0.7</text:p>
              </table:table-cell>
              <table:table-cell office:value-type="float" office:value="0.700047">
                <text:p>0.700047</text:p>
              </table:table-cell>
              <table:table-cell office:value-type="float" office:value="0.711027">
                <text:p>0.711027</text:p>
              </table:table-cell>
              <table:table-cell office:value-type="float" office:value="0.722078">
                <text:p>0.722078</text:p>
              </table:table-cell>
              <table:table-cell office:value-type="float" office:value="0.726942">
                <text:p>0.726942</text:p>
              </table:table-cell>
              <table:table-cell office:value-type="float" office:value="0.733058">
                <text:p>0.733058</text:p>
              </table:table-cell>
              <table:table-cell office:value-type="float" office:value="0.70243">
                <text:p>0.7024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673861">
                <text:p>0.673861</text:p>
              </table:table-cell>
              <table:table-cell office:value-type="float" office:value="0.6932">
                <text:p>0.6932</text:p>
              </table:table-cell>
              <table:table-cell office:value-type="float" office:value="0.697355">
                <text:p>0.697355</text:p>
              </table:table-cell>
              <table:table-cell office:value-type="float" office:value="0.698914">
                <text:p>0.698914</text:p>
              </table:table-cell>
              <table:table-cell office:value-type="float" office:value="0.699646">
                <text:p>0.699646</text:p>
              </table:table-cell>
              <table:table-cell office:value-type="float" office:value="0.7">
                <text:p>0.7</text:p>
              </table:table-cell>
              <table:table-cell office:value-type="float" office:value="0.700496">
                <text:p>0.700496</text:p>
              </table:table-cell>
              <table:table-cell office:value-type="float" office:value="0.711972">
                <text:p>0.711972</text:p>
              </table:table-cell>
              <table:table-cell office:value-type="float" office:value="0.722267">
                <text:p>0.722267</text:p>
              </table:table-cell>
              <table:table-cell office:value-type="float" office:value="0.726895">
                <text:p>0.726895</text:p>
              </table:table-cell>
              <table:table-cell office:value-type="float" office:value="0.733058">
                <text:p>0.733058</text:p>
              </table:table-cell>
              <table:table-cell office:value-type="float" office:value="0.70246">
                <text:p>0.70246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679906">
                <text:p>0.679906</text:p>
              </table:table-cell>
              <table:table-cell office:value-type="float" office:value="0.69242">
                <text:p>0.69242</text:p>
              </table:table-cell>
              <table:table-cell office:value-type="float" office:value="0.697072">
                <text:p>0.697072</text:p>
              </table:table-cell>
              <table:table-cell office:value-type="float" office:value="0.698749">
                <text:p>0.698749</text:p>
              </table:table-cell>
              <table:table-cell office:value-type="float" office:value="0.699362">
                <text:p>0.699362</text:p>
              </table:table-cell>
              <table:table-cell office:value-type="float" office:value="0.7">
                <text:p>0.7</text:p>
              </table:table-cell>
              <table:table-cell office:value-type="float" office:value="0.700331">
                <text:p>0.700331</text:p>
              </table:table-cell>
              <table:table-cell office:value-type="float" office:value="0.712326">
                <text:p>0.712326</text:p>
              </table:table-cell>
              <table:table-cell office:value-type="float" office:value="0.721889">
                <text:p>0.721889</text:p>
              </table:table-cell>
              <table:table-cell office:value-type="float" office:value="0.726517">
                <text:p>0.726517</text:p>
              </table:table-cell>
              <table:table-cell office:value-type="float" office:value="0.733058">
                <text:p>0.733058</text:p>
              </table:table-cell>
              <table:table-cell office:value-type="float" office:value="0.702857">
                <text:p>0.702857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673601">
                <text:p>0.673601</text:p>
              </table:table-cell>
              <table:table-cell office:value-type="float" office:value="0.692633">
                <text:p>0.692633</text:p>
              </table:table-cell>
              <table:table-cell office:value-type="float" office:value="0.696458">
                <text:p>0.696458</text:p>
              </table:table-cell>
              <table:table-cell office:value-type="float" office:value="0.698772">
                <text:p>0.698772</text:p>
              </table:table-cell>
              <table:table-cell office:value-type="float" office:value="0.699221">
                <text:p>0.699221</text:p>
              </table:table-cell>
              <table:table-cell office:value-type="float" office:value="0.7">
                <text:p>0.7</text:p>
              </table:table-cell>
              <table:table-cell office:value-type="float" office:value="0.705927">
                <text:p>0.705927</text:p>
              </table:table-cell>
              <table:table-cell office:value-type="float" office:value="0.717048">
                <text:p>0.717048</text:p>
              </table:table-cell>
              <table:table-cell office:value-type="float" office:value="0.722409">
                <text:p>0.722409</text:p>
              </table:table-cell>
              <table:table-cell office:value-type="float" office:value="0.727155">
                <text:p>0.727155</text:p>
              </table:table-cell>
              <table:table-cell office:value-type="float" office:value="0.733058">
                <text:p>0.733058</text:p>
              </table:table-cell>
              <table:table-cell office:value-type="float" office:value="0.703322">
                <text:p>0.703322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66876">
                <text:p>0.66876</text:p>
              </table:table-cell>
              <table:table-cell office:value-type="float" office:value="0.692468">
                <text:p>0.692468</text:p>
              </table:table-cell>
              <table:table-cell office:value-type="float" office:value="0.696954">
                <text:p>0.696954</text:p>
              </table:table-cell>
              <table:table-cell office:value-type="float" office:value="0.699079">
                <text:p>0.699079</text:p>
              </table:table-cell>
              <table:table-cell office:value-type="float" office:value="0.699669">
                <text:p>0.699669</text:p>
              </table:table-cell>
              <table:table-cell office:value-type="float" office:value="0.7">
                <text:p>0.7</text:p>
              </table:table-cell>
              <table:table-cell office:value-type="float" office:value="0.711499">
                <text:p>0.711499</text:p>
              </table:table-cell>
              <table:table-cell office:value-type="float" office:value="0.720543">
                <text:p>0.720543</text:p>
              </table:table-cell>
              <table:table-cell office:value-type="float" office:value="0.723731">
                <text:p>0.723731</text:p>
              </table:table-cell>
              <table:table-cell office:value-type="float" office:value="0.727981">
                <text:p>0.727981</text:p>
              </table:table-cell>
              <table:table-cell office:value-type="float" office:value="0.733058">
                <text:p>0.733058</text:p>
              </table:table-cell>
              <table:table-cell office:value-type="float" office:value="0.704068">
                <text:p>0.704068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678512">
                <text:p>0.678512</text:p>
              </table:table-cell>
              <table:table-cell office:value-type="float" office:value="0.691452">
                <text:p>0.691452</text:p>
              </table:table-cell>
              <table:table-cell office:value-type="float" office:value="0.696387">
                <text:p>0.696387</text:p>
              </table:table-cell>
              <table:table-cell office:value-type="float" office:value="0.699055">
                <text:p>0.699055</text:p>
              </table:table-cell>
              <table:table-cell office:value-type="float" office:value="0.699787">
                <text:p>0.699787</text:p>
              </table:table-cell>
              <table:table-cell office:value-type="float" office:value="0.7">
                <text:p>0.7</text:p>
              </table:table-cell>
              <table:table-cell office:value-type="float" office:value="0.710224">
                <text:p>0.710224</text:p>
              </table:table-cell>
              <table:table-cell office:value-type="float" office:value="0.719433">
                <text:p>0.719433</text:p>
              </table:table-cell>
              <table:table-cell office:value-type="float" office:value="0.723235">
                <text:p>0.723235</text:p>
              </table:table-cell>
              <table:table-cell office:value-type="float" office:value="0.727745">
                <text:p>0.727745</text:p>
              </table:table-cell>
              <table:table-cell office:value-type="float" office:value="0.733058">
                <text:p>0.733058</text:p>
              </table:table-cell>
              <table:table-cell office:value-type="float" office:value="0.704583">
                <text:p>0.704583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668737">
                <text:p>0.668737</text:p>
              </table:table-cell>
              <table:table-cell office:value-type="float" office:value="0.691051">
                <text:p>0.691051</text:p>
              </table:table-cell>
              <table:table-cell office:value-type="float" office:value="0.695277">
                <text:p>0.695277</text:p>
              </table:table-cell>
              <table:table-cell office:value-type="float" office:value="0.698678">
                <text:p>0.698678</text:p>
              </table:table-cell>
              <table:table-cell office:value-type="float" office:value="0.699622">
                <text:p>0.699622</text:p>
              </table:table-cell>
              <table:table-cell office:value-type="float" office:value="0.7">
                <text:p>0.7</text:p>
              </table:table-cell>
              <table:table-cell office:value-type="float" office:value="0.707367">
                <text:p>0.707367</text:p>
              </table:table-cell>
              <table:table-cell office:value-type="float" office:value="0.718182">
                <text:p>0.718182</text:p>
              </table:table-cell>
              <table:table-cell office:value-type="float" office:value="0.722574">
                <text:p>0.722574</text:p>
              </table:table-cell>
              <table:table-cell office:value-type="float" office:value="0.726777">
                <text:p>0.726777</text:p>
              </table:table-cell>
              <table:table-cell office:value-type="float" office:value="0.733058">
                <text:p>0.733058</text:p>
              </table:table-cell>
              <table:table-cell office:value-type="float" office:value="0.702826">
                <text:p>0.702826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67974">
                <text:p>0.67974</text:p>
              </table:table-cell>
              <table:table-cell office:value-type="float" office:value="0.690012">
                <text:p>0.690012</text:p>
              </table:table-cell>
              <table:table-cell office:value-type="float" office:value="0.693388">
                <text:p>0.693388</text:p>
              </table:table-cell>
              <table:table-cell office:value-type="float" office:value="0.697119">
                <text:p>0.697119</text:p>
              </table:table-cell>
              <table:table-cell office:value-type="float" office:value="0.699268">
                <text:p>0.699268</text:p>
              </table:table-cell>
              <table:table-cell office:value-type="float" office:value="0.7">
                <text:p>0.7</text:p>
              </table:table-cell>
              <table:table-cell office:value-type="float" office:value="0.703424">
                <text:p>0.703424</text:p>
              </table:table-cell>
              <table:table-cell office:value-type="float" office:value="0.716482">
                <text:p>0.716482</text:p>
              </table:table-cell>
              <table:table-cell office:value-type="float" office:value="0.722314">
                <text:p>0.722314</text:p>
              </table:table-cell>
              <table:table-cell office:value-type="float" office:value="0.727485">
                <text:p>0.727485</text:p>
              </table:table-cell>
              <table:table-cell office:value-type="float" office:value="0.733058">
                <text:p>0.733058</text:p>
              </table:table-cell>
              <table:table-cell office:value-type="float" office:value="0.702923">
                <text:p>0.702923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679953">
                <text:p>0.679953</text:p>
              </table:table-cell>
              <table:table-cell office:value-type="float" office:value="0.690933">
                <text:p>0.690933</text:p>
              </table:table-cell>
              <table:table-cell office:value-type="float" office:value="0.694427">
                <text:p>0.694427</text:p>
              </table:table-cell>
              <table:table-cell office:value-type="float" office:value="0.698111">
                <text:p>0.698111</text:p>
              </table:table-cell>
              <table:table-cell office:value-type="float" office:value="0.69974">
                <text:p>0.69974</text:p>
              </table:table-cell>
              <table:table-cell office:value-type="float" office:value="0.700496">
                <text:p>0.700496</text:p>
              </table:table-cell>
              <table:table-cell office:value-type="float" office:value="0.71124">
                <text:p>0.71124</text:p>
              </table:table-cell>
              <table:table-cell office:value-type="float" office:value="0.719764">
                <text:p>0.719764</text:p>
              </table:table-cell>
              <table:table-cell office:value-type="float" office:value="0.723707">
                <text:p>0.723707</text:p>
              </table:table-cell>
              <table:table-cell office:value-type="float" office:value="0.727721">
                <text:p>0.727721</text:p>
              </table:table-cell>
              <table:table-cell office:value-type="float" office:value="0.733058">
                <text:p>0.733058</text:p>
              </table:table-cell>
              <table:table-cell office:value-type="float" office:value="0.704609">
                <text:p>0.704609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671688">
                <text:p>0.671688</text:p>
              </table:table-cell>
              <table:table-cell office:value-type="float" office:value="0.689917">
                <text:p>0.689917</text:p>
              </table:table-cell>
              <table:table-cell office:value-type="float" office:value="0.69379">
                <text:p>0.69379</text:p>
              </table:table-cell>
              <table:table-cell office:value-type="float" office:value="0.697473">
                <text:p>0.697473</text:p>
              </table:table-cell>
              <table:table-cell office:value-type="float" office:value="0.699575">
                <text:p>0.699575</text:p>
              </table:table-cell>
              <table:table-cell office:value-type="float" office:value="0.700024">
                <text:p>0.700024</text:p>
              </table:table-cell>
              <table:table-cell office:value-type="float" office:value="0.707792">
                <text:p>0.707792</text:p>
              </table:table-cell>
              <table:table-cell office:value-type="float" office:value="0.718442">
                <text:p>0.718442</text:p>
              </table:table-cell>
              <table:table-cell office:value-type="float" office:value="0.723943">
                <text:p>0.723943</text:p>
              </table:table-cell>
              <table:table-cell office:value-type="float" office:value="0.728217">
                <text:p>0.728217</text:p>
              </table:table-cell>
              <table:table-cell office:value-type="float" office:value="0.733058">
                <text:p>0.733058</text:p>
              </table:table-cell>
              <table:table-cell office:value-type="float" office:value="0.703086">
                <text:p>0.703086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675254">
                <text:p>0.675254</text:p>
              </table:table-cell>
              <table:table-cell office:value-type="float" office:value="0.690224">
                <text:p>0.690224</text:p>
              </table:table-cell>
              <table:table-cell office:value-type="float" office:value="0.694026">
                <text:p>0.694026</text:p>
              </table:table-cell>
              <table:table-cell office:value-type="float" office:value="0.697993">
                <text:p>0.697993</text:p>
              </table:table-cell>
              <table:table-cell office:value-type="float" office:value="0.699575">
                <text:p>0.699575</text:p>
              </table:table-cell>
              <table:table-cell office:value-type="float" office:value="0.700024">
                <text:p>0.700024</text:p>
              </table:table-cell>
              <table:table-cell office:value-type="float" office:value="0.70791">
                <text:p>0.70791</text:p>
              </table:table-cell>
              <table:table-cell office:value-type="float" office:value="0.719575">
                <text:p>0.719575</text:p>
              </table:table-cell>
              <table:table-cell office:value-type="float" office:value="0.72392">
                <text:p>0.72392</text:p>
              </table:table-cell>
              <table:table-cell office:value-type="float" office:value="0.728713">
                <text:p>0.728713</text:p>
              </table:table-cell>
              <table:table-cell office:value-type="float" office:value="0.733058">
                <text:p>0.733058</text:p>
              </table:table-cell>
              <table:table-cell office:value-type="float" office:value="0.703721">
                <text:p>0.70372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684109">
                <text:p>0.684109</text:p>
              </table:table-cell>
              <table:table-cell office:value-type="float" office:value="0.689823">
                <text:p>0.689823</text:p>
              </table:table-cell>
              <table:table-cell office:value-type="float" office:value="0.69379">
                <text:p>0.69379</text:p>
              </table:table-cell>
              <table:table-cell office:value-type="float" office:value="0.697355">
                <text:p>0.697355</text:p>
              </table:table-cell>
              <table:table-cell office:value-type="float" office:value="0.699457">
                <text:p>0.699457</text:p>
              </table:table-cell>
              <table:table-cell office:value-type="float" office:value="0.7">
                <text:p>0.7</text:p>
              </table:table-cell>
              <table:table-cell office:value-type="float" office:value="0.705289">
                <text:p>0.705289</text:p>
              </table:table-cell>
              <table:table-cell office:value-type="float" office:value="0.717403">
                <text:p>0.717403</text:p>
              </table:table-cell>
              <table:table-cell office:value-type="float" office:value="0.72366">
                <text:p>0.72366</text:p>
              </table:table-cell>
              <table:table-cell office:value-type="float" office:value="0.728666">
                <text:p>0.728666</text:p>
              </table:table-cell>
              <table:table-cell office:value-type="float" office:value="0.733058">
                <text:p>0.733058</text:p>
              </table:table-cell>
              <table:table-cell office:value-type="float" office:value="0.703955">
                <text:p>0.703955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681771">
                <text:p>0.681771</text:p>
              </table:table-cell>
              <table:table-cell office:value-type="float" office:value="0.689965">
                <text:p>0.689965</text:p>
              </table:table-cell>
              <table:table-cell office:value-type="float" office:value="0.693318">
                <text:p>0.693318</text:p>
              </table:table-cell>
              <table:table-cell office:value-type="float" office:value="0.69771">
                <text:p>0.69771</text:p>
              </table:table-cell>
              <table:table-cell office:value-type="float" office:value="0.699693">
                <text:p>0.699693</text:p>
              </table:table-cell>
              <table:table-cell office:value-type="float" office:value="0.70059">
                <text:p>0.70059</text:p>
              </table:table-cell>
              <table:table-cell office:value-type="float" office:value="0.709752">
                <text:p>0.709752</text:p>
              </table:table-cell>
              <table:table-cell office:value-type="float" office:value="0.719079">
                <text:p>0.719079</text:p>
              </table:table-cell>
              <table:table-cell office:value-type="float" office:value="0.72392">
                <text:p>0.72392</text:p>
              </table:table-cell>
              <table:table-cell office:value-type="float" office:value="0.729374">
                <text:p>0.729374</text:p>
              </table:table-cell>
              <table:table-cell office:value-type="float" office:value="0.735537">
                <text:p>0.735537</text:p>
              </table:table-cell>
              <table:table-cell office:value-type="float" office:value="0.704517">
                <text:p>0.704517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668642">
                <text:p>0.668642</text:p>
              </table:table-cell>
              <table:table-cell office:value-type="float" office:value="0.690555">
                <text:p>0.690555</text:p>
              </table:table-cell>
              <table:table-cell office:value-type="float" office:value="0.694947">
                <text:p>0.694947</text:p>
              </table:table-cell>
              <table:table-cell office:value-type="float" office:value="0.699174">
                <text:p>0.699174</text:p>
              </table:table-cell>
              <table:table-cell office:value-type="float" office:value="0.7">
                <text:p>0.7</text:p>
              </table:table-cell>
              <table:table-cell office:value-type="float" office:value="0.701558">
                <text:p>0.701558</text:p>
              </table:table-cell>
              <table:table-cell office:value-type="float" office:value="0.71183">
                <text:p>0.71183</text:p>
              </table:table-cell>
              <table:table-cell office:value-type="float" office:value="0.719906">
                <text:p>0.719906</text:p>
              </table:table-cell>
              <table:table-cell office:value-type="float" office:value="0.724156">
                <text:p>0.724156</text:p>
              </table:table-cell>
              <table:table-cell office:value-type="float" office:value="0.730201">
                <text:p>0.730201</text:p>
              </table:table-cell>
              <table:table-cell office:value-type="float" office:value="0.735537">
                <text:p>0.735537</text:p>
              </table:table-cell>
              <table:table-cell office:value-type="float" office:value="0.704097">
                <text:p>0.704097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67294">
                <text:p>0.67294</text:p>
              </table:table-cell>
              <table:table-cell office:value-type="float" office:value="0.690933">
                <text:p>0.690933</text:p>
              </table:table-cell>
              <table:table-cell office:value-type="float" office:value="0.69497">
                <text:p>0.69497</text:p>
              </table:table-cell>
              <table:table-cell office:value-type="float" office:value="0.699433">
                <text:p>0.699433</text:p>
              </table:table-cell>
              <table:table-cell office:value-type="float" office:value="0.7">
                <text:p>0.7</text:p>
              </table:table-cell>
              <table:table-cell office:value-type="float" office:value="0.706541">
                <text:p>0.706541</text:p>
              </table:table-cell>
              <table:table-cell office:value-type="float" office:value="0.716434">
                <text:p>0.716434</text:p>
              </table:table-cell>
              <table:table-cell office:value-type="float" office:value="0.722267">
                <text:p>0.722267</text:p>
              </table:table-cell>
              <table:table-cell office:value-type="float" office:value="0.725266">
                <text:p>0.725266</text:p>
              </table:table-cell>
              <table:table-cell office:value-type="float" office:value="0.730413">
                <text:p>0.730413</text:p>
              </table:table-cell>
              <table:table-cell office:value-type="float" office:value="0.735537">
                <text:p>0.735537</text:p>
              </table:table-cell>
              <table:table-cell office:value-type="float" office:value="0.70592">
                <text:p>0.70592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673223">
                <text:p>0.673223</text:p>
              </table:table-cell>
              <table:table-cell office:value-type="float" office:value="0.691429">
                <text:p>0.691429</text:p>
              </table:table-cell>
              <table:table-cell office:value-type="float" office:value="0.696057">
                <text:p>0.696057</text:p>
              </table:table-cell>
              <table:table-cell office:value-type="float" office:value="0.699575">
                <text:p>0.699575</text:p>
              </table:table-cell>
              <table:table-cell office:value-type="float" office:value="0.702409">
                <text:p>0.702409</text:p>
              </table:table-cell>
              <table:table-cell office:value-type="float" office:value="0.712161">
                <text:p>0.712161</text:p>
              </table:table-cell>
              <table:table-cell office:value-type="float" office:value="0.719717">
                <text:p>0.719717</text:p>
              </table:table-cell>
              <table:table-cell office:value-type="float" office:value="0.723093">
                <text:p>0.723093</text:p>
              </table:table-cell>
              <table:table-cell office:value-type="float" office:value="0.725762">
                <text:p>0.725762</text:p>
              </table:table-cell>
              <table:table-cell office:value-type="float" office:value="0.73039">
                <text:p>0.73039</text:p>
              </table:table-cell>
              <table:table-cell office:value-type="float" office:value="0.735537">
                <text:p>0.735537</text:p>
              </table:table-cell>
              <table:table-cell office:value-type="float" office:value="0.707381">
                <text:p>0.707381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659362">
                <text:p>0.659362</text:p>
              </table:table-cell>
              <table:table-cell office:value-type="float" office:value="0.690933">
                <text:p>0.690933</text:p>
              </table:table-cell>
              <table:table-cell office:value-type="float" office:value="0.695277">
                <text:p>0.695277</text:p>
              </table:table-cell>
              <table:table-cell office:value-type="float" office:value="0.699339">
                <text:p>0.699339</text:p>
              </table:table-cell>
              <table:table-cell office:value-type="float" office:value="0.700685">
                <text:p>0.700685</text:p>
              </table:table-cell>
              <table:table-cell office:value-type="float" office:value="0.710838">
                <text:p>0.710838</text:p>
              </table:table-cell>
              <table:table-cell office:value-type="float" office:value="0.719646">
                <text:p>0.719646</text:p>
              </table:table-cell>
              <table:table-cell office:value-type="float" office:value="0.72307">
                <text:p>0.72307</text:p>
              </table:table-cell>
              <table:table-cell office:value-type="float" office:value="0.725785">
                <text:p>0.725785</text:p>
              </table:table-cell>
              <table:table-cell office:value-type="float" office:value="0.729705">
                <text:p>0.729705</text:p>
              </table:table-cell>
              <table:table-cell office:value-type="float" office:value="0.735537">
                <text:p>0.735537</text:p>
              </table:table-cell>
              <table:table-cell office:value-type="float" office:value="0.705464">
                <text:p>0.705464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636789">
                <text:p>0.636789</text:p>
              </table:table-cell>
              <table:table-cell office:value-type="float" office:value="0.690791">
                <text:p>0.690791</text:p>
              </table:table-cell>
              <table:table-cell office:value-type="float" office:value="0.694616">
                <text:p>0.694616</text:p>
              </table:table-cell>
              <table:table-cell office:value-type="float" office:value="0.698725">
                <text:p>0.698725</text:p>
              </table:table-cell>
              <table:table-cell office:value-type="float" office:value="0.701039">
                <text:p>0.701039</text:p>
              </table:table-cell>
              <table:table-cell office:value-type="float" office:value="0.710012">
                <text:p>0.710012</text:p>
              </table:table-cell>
              <table:table-cell office:value-type="float" office:value="0.717568">
                <text:p>0.717568</text:p>
              </table:table-cell>
              <table:table-cell office:value-type="float" office:value="0.722102">
                <text:p>0.722102</text:p>
              </table:table-cell>
              <table:table-cell office:value-type="float" office:value="0.72477">
                <text:p>0.72477</text:p>
              </table:table-cell>
              <table:table-cell office:value-type="float" office:value="0.72902">
                <text:p>0.72902</text:p>
              </table:table-cell>
              <table:table-cell office:value-type="float" office:value="0.735537">
                <text:p>0.735537</text:p>
              </table:table-cell>
              <table:table-cell office:value-type="float" office:value="0.702543">
                <text:p>0.702543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620331">
                <text:p>0.620331</text:p>
              </table:table-cell>
              <table:table-cell office:value-type="float" office:value="0.689445">
                <text:p>0.689445</text:p>
              </table:table-cell>
              <table:table-cell office:value-type="float" office:value="0.694309">
                <text:p>0.694309</text:p>
              </table:table-cell>
              <table:table-cell office:value-type="float" office:value="0.698725">
                <text:p>0.698725</text:p>
              </table:table-cell>
              <table:table-cell office:value-type="float" office:value="0.700094">
                <text:p>0.700094</text:p>
              </table:table-cell>
              <table:table-cell office:value-type="float" office:value="0.707698">
                <text:p>0.707698</text:p>
              </table:table-cell>
              <table:table-cell office:value-type="float" office:value="0.715655">
                <text:p>0.715655</text:p>
              </table:table-cell>
              <table:table-cell office:value-type="float" office:value="0.721464">
                <text:p>0.721464</text:p>
              </table:table-cell>
              <table:table-cell office:value-type="float" office:value="0.72503">
                <text:p>0.72503</text:p>
              </table:table-cell>
              <table:table-cell office:value-type="float" office:value="0.729398">
                <text:p>0.729398</text:p>
              </table:table-cell>
              <table:table-cell office:value-type="float" office:value="0.735537">
                <text:p>0.735537</text:p>
              </table:table-cell>
              <table:table-cell office:value-type="float" office:value="0.700215">
                <text:p>0.700215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622338">
                <text:p>0.622338</text:p>
              </table:table-cell>
              <table:table-cell office:value-type="float" office:value="0.688076">
                <text:p>0.688076</text:p>
              </table:table-cell>
              <table:table-cell office:value-type="float" office:value="0.692586">
                <text:p>0.692586</text:p>
              </table:table-cell>
              <table:table-cell office:value-type="float" office:value="0.696246">
                <text:p>0.696246</text:p>
              </table:table-cell>
              <table:table-cell office:value-type="float" office:value="0.699764">
                <text:p>0.699764</text:p>
              </table:table-cell>
              <table:table-cell office:value-type="float" office:value="0.705171">
                <text:p>0.705171</text:p>
              </table:table-cell>
              <table:table-cell office:value-type="float" office:value="0.714664">
                <text:p>0.714664</text:p>
              </table:table-cell>
              <table:table-cell office:value-type="float" office:value="0.720378">
                <text:p>0.720378</text:p>
              </table:table-cell>
              <table:table-cell office:value-type="float" office:value="0.724817">
                <text:p>0.724817</text:p>
              </table:table-cell>
              <table:table-cell office:value-type="float" office:value="0.729516">
                <text:p>0.729516</text:p>
              </table:table-cell>
              <table:table-cell office:value-type="float" office:value="0.735537">
                <text:p>0.735537</text:p>
              </table:table-cell>
              <table:table-cell office:value-type="float" office:value="0.699355">
                <text:p>0.699355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672279">
                <text:p>0.672279</text:p>
              </table:table-cell>
              <table:table-cell office:value-type="float" office:value="0.690153">
                <text:p>0.690153</text:p>
              </table:table-cell>
              <table:table-cell office:value-type="float" office:value="0.694191">
                <text:p>0.694191</text:p>
              </table:table-cell>
              <table:table-cell office:value-type="float" office:value="0.698583">
                <text:p>0.698583</text:p>
              </table:table-cell>
              <table:table-cell office:value-type="float" office:value="0.700354">
                <text:p>0.700354</text:p>
              </table:table-cell>
              <table:table-cell office:value-type="float" office:value="0.707957">
                <text:p>0.707957</text:p>
              </table:table-cell>
              <table:table-cell office:value-type="float" office:value="0.716812">
                <text:p>0.716812</text:p>
              </table:table-cell>
              <table:table-cell office:value-type="float" office:value="0.722125">
                <text:p>0.722125</text:p>
              </table:table-cell>
              <table:table-cell office:value-type="float" office:value="0.725714">
                <text:p>0.725714</text:p>
              </table:table-cell>
              <table:table-cell office:value-type="float" office:value="0.729587">
                <text:p>0.729587</text:p>
              </table:table-cell>
              <table:table-cell office:value-type="float" office:value="0.735537">
                <text:p>0.735537</text:p>
              </table:table-cell>
              <table:table-cell office:value-type="float" office:value="0.705776">
                <text:p>0.7057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